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6382in" svg:height="4.9681in" svg:x="7.352in" svg:y="5.2307in">
            <draw:object draw:notify-on-update-of-ranges="Sheet1.A1:Sheet1.A1 Sheet1.A2:Sheet1.A316 Sheet1.B1:Sheet1.B1 Sheet1.B2:Sheet1.B316 Sheet1.A1:Sheet1.A1 Sheet1.A2:Sheet1.A316 Sheet1.D1:Sheet1.D1 Sheet1.D2:Sheet1.D316 Sheet1.A1:Sheet1.A1 Sheet1.A2:Sheet1.A316 Sheet1.E1:Sheet1.E1 Sheet1.E2:Sheet1.E316 Sheet1.A1:Sheet1.A1 Sheet1.A2:Sheet1.A316 Sheet1.F1:Sheet1.F1 Sheet1.F2:Sheet1.F3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5165in" svg:height="4.5087in" svg:x="7.7004in" svg:y="0.2283in">
            <draw:object draw:notify-on-update-of-ranges="Sheet1.A1:Sheet1.A1 Sheet1.A2:Sheet1.A316 Sheet1.C1:Sheet1.C1 Sheet1.C2:Sheet1.C316 Sheet1.A1:Sheet1.A1 Sheet1.A2:Sheet1.A316 Sheet1.G1:Sheet1.G1 Sheet1.G2:Sheet1.G316 Sheet1.A1:Sheet1.A1 Sheet1.A2:Sheet1.A316 Sheet1.H1:Sheet1.H1 Sheet1.H2:Sheet1.H316 Sheet1.A1:Sheet1.A1 Sheet1.A2:Sheet1.A316 Sheet1.I1:Sheet1.I1 Sheet1.I2:Sheet1.I3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a_c</text:p>
          </table:table-cell>
          <table:table-cell office:value-type="string">
            <text:p>omega_c</text:p>
          </table:table-cell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Az</text:p>
          </table:table-cell>
          <table:table-cell office:value-type="string">
            <text:p>Gx</text:p>
          </table:table-cell>
          <table:table-cell office:value-type="string">
            <text:p>Gy</text:p>
          </table:table-cell>
          <table:table-cell office:value-type="string">
            <text:p>Gz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711078">
            <text:p>0.711078</text:p>
          </table:table-cell>
          <table:table-cell office:value-type="float" office:value="-0.19393">
            <text:p>-0.19393</text:p>
          </table:table-cell>
          <table:table-cell office:value-type="float" office:value="10.338162">
            <text:p>10.338162</text:p>
          </table:table-cell>
          <table:table-cell office:value-type="float" office:value="0.01359">
            <text:p>0.01359</text:p>
          </table:table-cell>
          <table:table-cell office:value-type="float" office:value="-0.09113">
            <text:p>-0.09113</text:p>
          </table:table-cell>
          <table:table-cell office:value-type="float" office:value="-0.083403">
            <text:p>-0.083403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0.636858">
            <text:p>0.636858</text:p>
          </table:table-cell>
          <table:table-cell office:value-type="float" office:value="-0.177171">
            <text:p>-0.177171</text:p>
          </table:table-cell>
          <table:table-cell office:value-type="float" office:value="12.739547">
            <text:p>12.739547</text:p>
          </table:table-cell>
          <table:table-cell office:value-type="float" office:value="0.021583">
            <text:p>0.021583</text:p>
          </table:table-cell>
          <table:table-cell office:value-type="float" office:value="-0.146021">
            <text:p>-0.146021</text:p>
          </table:table-cell>
          <table:table-cell office:value-type="float" office:value="-0.018386">
            <text:p>-0.018386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3502">
            <text:p>0.73502</text:p>
          </table:table-cell>
          <table:table-cell office:value-type="float" office:value="0.23942">
            <text:p>0.23942</text:p>
          </table:table-cell>
          <table:table-cell office:value-type="float" office:value="10.359711">
            <text:p>10.359711</text:p>
          </table:table-cell>
          <table:table-cell office:value-type="float" office:value="0.021583">
            <text:p>0.021583</text:p>
          </table:table-cell>
          <table:table-cell office:value-type="float" office:value="-0.046231">
            <text:p>-0.046231</text:p>
          </table:table-cell>
          <table:table-cell office:value-type="float" office:value="0.001732">
            <text:p>0.001732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079009">
            <text:p>-0.079009</text:p>
          </table:table-cell>
          <table:table-cell office:value-type="float" office:value="0.3304">
            <text:p>0.3304</text:p>
          </table:table-cell>
          <table:table-cell office:value-type="float" office:value="9.873688">
            <text:p>9.873688</text:p>
          </table:table-cell>
          <table:table-cell office:value-type="float" office:value="0.058222">
            <text:p>0.058222</text:p>
          </table:table-cell>
          <table:table-cell office:value-type="float" office:value="-0.089265">
            <text:p>-0.089265</text:p>
          </table:table-cell>
          <table:table-cell office:value-type="float" office:value="-0.103521">
            <text:p>-0.103521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788">
            <text:p>0.004788</text:p>
          </table:table-cell>
          <table:table-cell office:value-type="float" office:value="-0.679953">
            <text:p>-0.679953</text:p>
          </table:table-cell>
          <table:table-cell office:value-type="float" office:value="11.894394">
            <text:p>11.894394</text:p>
          </table:table-cell>
          <table:table-cell office:value-type="float" office:value="-0.000799">
            <text:p>-0.000799</text:p>
          </table:table-cell>
          <table:table-cell office:value-type="float" office:value="-0.091263">
            <text:p>-0.091263</text:p>
          </table:table-cell>
          <table:table-cell office:value-type="float" office:value="-0.033974">
            <text:p>-0.033974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-0.025">
            <text:p>-0.025</text:p>
          </table:table-cell>
          <table:table-cell office:value-type="float" office:value="-0.018889">
            <text:p>-0.018889</text:p>
          </table:table-cell>
          <table:table-cell office:value-type="float" office:value="1.616086">
            <text:p>1.616086</text:p>
          </table:table-cell>
          <table:table-cell office:value-type="float" office:value="-0.23942">
            <text:p>-0.23942</text:p>
          </table:table-cell>
          <table:table-cell office:value-type="float" office:value="10.419565">
            <text:p>10.419565</text:p>
          </table:table-cell>
          <table:table-cell office:value-type="float" office:value="0.03464">
            <text:p>0.03464</text:p>
          </table:table-cell>
          <table:table-cell office:value-type="float" office:value="-0.079406">
            <text:p>-0.079406</text:p>
          </table:table-cell>
          <table:table-cell office:value-type="float" office:value="-0.020518">
            <text:p>-0.020518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-0.018889">
            <text:p>-0.018889</text:p>
          </table:table-cell>
          <table:table-cell office:value-type="float" office:value="0.318429">
            <text:p>0.318429</text:p>
          </table:table-cell>
          <table:table-cell office:value-type="float" office:value="0.241814">
            <text:p>0.241814</text:p>
          </table:table-cell>
          <table:table-cell office:value-type="float" office:value="10.896011">
            <text:p>10.896011</text:p>
          </table:table-cell>
          <table:table-cell office:value-type="float" office:value="0.027179">
            <text:p>0.027179</text:p>
          </table:table-cell>
          <table:table-cell office:value-type="float" office:value="-0.044766">
            <text:p>-0.044766</text:p>
          </table:table-cell>
          <table:table-cell office:value-type="float" office:value="-0.067282">
            <text:p>-0.067282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-0.018889">
            <text:p>-0.018889</text:p>
          </table:table-cell>
          <table:table-cell office:value-type="float" office:value="3.318363">
            <text:p>3.318363</text:p>
          </table:table-cell>
          <table:table-cell office:value-type="float" office:value="0.023942">
            <text:p>0.023942</text:p>
          </table:table-cell>
          <table:table-cell office:value-type="float" office:value="11.549629">
            <text:p>11.549629</text:p>
          </table:table-cell>
          <table:table-cell office:value-type="float" office:value="-0.021184">
            <text:p>-0.021184</text:p>
          </table:table-cell>
          <table:table-cell office:value-type="float" office:value="0.183992">
            <text:p>0.183992</text:p>
          </table:table-cell>
          <table:table-cell office:value-type="float" office:value="-0.018519">
            <text:p>-0.018519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0.018889">
            <text:p>-0.018889</text:p>
          </table:table-cell>
          <table:table-cell office:value-type="float" office:value="1.537077">
            <text:p>1.537077</text:p>
          </table:table-cell>
          <table:table-cell office:value-type="float" office:value="-0.205901">
            <text:p>-0.205901</text:p>
          </table:table-cell>
          <table:table-cell office:value-type="float" office:value="10.359711">
            <text:p>10.359711</text:p>
          </table:table-cell>
          <table:table-cell office:value-type="float" office:value="0.002665">
            <text:p>0.002665</text:p>
          </table:table-cell>
          <table:table-cell office:value-type="float" office:value="0.029444">
            <text:p>0.029444</text:p>
          </table:table-cell>
          <table:table-cell office:value-type="float" office:value="-0.055158">
            <text:p>-0.055158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-0.018889">
            <text:p>-0.018889</text:p>
          </table:table-cell>
          <table:table-cell office:value-type="float" office:value="0.086191">
            <text:p>0.086191</text:p>
          </table:table-cell>
          <table:table-cell office:value-type="float" office:value="-0.28491">
            <text:p>-0.28491</text:p>
          </table:table-cell>
          <table:table-cell office:value-type="float" office:value="10.874464">
            <text:p>10.874464</text:p>
          </table:table-cell>
          <table:table-cell office:value-type="float" office:value="0.001066">
            <text:p>0.001066</text:p>
          </table:table-cell>
          <table:table-cell office:value-type="float" office:value="-0.052893">
            <text:p>-0.052893</text:p>
          </table:table-cell>
          <table:table-cell office:value-type="float" office:value="-0.037971">
            <text:p>-0.037971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0.025">
            <text:p>0.025</text:p>
          </table:table-cell>
          <table:table-cell office:value-type="float" office:value="-0.018617">
            <text:p>-0.018617</text:p>
          </table:table-cell>
          <table:table-cell office:value-type="float" office:value="-0.150835">
            <text:p>-0.150835</text:p>
          </table:table-cell>
          <table:table-cell office:value-type="float" office:value="2.449268">
            <text:p>2.449268</text:p>
          </table:table-cell>
          <table:table-cell office:value-type="float" office:value="12.916718">
            <text:p>12.916718</text:p>
          </table:table-cell>
          <table:table-cell office:value-type="float" office:value="-0.069014">
            <text:p>-0.069014</text:p>
          </table:table-cell>
          <table:table-cell office:value-type="float" office:value="-0.043833">
            <text:p>-0.043833</text:p>
          </table:table-cell>
          <table:table-cell office:value-type="float" office:value="-0.020518">
            <text:p>-0.020518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100556">
            <text:p>-0.100556</text:p>
          </table:table-cell>
          <table:table-cell office:value-type="float" office:value="0.821211">
            <text:p>0.821211</text:p>
          </table:table-cell>
          <table:table-cell office:value-type="float" office:value="10.924742">
            <text:p>10.924742</text:p>
          </table:table-cell>
          <table:table-cell office:value-type="float" office:value="0.017054">
            <text:p>0.017054</text:p>
          </table:table-cell>
          <table:table-cell office:value-type="float" office:value="-0.060887">
            <text:p>-0.060887</text:p>
          </table:table-cell>
          <table:table-cell office:value-type="float" office:value="-0.024248">
            <text:p>-0.024248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464475">
            <text:p>0.464475</text:p>
          </table:table-cell>
          <table:table-cell office:value-type="float" office:value="-0.395043">
            <text:p>-0.395043</text:p>
          </table:table-cell>
          <table:table-cell office:value-type="float" office:value="10.965444">
            <text:p>10.965444</text:p>
          </table:table-cell>
          <table:table-cell office:value-type="float" office:value="0.053559">
            <text:p>0.053559</text:p>
          </table:table-cell>
          <table:table-cell office:value-type="float" office:value="-0.06102">
            <text:p>-0.06102</text:p>
          </table:table-cell>
          <table:table-cell office:value-type="float" office:value="-0.038237">
            <text:p>-0.038237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-0.018617">
            <text:p>-0.018617</text:p>
          </table:table-cell>
          <table:table-cell office:value-type="float" office:value="-2.516306">
            <text:p>-2.516306</text:p>
          </table:table-cell>
          <table:table-cell office:value-type="float" office:value="-0.950498">
            <text:p>-0.950498</text:p>
          </table:table-cell>
          <table:table-cell office:value-type="float" office:value="10.596737">
            <text:p>10.596737</text:p>
          </table:table-cell>
          <table:table-cell office:value-type="float" office:value="0.000533">
            <text:p>0.000533</text:p>
          </table:table-cell>
          <table:table-cell office:value-type="float" office:value="-0.049162">
            <text:p>-0.049162</text:p>
          </table:table-cell>
          <table:table-cell office:value-type="float" office:value="-0.137628">
            <text:p>-0.137628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0.025">
            <text:p>0.025</text:p>
          </table:table-cell>
          <table:table-cell office:value-type="float" office:value="0.019149">
            <text:p>0.019149</text:p>
          </table:table-cell>
          <table:table-cell office:value-type="float" office:value="2.047042">
            <text:p>2.047042</text:p>
          </table:table-cell>
          <table:table-cell office:value-type="float" office:value="-1.209072">
            <text:p>-1.209072</text:p>
          </table:table-cell>
          <table:table-cell office:value-type="float" office:value="12.026075">
            <text:p>12.026075</text:p>
          </table:table-cell>
          <table:table-cell office:value-type="float" office:value="0.019319">
            <text:p>0.019319</text:p>
          </table:table-cell>
          <table:table-cell office:value-type="float" office:value="-0.079406">
            <text:p>-0.079406</text:p>
          </table:table-cell>
          <table:table-cell office:value-type="float" office:value="-0.056224">
            <text:p>-0.056224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1.237802">
            <text:p>1.237802</text:p>
          </table:table-cell>
          <table:table-cell office:value-type="float" office:value="-0.342371">
            <text:p>-0.342371</text:p>
          </table:table-cell>
          <table:table-cell office:value-type="float" office:value="11.269507">
            <text:p>11.269507</text:p>
          </table:table-cell>
          <table:table-cell office:value-type="float" office:value="0.005063">
            <text:p>0.005063</text:p>
          </table:table-cell>
          <table:table-cell office:value-type="float" office:value="-0.075942">
            <text:p>-0.075942</text:p>
          </table:table-cell>
          <table:table-cell office:value-type="float" office:value="-0.017853">
            <text:p>-0.017853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table:number-columns-repeated="2" office:value-type="float" office:value="0">
            <text:p>0</text:p>
          </table:table-cell>
          <table:table-cell office:value-type="float" office:value="-1.046266">
            <text:p>-1.046266</text:p>
          </table:table-cell>
          <table:table-cell office:value-type="float" office:value="-1.649605">
            <text:p>-1.649605</text:p>
          </table:table-cell>
          <table:table-cell office:value-type="float" office:value="17.448942">
            <text:p>17.448942</text:p>
          </table:table-cell>
          <table:table-cell office:value-type="float" office:value="0.136562">
            <text:p>0.136562</text:p>
          </table:table-cell>
          <table:table-cell office:value-type="float" office:value="-0.393165">
            <text:p>-0.393165</text:p>
          </table:table-cell>
          <table:table-cell office:value-type="float" office:value="-0.0429">
            <text:p>-0.0429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112527">
            <text:p>0.112527</text:p>
          </table:table-cell>
          <table:table-cell office:value-type="float" office:value="0.509965">
            <text:p>0.509965</text:p>
          </table:table-cell>
          <table:table-cell office:value-type="float" office:value="9.569624">
            <text:p>9.569624</text:p>
          </table:table-cell>
          <table:table-cell office:value-type="float" office:value="0.001066">
            <text:p>0.001066</text:p>
          </table:table-cell>
          <table:table-cell office:value-type="float" office:value="-0.033708">
            <text:p>-0.033708</text:p>
          </table:table-cell>
          <table:table-cell office:value-type="float" office:value="-0.013323">
            <text:p>-0.013323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025">
            <text:p>0.025</text:p>
          </table:table-cell>
          <table:table-cell office:value-type="float" office:value="0.019149">
            <text:p>0.019149</text:p>
          </table:table-cell>
          <table:table-cell office:value-type="float" office:value="-0.706289">
            <text:p>-0.706289</text:p>
          </table:table-cell>
          <table:table-cell office:value-type="float" office:value="0.167594">
            <text:p>0.167594</text:p>
          </table:table-cell>
          <table:table-cell office:value-type="float" office:value="12.129025">
            <text:p>12.129025</text:p>
          </table:table-cell>
          <table:table-cell office:value-type="float" office:value="0.054492">
            <text:p>0.054492</text:p>
          </table:table-cell>
          <table:table-cell office:value-type="float" office:value="-0.076075">
            <text:p>-0.076075</text:p>
          </table:table-cell>
          <table:table-cell office:value-type="float" office:value="-0.013989">
            <text:p>-0.013989</text:p>
          </table:table-cell>
          <table:table-cell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-0.025">
            <text:p>-0.025</text:p>
          </table:table-cell>
          <table:table-cell office:value-type="float" office:value="-0.018617">
            <text:p>-0.018617</text:p>
          </table:table-cell>
          <table:table-cell office:value-type="float" office:value="3.433285">
            <text:p>3.433285</text:p>
          </table:table-cell>
          <table:table-cell office:value-type="float" office:value="-0.098162">
            <text:p>-0.098162</text:p>
          </table:table-cell>
          <table:table-cell office:value-type="float" office:value="8.825027">
            <text:p>8.825027</text:p>
          </table:table-cell>
          <table:table-cell office:value-type="float" office:value="-0.079006">
            <text:p>-0.079006</text:p>
          </table:table-cell>
          <table:table-cell office:value-type="float" office:value="0.392632">
            <text:p>0.392632</text:p>
          </table:table-cell>
          <table:table-cell office:value-type="float" office:value="-0.027712">
            <text:p>-0.027712</text:p>
          </table:table-cell>
          <table:table-cell/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0.025">
            <text:p>0.025</text:p>
          </table:table-cell>
          <table:table-cell office:value-type="float" office:value="0.019149">
            <text:p>0.019149</text:p>
          </table:table-cell>
          <table:table-cell office:value-type="float" office:value="0.890643">
            <text:p>0.890643</text:p>
          </table:table-cell>
          <table:table-cell office:value-type="float" office:value="0.150835">
            <text:p>0.150835</text:p>
          </table:table-cell>
          <table:table-cell office:value-type="float" office:value="11.422736">
            <text:p>11.422736</text:p>
          </table:table-cell>
          <table:table-cell office:value-type="float" office:value="0.012923">
            <text:p>0.012923</text:p>
          </table:table-cell>
          <table:table-cell office:value-type="float" office:value="-0.028378">
            <text:p>-0.028378</text:p>
          </table:table-cell>
          <table:table-cell office:value-type="float" office:value="-0.045165">
            <text:p>-0.045165</text:p>
          </table:table-cell>
          <table:table-cell/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-0.062249">
            <text:p>-0.062249</text:p>
          </table:table-cell>
          <table:table-cell office:value-type="float" office:value="-0.325611">
            <text:p>-0.325611</text:p>
          </table:table-cell>
          <table:table-cell office:value-type="float" office:value="11.039664">
            <text:p>11.039664</text:p>
          </table:table-cell>
          <table:table-cell office:value-type="float" office:value="0.013989">
            <text:p>0.013989</text:p>
          </table:table-cell>
          <table:table-cell office:value-type="float" office:value="-0.047963">
            <text:p>-0.047963</text:p>
          </table:table-cell>
          <table:table-cell office:value-type="float" office:value="-0.039703">
            <text:p>-0.039703</text:p>
          </table:table-cell>
          <table:table-cell/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0.025">
            <text:p>0.025</text:p>
          </table:table-cell>
          <table:table-cell office:value-type="float" office:value="0.019149">
            <text:p>0.019149</text:p>
          </table:table-cell>
          <table:table-cell office:value-type="float" office:value="2.636016">
            <text:p>2.636016</text:p>
          </table:table-cell>
          <table:table-cell office:value-type="float" office:value="0.076614">
            <text:p>0.076614</text:p>
          </table:table-cell>
          <table:table-cell office:value-type="float" office:value="6.203376">
            <text:p>6.203376</text:p>
          </table:table-cell>
          <table:table-cell office:value-type="float" office:value="-0.018253">
            <text:p>-0.018253</text:p>
          </table:table-cell>
          <table:table-cell office:value-type="float" office:value="0.234487">
            <text:p>0.234487</text:p>
          </table:table-cell>
          <table:table-cell office:value-type="float" office:value="-0.000666">
            <text:p>-0.000666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-0.05">
            <text:p>-0.05</text:p>
          </table:table-cell>
          <table:table-cell office:value-type="float" office:value="-0.018889">
            <text:p>-0.018889</text:p>
          </table:table-cell>
          <table:table-cell office:value-type="float" office:value="-0.78051">
            <text:p>-0.78051</text:p>
          </table:table-cell>
          <table:table-cell office:value-type="float" office:value="-0.411803">
            <text:p>-0.411803</text:p>
          </table:table-cell>
          <table:table-cell office:value-type="float" office:value="11.405976">
            <text:p>11.405976</text:p>
          </table:table-cell>
          <table:table-cell office:value-type="float" office:value="-0.00826">
            <text:p>-0.00826</text:p>
          </table:table-cell>
          <table:table-cell office:value-type="float" office:value="-0.112714">
            <text:p>-0.112714</text:p>
          </table:table-cell>
          <table:table-cell office:value-type="float" office:value="-0.128568">
            <text:p>-0.128568</text:p>
          </table:table-cell>
          <table:table-cell/>
        </table:table-row>
        <table:table-row table:style-name="ro1">
          <table:table-cell office:value-type="float" office:value="5200">
            <text:p>520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948104">
            <text:p>0.948104</text:p>
          </table:table-cell>
          <table:table-cell office:value-type="float" office:value="0.718261">
            <text:p>0.718261</text:p>
          </table:table-cell>
          <table:table-cell office:value-type="float" office:value="11.405976">
            <text:p>11.405976</text:p>
          </table:table-cell>
          <table:table-cell office:value-type="float" office:value="0.048629">
            <text:p>0.048629</text:p>
          </table:table-cell>
          <table:table-cell office:value-type="float" office:value="-0.082337">
            <text:p>-0.082337</text:p>
          </table:table-cell>
          <table:table-cell office:value-type="float" office:value="-0.101522">
            <text:p>-0.101522</text:p>
          </table:table-cell>
          <table:table-cell/>
        </table:table-row>
        <table:table-row table:style-name="ro1">
          <table:table-cell office:value-type="float" office:value="5400">
            <text:p>54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90022">
            <text:p>-0.90022</text:p>
          </table:table-cell>
          <table:table-cell office:value-type="float" office:value="0.227449">
            <text:p>0.227449</text:p>
          </table:table-cell>
          <table:table-cell office:value-type="float" office:value="14.068329">
            <text:p>14.068329</text:p>
          </table:table-cell>
          <table:table-cell office:value-type="float" office:value="0.022516">
            <text:p>0.022516</text:p>
          </table:table-cell>
          <table:table-cell office:value-type="float" office:value="-0.275789">
            <text:p>-0.275789</text:p>
          </table:table-cell>
          <table:table-cell office:value-type="float" office:value="-0.09979">
            <text:p>-0.09979</text:p>
          </table:table-cell>
          <table:table-cell/>
        </table:table-row>
        <table:table-row table:style-name="ro1">
          <table:table-cell office:value-type="float" office:value="5600">
            <text:p>5600</text:p>
          </table:table-cell>
          <table:table-cell office:value-type="float" office:value="-0.65">
            <text:p>-0.65</text:p>
          </table:table-cell>
          <table:table-cell office:value-type="float" office:value="0.020455">
            <text:p>0.020455</text:p>
          </table:table-cell>
          <table:table-cell office:value-type="float" office:value="-2.104503">
            <text:p>-2.104503</text:p>
          </table:table-cell>
          <table:table-cell office:value-type="float" office:value="0.181959">
            <text:p>0.181959</text:p>
          </table:table-cell>
          <table:table-cell office:value-type="float" office:value="10.910377">
            <text:p>10.910377</text:p>
          </table:table-cell>
          <table:table-cell office:value-type="float" office:value="0.0004">
            <text:p>0.0004</text:p>
          </table:table-cell>
          <table:table-cell office:value-type="float" office:value="-0.1311">
            <text:p>-0.1311</text:p>
          </table:table-cell>
          <table:table-cell office:value-type="float" office:value="0.036905">
            <text:p>0.036905</text:p>
          </table:table-cell>
          <table:table-cell/>
        </table:table-row>
        <table:table-row table:style-name="ro1">
          <table:table-cell office:value-type="float" office:value="5800">
            <text:p>5800</text:p>
          </table:table-cell>
          <table:table-cell office:value-type="float" office:value="-0.2">
            <text:p>-0.2</text:p>
          </table:table-cell>
          <table:table-cell office:value-type="float" office:value="0.025">
            <text:p>0.025</text:p>
          </table:table-cell>
          <table:table-cell office:value-type="float" office:value="-1.405396">
            <text:p>-1.405396</text:p>
          </table:table-cell>
          <table:table-cell office:value-type="float" office:value="0.131681">
            <text:p>0.131681</text:p>
          </table:table-cell>
          <table:table-cell office:value-type="float" office:value="10.649409">
            <text:p>10.649409</text:p>
          </table:table-cell>
          <table:table-cell office:value-type="float" office:value="0.03464">
            <text:p>0.03464</text:p>
          </table:table-cell>
          <table:table-cell office:value-type="float" office:value="-0.089398">
            <text:p>-0.089398</text:p>
          </table:table-cell>
          <table:table-cell office:value-type="float" office:value="0.082204">
            <text:p>0.082204</text:p>
          </table:table-cell>
          <table:table-cell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1.33357">
            <text:p>1.33357</text:p>
          </table:table-cell>
          <table:table-cell office:value-type="float" office:value="-0.146046">
            <text:p>-0.146046</text:p>
          </table:table-cell>
          <table:table-cell office:value-type="float" office:value="11.010934">
            <text:p>11.010934</text:p>
          </table:table-cell>
          <table:table-cell office:value-type="float" office:value="0.034507">
            <text:p>0.034507</text:p>
          </table:table-cell>
          <table:table-cell office:value-type="float" office:value="-0.054492">
            <text:p>-0.054492</text:p>
          </table:table-cell>
          <table:table-cell office:value-type="float" office:value="0.023182">
            <text:p>0.023182</text:p>
          </table:table-cell>
          <table:table-cell/>
        </table:table-row>
        <table:table-row table:style-name="ro1">
          <table:table-cell office:value-type="float" office:value="6200">
            <text:p>6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888249">
            <text:p>0.888249</text:p>
          </table:table-cell>
          <table:table-cell office:value-type="float" office:value="-0.083797">
            <text:p>-0.083797</text:p>
          </table:table-cell>
          <table:table-cell office:value-type="float" office:value="10.99178">
            <text:p>10.99178</text:p>
          </table:table-cell>
          <table:table-cell office:value-type="float" office:value="0.029178">
            <text:p>0.029178</text:p>
          </table:table-cell>
          <table:table-cell office:value-type="float" office:value="-0.063685">
            <text:p>-0.063685</text:p>
          </table:table-cell>
          <table:table-cell office:value-type="float" office:value="-0.020384">
            <text:p>-0.020384</text:p>
          </table:table-cell>
          <table:table-cell/>
        </table:table-row>
        <table:table-row table:style-name="ro1">
          <table:table-cell office:value-type="float" office:value="6400">
            <text:p>6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0376">
            <text:p>0.670376</text:p>
          </table:table-cell>
          <table:table-cell office:value-type="float" office:value="-0.079009">
            <text:p>-0.079009</text:p>
          </table:table-cell>
          <table:table-cell office:value-type="float" office:value="10.967837">
            <text:p>10.967837</text:p>
          </table:table-cell>
          <table:table-cell office:value-type="float" office:value="0.028378">
            <text:p>0.028378</text:p>
          </table:table-cell>
          <table:table-cell office:value-type="float" office:value="-0.059954">
            <text:p>-0.059954</text:p>
          </table:table-cell>
          <table:table-cell office:value-type="float" office:value="-0.018519">
            <text:p>-0.018519</text:p>
          </table:table-cell>
          <table:table-cell/>
        </table:table-row>
        <table:table-row table:style-name="ro1">
          <table:table-cell office:value-type="float" office:value="6600">
            <text:p>6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1646">
            <text:p>0.641646</text:p>
          </table:table-cell>
          <table:table-cell office:value-type="float" office:value="-0.057461">
            <text:p>-0.057461</text:p>
          </table:table-cell>
          <table:table-cell office:value-type="float" office:value="11.025299">
            <text:p>11.025299</text:p>
          </table:table-cell>
          <table:table-cell office:value-type="float" office:value="0.028778">
            <text:p>0.028778</text:p>
          </table:table-cell>
          <table:table-cell office:value-type="float" office:value="-0.062752">
            <text:p>-0.062752</text:p>
          </table:table-cell>
          <table:table-cell office:value-type="float" office:value="-0.018253">
            <text:p>-0.018253</text:p>
          </table:table-cell>
          <table:table-cell/>
        </table:table-row>
        <table:table-row table:style-name="ro1">
          <table:table-cell office:value-type="float" office:value="6800">
            <text:p>6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01501">
            <text:p>0.701501</text:p>
          </table:table-cell>
          <table:table-cell office:value-type="float" office:value="-0.086191">
            <text:p>-0.086191</text:p>
          </table:table-cell>
          <table:table-cell office:value-type="float" office:value="11.034876">
            <text:p>11.034876</text:p>
          </table:table-cell>
          <table:table-cell office:value-type="float" office:value="0.028245">
            <text:p>0.028245</text:p>
          </table:table-cell>
          <table:table-cell office:value-type="float" office:value="-0.062352">
            <text:p>-0.062352</text:p>
          </table:table-cell>
          <table:table-cell office:value-type="float" office:value="-0.01732">
            <text:p>-0.01732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8829">
            <text:p>0.648829</text:p>
          </table:table-cell>
          <table:table-cell office:value-type="float" office:value="-0.081403">
            <text:p>-0.081403</text:p>
          </table:table-cell>
          <table:table-cell office:value-type="float" office:value="10.970232">
            <text:p>10.970232</text:p>
          </table:table-cell>
          <table:table-cell office:value-type="float" office:value="0.030377">
            <text:p>0.030377</text:p>
          </table:table-cell>
          <table:table-cell office:value-type="float" office:value="-0.06475">
            <text:p>-0.06475</text:p>
          </table:table-cell>
          <table:table-cell office:value-type="float" office:value="-0.01772">
            <text:p>-0.01772</text:p>
          </table:table-cell>
          <table:table-cell/>
        </table:table-row>
        <table:table-row table:style-name="ro1">
          <table:table-cell office:value-type="float" office:value="7200">
            <text:p>7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05733">
            <text:p>0.605733</text:p>
          </table:table-cell>
          <table:table-cell office:value-type="float" office:value="-0.033519">
            <text:p>-0.033519</text:p>
          </table:table-cell>
          <table:table-cell office:value-type="float" office:value="10.986992">
            <text:p>10.986992</text:p>
          </table:table-cell>
          <table:table-cell office:value-type="float" office:value="0.027579">
            <text:p>0.027579</text:p>
          </table:table-cell>
          <table:table-cell office:value-type="float" office:value="-0.057423">
            <text:p>-0.057423</text:p>
          </table:table-cell>
          <table:table-cell office:value-type="float" office:value="-0.021317">
            <text:p>-0.021317</text:p>
          </table:table-cell>
          <table:table-cell/>
        </table:table-row>
        <table:table-row table:style-name="ro1">
          <table:table-cell office:value-type="float" office:value="7400">
            <text:p>7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2492">
            <text:p>0.622492</text:p>
          </table:table-cell>
          <table:table-cell office:value-type="float" office:value="-0.100556">
            <text:p>-0.100556</text:p>
          </table:table-cell>
          <table:table-cell office:value-type="float" office:value="10.915165">
            <text:p>10.915165</text:p>
          </table:table-cell>
          <table:table-cell office:value-type="float" office:value="0.028778">
            <text:p>0.028778</text:p>
          </table:table-cell>
          <table:table-cell office:value-type="float" office:value="-0.063818">
            <text:p>-0.063818</text:p>
          </table:table-cell>
          <table:table-cell office:value-type="float" office:value="-0.015855">
            <text:p>-0.015855</text:p>
          </table:table-cell>
          <table:table-cell/>
        </table:table-row>
        <table:table-row table:style-name="ro1">
          <table:table-cell office:value-type="float" office:value="7600">
            <text:p>7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2069">
            <text:p>0.632069</text:p>
          </table:table-cell>
          <table:table-cell office:value-type="float" office:value="-0.035913">
            <text:p>-0.035913</text:p>
          </table:table-cell>
          <table:table-cell office:value-type="float" office:value="11.08276">
            <text:p>11.08276</text:p>
          </table:table-cell>
          <table:table-cell office:value-type="float" office:value="0.032642">
            <text:p>0.032642</text:p>
          </table:table-cell>
          <table:table-cell office:value-type="float" office:value="-0.064617">
            <text:p>-0.064617</text:p>
          </table:table-cell>
          <table:table-cell office:value-type="float" office:value="-0.019851">
            <text:p>-0.019851</text:p>
          </table:table-cell>
          <table:table-cell/>
        </table:table-row>
        <table:table-row table:style-name="ro1">
          <table:table-cell office:value-type="float" office:value="7800">
            <text:p>7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82347">
            <text:p>0.682347</text:p>
          </table:table-cell>
          <table:table-cell office:value-type="float" office:value="-0.124498">
            <text:p>-0.124498</text:p>
          </table:table-cell>
          <table:table-cell office:value-type="float" office:value="11.015722">
            <text:p>11.015722</text:p>
          </table:table-cell>
          <table:table-cell office:value-type="float" office:value="0.021983">
            <text:p>0.021983</text:p>
          </table:table-cell>
          <table:table-cell office:value-type="float" office:value="-0.059155">
            <text:p>-0.059155</text:p>
          </table:table-cell>
          <table:table-cell office:value-type="float" office:value="-0.015721">
            <text:p>-0.015721</text:p>
          </table:table-cell>
          <table:table-cell/>
        </table:table-row>
        <table:table-row table:style-name="ro1">
          <table:table-cell office:value-type="float" office:value="8000">
            <text:p>8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84742">
            <text:p>0.684742</text:p>
          </table:table-cell>
          <table:table-cell office:value-type="float" office:value="-0.095768">
            <text:p>-0.095768</text:p>
          </table:table-cell>
          <table:table-cell office:value-type="float" office:value="11.020511">
            <text:p>11.020511</text:p>
          </table:table-cell>
          <table:table-cell office:value-type="float" office:value="0.029577">
            <text:p>0.029577</text:p>
          </table:table-cell>
          <table:table-cell office:value-type="float" office:value="-0.062485">
            <text:p>-0.062485</text:p>
          </table:table-cell>
          <table:table-cell office:value-type="float" office:value="-0.019185">
            <text:p>-0.019185</text:p>
          </table:table-cell>
          <table:table-cell/>
        </table:table-row>
        <table:table-row table:style-name="ro1">
          <table:table-cell office:value-type="float" office:value="8200">
            <text:p>8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7559">
            <text:p>0.677559</text:p>
          </table:table-cell>
          <table:table-cell office:value-type="float" office:value="-0.050278">
            <text:p>-0.050278</text:p>
          </table:table-cell>
          <table:table-cell office:value-type="float" office:value="10.972626">
            <text:p>10.972626</text:p>
          </table:table-cell>
          <table:table-cell office:value-type="float" office:value="0.023582">
            <text:p>0.023582</text:p>
          </table:table-cell>
          <table:table-cell office:value-type="float" office:value="-0.05689">
            <text:p>-0.05689</text:p>
          </table:table-cell>
          <table:table-cell office:value-type="float" office:value="-0.016521">
            <text:p>-0.016521</text:p>
          </table:table-cell>
          <table:table-cell/>
        </table:table-row>
        <table:table-row table:style-name="ro1">
          <table:table-cell office:value-type="float" office:value="8400">
            <text:p>8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6156">
            <text:p>0.596156</text:p>
          </table:table-cell>
          <table:table-cell office:value-type="float" office:value="-0.095768">
            <text:p>-0.095768</text:p>
          </table:table-cell>
          <table:table-cell office:value-type="float" office:value="10.939107">
            <text:p>10.939107</text:p>
          </table:table-cell>
          <table:table-cell office:value-type="float" office:value="0.023315">
            <text:p>0.023315</text:p>
          </table:table-cell>
          <table:table-cell office:value-type="float" office:value="-0.058622">
            <text:p>-0.058622</text:p>
          </table:table-cell>
          <table:table-cell office:value-type="float" office:value="-0.019985">
            <text:p>-0.019985</text:p>
          </table:table-cell>
          <table:table-cell/>
        </table:table-row>
        <table:table-row table:style-name="ro1">
          <table:table-cell office:value-type="float" office:value="8600">
            <text:p>8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855">
            <text:p>0.59855</text:p>
          </table:table-cell>
          <table:table-cell office:value-type="float" office:value="-0.052672">
            <text:p>-0.052672</text:p>
          </table:table-cell>
          <table:table-cell office:value-type="float" office:value="11.034876">
            <text:p>11.034876</text:p>
          </table:table-cell>
          <table:table-cell office:value-type="float" office:value="0.031576">
            <text:p>0.031576</text:p>
          </table:table-cell>
          <table:table-cell office:value-type="float" office:value="-0.062219">
            <text:p>-0.062219</text:p>
          </table:table-cell>
          <table:table-cell office:value-type="float" office:value="-0.020518">
            <text:p>-0.020518</text:p>
          </table:table-cell>
          <table:table-cell/>
        </table:table-row>
        <table:table-row table:style-name="ro1">
          <table:table-cell office:value-type="float" office:value="8800">
            <text:p>8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9953">
            <text:p>0.679953</text:p>
          </table:table-cell>
          <table:table-cell office:value-type="float" office:value="-0.033519">
            <text:p>-0.033519</text:p>
          </table:table-cell>
          <table:table-cell office:value-type="float" office:value="10.92953">
            <text:p>10.92953</text:p>
          </table:table-cell>
          <table:table-cell office:value-type="float" office:value="0.031176">
            <text:p>0.031176</text:p>
          </table:table-cell>
          <table:table-cell office:value-type="float" office:value="-0.062885">
            <text:p>-0.062885</text:p>
          </table:table-cell>
          <table:table-cell office:value-type="float" office:value="-0.016654">
            <text:p>-0.016654</text:p>
          </table:table-cell>
          <table:table-cell/>
        </table:table-row>
        <table:table-row table:style-name="ro1">
          <table:table-cell office:value-type="float" office:value="9000">
            <text:p>9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office:value-type="float" office:value="-0.031125">
            <text:p>-0.031125</text:p>
          </table:table-cell>
          <table:table-cell office:value-type="float" office:value="11.008539">
            <text:p>11.008539</text:p>
          </table:table-cell>
          <table:table-cell office:value-type="float" office:value="0.026779">
            <text:p>0.026779</text:p>
          </table:table-cell>
          <table:table-cell office:value-type="float" office:value="-0.057689">
            <text:p>-0.057689</text:p>
          </table:table-cell>
          <table:table-cell office:value-type="float" office:value="-0.020784">
            <text:p>-0.020784</text:p>
          </table:table-cell>
          <table:table-cell/>
        </table:table-row>
        <table:table-row table:style-name="ro1">
          <table:table-cell office:value-type="float" office:value="9200">
            <text:p>9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1646">
            <text:p>0.641646</text:p>
          </table:table-cell>
          <table:table-cell office:value-type="float" office:value="-0.07422">
            <text:p>-0.07422</text:p>
          </table:table-cell>
          <table:table-cell office:value-type="float" office:value="10.984597">
            <text:p>10.984597</text:p>
          </table:table-cell>
          <table:table-cell office:value-type="float" office:value="0.026113">
            <text:p>0.026113</text:p>
          </table:table-cell>
          <table:table-cell office:value-type="float" office:value="-0.06062">
            <text:p>-0.06062</text:p>
          </table:table-cell>
          <table:table-cell office:value-type="float" office:value="-0.015588">
            <text:p>-0.015588</text:p>
          </table:table-cell>
          <table:table-cell/>
        </table:table-row>
        <table:table-row table:style-name="ro1">
          <table:table-cell office:value-type="float" office:value="9400">
            <text:p>9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0521">
            <text:p>0.610521</text:p>
          </table:table-cell>
          <table:table-cell office:value-type="float" office:value="-0.071826">
            <text:p>-0.071826</text:p>
          </table:table-cell>
          <table:table-cell office:value-type="float" office:value="11.027693">
            <text:p>11.027693</text:p>
          </table:table-cell>
          <table:table-cell office:value-type="float" office:value="0.02558">
            <text:p>0.02558</text:p>
          </table:table-cell>
          <table:table-cell office:value-type="float" office:value="-0.055557">
            <text:p>-0.055557</text:p>
          </table:table-cell>
          <table:table-cell office:value-type="float" office:value="-0.018652">
            <text:p>-0.018652</text:p>
          </table:table-cell>
          <table:table-cell/>
        </table:table-row>
        <table:table-row table:style-name="ro1">
          <table:table-cell office:value-type="float" office:value="9600">
            <text:p>9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08">
            <text:p>0.6608</text:p>
          </table:table-cell>
          <table:table-cell office:value-type="float" office:value="-0.033519">
            <text:p>-0.033519</text:p>
          </table:table-cell>
          <table:table-cell office:value-type="float" office:value="11.039664">
            <text:p>11.039664</text:p>
          </table:table-cell>
          <table:table-cell office:value-type="float" office:value="0.025314">
            <text:p>0.025314</text:p>
          </table:table-cell>
          <table:table-cell office:value-type="float" office:value="-0.059821">
            <text:p>-0.059821</text:p>
          </table:table-cell>
          <table:table-cell office:value-type="float" office:value="-0.019319">
            <text:p>-0.019319</text:p>
          </table:table-cell>
          <table:table-cell/>
        </table:table-row>
        <table:table-row table:style-name="ro1">
          <table:table-cell office:value-type="float" office:value="9800">
            <text:p>9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53061">
            <text:p>0.553061</text:p>
          </table:table-cell>
          <table:table-cell office:value-type="float" office:value="-0.069432">
            <text:p>-0.069432</text:p>
          </table:table-cell>
          <table:table-cell office:value-type="float" office:value="10.972626">
            <text:p>10.972626</text:p>
          </table:table-cell>
          <table:table-cell office:value-type="float" office:value="0.025714">
            <text:p>0.025714</text:p>
          </table:table-cell>
          <table:table-cell office:value-type="float" office:value="-0.061553">
            <text:p>-0.061553</text:p>
          </table:table-cell>
          <table:table-cell office:value-type="float" office:value="-0.019585">
            <text:p>-0.019585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2069">
            <text:p>0.632069</text:p>
          </table:table-cell>
          <table:table-cell office:value-type="float" office:value="-0.148441">
            <text:p>-0.148441</text:p>
          </table:table-cell>
          <table:table-cell office:value-type="float" office:value="11.070788">
            <text:p>11.070788</text:p>
          </table:table-cell>
          <table:table-cell office:value-type="float" office:value="0.025314">
            <text:p>0.025314</text:p>
          </table:table-cell>
          <table:table-cell office:value-type="float" office:value="-0.058222">
            <text:p>-0.058222</text:p>
          </table:table-cell>
          <table:table-cell office:value-type="float" office:value="-0.018386">
            <text:p>-0.018386</text:p>
          </table:table-cell>
          <table:table-cell/>
        </table:table-row>
        <table:table-row table:style-name="ro1">
          <table:table-cell office:value-type="float" office:value="10200">
            <text:p>10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5588">
            <text:p>0.665588</text:p>
          </table:table-cell>
          <table:table-cell office:value-type="float" office:value="-0.059855">
            <text:p>-0.059855</text:p>
          </table:table-cell>
          <table:table-cell office:value-type="float" office:value="11.09473">
            <text:p>11.09473</text:p>
          </table:table-cell>
          <table:table-cell office:value-type="float" office:value="0.026113">
            <text:p>0.026113</text:p>
          </table:table-cell>
          <table:table-cell office:value-type="float" office:value="-0.059821">
            <text:p>-0.059821</text:p>
          </table:table-cell>
          <table:table-cell office:value-type="float" office:value="-0.016654">
            <text:p>-0.016654</text:p>
          </table:table-cell>
          <table:table-cell/>
        </table:table-row>
        <table:table-row table:style-name="ro1">
          <table:table-cell office:value-type="float" office:value="10400">
            <text:p>10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84742">
            <text:p>0.684742</text:p>
          </table:table-cell>
          <table:table-cell office:value-type="float" office:value="-0.124498">
            <text:p>-0.124498</text:p>
          </table:table-cell>
          <table:table-cell office:value-type="float" office:value="10.998962">
            <text:p>10.998962</text:p>
          </table:table-cell>
          <table:table-cell office:value-type="float" office:value="0.030243">
            <text:p>0.030243</text:p>
          </table:table-cell>
          <table:table-cell office:value-type="float" office:value="-0.062885">
            <text:p>-0.062885</text:p>
          </table:table-cell>
          <table:table-cell office:value-type="float" office:value="-0.018919">
            <text:p>-0.018919</text:p>
          </table:table-cell>
          <table:table-cell/>
        </table:table-row>
        <table:table-row table:style-name="ro1">
          <table:table-cell office:value-type="float" office:value="10800">
            <text:p>10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office:value-type="float" office:value="-0.155623">
            <text:p>-0.155623</text:p>
          </table:table-cell>
          <table:table-cell office:value-type="float" office:value="10.967837">
            <text:p>10.967837</text:p>
          </table:table-cell>
          <table:table-cell office:value-type="float" office:value="0.028778">
            <text:p>0.028778</text:p>
          </table:table-cell>
          <table:table-cell office:value-type="float" office:value="-0.063551">
            <text:p>-0.063551</text:p>
          </table:table-cell>
          <table:table-cell office:value-type="float" office:value="-0.019851">
            <text:p>-0.019851</text:p>
          </table:table-cell>
          <table:table-cell/>
        </table:table-row>
        <table:table-row table:style-name="ro1">
          <table:table-cell office:value-type="float" office:value="11000">
            <text:p>11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39808">
            <text:p>0.739808</text:p>
          </table:table-cell>
          <table:table-cell office:value-type="float" office:value="-0.071826">
            <text:p>-0.071826</text:p>
          </table:table-cell>
          <table:table-cell office:value-type="float" office:value="10.886435">
            <text:p>10.886435</text:p>
          </table:table-cell>
          <table:table-cell office:value-type="float" office:value="0.029977">
            <text:p>0.029977</text:p>
          </table:table-cell>
          <table:table-cell office:value-type="float" office:value="-0.063152">
            <text:p>-0.063152</text:p>
          </table:table-cell>
          <table:table-cell office:value-type="float" office:value="-0.019185">
            <text:p>-0.019185</text:p>
          </table:table-cell>
          <table:table-cell/>
        </table:table-row>
        <table:table-row table:style-name="ro1">
          <table:table-cell office:value-type="float" office:value="11200">
            <text:p>11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5588">
            <text:p>0.665588</text:p>
          </table:table-cell>
          <table:table-cell office:value-type="float" office:value="0">
            <text:p>0</text:p>
          </table:table-cell>
          <table:table-cell office:value-type="float" office:value="10.941502">
            <text:p>10.941502</text:p>
          </table:table-cell>
          <table:table-cell office:value-type="float" office:value="0.02598">
            <text:p>0.02598</text:p>
          </table:table-cell>
          <table:table-cell office:value-type="float" office:value="-0.060087">
            <text:p>-0.060087</text:p>
          </table:table-cell>
          <table:table-cell office:value-type="float" office:value="-0.019585">
            <text:p>-0.019585</text:p>
          </table:table-cell>
          <table:table-cell/>
        </table:table-row>
        <table:table-row table:style-name="ro1">
          <table:table-cell office:value-type="float" office:value="11400">
            <text:p>11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08127">
            <text:p>0.608127</text:p>
          </table:table-cell>
          <table:table-cell office:value-type="float" office:value="-0.100556">
            <text:p>-0.100556</text:p>
          </table:table-cell>
          <table:table-cell office:value-type="float" office:value="11.010934">
            <text:p>11.010934</text:p>
          </table:table-cell>
          <table:table-cell office:value-type="float" office:value="0.030243">
            <text:p>0.030243</text:p>
          </table:table-cell>
          <table:table-cell office:value-type="float" office:value="-0.061553">
            <text:p>-0.061553</text:p>
          </table:table-cell>
          <table:table-cell office:value-type="float" office:value="-0.019319">
            <text:p>-0.019319</text:p>
          </table:table-cell>
          <table:table-cell/>
        </table:table-row>
        <table:table-row table:style-name="ro1">
          <table:table-cell office:value-type="float" office:value="11600">
            <text:p>11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08127">
            <text:p>0.608127</text:p>
          </table:table-cell>
          <table:table-cell office:value-type="float" office:value="-0.076614">
            <text:p>-0.076614</text:p>
          </table:table-cell>
          <table:table-cell office:value-type="float" office:value="10.99178">
            <text:p>10.99178</text:p>
          </table:table-cell>
          <table:table-cell office:value-type="float" office:value="0.033175">
            <text:p>0.033175</text:p>
          </table:table-cell>
          <table:table-cell office:value-type="float" office:value="-0.06555">
            <text:p>-0.06555</text:p>
          </table:table-cell>
          <table:table-cell office:value-type="float" office:value="-0.018119">
            <text:p>-0.018119</text:p>
          </table:table-cell>
          <table:table-cell/>
        </table:table-row>
        <table:table-row table:style-name="ro1">
          <table:table-cell office:value-type="float" office:value="11800">
            <text:p>11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office:value-type="float" office:value="-0.071826">
            <text:p>-0.071826</text:p>
          </table:table-cell>
          <table:table-cell office:value-type="float" office:value="10.960655">
            <text:p>10.960655</text:p>
          </table:table-cell>
          <table:table-cell office:value-type="float" office:value="0.026779">
            <text:p>0.026779</text:p>
          </table:table-cell>
          <table:table-cell office:value-type="float" office:value="-0.054891">
            <text:p>-0.054891</text:p>
          </table:table-cell>
          <table:table-cell office:value-type="float" office:value="-0.019985">
            <text:p>-0.019985</text:p>
          </table:table-cell>
          <table:table-cell/>
        </table:table-row>
        <table:table-row table:style-name="ro1">
          <table:table-cell office:value-type="float" office:value="12000">
            <text:p>12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4463">
            <text:p>0.634463</text:p>
          </table:table-cell>
          <table:table-cell office:value-type="float" office:value="-0.122104">
            <text:p>-0.122104</text:p>
          </table:table-cell>
          <table:table-cell office:value-type="float" office:value="10.972626">
            <text:p>10.972626</text:p>
          </table:table-cell>
          <table:table-cell office:value-type="float" office:value="0.026113">
            <text:p>0.026113</text:p>
          </table:table-cell>
          <table:table-cell office:value-type="float" office:value="-0.060487">
            <text:p>-0.060487</text:p>
          </table:table-cell>
          <table:table-cell office:value-type="float" office:value="-0.017587">
            <text:p>-0.017587</text:p>
          </table:table-cell>
          <table:table-cell/>
        </table:table-row>
        <table:table-row table:style-name="ro1">
          <table:table-cell office:value-type="float" office:value="12200">
            <text:p>12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08">
            <text:p>0.6608</text:p>
          </table:table-cell>
          <table:table-cell office:value-type="float" office:value="-0.102951">
            <text:p>-0.102951</text:p>
          </table:table-cell>
          <table:table-cell office:value-type="float" office:value="11.010934">
            <text:p>11.010934</text:p>
          </table:table-cell>
          <table:table-cell office:value-type="float" office:value="0.026646">
            <text:p>0.026646</text:p>
          </table:table-cell>
          <table:table-cell office:value-type="float" office:value="-0.062086">
            <text:p>-0.062086</text:p>
          </table:table-cell>
          <table:table-cell office:value-type="float" office:value="-0.015588">
            <text:p>-0.015588</text:p>
          </table:table-cell>
          <table:table-cell/>
        </table:table-row>
        <table:table-row table:style-name="ro1">
          <table:table-cell office:value-type="float" office:value="12400">
            <text:p>12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4887">
            <text:p>0.624887</text:p>
          </table:table-cell>
          <table:table-cell office:value-type="float" office:value="-0.047884">
            <text:p>-0.047884</text:p>
          </table:table-cell>
          <table:table-cell office:value-type="float" office:value="10.955867">
            <text:p>10.955867</text:p>
          </table:table-cell>
          <table:table-cell office:value-type="float" office:value="0.02598">
            <text:p>0.02598</text:p>
          </table:table-cell>
          <table:table-cell office:value-type="float" office:value="-0.058355">
            <text:p>-0.058355</text:p>
          </table:table-cell>
          <table:table-cell office:value-type="float" office:value="-0.02225">
            <text:p>-0.02225</text:p>
          </table:table-cell>
          <table:table-cell/>
        </table:table-row>
        <table:table-row table:style-name="ro1">
          <table:table-cell office:value-type="float" office:value="12600">
            <text:p>12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00945">
            <text:p>0.600945</text:p>
          </table:table-cell>
          <table:table-cell office:value-type="float" office:value="-0.086191">
            <text:p>-0.086191</text:p>
          </table:table-cell>
          <table:table-cell office:value-type="float" office:value="11.008539">
            <text:p>11.008539</text:p>
          </table:table-cell>
          <table:table-cell office:value-type="float" office:value="0.025181">
            <text:p>0.025181</text:p>
          </table:table-cell>
          <table:table-cell office:value-type="float" office:value="-0.055424">
            <text:p>-0.055424</text:p>
          </table:table-cell>
          <table:table-cell office:value-type="float" office:value="-0.019985">
            <text:p>-0.019985</text:p>
          </table:table-cell>
          <table:table-cell/>
        </table:table-row>
        <table:table-row table:style-name="ro1">
          <table:table-cell office:value-type="float" office:value="12800">
            <text:p>12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4463">
            <text:p>0.634463</text:p>
          </table:table-cell>
          <table:table-cell office:value-type="float" office:value="-0.040701">
            <text:p>-0.040701</text:p>
          </table:table-cell>
          <table:table-cell office:value-type="float" office:value="11.022904">
            <text:p>11.022904</text:p>
          </table:table-cell>
          <table:table-cell office:value-type="float" office:value="0.028112">
            <text:p>0.028112</text:p>
          </table:table-cell>
          <table:table-cell office:value-type="float" office:value="-0.06142">
            <text:p>-0.06142</text:p>
          </table:table-cell>
          <table:table-cell office:value-type="float" office:value="-0.020251">
            <text:p>-0.020251</text:p>
          </table:table-cell>
          <table:table-cell/>
        </table:table-row>
        <table:table-row table:style-name="ro1">
          <table:table-cell office:value-type="float" office:value="13000">
            <text:p>13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5165">
            <text:p>0.675165</text:p>
          </table:table-cell>
          <table:table-cell office:value-type="float" office:value="-0.026336">
            <text:p>-0.026336</text:p>
          </table:table-cell>
          <table:table-cell office:value-type="float" office:value="10.994174">
            <text:p>10.994174</text:p>
          </table:table-cell>
          <table:table-cell office:value-type="float" office:value="0.026113">
            <text:p>0.026113</text:p>
          </table:table-cell>
          <table:table-cell office:value-type="float" office:value="-0.060354">
            <text:p>-0.060354</text:p>
          </table:table-cell>
          <table:table-cell office:value-type="float" office:value="-0.017587">
            <text:p>-0.017587</text:p>
          </table:table-cell>
          <table:table-cell/>
        </table:table-row>
        <table:table-row table:style-name="ro1">
          <table:table-cell office:value-type="float" office:value="13200">
            <text:p>13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01501">
            <text:p>0.701501</text:p>
          </table:table-cell>
          <table:table-cell office:value-type="float" office:value="-0.100556">
            <text:p>-0.100556</text:p>
          </table:table-cell>
          <table:table-cell office:value-type="float" office:value="11.018116">
            <text:p>11.018116</text:p>
          </table:table-cell>
          <table:table-cell office:value-type="float" office:value="0.02558">
            <text:p>0.02558</text:p>
          </table:table-cell>
          <table:table-cell office:value-type="float" office:value="-0.059021">
            <text:p>-0.059021</text:p>
          </table:table-cell>
          <table:table-cell office:value-type="float" office:value="-0.017986">
            <text:p>-0.017986</text:p>
          </table:table-cell>
          <table:table-cell/>
        </table:table-row>
        <table:table-row table:style-name="ro1">
          <table:table-cell office:value-type="float" office:value="13400">
            <text:p>13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58962">
            <text:p>0.758962</text:p>
          </table:table-cell>
          <table:table-cell office:value-type="float" office:value="-0.129287">
            <text:p>-0.129287</text:p>
          </table:table-cell>
          <table:table-cell office:value-type="float" office:value="10.977415">
            <text:p>10.977415</text:p>
          </table:table-cell>
          <table:table-cell office:value-type="float" office:value="0.023582">
            <text:p>0.023582</text:p>
          </table:table-cell>
          <table:table-cell office:value-type="float" office:value="-0.057956">
            <text:p>-0.057956</text:p>
          </table:table-cell>
          <table:table-cell office:value-type="float" office:value="-0.017587">
            <text:p>-0.017587</text:p>
          </table:table-cell>
          <table:table-cell/>
        </table:table-row>
        <table:table-row table:style-name="ro1">
          <table:table-cell office:value-type="float" office:value="13800">
            <text:p>13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0376">
            <text:p>0.670376</text:p>
          </table:table-cell>
          <table:table-cell office:value-type="float" office:value="-0.067038">
            <text:p>-0.067038</text:p>
          </table:table-cell>
          <table:table-cell office:value-type="float" office:value="11.106702">
            <text:p>11.106702</text:p>
          </table:table-cell>
          <table:table-cell office:value-type="float" office:value="0.028112">
            <text:p>0.028112</text:p>
          </table:table-cell>
          <table:table-cell office:value-type="float" office:value="-0.063285">
            <text:p>-0.063285</text:p>
          </table:table-cell>
          <table:table-cell office:value-type="float" office:value="-0.020118">
            <text:p>-0.020118</text:p>
          </table:table-cell>
          <table:table-cell/>
        </table:table-row>
        <table:table-row table:style-name="ro1">
          <table:table-cell office:value-type="float" office:value="14000">
            <text:p>14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481235">
            <text:p>0.481235</text:p>
          </table:table-cell>
          <table:table-cell office:value-type="float" office:value="0.004788">
            <text:p>0.004788</text:p>
          </table:table-cell>
          <table:table-cell office:value-type="float" office:value="10.960655">
            <text:p>10.960655</text:p>
          </table:table-cell>
          <table:table-cell office:value-type="float" office:value="0.025447">
            <text:p>0.025447</text:p>
          </table:table-cell>
          <table:table-cell office:value-type="float" office:value="-0.056623">
            <text:p>-0.056623</text:p>
          </table:table-cell>
          <table:table-cell office:value-type="float" office:value="-0.015855">
            <text:p>-0.015855</text:p>
          </table:table-cell>
          <table:table-cell/>
        </table:table-row>
        <table:table-row table:style-name="ro1">
          <table:table-cell office:value-type="float" office:value="14200">
            <text:p>14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84742">
            <text:p>0.684742</text:p>
          </table:table-cell>
          <table:table-cell office:value-type="float" office:value="-0.050278">
            <text:p>-0.050278</text:p>
          </table:table-cell>
          <table:table-cell office:value-type="float" office:value="10.891223">
            <text:p>10.891223</text:p>
          </table:table-cell>
          <table:table-cell office:value-type="float" office:value="0.02638">
            <text:p>0.02638</text:p>
          </table:table-cell>
          <table:table-cell office:value-type="float" office:value="-0.06062">
            <text:p>-0.06062</text:p>
          </table:table-cell>
          <table:table-cell office:value-type="float" office:value="-0.019052">
            <text:p>-0.019052</text:p>
          </table:table-cell>
          <table:table-cell/>
        </table:table-row>
        <table:table-row table:style-name="ro1">
          <table:table-cell office:value-type="float" office:value="14400">
            <text:p>14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7559">
            <text:p>0.677559</text:p>
          </table:table-cell>
          <table:table-cell office:value-type="float" office:value="-0.07422">
            <text:p>-0.07422</text:p>
          </table:table-cell>
          <table:table-cell office:value-type="float" office:value="10.943895">
            <text:p>10.943895</text:p>
          </table:table-cell>
          <table:table-cell office:value-type="float" office:value="0.026646">
            <text:p>0.026646</text:p>
          </table:table-cell>
          <table:table-cell office:value-type="float" office:value="-0.058888">
            <text:p>-0.058888</text:p>
          </table:table-cell>
          <table:table-cell office:value-type="float" office:value="-0.018919">
            <text:p>-0.018919</text:p>
          </table:table-cell>
          <table:table-cell/>
        </table:table-row>
        <table:table-row table:style-name="ro1">
          <table:table-cell office:value-type="float" office:value="14600">
            <text:p>14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855">
            <text:p>0.59855</text:p>
          </table:table-cell>
          <table:table-cell office:value-type="float" office:value="-0.098162">
            <text:p>-0.098162</text:p>
          </table:table-cell>
          <table:table-cell office:value-type="float" office:value="10.977415">
            <text:p>10.977415</text:p>
          </table:table-cell>
          <table:table-cell office:value-type="float" office:value="0.026513">
            <text:p>0.026513</text:p>
          </table:table-cell>
          <table:table-cell office:value-type="float" office:value="-0.06062">
            <text:p>-0.06062</text:p>
          </table:table-cell>
          <table:table-cell office:value-type="float" office:value="-0.018519">
            <text:p>-0.018519</text:p>
          </table:table-cell>
          <table:table-cell/>
        </table:table-row>
        <table:table-row table:style-name="ro1">
          <table:table-cell office:value-type="float" office:value="14800">
            <text:p>14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4956">
            <text:p>0.4956</text:p>
          </table:table-cell>
          <table:table-cell office:value-type="float" office:value="-0.138864">
            <text:p>-0.138864</text:p>
          </table:table-cell>
          <table:table-cell office:value-type="float" office:value="10.905588">
            <text:p>10.905588</text:p>
          </table:table-cell>
          <table:table-cell office:value-type="float" office:value="0.023582">
            <text:p>0.023582</text:p>
          </table:table-cell>
          <table:table-cell office:value-type="float" office:value="-0.066083">
            <text:p>-0.066083</text:p>
          </table:table-cell>
          <table:table-cell office:value-type="float" office:value="-0.013057">
            <text:p>-0.013057</text:p>
          </table:table-cell>
          <table:table-cell/>
        </table:table-row>
        <table:table-row table:style-name="ro1">
          <table:table-cell office:value-type="float" office:value="15000">
            <text:p>15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1368">
            <text:p>0.591368</text:p>
          </table:table-cell>
          <table:table-cell office:value-type="float" office:value="-0.067038">
            <text:p>-0.067038</text:p>
          </table:table-cell>
          <table:table-cell office:value-type="float" office:value="10.85531">
            <text:p>10.85531</text:p>
          </table:table-cell>
          <table:table-cell office:value-type="float" office:value="0.025714">
            <text:p>0.025714</text:p>
          </table:table-cell>
          <table:table-cell office:value-type="float" office:value="-0.06142">
            <text:p>-0.06142</text:p>
          </table:table-cell>
          <table:table-cell office:value-type="float" office:value="-0.016654">
            <text:p>-0.016654</text:p>
          </table:table-cell>
          <table:table-cell/>
        </table:table-row>
        <table:table-row table:style-name="ro1">
          <table:table-cell office:value-type="float" office:value="15200">
            <text:p>15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2069">
            <text:p>0.632069</text:p>
          </table:table-cell>
          <table:table-cell office:value-type="float" office:value="-0.033519">
            <text:p>-0.033519</text:p>
          </table:table-cell>
          <table:table-cell office:value-type="float" office:value="11.025299">
            <text:p>11.025299</text:p>
          </table:table-cell>
          <table:table-cell office:value-type="float" office:value="0.028245">
            <text:p>0.028245</text:p>
          </table:table-cell>
          <table:table-cell office:value-type="float" office:value="-0.066616">
            <text:p>-0.066616</text:p>
          </table:table-cell>
          <table:table-cell office:value-type="float" office:value="-0.017986">
            <text:p>-0.017986</text:p>
          </table:table-cell>
          <table:table-cell/>
        </table:table-row>
        <table:table-row table:style-name="ro1">
          <table:table-cell office:value-type="float" office:value="15400">
            <text:p>15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404">
            <text:p>0.64404</text:p>
          </table:table-cell>
          <table:table-cell office:value-type="float" office:value="-0.09098">
            <text:p>-0.09098</text:p>
          </table:table-cell>
          <table:table-cell office:value-type="float" office:value="10.998962">
            <text:p>10.998962</text:p>
          </table:table-cell>
          <table:table-cell office:value-type="float" office:value="0.029977">
            <text:p>0.029977</text:p>
          </table:table-cell>
          <table:table-cell office:value-type="float" office:value="-0.059554">
            <text:p>-0.059554</text:p>
          </table:table-cell>
          <table:table-cell office:value-type="float" office:value="-0.020651">
            <text:p>-0.020651</text:p>
          </table:table-cell>
          <table:table-cell/>
        </table:table-row>
        <table:table-row table:style-name="ro1">
          <table:table-cell office:value-type="float" office:value="15600">
            <text:p>15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4463">
            <text:p>0.634463</text:p>
          </table:table-cell>
          <table:table-cell office:value-type="float" office:value="-0.098162">
            <text:p>-0.098162</text:p>
          </table:table-cell>
          <table:table-cell office:value-type="float" office:value="11.051635">
            <text:p>11.051635</text:p>
          </table:table-cell>
          <table:table-cell office:value-type="float" office:value="0.027712">
            <text:p>0.027712</text:p>
          </table:table-cell>
          <table:table-cell office:value-type="float" office:value="-0.061553">
            <text:p>-0.061553</text:p>
          </table:table-cell>
          <table:table-cell office:value-type="float" office:value="-0.020118">
            <text:p>-0.020118</text:p>
          </table:table-cell>
          <table:table-cell/>
        </table:table-row>
        <table:table-row table:style-name="ro1">
          <table:table-cell office:value-type="float" office:value="15800">
            <text:p>15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68539">
            <text:p>0.768539</text:p>
          </table:table-cell>
          <table:table-cell office:value-type="float" office:value="-0.079009">
            <text:p>-0.079009</text:p>
          </table:table-cell>
          <table:table-cell office:value-type="float" office:value="11.032481">
            <text:p>11.032481</text:p>
          </table:table-cell>
          <table:table-cell office:value-type="float" office:value="0.021317">
            <text:p>0.021317</text:p>
          </table:table-cell>
          <table:table-cell office:value-type="float" office:value="-0.058622">
            <text:p>-0.058622</text:p>
          </table:table-cell>
          <table:table-cell office:value-type="float" office:value="-0.016654">
            <text:p>-0.016654</text:p>
          </table:table-cell>
          <table:table-cell/>
        </table:table-row>
        <table:table-row table:style-name="ro1">
          <table:table-cell office:value-type="float" office:value="16000">
            <text:p>16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8405">
            <text:p>0.658405</text:p>
          </table:table-cell>
          <table:table-cell office:value-type="float" office:value="-0.124498">
            <text:p>-0.124498</text:p>
          </table:table-cell>
          <table:table-cell office:value-type="float" office:value="11.099519">
            <text:p>11.099519</text:p>
          </table:table-cell>
          <table:table-cell office:value-type="float" office:value="0.022516">
            <text:p>0.022516</text:p>
          </table:table-cell>
          <table:table-cell office:value-type="float" office:value="-0.060087">
            <text:p>-0.060087</text:p>
          </table:table-cell>
          <table:table-cell office:value-type="float" office:value="-0.019452">
            <text:p>-0.019452</text:p>
          </table:table-cell>
          <table:table-cell/>
        </table:table-row>
        <table:table-row table:style-name="ro1">
          <table:table-cell office:value-type="float" office:value="16400">
            <text:p>16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3194">
            <text:p>0.663194</text:p>
          </table:table-cell>
          <table:table-cell office:value-type="float" office:value="-0.052672">
            <text:p>-0.052672</text:p>
          </table:table-cell>
          <table:table-cell office:value-type="float" office:value="11.034876">
            <text:p>11.034876</text:p>
          </table:table-cell>
          <table:table-cell office:value-type="float" office:value="0.024515">
            <text:p>0.024515</text:p>
          </table:table-cell>
          <table:table-cell office:value-type="float" office:value="-0.062485">
            <text:p>-0.062485</text:p>
          </table:table-cell>
          <table:table-cell office:value-type="float" office:value="-0.018919">
            <text:p>-0.018919</text:p>
          </table:table-cell>
          <table:table-cell/>
        </table:table-row>
        <table:table-row table:style-name="ro1">
          <table:table-cell office:value-type="float" office:value="16600">
            <text:p>16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6156">
            <text:p>0.596156</text:p>
          </table:table-cell>
          <table:table-cell office:value-type="float" office:value="-0.014365">
            <text:p>-0.014365</text:p>
          </table:table-cell>
          <table:table-cell office:value-type="float" office:value="10.915165">
            <text:p>10.915165</text:p>
          </table:table-cell>
          <table:table-cell office:value-type="float" office:value="0.030243">
            <text:p>0.030243</text:p>
          </table:table-cell>
          <table:table-cell office:value-type="float" office:value="-0.063285">
            <text:p>-0.063285</text:p>
          </table:table-cell>
          <table:table-cell office:value-type="float" office:value="-0.020118">
            <text:p>-0.020118</text:p>
          </table:table-cell>
          <table:table-cell/>
        </table:table-row>
        <table:table-row table:style-name="ro1">
          <table:table-cell office:value-type="float" office:value="17000">
            <text:p>17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4887">
            <text:p>0.624887</text:p>
          </table:table-cell>
          <table:table-cell office:value-type="float" office:value="-0.079009">
            <text:p>-0.079009</text:p>
          </table:table-cell>
          <table:table-cell office:value-type="float" office:value="10.922348">
            <text:p>10.922348</text:p>
          </table:table-cell>
          <table:table-cell office:value-type="float" office:value="0.028778">
            <text:p>0.028778</text:p>
          </table:table-cell>
          <table:table-cell office:value-type="float" office:value="-0.060753">
            <text:p>-0.060753</text:p>
          </table:table-cell>
          <table:table-cell office:value-type="float" office:value="-0.019052">
            <text:p>-0.019052</text:p>
          </table:table-cell>
          <table:table-cell/>
        </table:table-row>
        <table:table-row table:style-name="ro1">
          <table:table-cell office:value-type="float" office:value="17200">
            <text:p>17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9675">
            <text:p>0.629675</text:p>
          </table:table-cell>
          <table:table-cell office:value-type="float" office:value="-0.052672">
            <text:p>-0.052672</text:p>
          </table:table-cell>
          <table:table-cell office:value-type="float" office:value="10.953472">
            <text:p>10.953472</text:p>
          </table:table-cell>
          <table:table-cell office:value-type="float" office:value="0.029977">
            <text:p>0.029977</text:p>
          </table:table-cell>
          <table:table-cell office:value-type="float" office:value="-0.063551">
            <text:p>-0.063551</text:p>
          </table:table-cell>
          <table:table-cell office:value-type="float" office:value="-0.019319">
            <text:p>-0.019319</text:p>
          </table:table-cell>
          <table:table-cell/>
        </table:table-row>
        <table:table-row table:style-name="ro1">
          <table:table-cell office:value-type="float" office:value="17400">
            <text:p>17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01501">
            <text:p>0.701501</text:p>
          </table:table-cell>
          <table:table-cell office:value-type="float" office:value="-0.09098">
            <text:p>-0.09098</text:p>
          </table:table-cell>
          <table:table-cell office:value-type="float" office:value="10.996569">
            <text:p>10.996569</text:p>
          </table:table-cell>
          <table:table-cell office:value-type="float" office:value="0.024515">
            <text:p>0.024515</text:p>
          </table:table-cell>
          <table:table-cell office:value-type="float" office:value="-0.055824">
            <text:p>-0.055824</text:p>
          </table:table-cell>
          <table:table-cell office:value-type="float" office:value="-0.020518">
            <text:p>-0.020518</text:p>
          </table:table-cell>
          <table:table-cell/>
        </table:table-row>
        <table:table-row table:style-name="ro1">
          <table:table-cell office:value-type="float" office:value="17600">
            <text:p>17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06289">
            <text:p>0.706289</text:p>
          </table:table-cell>
          <table:table-cell office:value-type="float" office:value="-0.09098">
            <text:p>-0.09098</text:p>
          </table:table-cell>
          <table:table-cell office:value-type="float" office:value="10.886435">
            <text:p>10.886435</text:p>
          </table:table-cell>
          <table:table-cell office:value-type="float" office:value="0.03051">
            <text:p>0.03051</text:p>
          </table:table-cell>
          <table:table-cell office:value-type="float" office:value="-0.071812">
            <text:p>-0.071812</text:p>
          </table:table-cell>
          <table:table-cell office:value-type="float" office:value="-0.02185">
            <text:p>-0.02185</text:p>
          </table:table-cell>
          <table:table-cell/>
        </table:table-row>
        <table:table-row table:style-name="ro1">
          <table:table-cell office:value-type="float" office:value="18000">
            <text:p>18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7281">
            <text:p>0.627281</text:p>
          </table:table-cell>
          <table:table-cell office:value-type="float" office:value="-0.110133">
            <text:p>-0.110133</text:p>
          </table:table-cell>
          <table:table-cell office:value-type="float" office:value="10.936713">
            <text:p>10.936713</text:p>
          </table:table-cell>
          <table:table-cell office:value-type="float" office:value="0.03011">
            <text:p>0.03011</text:p>
          </table:table-cell>
          <table:table-cell office:value-type="float" office:value="-0.063818">
            <text:p>-0.063818</text:p>
          </table:table-cell>
          <table:table-cell office:value-type="float" office:value="-0.017986">
            <text:p>-0.017986</text:p>
          </table:table-cell>
          <table:table-cell/>
        </table:table-row>
        <table:table-row table:style-name="ro1">
          <table:table-cell office:value-type="float" office:value="18200">
            <text:p>18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8405">
            <text:p>0.658405</text:p>
          </table:table-cell>
          <table:table-cell office:value-type="float" office:value="-0.052672">
            <text:p>-0.052672</text:p>
          </table:table-cell>
          <table:table-cell office:value-type="float" office:value="10.963049">
            <text:p>10.963049</text:p>
          </table:table-cell>
          <table:table-cell office:value-type="float" office:value="0.025447">
            <text:p>0.025447</text:p>
          </table:table-cell>
          <table:table-cell office:value-type="float" office:value="-0.060887">
            <text:p>-0.060887</text:p>
          </table:table-cell>
          <table:table-cell office:value-type="float" office:value="-0.018919">
            <text:p>-0.018919</text:p>
          </table:table-cell>
          <table:table-cell/>
        </table:table-row>
        <table:table-row table:style-name="ro1">
          <table:table-cell office:value-type="float" office:value="18400">
            <text:p>18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531">
            <text:p>0.61531</text:p>
          </table:table-cell>
          <table:table-cell office:value-type="float" office:value="-0.02873">
            <text:p>-0.02873</text:p>
          </table:table-cell>
          <table:table-cell office:value-type="float" office:value="11.039664">
            <text:p>11.039664</text:p>
          </table:table-cell>
          <table:table-cell office:value-type="float" office:value="0.024381">
            <text:p>0.024381</text:p>
          </table:table-cell>
          <table:table-cell office:value-type="float" office:value="-0.058489">
            <text:p>-0.058489</text:p>
          </table:table-cell>
          <table:table-cell office:value-type="float" office:value="-0.019851">
            <text:p>-0.019851</text:p>
          </table:table-cell>
          <table:table-cell/>
        </table:table-row>
        <table:table-row table:style-name="ro1">
          <table:table-cell office:value-type="float" office:value="18600">
            <text:p>18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7982">
            <text:p>0.667982</text:p>
          </table:table-cell>
          <table:table-cell office:value-type="float" office:value="-0.052672">
            <text:p>-0.052672</text:p>
          </table:table-cell>
          <table:table-cell office:value-type="float" office:value="10.912771">
            <text:p>10.912771</text:p>
          </table:table-cell>
          <table:table-cell office:value-type="float" office:value="0.03011">
            <text:p>0.03011</text:p>
          </table:table-cell>
          <table:table-cell office:value-type="float" office:value="-0.059954">
            <text:p>-0.059954</text:p>
          </table:table-cell>
          <table:table-cell office:value-type="float" office:value="-0.019985">
            <text:p>-0.019985</text:p>
          </table:table-cell>
          <table:table-cell/>
        </table:table-row>
        <table:table-row table:style-name="ro1">
          <table:table-cell office:value-type="float" office:value="18800">
            <text:p>18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office:value-type="float" office:value="-0.069432">
            <text:p>-0.069432</text:p>
          </table:table-cell>
          <table:table-cell office:value-type="float" office:value="11.030087">
            <text:p>11.030087</text:p>
          </table:table-cell>
          <table:table-cell office:value-type="float" office:value="0.026913">
            <text:p>0.026913</text:p>
          </table:table-cell>
          <table:table-cell office:value-type="float" office:value="-0.058222">
            <text:p>-0.058222</text:p>
          </table:table-cell>
          <table:table-cell office:value-type="float" office:value="-0.020784">
            <text:p>-0.020784</text:p>
          </table:table-cell>
          <table:table-cell/>
        </table:table-row>
        <table:table-row table:style-name="ro1">
          <table:table-cell office:value-type="float" office:value="19000">
            <text:p>19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03895">
            <text:p>0.703895</text:p>
          </table:table-cell>
          <table:table-cell office:value-type="float" office:value="-0.069432">
            <text:p>-0.069432</text:p>
          </table:table-cell>
          <table:table-cell office:value-type="float" office:value="10.953472">
            <text:p>10.953472</text:p>
          </table:table-cell>
          <table:table-cell office:value-type="float" office:value="0.029044">
            <text:p>0.029044</text:p>
          </table:table-cell>
          <table:table-cell office:value-type="float" office:value="-0.060487">
            <text:p>-0.060487</text:p>
          </table:table-cell>
          <table:table-cell office:value-type="float" office:value="-0.019452">
            <text:p>-0.019452</text:p>
          </table:table-cell>
          <table:table-cell/>
        </table:table-row>
        <table:table-row table:style-name="ro1">
          <table:table-cell office:value-type="float" office:value="19200">
            <text:p>19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3194">
            <text:p>0.663194</text:p>
          </table:table-cell>
          <table:table-cell office:value-type="float" office:value="-0.052672">
            <text:p>-0.052672</text:p>
          </table:table-cell>
          <table:table-cell office:value-type="float" office:value="11.051635">
            <text:p>11.051635</text:p>
          </table:table-cell>
          <table:table-cell office:value-type="float" office:value="0.026913">
            <text:p>0.026913</text:p>
          </table:table-cell>
          <table:table-cell office:value-type="float" office:value="-0.060221">
            <text:p>-0.060221</text:p>
          </table:table-cell>
          <table:table-cell office:value-type="float" office:value="-0.020784">
            <text:p>-0.020784</text:p>
          </table:table-cell>
          <table:table-cell/>
        </table:table-row>
        <table:table-row table:style-name="ro1">
          <table:table-cell office:value-type="float" office:value="19400">
            <text:p>19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08684">
            <text:p>0.708684</text:p>
          </table:table-cell>
          <table:table-cell office:value-type="float" office:value="-0.059855">
            <text:p>-0.059855</text:p>
          </table:table-cell>
          <table:table-cell office:value-type="float" office:value="11.097125">
            <text:p>11.097125</text:p>
          </table:table-cell>
          <table:table-cell office:value-type="float" office:value="0.025447">
            <text:p>0.025447</text:p>
          </table:table-cell>
          <table:table-cell office:value-type="float" office:value="-0.057956">
            <text:p>-0.057956</text:p>
          </table:table-cell>
          <table:table-cell office:value-type="float" office:value="-0.019452">
            <text:p>-0.019452</text:p>
          </table:table-cell>
          <table:table-cell/>
        </table:table-row>
        <table:table-row table:style-name="ro1">
          <table:table-cell office:value-type="float" office:value="19600">
            <text:p>19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136">
            <text:p>0.687136</text:p>
          </table:table-cell>
          <table:table-cell office:value-type="float" office:value="-0.102951">
            <text:p>-0.102951</text:p>
          </table:table-cell>
          <table:table-cell office:value-type="float" office:value="10.960655">
            <text:p>10.960655</text:p>
          </table:table-cell>
          <table:table-cell office:value-type="float" office:value="0.02185">
            <text:p>0.02185</text:p>
          </table:table-cell>
          <table:table-cell office:value-type="float" office:value="-0.055691">
            <text:p>-0.055691</text:p>
          </table:table-cell>
          <table:table-cell office:value-type="float" office:value="-0.021051">
            <text:p>-0.021051</text:p>
          </table:table-cell>
          <table:table-cell/>
        </table:table-row>
        <table:table-row table:style-name="ro1">
          <table:table-cell office:value-type="float" office:value="19800">
            <text:p>19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08">
            <text:p>0.6608</text:p>
          </table:table-cell>
          <table:table-cell office:value-type="float" office:value="-0.076614">
            <text:p>-0.076614</text:p>
          </table:table-cell>
          <table:table-cell office:value-type="float" office:value="11.044453">
            <text:p>11.044453</text:p>
          </table:table-cell>
          <table:table-cell office:value-type="float" office:value="0.027712">
            <text:p>0.027712</text:p>
          </table:table-cell>
          <table:table-cell office:value-type="float" office:value="-0.060487">
            <text:p>-0.060487</text:p>
          </table:table-cell>
          <table:table-cell office:value-type="float" office:value="-0.019319">
            <text:p>-0.019319</text:p>
          </table:table-cell>
          <table:table-cell/>
        </table:table-row>
        <table:table-row table:style-name="ro1">
          <table:table-cell office:value-type="float" office:value="20000">
            <text:p>2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5165">
            <text:p>0.675165</text:p>
          </table:table-cell>
          <table:table-cell office:value-type="float" office:value="-0.050278">
            <text:p>-0.050278</text:p>
          </table:table-cell>
          <table:table-cell office:value-type="float" office:value="11.020511">
            <text:p>11.020511</text:p>
          </table:table-cell>
          <table:table-cell office:value-type="float" office:value="0.022516">
            <text:p>0.022516</text:p>
          </table:table-cell>
          <table:table-cell office:value-type="float" office:value="-0.058622">
            <text:p>-0.058622</text:p>
          </table:table-cell>
          <table:table-cell office:value-type="float" office:value="-0.020118">
            <text:p>-0.020118</text:p>
          </table:table-cell>
          <table:table-cell/>
        </table:table-row>
        <table:table-row table:style-name="ro1">
          <table:table-cell office:value-type="float" office:value="20400">
            <text:p>20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855">
            <text:p>0.59855</text:p>
          </table:table-cell>
          <table:table-cell office:value-type="float" office:value="-0.107739">
            <text:p>-0.107739</text:p>
          </table:table-cell>
          <table:table-cell office:value-type="float" office:value="11.061212">
            <text:p>11.061212</text:p>
          </table:table-cell>
          <table:table-cell office:value-type="float" office:value="0.026646">
            <text:p>0.026646</text:p>
          </table:table-cell>
          <table:table-cell office:value-type="float" office:value="-0.061819">
            <text:p>-0.061819</text:p>
          </table:table-cell>
          <table:table-cell office:value-type="float" office:value="-0.020251">
            <text:p>-0.020251</text:p>
          </table:table-cell>
          <table:table-cell/>
        </table:table-row>
        <table:table-row table:style-name="ro1">
          <table:table-cell office:value-type="float" office:value="20600">
            <text:p>20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4463">
            <text:p>0.634463</text:p>
          </table:table-cell>
          <table:table-cell office:value-type="float" office:value="-0.047884">
            <text:p>-0.047884</text:p>
          </table:table-cell>
          <table:table-cell office:value-type="float" office:value="10.931925">
            <text:p>10.931925</text:p>
          </table:table-cell>
          <table:table-cell office:value-type="float" office:value="0.027446">
            <text:p>0.027446</text:p>
          </table:table-cell>
          <table:table-cell office:value-type="float" office:value="-0.062619">
            <text:p>-0.062619</text:p>
          </table:table-cell>
          <table:table-cell office:value-type="float" office:value="-0.018119">
            <text:p>-0.018119</text:p>
          </table:table-cell>
          <table:table-cell/>
        </table:table-row>
        <table:table-row table:style-name="ro1">
          <table:table-cell office:value-type="float" office:value="20800">
            <text:p>20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4463">
            <text:p>0.634463</text:p>
          </table:table-cell>
          <table:table-cell office:value-type="float" office:value="-0.035913">
            <text:p>-0.035913</text:p>
          </table:table-cell>
          <table:table-cell office:value-type="float" office:value="11.044453">
            <text:p>11.044453</text:p>
          </table:table-cell>
          <table:table-cell office:value-type="float" office:value="0.024115">
            <text:p>0.024115</text:p>
          </table:table-cell>
          <table:table-cell office:value-type="float" office:value="-0.060087">
            <text:p>-0.060087</text:p>
          </table:table-cell>
          <table:table-cell office:value-type="float" office:value="-0.017054">
            <text:p>-0.017054</text:p>
          </table:table-cell>
          <table:table-cell/>
        </table:table-row>
        <table:table-row table:style-name="ro1">
          <table:table-cell office:value-type="float" office:value="21000">
            <text:p>21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office:value-type="float" office:value="-0.007183">
            <text:p>-0.007183</text:p>
          </table:table-cell>
          <table:table-cell office:value-type="float" office:value="11.051635">
            <text:p>11.051635</text:p>
          </table:table-cell>
          <table:table-cell office:value-type="float" office:value="0.030243">
            <text:p>0.030243</text:p>
          </table:table-cell>
          <table:table-cell office:value-type="float" office:value="-0.061819">
            <text:p>-0.061819</text:p>
          </table:table-cell>
          <table:table-cell office:value-type="float" office:value="-0.018386">
            <text:p>-0.018386</text:p>
          </table:table-cell>
          <table:table-cell/>
        </table:table-row>
        <table:table-row table:style-name="ro1">
          <table:table-cell office:value-type="float" office:value="21200">
            <text:p>21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08684">
            <text:p>0.708684</text:p>
          </table:table-cell>
          <table:table-cell office:value-type="float" office:value="-0.019154">
            <text:p>-0.019154</text:p>
          </table:table-cell>
          <table:table-cell office:value-type="float" office:value="11.010934">
            <text:p>11.010934</text:p>
          </table:table-cell>
          <table:table-cell office:value-type="float" office:value="0.030243">
            <text:p>0.030243</text:p>
          </table:table-cell>
          <table:table-cell office:value-type="float" office:value="-0.059821">
            <text:p>-0.059821</text:p>
          </table:table-cell>
          <table:table-cell office:value-type="float" office:value="-0.019851">
            <text:p>-0.019851</text:p>
          </table:table-cell>
          <table:table-cell/>
        </table:table-row>
        <table:table-row table:style-name="ro1">
          <table:table-cell office:value-type="float" office:value="21400">
            <text:p>21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2771">
            <text:p>0.672771</text:p>
          </table:table-cell>
          <table:table-cell office:value-type="float" office:value="-0.081403">
            <text:p>-0.081403</text:p>
          </table:table-cell>
          <table:table-cell office:value-type="float" office:value="11.044453">
            <text:p>11.044453</text:p>
          </table:table-cell>
          <table:table-cell office:value-type="float" office:value="0.027712">
            <text:p>0.027712</text:p>
          </table:table-cell>
          <table:table-cell office:value-type="float" office:value="-0.063018">
            <text:p>-0.063018</text:p>
          </table:table-cell>
          <table:table-cell office:value-type="float" office:value="-0.020384">
            <text:p>-0.020384</text:p>
          </table:table-cell>
          <table:table-cell/>
        </table:table-row>
        <table:table-row table:style-name="ro1">
          <table:table-cell office:value-type="float" office:value="21600">
            <text:p>21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31364">
            <text:p>0.31364</text:p>
          </table:table-cell>
          <table:table-cell office:value-type="float" office:value="0.605733">
            <text:p>0.605733</text:p>
          </table:table-cell>
          <table:table-cell office:value-type="float" office:value="10.426748">
            <text:p>10.426748</text:p>
          </table:table-cell>
          <table:table-cell office:value-type="float" office:value="0.007861">
            <text:p>0.007861</text:p>
          </table:table-cell>
          <table:table-cell office:value-type="float" office:value="-0.116844">
            <text:p>-0.116844</text:p>
          </table:table-cell>
          <table:table-cell office:value-type="float" office:value="-0.03504">
            <text:p>-0.03504</text:p>
          </table:table-cell>
          <table:table-cell/>
        </table:table-row>
        <table:table-row table:style-name="ro1">
          <table:table-cell office:value-type="float" office:value="21800">
            <text:p>21800</text:p>
          </table:table-cell>
          <table:table-cell office:value-type="float" office:value="0.325">
            <text:p>0.325</text:p>
          </table:table-cell>
          <table:table-cell office:value-type="float" office:value="0.275">
            <text:p>0.275</text:p>
          </table:table-cell>
          <table:table-cell office:value-type="float" office:value="0.150835">
            <text:p>0.150835</text:p>
          </table:table-cell>
          <table:table-cell office:value-type="float" office:value="-0.593762">
            <text:p>-0.593762</text:p>
          </table:table-cell>
          <table:table-cell office:value-type="float" office:value="9.864111">
            <text:p>9.864111</text:p>
          </table:table-cell>
          <table:table-cell office:value-type="float" office:value="0.031309">
            <text:p>0.031309</text:p>
          </table:table-cell>
          <table:table-cell office:value-type="float" office:value="-0.024381">
            <text:p>-0.024381</text:p>
          </table:table-cell>
          <table:table-cell office:value-type="float" office:value="0.023182">
            <text:p>0.023182</text:p>
          </table:table-cell>
          <table:table-cell/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0.275">
            <text:p>0.275</text:p>
          </table:table-cell>
          <table:table-cell office:value-type="float" office:value="0.019355">
            <text:p>0.019355</text:p>
          </table:table-cell>
          <table:table-cell office:value-type="float" office:value="0.016759">
            <text:p>0.016759</text:p>
          </table:table-cell>
          <table:table-cell office:value-type="float" office:value="-0.447716">
            <text:p>-0.447716</text:p>
          </table:table-cell>
          <table:table-cell office:value-type="float" office:value="10.78109">
            <text:p>10.78109</text:p>
          </table:table-cell>
          <table:table-cell office:value-type="float" office:value="0.049962">
            <text:p>0.049962</text:p>
          </table:table-cell>
          <table:table-cell office:value-type="float" office:value="-0.033041">
            <text:p>-0.033041</text:p>
          </table:table-cell>
          <table:table-cell office:value-type="float" office:value="0.000133">
            <text:p>0.000133</text:p>
          </table:table-cell>
          <table:table-cell/>
        </table:table-row>
        <table:table-row table:style-name="ro1">
          <table:table-cell office:value-type="float" office:value="22200">
            <text:p>2220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74777">
            <text:p>0.174777</text:p>
          </table:table-cell>
          <table:table-cell office:value-type="float" office:value="0.292093">
            <text:p>0.292093</text:p>
          </table:table-cell>
          <table:table-cell office:value-type="float" office:value="10.364499">
            <text:p>10.364499</text:p>
          </table:table-cell>
          <table:table-cell office:value-type="float" office:value="-0.009859">
            <text:p>-0.009859</text:p>
          </table:table-cell>
          <table:table-cell office:value-type="float" office:value="-0.080738">
            <text:p>-0.080738</text:p>
          </table:table-cell>
          <table:table-cell office:value-type="float" office:value="-0.005862">
            <text:p>-0.005862</text:p>
          </table:table-cell>
          <table:table-cell/>
        </table:table-row>
        <table:table-row table:style-name="ro1">
          <table:table-cell office:value-type="float" office:value="22400">
            <text:p>22400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0.059855">
            <text:p>0.059855</text:p>
          </table:table-cell>
          <table:table-cell office:value-type="float" office:value="0.409408">
            <text:p>0.409408</text:p>
          </table:table-cell>
          <table:table-cell office:value-type="float" office:value="9.342175">
            <text:p>9.342175</text:p>
          </table:table-cell>
          <table:table-cell office:value-type="float" office:value="0.027179">
            <text:p>0.027179</text:p>
          </table:table-cell>
          <table:table-cell office:value-type="float" office:value="-0.031443">
            <text:p>-0.031443</text:p>
          </table:table-cell>
          <table:table-cell office:value-type="float" office:value="0.027712">
            <text:p>0.027712</text:p>
          </table:table-cell>
          <table:table-cell/>
        </table:table-row>
        <table:table-row table:style-name="ro1">
          <table:table-cell office:value-type="float" office:value="22600">
            <text:p>22600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1.115698">
            <text:p>1.115698</text:p>
          </table:table-cell>
          <table:table-cell office:value-type="float" office:value="0.079009">
            <text:p>0.079009</text:p>
          </table:table-cell>
          <table:table-cell office:value-type="float" office:value="11.140221">
            <text:p>11.140221</text:p>
          </table:table-cell>
          <table:table-cell office:value-type="float" office:value="-0.005729">
            <text:p>-0.005729</text:p>
          </table:table-cell>
          <table:table-cell office:value-type="float" office:value="0.007861">
            <text:p>0.007861</text:p>
          </table:table-cell>
          <table:table-cell office:value-type="float" office:value="0.046631">
            <text:p>0.046631</text:p>
          </table:table-cell>
          <table:table-cell/>
        </table:table-row>
        <table:table-row table:style-name="ro1">
          <table:table-cell office:value-type="float" office:value="22800">
            <text:p>228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1125">
            <text:p>-0.031125</text:p>
          </table:table-cell>
          <table:table-cell office:value-type="float" office:value="-0.907402">
            <text:p>-0.907402</text:p>
          </table:table-cell>
          <table:table-cell office:value-type="float" office:value="10.539276">
            <text:p>10.539276</text:p>
          </table:table-cell>
          <table:table-cell office:value-type="float" office:value="0.026513">
            <text:p>0.026513</text:p>
          </table:table-cell>
          <table:table-cell office:value-type="float" office:value="-0.137628">
            <text:p>-0.137628</text:p>
          </table:table-cell>
          <table:table-cell office:value-type="float" office:value="-0.003464">
            <text:p>-0.003464</text:p>
          </table:table-cell>
          <table:table-cell/>
        </table:table-row>
        <table:table-row table:style-name="ro1">
          <table:table-cell office:value-type="float" office:value="23000">
            <text:p>23000</text:p>
          </table:table-cell>
          <table:table-cell office:value-type="float" office:value="0.025">
            <text:p>0.025</text:p>
          </table:table-cell>
          <table:table-cell office:value-type="float" office:value="-0.018878">
            <text:p>-0.018878</text:p>
          </table:table-cell>
          <table:table-cell office:value-type="float" office:value="0.414197">
            <text:p>0.414197</text:p>
          </table:table-cell>
          <table:table-cell office:value-type="float" office:value="0.172383">
            <text:p>0.172383</text:p>
          </table:table-cell>
          <table:table-cell office:value-type="float" office:value="11.676521">
            <text:p>11.676521</text:p>
          </table:table-cell>
          <table:table-cell office:value-type="float" office:value="0.063152">
            <text:p>0.063152</text:p>
          </table:table-cell>
          <table:table-cell office:value-type="float" office:value="-0.063685">
            <text:p>-0.063685</text:p>
          </table:table-cell>
          <table:table-cell office:value-type="float" office:value="0.069946">
            <text:p>0.069946</text:p>
          </table:table-cell>
          <table:table-cell/>
        </table:table-row>
        <table:table-row table:style-name="ro1">
          <table:table-cell office:value-type="float" office:value="23400">
            <text:p>23400</text:p>
          </table:table-cell>
          <table:table-cell office:value-type="float" office:value="-0.2375">
            <text:p>-0.2375</text:p>
          </table:table-cell>
          <table:table-cell office:value-type="float" office:value="0">
            <text:p>0</text:p>
          </table:table-cell>
          <table:table-cell office:value-type="float" office:value="1.357512">
            <text:p>1.357512</text:p>
          </table:table-cell>
          <table:table-cell office:value-type="float" office:value="0.723049">
            <text:p>0.723049</text:p>
          </table:table-cell>
          <table:table-cell office:value-type="float" office:value="13.357251">
            <text:p>13.357251</text:p>
          </table:table-cell>
          <table:table-cell office:value-type="float" office:value="0.035839">
            <text:p>0.035839</text:p>
          </table:table-cell>
          <table:table-cell office:value-type="float" office:value="0.165606">
            <text:p>0.165606</text:p>
          </table:table-cell>
          <table:table-cell office:value-type="float" office:value="0.13896">
            <text:p>0.13896</text:p>
          </table:table-cell>
          <table:table-cell/>
        </table:table-row>
        <table:table-row table:style-name="ro1">
          <table:table-cell office:value-type="float" office:value="23600">
            <text:p>23600</text:p>
          </table:table-cell>
          <table:table-cell office:value-type="float" office:value="0.475">
            <text:p>0.475</text:p>
          </table:table-cell>
          <table:table-cell office:value-type="float" office:value="-0.018878">
            <text:p>-0.018878</text:p>
          </table:table-cell>
          <table:table-cell office:value-type="float" office:value="0.071826">
            <text:p>0.071826</text:p>
          </table:table-cell>
          <table:table-cell office:value-type="float" office:value="0.280122">
            <text:p>0.280122</text:p>
          </table:table-cell>
          <table:table-cell office:value-type="float" office:value="11.494562">
            <text:p>11.494562</text:p>
          </table:table-cell>
          <table:table-cell office:value-type="float" office:value="0.053159">
            <text:p>0.053159</text:p>
          </table:table-cell>
          <table:table-cell office:value-type="float" office:value="-0.040236">
            <text:p>-0.040236</text:p>
          </table:table-cell>
          <table:table-cell office:value-type="float" office:value="-0.032775">
            <text:p>-0.032775</text:p>
          </table:table-cell>
          <table:table-cell/>
        </table:table-row>
        <table:table-row table:style-name="ro1">
          <table:table-cell office:value-type="float" office:value="23800">
            <text:p>238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0.59855">
            <text:p>0.59855</text:p>
          </table:table-cell>
          <table:table-cell office:value-type="float" office:value="-0.378284">
            <text:p>-0.378284</text:p>
          </table:table-cell>
          <table:table-cell office:value-type="float" office:value="11.032481">
            <text:p>11.032481</text:p>
          </table:table-cell>
          <table:table-cell office:value-type="float" office:value="0.017453">
            <text:p>0.017453</text:p>
          </table:table-cell>
          <table:table-cell office:value-type="float" office:value="-0.066616">
            <text:p>-0.066616</text:p>
          </table:table-cell>
          <table:table-cell office:value-type="float" office:value="0.626586">
            <text:p>0.626586</text:p>
          </table:table-cell>
          <table:table-cell/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0.025">
            <text:p>0.025</text:p>
          </table:table-cell>
          <table:table-cell office:value-type="float" office:value="-0.018878">
            <text:p>-0.018878</text:p>
          </table:table-cell>
          <table:table-cell office:value-type="float" office:value="-1.704672">
            <text:p>-1.704672</text:p>
          </table:table-cell>
          <table:table-cell office:value-type="float" office:value="0.263362">
            <text:p>0.263362</text:p>
          </table:table-cell>
          <table:table-cell office:value-type="float" office:value="8.195353">
            <text:p>8.195353</text:p>
          </table:table-cell>
          <table:table-cell office:value-type="float" office:value="0.034107">
            <text:p>0.034107</text:p>
          </table:table-cell>
          <table:table-cell office:value-type="float" office:value="-0.365587">
            <text:p>-0.365587</text:p>
          </table:table-cell>
          <table:table-cell office:value-type="float" office:value="-0.02225">
            <text:p>-0.02225</text:p>
          </table:table-cell>
          <table:table-cell/>
        </table:table-row>
        <table:table-row table:style-name="ro1">
          <table:table-cell office:value-type="float" office:value="24200">
            <text:p>242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0.158017">
            <text:p>0.158017</text:p>
          </table:table-cell>
          <table:table-cell office:value-type="float" office:value="-0.277727">
            <text:p>-0.277727</text:p>
          </table:table-cell>
          <table:table-cell office:value-type="float" office:value="10.9008">
            <text:p>10.9008</text:p>
          </table:table-cell>
          <table:table-cell office:value-type="float" office:value="0.018652">
            <text:p>0.018652</text:p>
          </table:table-cell>
          <table:table-cell office:value-type="float" office:value="0.028511">
            <text:p>0.028511</text:p>
          </table:table-cell>
          <table:table-cell office:value-type="float" office:value="0.064351">
            <text:p>0.064351</text:p>
          </table:table-cell>
          <table:table-cell/>
        </table:table-row>
        <table:table-row table:style-name="ro1">
          <table:table-cell office:value-type="float" office:value="24400">
            <text:p>24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842759">
            <text:p>0.842759</text:p>
          </table:table-cell>
          <table:table-cell office:value-type="float" office:value="-0.316035">
            <text:p>-0.316035</text:p>
          </table:table-cell>
          <table:table-cell office:value-type="float" office:value="11.499351">
            <text:p>11.499351</text:p>
          </table:table-cell>
          <table:table-cell office:value-type="float" office:value="0.031043">
            <text:p>0.031043</text:p>
          </table:table-cell>
          <table:table-cell office:value-type="float" office:value="-0.035706">
            <text:p>-0.035706</text:p>
          </table:table-cell>
          <table:table-cell office:value-type="float" office:value="0.039836">
            <text:p>0.039836</text:p>
          </table:table-cell>
          <table:table-cell/>
        </table:table-row>
        <table:table-row table:style-name="ro1">
          <table:table-cell office:value-type="float" office:value="24600">
            <text:p>24600</text:p>
          </table:table-cell>
          <table:table-cell office:value-type="float" office:value="-0.025">
            <text:p>-0.025</text:p>
          </table:table-cell>
          <table:table-cell office:value-type="float" office:value="-0.018617">
            <text:p>-0.018617</text:p>
          </table:table-cell>
          <table:table-cell office:value-type="float" office:value="2.070984">
            <text:p>2.070984</text:p>
          </table:table-cell>
          <table:table-cell office:value-type="float" office:value="-1.249773">
            <text:p>-1.249773</text:p>
          </table:table-cell>
          <table:table-cell office:value-type="float" office:value="7.029376">
            <text:p>7.029376</text:p>
          </table:table-cell>
          <table:table-cell office:value-type="float" office:value="0.018519">
            <text:p>0.018519</text:p>
          </table:table-cell>
          <table:table-cell office:value-type="float" office:value="0.100856">
            <text:p>0.100856</text:p>
          </table:table-cell>
          <table:table-cell office:value-type="float" office:value="0.041435">
            <text:p>0.041435</text:p>
          </table:table-cell>
          <table:table-cell/>
        </table:table-row>
        <table:table-row table:style-name="ro1">
          <table:table-cell office:value-type="float" office:value="24800">
            <text:p>24800</text:p>
          </table:table-cell>
          <table:table-cell office:value-type="float" office:value="0.025">
            <text:p>0.025</text:p>
          </table:table-cell>
          <table:table-cell office:value-type="float" office:value="-0.0375">
            <text:p>-0.0375</text:p>
          </table:table-cell>
          <table:table-cell office:value-type="float" office:value="-0.3304">
            <text:p>-0.3304</text:p>
          </table:table-cell>
          <table:table-cell office:value-type="float" office:value="-0.287304">
            <text:p>-0.287304</text:p>
          </table:table-cell>
          <table:table-cell office:value-type="float" office:value="11.712435">
            <text:p>11.712435</text:p>
          </table:table-cell>
          <table:table-cell office:value-type="float" office:value="0.10392">
            <text:p>0.10392</text:p>
          </table:table-cell>
          <table:table-cell office:value-type="float" office:value="-0.229691">
            <text:p>-0.229691</text:p>
          </table:table-cell>
          <table:table-cell office:value-type="float" office:value="-0.006795">
            <text:p>-0.006795</text:p>
          </table:table-cell>
          <table:table-cell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-0.85">
            <text:p>-0.85</text:p>
          </table:table-cell>
          <table:table-cell office:value-type="float" office:value="0">
            <text:p>0</text:p>
          </table:table-cell>
          <table:table-cell office:value-type="float" office:value="4.414908">
            <text:p>4.414908</text:p>
          </table:table-cell>
          <table:table-cell office:value-type="float" office:value="0.088585">
            <text:p>0.088585</text:p>
          </table:table-cell>
          <table:table-cell office:value-type="float" office:value="9.744401">
            <text:p>9.744401</text:p>
          </table:table-cell>
          <table:table-cell office:value-type="float" office:value="-0.00413">
            <text:p>-0.00413</text:p>
          </table:table-cell>
          <table:table-cell office:value-type="float" office:value="0.016521">
            <text:p>0.016521</text:p>
          </table:table-cell>
          <table:table-cell office:value-type="float" office:value="-0.195051">
            <text:p>-0.195051</text:p>
          </table:table-cell>
          <table:table-cell/>
        </table:table-row>
        <table:table-row table:style-name="ro1">
          <table:table-cell office:value-type="float" office:value="25200">
            <text:p>2520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500388">
            <text:p>0.500388</text:p>
          </table:table-cell>
          <table:table-cell office:value-type="float" office:value="0.21069">
            <text:p>0.21069</text:p>
          </table:table-cell>
          <table:table-cell office:value-type="float" office:value="10.481815">
            <text:p>10.481815</text:p>
          </table:table-cell>
          <table:table-cell office:value-type="float" office:value="-0.001466">
            <text:p>-0.001466</text:p>
          </table:table-cell>
          <table:table-cell office:value-type="float" office:value="-0.07834">
            <text:p>-0.07834</text:p>
          </table:table-cell>
          <table:table-cell office:value-type="float" office:value="-0.031309">
            <text:p>-0.031309</text:p>
          </table:table-cell>
          <table:table-cell/>
        </table:table-row>
        <table:table-row table:style-name="ro1">
          <table:table-cell office:value-type="float" office:value="25400">
            <text:p>25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885855">
            <text:p>0.885855</text:p>
          </table:table-cell>
          <table:table-cell office:value-type="float" office:value="-0.038307">
            <text:p>-0.038307</text:p>
          </table:table-cell>
          <table:table-cell office:value-type="float" office:value="10.94629">
            <text:p>10.94629</text:p>
          </table:table-cell>
          <table:table-cell office:value-type="float" office:value="0.028511">
            <text:p>0.028511</text:p>
          </table:table-cell>
          <table:table-cell office:value-type="float" office:value="-0.071412">
            <text:p>-0.071412</text:p>
          </table:table-cell>
          <table:table-cell office:value-type="float" office:value="-0.026646">
            <text:p>-0.026646</text:p>
          </table:table-cell>
          <table:table-cell/>
        </table:table-row>
        <table:table-row table:style-name="ro1">
          <table:table-cell office:value-type="float" office:value="25600">
            <text:p>25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7281">
            <text:p>0.627281</text:p>
          </table:table-cell>
          <table:table-cell office:value-type="float" office:value="-0.148441">
            <text:p>-0.148441</text:p>
          </table:table-cell>
          <table:table-cell office:value-type="float" office:value="10.994174">
            <text:p>10.994174</text:p>
          </table:table-cell>
          <table:table-cell office:value-type="float" office:value="0.026513">
            <text:p>0.026513</text:p>
          </table:table-cell>
          <table:table-cell office:value-type="float" office:value="-0.057023">
            <text:p>-0.057023</text:p>
          </table:table-cell>
          <table:table-cell office:value-type="float" office:value="-0.020118">
            <text:p>-0.020118</text:p>
          </table:table-cell>
          <table:table-cell/>
        </table:table-row>
        <table:table-row table:style-name="ro1">
          <table:table-cell office:value-type="float" office:value="25800">
            <text:p>25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531">
            <text:p>0.61531</text:p>
          </table:table-cell>
          <table:table-cell office:value-type="float" office:value="-0.079009">
            <text:p>-0.079009</text:p>
          </table:table-cell>
          <table:table-cell office:value-type="float" office:value="10.927136">
            <text:p>10.927136</text:p>
          </table:table-cell>
          <table:table-cell office:value-type="float" office:value="0.028112">
            <text:p>0.028112</text:p>
          </table:table-cell>
          <table:table-cell office:value-type="float" office:value="-0.064217">
            <text:p>-0.064217</text:p>
          </table:table-cell>
          <table:table-cell office:value-type="float" office:value="-0.019185">
            <text:p>-0.019185</text:p>
          </table:table-cell>
          <table:table-cell/>
        </table:table-row>
        <table:table-row table:style-name="ro1">
          <table:table-cell office:value-type="float" office:value="26000">
            <text:p>26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4887">
            <text:p>0.624887</text:p>
          </table:table-cell>
          <table:table-cell office:value-type="float" office:value="-0.179565">
            <text:p>-0.179565</text:p>
          </table:table-cell>
          <table:table-cell office:value-type="float" office:value="11.039664">
            <text:p>11.039664</text:p>
          </table:table-cell>
          <table:table-cell office:value-type="float" office:value="0.029178">
            <text:p>0.029178</text:p>
          </table:table-cell>
          <table:table-cell office:value-type="float" office:value="-0.060221">
            <text:p>-0.060221</text:p>
          </table:table-cell>
          <table:table-cell office:value-type="float" office:value="-0.017986">
            <text:p>-0.017986</text:p>
          </table:table-cell>
          <table:table-cell/>
        </table:table-row>
        <table:table-row table:style-name="ro1">
          <table:table-cell office:value-type="float" office:value="26200">
            <text:p>26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7704">
            <text:p>0.617704</text:p>
          </table:table-cell>
          <table:table-cell office:value-type="float" office:value="-0.093374">
            <text:p>-0.093374</text:p>
          </table:table-cell>
          <table:table-cell office:value-type="float" office:value="10.905588">
            <text:p>10.905588</text:p>
          </table:table-cell>
          <table:table-cell office:value-type="float" office:value="0.033041">
            <text:p>0.033041</text:p>
          </table:table-cell>
          <table:table-cell office:value-type="float" office:value="-0.06062">
            <text:p>-0.06062</text:p>
          </table:table-cell>
          <table:table-cell office:value-type="float" office:value="-0.018119">
            <text:p>-0.018119</text:p>
          </table:table-cell>
          <table:table-cell/>
        </table:table-row>
        <table:table-row table:style-name="ro1">
          <table:table-cell office:value-type="float" office:value="26400">
            <text:p>26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81791">
            <text:p>0.581791</text:p>
          </table:table-cell>
          <table:table-cell office:value-type="float" office:value="-0.117316">
            <text:p>-0.117316</text:p>
          </table:table-cell>
          <table:table-cell office:value-type="float" office:value="11.058818">
            <text:p>11.058818</text:p>
          </table:table-cell>
          <table:table-cell office:value-type="float" office:value="0.024648">
            <text:p>0.024648</text:p>
          </table:table-cell>
          <table:table-cell office:value-type="float" office:value="-0.062086">
            <text:p>-0.062086</text:p>
          </table:table-cell>
          <table:table-cell office:value-type="float" office:value="-0.019851">
            <text:p>-0.019851</text:p>
          </table:table-cell>
          <table:table-cell/>
        </table:table-row>
        <table:table-row table:style-name="ro1">
          <table:table-cell office:value-type="float" office:value="26600">
            <text:p>26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0521">
            <text:p>0.610521</text:p>
          </table:table-cell>
          <table:table-cell office:value-type="float" office:value="-0.081403">
            <text:p>-0.081403</text:p>
          </table:table-cell>
          <table:table-cell office:value-type="float" office:value="11.022904">
            <text:p>11.022904</text:p>
          </table:table-cell>
          <table:table-cell office:value-type="float" office:value="0.029577">
            <text:p>0.029577</text:p>
          </table:table-cell>
          <table:table-cell office:value-type="float" office:value="-0.063685">
            <text:p>-0.063685</text:p>
          </table:table-cell>
          <table:table-cell office:value-type="float" office:value="-0.019319">
            <text:p>-0.019319</text:p>
          </table:table-cell>
          <table:table-cell/>
        </table:table-row>
        <table:table-row table:style-name="ro1">
          <table:table-cell office:value-type="float" office:value="26800">
            <text:p>26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0098">
            <text:p>0.620098</text:p>
          </table:table-cell>
          <table:table-cell office:value-type="float" office:value="-0.079009">
            <text:p>-0.079009</text:p>
          </table:table-cell>
          <table:table-cell office:value-type="float" office:value="11.003751">
            <text:p>11.003751</text:p>
          </table:table-cell>
          <table:table-cell office:value-type="float" office:value="0.030776">
            <text:p>0.030776</text:p>
          </table:table-cell>
          <table:table-cell office:value-type="float" office:value="-0.057689">
            <text:p>-0.057689</text:p>
          </table:table-cell>
          <table:table-cell office:value-type="float" office:value="-0.017853">
            <text:p>-0.017853</text:p>
          </table:table-cell>
          <table:table-cell/>
        </table:table-row>
        <table:table-row table:style-name="ro1">
          <table:table-cell office:value-type="float" office:value="27000">
            <text:p>27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74608">
            <text:p>0.574608</text:p>
          </table:table-cell>
          <table:table-cell office:value-type="float" office:value="-0.105345">
            <text:p>-0.105345</text:p>
          </table:table-cell>
          <table:table-cell office:value-type="float" office:value="11.075577">
            <text:p>11.075577</text:p>
          </table:table-cell>
          <table:table-cell office:value-type="float" office:value="0.029844">
            <text:p>0.029844</text:p>
          </table:table-cell>
          <table:table-cell office:value-type="float" office:value="-0.057556">
            <text:p>-0.057556</text:p>
          </table:table-cell>
          <table:table-cell office:value-type="float" office:value="-0.017587">
            <text:p>-0.017587</text:p>
          </table:table-cell>
          <table:table-cell/>
        </table:table-row>
        <table:table-row table:style-name="ro1">
          <table:table-cell office:value-type="float" office:value="27200">
            <text:p>27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88974">
            <text:p>0.588974</text:p>
          </table:table-cell>
          <table:table-cell office:value-type="float" office:value="-0.112527">
            <text:p>-0.112527</text:p>
          </table:table-cell>
          <table:table-cell office:value-type="float" office:value="11.018116">
            <text:p>11.018116</text:p>
          </table:table-cell>
          <table:table-cell office:value-type="float" office:value="0.026779">
            <text:p>0.026779</text:p>
          </table:table-cell>
          <table:table-cell office:value-type="float" office:value="-0.058888">
            <text:p>-0.058888</text:p>
          </table:table-cell>
          <table:table-cell office:value-type="float" office:value="-0.018386">
            <text:p>-0.018386</text:p>
          </table:table-cell>
          <table:table-cell/>
        </table:table-row>
        <table:table-row table:style-name="ro1">
          <table:table-cell office:value-type="float" office:value="27400">
            <text:p>27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2771">
            <text:p>0.672771</text:p>
          </table:table-cell>
          <table:table-cell office:value-type="float" office:value="-0.107739">
            <text:p>-0.107739</text:p>
          </table:table-cell>
          <table:table-cell office:value-type="float" office:value="11.03727">
            <text:p>11.03727</text:p>
          </table:table-cell>
          <table:table-cell office:value-type="float" office:value="0.024914">
            <text:p>0.024914</text:p>
          </table:table-cell>
          <table:table-cell office:value-type="float" office:value="-0.058355">
            <text:p>-0.058355</text:p>
          </table:table-cell>
          <table:table-cell office:value-type="float" office:value="-0.019185">
            <text:p>-0.019185</text:p>
          </table:table-cell>
          <table:table-cell/>
        </table:table-row>
        <table:table-row table:style-name="ro1">
          <table:table-cell office:value-type="float" office:value="27600">
            <text:p>27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7281">
            <text:p>0.627281</text:p>
          </table:table-cell>
          <table:table-cell office:value-type="float" office:value="-0.129287">
            <text:p>-0.129287</text:p>
          </table:table-cell>
          <table:table-cell office:value-type="float" office:value="10.970232">
            <text:p>10.970232</text:p>
          </table:table-cell>
          <table:table-cell office:value-type="float" office:value="0.026913">
            <text:p>0.026913</text:p>
          </table:table-cell>
          <table:table-cell office:value-type="float" office:value="-0.057956">
            <text:p>-0.057956</text:p>
          </table:table-cell>
          <table:table-cell office:value-type="float" office:value="-0.019319">
            <text:p>-0.019319</text:p>
          </table:table-cell>
          <table:table-cell/>
        </table:table-row>
        <table:table-row table:style-name="ro1">
          <table:table-cell office:value-type="float" office:value="27800">
            <text:p>27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67426">
            <text:p>0.567426</text:p>
          </table:table-cell>
          <table:table-cell office:value-type="float" office:value="-0.09098">
            <text:p>-0.09098</text:p>
          </table:table-cell>
          <table:table-cell office:value-type="float" office:value="11.003751">
            <text:p>11.003751</text:p>
          </table:table-cell>
          <table:table-cell office:value-type="float" office:value="0.031309">
            <text:p>0.031309</text:p>
          </table:table-cell>
          <table:table-cell office:value-type="float" office:value="-0.063685">
            <text:p>-0.063685</text:p>
          </table:table-cell>
          <table:table-cell office:value-type="float" office:value="-0.018386">
            <text:p>-0.018386</text:p>
          </table:table-cell>
          <table:table-cell/>
        </table:table-row>
        <table:table-row table:style-name="ro1">
          <table:table-cell office:value-type="float" office:value="28000">
            <text:p>28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3194">
            <text:p>0.663194</text:p>
          </table:table-cell>
          <table:table-cell office:value-type="float" office:value="-0.069432">
            <text:p>-0.069432</text:p>
          </table:table-cell>
          <table:table-cell office:value-type="float" office:value="10.972626">
            <text:p>10.972626</text:p>
          </table:table-cell>
          <table:table-cell office:value-type="float" office:value="0.03051">
            <text:p>0.03051</text:p>
          </table:table-cell>
          <table:table-cell office:value-type="float" office:value="-0.059688">
            <text:p>-0.059688</text:p>
          </table:table-cell>
          <table:table-cell office:value-type="float" office:value="-0.023049">
            <text:p>-0.023049</text:p>
          </table:table-cell>
          <table:table-cell/>
        </table:table-row>
        <table:table-row table:style-name="ro1">
          <table:table-cell office:value-type="float" office:value="28200">
            <text:p>282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3229">
            <text:p>-0.153229</text:p>
          </table:table-cell>
          <table:table-cell office:value-type="float" office:value="0.562637">
            <text:p>0.562637</text:p>
          </table:table-cell>
          <table:table-cell office:value-type="float" office:value="11.477803">
            <text:p>11.477803</text:p>
          </table:table-cell>
          <table:table-cell office:value-type="float" office:value="0.012124">
            <text:p>0.012124</text:p>
          </table:table-cell>
          <table:table-cell office:value-type="float" office:value="-0.065683">
            <text:p>-0.065683</text:p>
          </table:table-cell>
          <table:table-cell office:value-type="float" office:value="-0.064217">
            <text:p>-0.064217</text:p>
          </table:table-cell>
          <table:table-cell/>
        </table:table-row>
        <table:table-row table:style-name="ro1">
          <table:table-cell office:value-type="float" office:value="28400">
            <text:p>28400</text:p>
          </table:table-cell>
          <table:table-cell office:value-type="float" office:value="0.325">
            <text:p>0.325</text:p>
          </table:table-cell>
          <table:table-cell office:value-type="float" office:value="-0.072222">
            <text:p>-0.072222</text:p>
          </table:table-cell>
          <table:table-cell office:value-type="float" office:value="0.349553">
            <text:p>0.349553</text:p>
          </table:table-cell>
          <table:table-cell office:value-type="float" office:value="0.198719">
            <text:p>0.198719</text:p>
          </table:table-cell>
          <table:table-cell office:value-type="float" office:value="11.219229">
            <text:p>11.219229</text:p>
          </table:table-cell>
          <table:table-cell office:value-type="float" office:value="0.032775">
            <text:p>0.032775</text:p>
          </table:table-cell>
          <table:table-cell office:value-type="float" office:value="-0.050894">
            <text:p>-0.050894</text:p>
          </table:table-cell>
          <table:table-cell office:value-type="float" office:value="1.127802">
            <text:p>1.127802</text:p>
          </table:table-cell>
          <table:table-cell/>
        </table:table-row>
        <table:table-row table:style-name="ro1">
          <table:table-cell office:value-type="float" office:value="28600">
            <text:p>28600</text:p>
          </table:table-cell>
          <table:table-cell office:value-type="float" office:value="0.3">
            <text:p>0.3</text:p>
          </table:table-cell>
          <table:table-cell office:value-type="float" office:value="0.018939">
            <text:p>0.018939</text:p>
          </table:table-cell>
          <table:table-cell office:value-type="float" office:value="4.699818">
            <text:p>4.699818</text:p>
          </table:table-cell>
          <table:table-cell office:value-type="float" office:value="-0.459687">
            <text:p>-0.459687</text:p>
          </table:table-cell>
          <table:table-cell office:value-type="float" office:value="16.079458">
            <text:p>16.079458</text:p>
          </table:table-cell>
          <table:table-cell office:value-type="float" office:value="0.094461">
            <text:p>0.094461</text:p>
          </table:table-cell>
          <table:table-cell office:value-type="float" office:value="0.133764">
            <text:p>0.133764</text:p>
          </table:table-cell>
          <table:table-cell office:value-type="float" office:value="1.741599">
            <text:p>1.741599</text:p>
          </table:table-cell>
          <table:table-cell/>
        </table:table-row>
        <table:table-row table:style-name="ro1">
          <table:table-cell office:value-type="float" office:value="28800">
            <text:p>28800</text:p>
          </table:table-cell>
          <table:table-cell office:value-type="float" office:value="0.125">
            <text:p>0.125</text:p>
          </table:table-cell>
          <table:table-cell office:value-type="float" office:value="0.019231">
            <text:p>0.019231</text:p>
          </table:table-cell>
          <table:table-cell office:value-type="float" office:value="0.440533">
            <text:p>0.440533</text:p>
          </table:table-cell>
          <table:table-cell office:value-type="float" office:value="-0.557849">
            <text:p>-0.557849</text:p>
          </table:table-cell>
          <table:table-cell office:value-type="float" office:value="11.338939">
            <text:p>11.338939</text:p>
          </table:table-cell>
          <table:table-cell office:value-type="float" office:value="0.106851">
            <text:p>0.106851</text:p>
          </table:table-cell>
          <table:table-cell office:value-type="float" office:value="-0.080472">
            <text:p>-0.080472</text:p>
          </table:table-cell>
          <table:table-cell office:value-type="float" office:value="2.018587">
            <text:p>2.018587</text:p>
          </table:table-cell>
          <table:table-cell/>
        </table:table-row>
        <table:table-row table:style-name="ro1">
          <table:table-cell office:value-type="float" office:value="29000">
            <text:p>29000</text:p>
          </table:table-cell>
          <table:table-cell office:value-type="float" office:value="0.075">
            <text:p>0.075</text:p>
          </table:table-cell>
          <table:table-cell office:value-type="float" office:value="0.019186">
            <text:p>0.019186</text:p>
          </table:table-cell>
          <table:table-cell office:value-type="float" office:value="0.943315">
            <text:p>0.943315</text:p>
          </table:table-cell>
          <table:table-cell office:value-type="float" office:value="-0.560243">
            <text:p>-0.560243</text:p>
          </table:table-cell>
          <table:table-cell office:value-type="float" office:value="10.196905">
            <text:p>10.196905</text:p>
          </table:table-cell>
          <table:table-cell office:value-type="float" office:value="0.151084">
            <text:p>0.151084</text:p>
          </table:table-cell>
          <table:table-cell office:value-type="float" office:value="-0.033974">
            <text:p>-0.033974</text:p>
          </table:table-cell>
          <table:table-cell office:value-type="float" office:value="2.084936">
            <text:p>2.084936</text:p>
          </table:table-cell>
          <table:table-cell/>
        </table:table-row>
        <table:table-row table:style-name="ro1">
          <table:table-cell office:value-type="float" office:value="29200">
            <text:p>29200</text:p>
          </table:table-cell>
          <table:table-cell office:value-type="float" office:value="0.025">
            <text:p>0.025</text:p>
          </table:table-cell>
          <table:table-cell office:value-type="float" office:value="0.038636">
            <text:p>0.038636</text:p>
          </table:table-cell>
          <table:table-cell office:value-type="float" office:value="0.356736">
            <text:p>0.356736</text:p>
          </table:table-cell>
          <table:table-cell office:value-type="float" office:value="-0.418985">
            <text:p>-0.418985</text:p>
          </table:table-cell>
          <table:table-cell office:value-type="float" office:value="11.532869">
            <text:p>11.532869</text:p>
          </table:table-cell>
          <table:table-cell office:value-type="float" office:value="0.155348">
            <text:p>0.155348</text:p>
          </table:table-cell>
          <table:table-cell office:value-type="float" office:value="-0.048896">
            <text:p>-0.048896</text:p>
          </table:table-cell>
          <table:table-cell office:value-type="float" office:value="2.163009">
            <text:p>2.163009</text:p>
          </table:table-cell>
          <table:table-cell/>
        </table:table-row>
        <table:table-row table:style-name="ro1">
          <table:table-cell office:value-type="float" office:value="29400">
            <text:p>29400</text:p>
          </table:table-cell>
          <table:table-cell office:value-type="float" office:value="0.025">
            <text:p>0.025</text:p>
          </table:table-cell>
          <table:table-cell office:value-type="float" office:value="0.038043">
            <text:p>0.038043</text:p>
          </table:table-cell>
          <table:table-cell office:value-type="float" office:value="0.162806">
            <text:p>0.162806</text:p>
          </table:table-cell>
          <table:table-cell office:value-type="float" office:value="0.23942">
            <text:p>0.23942</text:p>
          </table:table-cell>
          <table:table-cell office:value-type="float" office:value="9.940725">
            <text:p>9.940725</text:p>
          </table:table-cell>
          <table:table-cell office:value-type="float" office:value="0.214369">
            <text:p>0.214369</text:p>
          </table:table-cell>
          <table:table-cell office:value-type="float" office:value="0.031576">
            <text:p>0.031576</text:p>
          </table:table-cell>
          <table:table-cell office:value-type="float" office:value="2.184859">
            <text:p>2.184859</text:p>
          </table:table-cell>
          <table:table-cell/>
        </table:table-row>
        <table:table-row table:style-name="ro1">
          <table:table-cell office:value-type="float" office:value="29600">
            <text:p>29600</text:p>
          </table:table-cell>
          <table:table-cell office:value-type="float" office:value="-0.025">
            <text:p>-0.025</text:p>
          </table:table-cell>
          <table:table-cell office:value-type="float" office:value="0.038636">
            <text:p>0.038636</text:p>
          </table:table-cell>
          <table:table-cell office:value-type="float" office:value="0.452504">
            <text:p>0.452504</text:p>
          </table:table-cell>
          <table:table-cell office:value-type="float" office:value="0.174777">
            <text:p>0.174777</text:p>
          </table:table-cell>
          <table:table-cell office:value-type="float" office:value="13.038822">
            <text:p>13.038822</text:p>
          </table:table-cell>
          <table:table-cell office:value-type="float" office:value="0.108184">
            <text:p>0.108184</text:p>
          </table:table-cell>
          <table:table-cell office:value-type="float" office:value="0.008527">
            <text:p>0.008527</text:p>
          </table:table-cell>
          <table:table-cell office:value-type="float" office:value="2.172735">
            <text:p>2.172735</text:p>
          </table:table-cell>
          <table:table-cell/>
        </table:table-row>
        <table:table-row table:style-name="ro1">
          <table:table-cell office:value-type="float" office:value="29800">
            <text:p>29800</text:p>
          </table:table-cell>
          <table:table-cell office:value-type="float" office:value="0.025">
            <text:p>0.025</text:p>
          </table:table-cell>
          <table:table-cell office:value-type="float" office:value="0.038043">
            <text:p>0.038043</text:p>
          </table:table-cell>
          <table:table-cell office:value-type="float" office:value="-0.31364">
            <text:p>-0.31364</text:p>
          </table:table-cell>
          <table:table-cell office:value-type="float" office:value="-0.25618">
            <text:p>-0.25618</text:p>
          </table:table-cell>
          <table:table-cell office:value-type="float" office:value="10.228029">
            <text:p>10.228029</text:p>
          </table:table-cell>
          <table:table-cell office:value-type="float" office:value="0.101522">
            <text:p>0.101522</text:p>
          </table:table-cell>
          <table:table-cell office:value-type="float" office:value="-0.034107">
            <text:p>-0.034107</text:p>
          </table:table-cell>
          <table:table-cell office:value-type="float" office:value="2.10532">
            <text:p>2.10532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-0.025">
            <text:p>-0.025</text:p>
          </table:table-cell>
          <table:table-cell office:value-type="float" office:value="0.038636">
            <text:p>0.038636</text:p>
          </table:table-cell>
          <table:table-cell office:value-type="float" office:value="-0.009577">
            <text:p>-0.009577</text:p>
          </table:table-cell>
          <table:table-cell office:value-type="float" office:value="-0.289698">
            <text:p>-0.289698</text:p>
          </table:table-cell>
          <table:table-cell office:value-type="float" office:value="10.896011">
            <text:p>10.896011</text:p>
          </table:table-cell>
          <table:table-cell office:value-type="float" office:value="0.085401">
            <text:p>0.085401</text:p>
          </table:table-cell>
          <table:table-cell office:value-type="float" office:value="-0.142824">
            <text:p>-0.142824</text:p>
          </table:table-cell>
          <table:table-cell office:value-type="float" office:value="2.024582">
            <text:p>2.024582</text:p>
          </table:table-cell>
          <table:table-cell/>
        </table:table-row>
        <table:table-row table:style-name="ro1">
          <table:table-cell office:value-type="float" office:value="30200">
            <text:p>30200</text:p>
          </table:table-cell>
          <table:table-cell office:value-type="float" office:value="0.025">
            <text:p>0.025</text:p>
          </table:table-cell>
          <table:table-cell office:value-type="float" office:value="0.058333">
            <text:p>0.058333</text:p>
          </table:table-cell>
          <table:table-cell office:value-type="float" office:value="1.414973">
            <text:p>1.414973</text:p>
          </table:table-cell>
          <table:table-cell office:value-type="float" office:value="-0.141258">
            <text:p>-0.141258</text:p>
          </table:table-cell>
          <table:table-cell office:value-type="float" office:value="10.92953">
            <text:p>10.92953</text:p>
          </table:table-cell>
          <table:table-cell office:value-type="float" office:value="0.140292">
            <text:p>0.140292</text:p>
          </table:table-cell>
          <table:table-cell office:value-type="float" office:value="0.031309">
            <text:p>0.031309</text:p>
          </table:table-cell>
          <table:table-cell office:value-type="float" office:value="2.121841">
            <text:p>2.121841</text:p>
          </table:table-cell>
          <table:table-cell/>
        </table:table-row>
        <table:table-row table:style-name="ro1">
          <table:table-cell office:value-type="float" office:value="30400">
            <text:p>30400</text:p>
          </table:table-cell>
          <table:table-cell office:value-type="float" office:value="-0.025">
            <text:p>-0.025</text:p>
          </table:table-cell>
          <table:table-cell office:value-type="float" office:value="0.018889">
            <text:p>0.018889</text:p>
          </table:table-cell>
          <table:table-cell office:value-type="float" office:value="0.799663">
            <text:p>0.799663</text:p>
          </table:table-cell>
          <table:table-cell office:value-type="float" office:value="2.08535">
            <text:p>2.08535</text:p>
          </table:table-cell>
          <table:table-cell office:value-type="float" office:value="10.072407">
            <text:p>10.072407</text:p>
          </table:table-cell>
          <table:table-cell office:value-type="float" office:value="0.040502">
            <text:p>0.040502</text:p>
          </table:table-cell>
          <table:table-cell office:value-type="float" office:value="-0.19998">
            <text:p>-0.19998</text:p>
          </table:table-cell>
          <table:table-cell office:value-type="float" office:value="2.095195">
            <text:p>2.095195</text:p>
          </table:table-cell>
          <table:table-cell/>
        </table:table-row>
        <table:table-row table:style-name="ro1">
          <table:table-cell office:value-type="float" office:value="30600">
            <text:p>30600</text:p>
          </table:table-cell>
          <table:table-cell office:value-type="float" office:value="0.025">
            <text:p>0.025</text:p>
          </table:table-cell>
          <table:table-cell office:value-type="float" office:value="0.038043">
            <text:p>0.038043</text:p>
          </table:table-cell>
          <table:table-cell office:value-type="float" office:value="-0.715866">
            <text:p>-0.715866</text:p>
          </table:table-cell>
          <table:table-cell office:value-type="float" office:value="-0.37589">
            <text:p>-0.37589</text:p>
          </table:table-cell>
          <table:table-cell office:value-type="float" office:value="10.967837">
            <text:p>10.967837</text:p>
          </table:table-cell>
          <table:table-cell office:value-type="float" office:value="0.220498">
            <text:p>0.220498</text:p>
          </table:table-cell>
          <table:table-cell office:value-type="float" office:value="-0.030643">
            <text:p>-0.030643</text:p>
          </table:table-cell>
          <table:table-cell office:value-type="float" office:value="2.071346">
            <text:p>2.071346</text:p>
          </table:table-cell>
          <table:table-cell/>
        </table:table-row>
        <table:table-row table:style-name="ro1">
          <table:table-cell office:value-type="float" office:value="30800">
            <text:p>30800</text:p>
          </table:table-cell>
          <table:table-cell office:value-type="float" office:value="0">
            <text:p>0</text:p>
          </table:table-cell>
          <table:table-cell office:value-type="float" office:value="0.058333">
            <text:p>0.058333</text:p>
          </table:table-cell>
          <table:table-cell office:value-type="float" office:value="-0.78051">
            <text:p>-0.78051</text:p>
          </table:table-cell>
          <table:table-cell office:value-type="float" office:value="0.54109">
            <text:p>0.54109</text:p>
          </table:table-cell>
          <table:table-cell office:value-type="float" office:value="12.617443">
            <text:p>12.617443</text:p>
          </table:table-cell>
          <table:table-cell office:value-type="float" office:value="-0.098191">
            <text:p>-0.098191</text:p>
          </table:table-cell>
          <table:table-cell office:value-type="float" office:value="0.223695">
            <text:p>0.223695</text:p>
          </table:table-cell>
          <table:table-cell office:value-type="float" office:value="1.904141">
            <text:p>1.904141</text:p>
          </table:table-cell>
          <table:table-cell/>
        </table:table-row>
        <table:table-row table:style-name="ro1">
          <table:table-cell office:value-type="float" office:value="31000">
            <text:p>31000</text:p>
          </table:table-cell>
          <table:table-cell office:value-type="float" office:value="0">
            <text:p>0</text:p>
          </table:table-cell>
          <table:table-cell office:value-type="float" office:value="0.038043">
            <text:p>0.038043</text:p>
          </table:table-cell>
          <table:table-cell office:value-type="float" office:value="1.484405">
            <text:p>1.484405</text:p>
          </table:table-cell>
          <table:table-cell office:value-type="float" office:value="-0.169988">
            <text:p>-0.169988</text:p>
          </table:table-cell>
          <table:table-cell office:value-type="float" office:value="10.31422">
            <text:p>10.31422</text:p>
          </table:table-cell>
          <table:table-cell office:value-type="float" office:value="0.130167">
            <text:p>0.130167</text:p>
          </table:table-cell>
          <table:table-cell office:value-type="float" office:value="-0.025181">
            <text:p>-0.025181</text:p>
          </table:table-cell>
          <table:table-cell office:value-type="float" office:value="2.140626">
            <text:p>2.140626</text:p>
          </table:table-cell>
          <table:table-cell/>
        </table:table-row>
        <table:table-row table:style-name="ro1">
          <table:table-cell office:value-type="float" office:value="31200">
            <text:p>31200</text:p>
          </table:table-cell>
          <table:table-cell office:value-type="float" office:value="0">
            <text:p>0</text:p>
          </table:table-cell>
          <table:table-cell office:value-type="float" office:value="0.058333">
            <text:p>0.058333</text:p>
          </table:table-cell>
          <table:table-cell office:value-type="float" office:value="2.073379">
            <text:p>2.073379</text:p>
          </table:table-cell>
          <table:table-cell office:value-type="float" office:value="0.172383">
            <text:p>0.172383</text:p>
          </table:table-cell>
          <table:table-cell office:value-type="float" office:value="9.952696">
            <text:p>9.952696</text:p>
          </table:table-cell>
          <table:table-cell office:value-type="float" office:value="0.144822">
            <text:p>0.144822</text:p>
          </table:table-cell>
          <table:table-cell office:value-type="float" office:value="-0.06102">
            <text:p>-0.06102</text:p>
          </table:table-cell>
          <table:table-cell office:value-type="float" office:value="2.219766">
            <text:p>2.219766</text:p>
          </table:table-cell>
          <table:table-cell/>
        </table:table-row>
        <table:table-row table:style-name="ro1">
          <table:table-cell office:value-type="float" office:value="31400">
            <text:p>31400</text:p>
          </table:table-cell>
          <table:table-cell office:value-type="float" office:value="-0.025">
            <text:p>-0.025</text:p>
          </table:table-cell>
          <table:table-cell office:value-type="float" office:value="0.018889">
            <text:p>0.018889</text:p>
          </table:table-cell>
          <table:table-cell office:value-type="float" office:value="0.677559">
            <text:p>0.677559</text:p>
          </table:table-cell>
          <table:table-cell office:value-type="float" office:value="-0.591368">
            <text:p>-0.591368</text:p>
          </table:table-cell>
          <table:table-cell office:value-type="float" office:value="10.692505">
            <text:p>10.692505</text:p>
          </table:table-cell>
          <table:table-cell office:value-type="float" office:value="0.147221">
            <text:p>0.147221</text:p>
          </table:table-cell>
          <table:table-cell office:value-type="float" office:value="-0.064484">
            <text:p>-0.064484</text:p>
          </table:table-cell>
          <table:table-cell office:value-type="float" office:value="2.111315">
            <text:p>2.111315</text:p>
          </table:table-cell>
          <table:table-cell/>
        </table:table-row>
        <table:table-row table:style-name="ro1">
          <table:table-cell office:value-type="float" office:value="31600">
            <text:p>31600</text:p>
          </table:table-cell>
          <table:table-cell office:value-type="float" office:value="0.025">
            <text:p>0.025</text:p>
          </table:table-cell>
          <table:table-cell office:value-type="float" office:value="0.038043">
            <text:p>0.038043</text:p>
          </table:table-cell>
          <table:table-cell office:value-type="float" office:value="-0.301669">
            <text:p>-0.301669</text:p>
          </table:table-cell>
          <table:table-cell office:value-type="float" office:value="-0.002394">
            <text:p>-0.002394</text:p>
          </table:table-cell>
          <table:table-cell office:value-type="float" office:value="11.894394">
            <text:p>11.894394</text:p>
          </table:table-cell>
          <table:table-cell office:value-type="float" office:value="0.06968">
            <text:p>0.06968</text:p>
          </table:table-cell>
          <table:table-cell office:value-type="float" office:value="-0.169204">
            <text:p>-0.169204</text:p>
          </table:table-cell>
          <table:table-cell office:value-type="float" office:value="2.120375">
            <text:p>2.120375</text:p>
          </table:table-cell>
          <table:table-cell/>
        </table:table-row>
        <table:table-row table:style-name="ro1">
          <table:table-cell office:value-type="float" office:value="31800">
            <text:p>3180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213084">
            <text:p>0.213084</text:p>
          </table:table-cell>
          <table:table-cell office:value-type="float" office:value="0.339977">
            <text:p>0.339977</text:p>
          </table:table-cell>
          <table:table-cell office:value-type="float" office:value="12.004527">
            <text:p>12.004527</text:p>
          </table:table-cell>
          <table:table-cell office:value-type="float" office:value="0.116844">
            <text:p>0.116844</text:p>
          </table:table-cell>
          <table:table-cell office:value-type="float" office:value="0.03917">
            <text:p>0.03917</text:p>
          </table:table-cell>
          <table:table-cell office:value-type="float" office:value="2.060688">
            <text:p>2.060688</text:p>
          </table:table-cell>
          <table:table-cell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0.025">
            <text:p>0.025</text:p>
          </table:table-cell>
          <table:table-cell office:value-type="float" office:value="0.018889">
            <text:p>0.018889</text:p>
          </table:table-cell>
          <table:table-cell office:value-type="float" office:value="0.632069">
            <text:p>0.632069</text:p>
          </table:table-cell>
          <table:table-cell office:value-type="float" office:value="-0.150835">
            <text:p>-0.150835</text:p>
          </table:table-cell>
          <table:table-cell office:value-type="float" office:value="11.504139">
            <text:p>11.504139</text:p>
          </table:table-cell>
          <table:table-cell office:value-type="float" office:value="0.110582">
            <text:p>0.110582</text:p>
          </table:table-cell>
          <table:table-cell office:value-type="float" office:value="-0.009593">
            <text:p>-0.009593</text:p>
          </table:table-cell>
          <table:table-cell office:value-type="float" office:value="2.175267">
            <text:p>2.175267</text:p>
          </table:table-cell>
          <table:table-cell/>
        </table:table-row>
        <table:table-row table:style-name="ro1">
          <table:table-cell office:value-type="float" office:value="32200">
            <text:p>32200</text:p>
          </table:table-cell>
          <table:table-cell office:value-type="float" office:value="0">
            <text:p>0</text:p>
          </table:table-cell>
          <table:table-cell office:value-type="float" office:value="0.038636">
            <text:p>0.038636</text:p>
          </table:table-cell>
          <table:table-cell office:value-type="float" office:value="1.235408">
            <text:p>1.235408</text:p>
          </table:table-cell>
          <table:table-cell office:value-type="float" office:value="0.756568">
            <text:p>0.756568</text:p>
          </table:table-cell>
          <table:table-cell office:value-type="float" office:value="11.750742">
            <text:p>11.750742</text:p>
          </table:table-cell>
          <table:table-cell office:value-type="float" office:value="0.146021">
            <text:p>0.146021</text:p>
          </table:table-cell>
          <table:table-cell office:value-type="float" office:value="-0.044899">
            <text:p>-0.044899</text:p>
          </table:table-cell>
          <table:table-cell office:value-type="float" office:value="2.193519">
            <text:p>2.193519</text:p>
          </table:table-cell>
          <table:table-cell/>
        </table:table-row>
        <table:table-row table:style-name="ro1">
          <table:table-cell office:value-type="float" office:value="32400">
            <text:p>32400</text:p>
          </table:table-cell>
          <table:table-cell office:value-type="float" office:value="0">
            <text:p>0</text:p>
          </table:table-cell>
          <table:table-cell office:value-type="float" office:value="0.018889">
            <text:p>0.018889</text:p>
          </table:table-cell>
          <table:table-cell office:value-type="float" office:value="0.984017">
            <text:p>0.984017</text:p>
          </table:table-cell>
          <table:table-cell office:value-type="float" office:value="0.560243">
            <text:p>0.560243</text:p>
          </table:table-cell>
          <table:table-cell office:value-type="float" office:value="10.747571">
            <text:p>10.747571</text:p>
          </table:table-cell>
          <table:table-cell office:value-type="float" office:value="0.12124">
            <text:p>0.12124</text:p>
          </table:table-cell>
          <table:table-cell office:value-type="float" office:value="0.0441">
            <text:p>0.0441</text:p>
          </table:table-cell>
          <table:table-cell office:value-type="float" office:value="2.133299">
            <text:p>2.133299</text:p>
          </table:table-cell>
          <table:table-cell/>
        </table:table-row>
        <table:table-row table:style-name="ro1">
          <table:table-cell office:value-type="float" office:value="32600">
            <text:p>32600</text:p>
          </table:table-cell>
          <table:table-cell office:value-type="float" office:value="-0.3">
            <text:p>-0.3</text:p>
          </table:table-cell>
          <table:table-cell office:value-type="float" office:value="-0.018966">
            <text:p>-0.018966</text:p>
          </table:table-cell>
          <table:table-cell office:value-type="float" office:value="2.118868">
            <text:p>2.118868</text:p>
          </table:table-cell>
          <table:table-cell office:value-type="float" office:value="-0.423774">
            <text:p>-0.423774</text:p>
          </table:table-cell>
          <table:table-cell office:value-type="float" office:value="10.022128">
            <text:p>10.022128</text:p>
          </table:table-cell>
          <table:table-cell office:value-type="float" office:value="0.032242">
            <text:p>0.032242</text:p>
          </table:table-cell>
          <table:table-cell office:value-type="float" office:value="0.129234">
            <text:p>0.129234</text:p>
          </table:table-cell>
          <table:table-cell office:value-type="float" office:value="1.428772">
            <text:p>1.428772</text:p>
          </table:table-cell>
          <table:table-cell/>
        </table:table-row>
        <table:table-row table:style-name="ro1">
          <table:table-cell office:value-type="float" office:value="32800">
            <text:p>32800</text:p>
          </table:table-cell>
          <table:table-cell office:value-type="float" office:value="-0.55">
            <text:p>-0.55</text:p>
          </table:table-cell>
          <table:table-cell office:value-type="float" office:value="0">
            <text:p>0</text:p>
          </table:table-cell>
          <table:table-cell office:value-type="float" office:value="0.933739">
            <text:p>0.933739</text:p>
          </table:table-cell>
          <table:table-cell office:value-type="float" office:value="-1.362301">
            <text:p>-1.362301</text:p>
          </table:table-cell>
          <table:table-cell office:value-type="float" office:value="10.295067">
            <text:p>10.295067</text:p>
          </table:table-cell>
          <table:table-cell office:value-type="float" office:value="0.056757">
            <text:p>0.056757</text:p>
          </table:table-cell>
          <table:table-cell office:value-type="float" office:value="-0.066349">
            <text:p>-0.066349</text:p>
          </table:table-cell>
          <table:table-cell office:value-type="float" office:value="0.060487">
            <text:p>0.060487</text:p>
          </table:table-cell>
          <table:table-cell/>
        </table:table-row>
        <table:table-row table:style-name="ro1">
          <table:table-cell office:value-type="float" office:value="33000">
            <text:p>33000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0.696713">
            <text:p>0.696713</text:p>
          </table:table-cell>
          <table:table-cell office:value-type="float" office:value="-0.09098">
            <text:p>-0.09098</text:p>
          </table:table-cell>
          <table:table-cell office:value-type="float" office:value="10.955867">
            <text:p>10.955867</text:p>
          </table:table-cell>
          <table:table-cell office:value-type="float" office:value="0.024248">
            <text:p>0.024248</text:p>
          </table:table-cell>
          <table:table-cell office:value-type="float" office:value="-0.063152">
            <text:p>-0.063152</text:p>
          </table:table-cell>
          <table:table-cell office:value-type="float" office:value="0.005995">
            <text:p>0.005995</text:p>
          </table:table-cell>
          <table:table-cell/>
        </table:table-row>
        <table:table-row table:style-name="ro1">
          <table:table-cell office:value-type="float" office:value="33200">
            <text:p>332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office:value-type="float" office:value="-0.215478">
            <text:p>-0.215478</text:p>
          </table:table-cell>
          <table:table-cell office:value-type="float" office:value="10.934319">
            <text:p>10.934319</text:p>
          </table:table-cell>
          <table:table-cell office:value-type="float" office:value="0.030643">
            <text:p>0.030643</text:p>
          </table:table-cell>
          <table:table-cell office:value-type="float" office:value="-0.062885">
            <text:p>-0.062885</text:p>
          </table:table-cell>
          <table:table-cell office:value-type="float" office:value="-0.026113">
            <text:p>-0.026113</text:p>
          </table:table-cell>
          <table:table-cell/>
        </table:table-row>
        <table:table-row table:style-name="ro1">
          <table:table-cell office:value-type="float" office:value="33400">
            <text:p>33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6858">
            <text:p>0.636858</text:p>
          </table:table-cell>
          <table:table-cell office:value-type="float" office:value="-0.131681">
            <text:p>-0.131681</text:p>
          </table:table-cell>
          <table:table-cell office:value-type="float" office:value="10.989386">
            <text:p>10.989386</text:p>
          </table:table-cell>
          <table:table-cell office:value-type="float" office:value="0.022916">
            <text:p>0.022916</text:p>
          </table:table-cell>
          <table:table-cell office:value-type="float" office:value="-0.060487">
            <text:p>-0.060487</text:p>
          </table:table-cell>
          <table:table-cell office:value-type="float" office:value="-0.020784">
            <text:p>-0.020784</text:p>
          </table:table-cell>
          <table:table-cell/>
        </table:table-row>
        <table:table-row table:style-name="ro1">
          <table:table-cell office:value-type="float" office:value="33800">
            <text:p>33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7982">
            <text:p>0.667982</text:p>
          </table:table-cell>
          <table:table-cell office:value-type="float" office:value="-0.057461">
            <text:p>-0.057461</text:p>
          </table:table-cell>
          <table:table-cell office:value-type="float" office:value="10.922348">
            <text:p>10.922348</text:p>
          </table:table-cell>
          <table:table-cell office:value-type="float" office:value="0.023049">
            <text:p>0.023049</text:p>
          </table:table-cell>
          <table:table-cell office:value-type="float" office:value="-0.059021">
            <text:p>-0.059021</text:p>
          </table:table-cell>
          <table:table-cell office:value-type="float" office:value="-0.019319">
            <text:p>-0.019319</text:p>
          </table:table-cell>
          <table:table-cell/>
        </table:table-row>
        <table:table-row table:style-name="ro1">
          <table:table-cell office:value-type="float" office:value="34000">
            <text:p>34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6858">
            <text:p>0.636858</text:p>
          </table:table-cell>
          <table:table-cell office:value-type="float" office:value="-0.07422">
            <text:p>-0.07422</text:p>
          </table:table-cell>
          <table:table-cell office:value-type="float" office:value="11.046846">
            <text:p>11.046846</text:p>
          </table:table-cell>
          <table:table-cell office:value-type="float" office:value="0.030377">
            <text:p>0.030377</text:p>
          </table:table-cell>
          <table:table-cell office:value-type="float" office:value="-0.063018">
            <text:p>-0.063018</text:p>
          </table:table-cell>
          <table:table-cell office:value-type="float" office:value="-0.01772">
            <text:p>-0.01772</text:p>
          </table:table-cell>
          <table:table-cell/>
        </table:table-row>
        <table:table-row table:style-name="ro1">
          <table:table-cell office:value-type="float" office:value="34200">
            <text:p>34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2916">
            <text:p>0.612916</text:p>
          </table:table-cell>
          <table:table-cell office:value-type="float" office:value="-0.107739">
            <text:p>-0.107739</text:p>
          </table:table-cell>
          <table:table-cell office:value-type="float" office:value="11.044453">
            <text:p>11.044453</text:p>
          </table:table-cell>
          <table:table-cell office:value-type="float" office:value="0.031176">
            <text:p>0.031176</text:p>
          </table:table-cell>
          <table:table-cell office:value-type="float" office:value="-0.063152">
            <text:p>-0.063152</text:p>
          </table:table-cell>
          <table:table-cell office:value-type="float" office:value="-0.018652">
            <text:p>-0.018652</text:p>
          </table:table-cell>
          <table:table-cell/>
        </table:table-row>
        <table:table-row table:style-name="ro1">
          <table:table-cell office:value-type="float" office:value="34400">
            <text:p>34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7982">
            <text:p>0.667982</text:p>
          </table:table-cell>
          <table:table-cell office:value-type="float" office:value="-0.088585">
            <text:p>-0.088585</text:p>
          </table:table-cell>
          <table:table-cell office:value-type="float" office:value="10.972626">
            <text:p>10.972626</text:p>
          </table:table-cell>
          <table:table-cell office:value-type="float" office:value="0.026247">
            <text:p>0.026247</text:p>
          </table:table-cell>
          <table:table-cell office:value-type="float" office:value="-0.059954">
            <text:p>-0.059954</text:p>
          </table:table-cell>
          <table:table-cell office:value-type="float" office:value="-0.017187">
            <text:p>-0.017187</text:p>
          </table:table-cell>
          <table:table-cell/>
        </table:table-row>
        <table:table-row table:style-name="ro1">
          <table:table-cell office:value-type="float" office:value="34600">
            <text:p>34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91924">
            <text:p>0.691924</text:p>
          </table:table-cell>
          <table:table-cell office:value-type="float" office:value="-0.076614">
            <text:p>-0.076614</text:p>
          </table:table-cell>
          <table:table-cell office:value-type="float" office:value="11.013328">
            <text:p>11.013328</text:p>
          </table:table-cell>
          <table:table-cell office:value-type="float" office:value="0.027579">
            <text:p>0.027579</text:p>
          </table:table-cell>
          <table:table-cell office:value-type="float" office:value="-0.061553">
            <text:p>-0.061553</text:p>
          </table:table-cell>
          <table:table-cell office:value-type="float" office:value="-0.018786">
            <text:p>-0.018786</text:p>
          </table:table-cell>
          <table:table-cell/>
        </table:table-row>
        <table:table-row table:style-name="ro1">
          <table:table-cell office:value-type="float" office:value="34800">
            <text:p>34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1223">
            <text:p>0.651223</text:p>
          </table:table-cell>
          <table:table-cell office:value-type="float" office:value="-0.100556">
            <text:p>-0.100556</text:p>
          </table:table-cell>
          <table:table-cell office:value-type="float" office:value="11.049241">
            <text:p>11.049241</text:p>
          </table:table-cell>
          <table:table-cell office:value-type="float" office:value="0.030243">
            <text:p>0.030243</text:p>
          </table:table-cell>
          <table:table-cell office:value-type="float" office:value="-0.061819">
            <text:p>-0.061819</text:p>
          </table:table-cell>
          <table:table-cell office:value-type="float" office:value="-0.01732">
            <text:p>-0.01732</text:p>
          </table:table-cell>
          <table:table-cell/>
        </table:table-row>
        <table:table-row table:style-name="ro1">
          <table:table-cell office:value-type="float" office:value="35000">
            <text:p>35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3762">
            <text:p>0.593762</text:p>
          </table:table-cell>
          <table:table-cell office:value-type="float" office:value="-0.098162">
            <text:p>-0.098162</text:p>
          </table:table-cell>
          <table:table-cell office:value-type="float" office:value="10.965444">
            <text:p>10.965444</text:p>
          </table:table-cell>
          <table:table-cell office:value-type="float" office:value="0.025047">
            <text:p>0.025047</text:p>
          </table:table-cell>
          <table:table-cell office:value-type="float" office:value="-0.058622">
            <text:p>-0.058622</text:p>
          </table:table-cell>
          <table:table-cell office:value-type="float" office:value="-0.020917">
            <text:p>-0.020917</text:p>
          </table:table-cell>
          <table:table-cell/>
        </table:table-row>
        <table:table-row table:style-name="ro1">
          <table:table-cell office:value-type="float" office:value="35200">
            <text:p>35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531">
            <text:p>0.61531</text:p>
          </table:table-cell>
          <table:table-cell office:value-type="float" office:value="-0.067038">
            <text:p>-0.067038</text:p>
          </table:table-cell>
          <table:table-cell office:value-type="float" office:value="11.025299">
            <text:p>11.025299</text:p>
          </table:table-cell>
          <table:table-cell office:value-type="float" office:value="0.024381">
            <text:p>0.024381</text:p>
          </table:table-cell>
          <table:table-cell office:value-type="float" office:value="-0.059421">
            <text:p>-0.059421</text:p>
          </table:table-cell>
          <table:table-cell office:value-type="float" office:value="-0.018786">
            <text:p>-0.018786</text:p>
          </table:table-cell>
          <table:table-cell/>
        </table:table-row>
        <table:table-row table:style-name="ro1">
          <table:table-cell office:value-type="float" office:value="35400">
            <text:p>35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91924">
            <text:p>0.691924</text:p>
          </table:table-cell>
          <table:table-cell office:value-type="float" office:value="-0.07422">
            <text:p>-0.07422</text:p>
          </table:table-cell>
          <table:table-cell office:value-type="float" office:value="11.030087">
            <text:p>11.030087</text:p>
          </table:table-cell>
          <table:table-cell office:value-type="float" office:value="0.029577">
            <text:p>0.029577</text:p>
          </table:table-cell>
          <table:table-cell office:value-type="float" office:value="-0.064484">
            <text:p>-0.064484</text:p>
          </table:table-cell>
          <table:table-cell office:value-type="float" office:value="-0.020118">
            <text:p>-0.020118</text:p>
          </table:table-cell>
          <table:table-cell/>
        </table:table-row>
        <table:table-row table:style-name="ro1">
          <table:table-cell office:value-type="float" office:value="35600">
            <text:p>35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25443">
            <text:p>0.725443</text:p>
          </table:table-cell>
          <table:table-cell office:value-type="float" office:value="-0.122104">
            <text:p>-0.122104</text:p>
          </table:table-cell>
          <table:table-cell office:value-type="float" office:value="11.125855">
            <text:p>11.125855</text:p>
          </table:table-cell>
          <table:table-cell office:value-type="float" office:value="0.026779">
            <text:p>0.026779</text:p>
          </table:table-cell>
          <table:table-cell office:value-type="float" office:value="-0.059554">
            <text:p>-0.059554</text:p>
          </table:table-cell>
          <table:table-cell office:value-type="float" office:value="-0.019319">
            <text:p>-0.019319</text:p>
          </table:table-cell>
          <table:table-cell/>
        </table:table-row>
        <table:table-row table:style-name="ro1">
          <table:table-cell office:value-type="float" office:value="35800">
            <text:p>35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03895">
            <text:p>0.703895</text:p>
          </table:table-cell>
          <table:table-cell office:value-type="float" office:value="-0.11971">
            <text:p>-0.11971</text:p>
          </table:table-cell>
          <table:table-cell office:value-type="float" office:value="10.963049">
            <text:p>10.963049</text:p>
          </table:table-cell>
          <table:table-cell office:value-type="float" office:value="0.027446">
            <text:p>0.027446</text:p>
          </table:table-cell>
          <table:table-cell office:value-type="float" office:value="-0.060753">
            <text:p>-0.060753</text:p>
          </table:table-cell>
          <table:table-cell office:value-type="float" office:value="-0.017853">
            <text:p>-0.017853</text:p>
          </table:table-cell>
          <table:table-cell/>
        </table:table-row>
        <table:table-row table:style-name="ro1">
          <table:table-cell office:value-type="float" office:value="36000">
            <text:p>36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82347">
            <text:p>0.682347</text:p>
          </table:table-cell>
          <table:table-cell office:value-type="float" office:value="-0.131681">
            <text:p>-0.131681</text:p>
          </table:table-cell>
          <table:table-cell office:value-type="float" office:value="11.034876">
            <text:p>11.034876</text:p>
          </table:table-cell>
          <table:table-cell office:value-type="float" office:value="0.030643">
            <text:p>0.030643</text:p>
          </table:table-cell>
          <table:table-cell office:value-type="float" office:value="-0.06142">
            <text:p>-0.06142</text:p>
          </table:table-cell>
          <table:table-cell office:value-type="float" office:value="-0.019985">
            <text:p>-0.019985</text:p>
          </table:table-cell>
          <table:table-cell/>
        </table:table-row>
        <table:table-row table:style-name="ro1">
          <table:table-cell office:value-type="float" office:value="36200">
            <text:p>36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8953">
            <text:p>0.68953</text:p>
          </table:table-cell>
          <table:table-cell office:value-type="float" office:value="-0.055067">
            <text:p>-0.055067</text:p>
          </table:table-cell>
          <table:table-cell office:value-type="float" office:value="10.982203">
            <text:p>10.982203</text:p>
          </table:table-cell>
          <table:table-cell office:value-type="float" office:value="0.030377">
            <text:p>0.030377</text:p>
          </table:table-cell>
          <table:table-cell office:value-type="float" office:value="-0.064084">
            <text:p>-0.064084</text:p>
          </table:table-cell>
          <table:table-cell office:value-type="float" office:value="-0.020518">
            <text:p>-0.020518</text:p>
          </table:table-cell>
          <table:table-cell/>
        </table:table-row>
        <table:table-row table:style-name="ro1">
          <table:table-cell office:value-type="float" office:value="36400">
            <text:p>36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1223">
            <text:p>0.651223</text:p>
          </table:table-cell>
          <table:table-cell office:value-type="float" office:value="-0.069432">
            <text:p>-0.069432</text:p>
          </table:table-cell>
          <table:table-cell office:value-type="float" office:value="10.936713">
            <text:p>10.936713</text:p>
          </table:table-cell>
          <table:table-cell office:value-type="float" office:value="0.029844">
            <text:p>0.029844</text:p>
          </table:table-cell>
          <table:table-cell office:value-type="float" office:value="-0.059421">
            <text:p>-0.059421</text:p>
          </table:table-cell>
          <table:table-cell office:value-type="float" office:value="-0.01692">
            <text:p>-0.01692</text:p>
          </table:table-cell>
          <table:table-cell/>
        </table:table-row>
        <table:table-row table:style-name="ro1">
          <table:table-cell office:value-type="float" office:value="36600">
            <text:p>36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0521">
            <text:p>0.610521</text:p>
          </table:table-cell>
          <table:table-cell office:value-type="float" office:value="-0.035913">
            <text:p>-0.035913</text:p>
          </table:table-cell>
          <table:table-cell office:value-type="float" office:value="10.864887">
            <text:p>10.864887</text:p>
          </table:table-cell>
          <table:table-cell office:value-type="float" office:value="0.024115">
            <text:p>0.024115</text:p>
          </table:table-cell>
          <table:table-cell office:value-type="float" office:value="-0.060087">
            <text:p>-0.060087</text:p>
          </table:table-cell>
          <table:table-cell office:value-type="float" office:value="-0.017986">
            <text:p>-0.017986</text:p>
          </table:table-cell>
          <table:table-cell/>
        </table:table-row>
        <table:table-row table:style-name="ro1">
          <table:table-cell office:value-type="float" office:value="36800">
            <text:p>36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404">
            <text:p>0.64404</text:p>
          </table:table-cell>
          <table:table-cell office:value-type="float" office:value="-0.112527">
            <text:p>-0.112527</text:p>
          </table:table-cell>
          <table:table-cell office:value-type="float" office:value="11.001357">
            <text:p>11.001357</text:p>
          </table:table-cell>
          <table:table-cell office:value-type="float" office:value="0.029444">
            <text:p>0.029444</text:p>
          </table:table-cell>
          <table:table-cell office:value-type="float" office:value="-0.063018">
            <text:p>-0.063018</text:p>
          </table:table-cell>
          <table:table-cell office:value-type="float" office:value="-0.018519">
            <text:p>-0.018519</text:p>
          </table:table-cell>
          <table:table-cell/>
        </table:table-row>
        <table:table-row table:style-name="ro1">
          <table:table-cell office:value-type="float" office:value="37000">
            <text:p>37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7559">
            <text:p>0.677559</text:p>
          </table:table-cell>
          <table:table-cell office:value-type="float" office:value="-0.098162">
            <text:p>-0.098162</text:p>
          </table:table-cell>
          <table:table-cell office:value-type="float" office:value="10.99178">
            <text:p>10.99178</text:p>
          </table:table-cell>
          <table:table-cell office:value-type="float" office:value="0.026779">
            <text:p>0.026779</text:p>
          </table:table-cell>
          <table:table-cell office:value-type="float" office:value="-0.060221">
            <text:p>-0.060221</text:p>
          </table:table-cell>
          <table:table-cell office:value-type="float" office:value="-0.018119">
            <text:p>-0.018119</text:p>
          </table:table-cell>
          <table:table-cell/>
        </table:table-row>
        <table:table-row table:style-name="ro1">
          <table:table-cell office:value-type="float" office:value="37200">
            <text:p>37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9675">
            <text:p>0.629675</text:p>
          </table:table-cell>
          <table:table-cell office:value-type="float" office:value="-0.102951">
            <text:p>-0.102951</text:p>
          </table:table-cell>
          <table:table-cell office:value-type="float" office:value="11.013328">
            <text:p>11.013328</text:p>
          </table:table-cell>
          <table:table-cell office:value-type="float" office:value="0.02638">
            <text:p>0.02638</text:p>
          </table:table-cell>
          <table:table-cell office:value-type="float" office:value="-0.060887">
            <text:p>-0.060887</text:p>
          </table:table-cell>
          <table:table-cell office:value-type="float" office:value="-0.016521">
            <text:p>-0.016521</text:p>
          </table:table-cell>
          <table:table-cell/>
        </table:table-row>
        <table:table-row table:style-name="ro1">
          <table:table-cell office:value-type="float" office:value="37400">
            <text:p>37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1223">
            <text:p>0.651223</text:p>
          </table:table-cell>
          <table:table-cell office:value-type="float" office:value="-0.107739">
            <text:p>-0.107739</text:p>
          </table:table-cell>
          <table:table-cell office:value-type="float" office:value="11.145009">
            <text:p>11.145009</text:p>
          </table:table-cell>
          <table:table-cell office:value-type="float" office:value="0.024648">
            <text:p>0.024648</text:p>
          </table:table-cell>
          <table:table-cell office:value-type="float" office:value="-0.059155">
            <text:p>-0.059155</text:p>
          </table:table-cell>
          <table:table-cell office:value-type="float" office:value="-0.015721">
            <text:p>-0.015721</text:p>
          </table:table-cell>
          <table:table-cell/>
        </table:table-row>
        <table:table-row table:style-name="ro1">
          <table:table-cell office:value-type="float" office:value="37600">
            <text:p>37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08127">
            <text:p>0.608127</text:p>
          </table:table-cell>
          <table:table-cell office:value-type="float" office:value="-0.129287">
            <text:p>-0.129287</text:p>
          </table:table-cell>
          <table:table-cell office:value-type="float" office:value="11.070788">
            <text:p>11.070788</text:p>
          </table:table-cell>
          <table:table-cell office:value-type="float" office:value="0.028378">
            <text:p>0.028378</text:p>
          </table:table-cell>
          <table:table-cell office:value-type="float" office:value="-0.06102">
            <text:p>-0.06102</text:p>
          </table:table-cell>
          <table:table-cell office:value-type="float" office:value="-0.014789">
            <text:p>-0.014789</text:p>
          </table:table-cell>
          <table:table-cell/>
        </table:table-row>
        <table:table-row table:style-name="ro1">
          <table:table-cell office:value-type="float" office:value="37800">
            <text:p>37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3617">
            <text:p>0.653617</text:p>
          </table:table-cell>
          <table:table-cell office:value-type="float" office:value="-0.095768">
            <text:p>-0.095768</text:p>
          </table:table-cell>
          <table:table-cell office:value-type="float" office:value="10.984597">
            <text:p>10.984597</text:p>
          </table:table-cell>
          <table:table-cell office:value-type="float" office:value="0.025047">
            <text:p>0.025047</text:p>
          </table:table-cell>
          <table:table-cell office:value-type="float" office:value="-0.059821">
            <text:p>-0.059821</text:p>
          </table:table-cell>
          <table:table-cell office:value-type="float" office:value="-0.018386">
            <text:p>-0.018386</text:p>
          </table:table-cell>
          <table:table-cell/>
        </table:table-row>
        <table:table-row table:style-name="ro1">
          <table:table-cell office:value-type="float" office:value="38000">
            <text:p>38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8405">
            <text:p>0.658405</text:p>
          </table:table-cell>
          <table:table-cell office:value-type="float" office:value="-0.083797">
            <text:p>-0.083797</text:p>
          </table:table-cell>
          <table:table-cell office:value-type="float" office:value="10.972626">
            <text:p>10.972626</text:p>
          </table:table-cell>
          <table:table-cell office:value-type="float" office:value="0.026646">
            <text:p>0.026646</text:p>
          </table:table-cell>
          <table:table-cell office:value-type="float" office:value="-0.063285">
            <text:p>-0.063285</text:p>
          </table:table-cell>
          <table:table-cell office:value-type="float" office:value="-0.018786">
            <text:p>-0.018786</text:p>
          </table:table-cell>
          <table:table-cell/>
        </table:table-row>
        <table:table-row table:style-name="ro1">
          <table:table-cell office:value-type="float" office:value="38200">
            <text:p>38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4887">
            <text:p>0.624887</text:p>
          </table:table-cell>
          <table:table-cell office:value-type="float" office:value="-0.093374">
            <text:p>-0.093374</text:p>
          </table:table-cell>
          <table:table-cell office:value-type="float" office:value="10.99178">
            <text:p>10.99178</text:p>
          </table:table-cell>
          <table:table-cell office:value-type="float" office:value="0.023182">
            <text:p>0.023182</text:p>
          </table:table-cell>
          <table:table-cell office:value-type="float" office:value="-0.059688">
            <text:p>-0.059688</text:p>
          </table:table-cell>
          <table:table-cell office:value-type="float" office:value="-0.020518">
            <text:p>-0.020518</text:p>
          </table:table-cell>
          <table:table-cell/>
        </table:table-row>
        <table:table-row table:style-name="ro1">
          <table:table-cell office:value-type="float" office:value="38400">
            <text:p>38400</text:p>
          </table:table-cell>
          <table:table-cell table:number-columns-repeated="2" office:value-type="float" office:value="0.025">
            <text:p>0.025</text:p>
          </table:table-cell>
          <table:table-cell office:value-type="float" office:value="0.64404">
            <text:p>0.64404</text:p>
          </table:table-cell>
          <table:table-cell office:value-type="float" office:value="-1.474828">
            <text:p>-1.474828</text:p>
          </table:table-cell>
          <table:table-cell office:value-type="float" office:value="11.796231">
            <text:p>11.796231</text:p>
          </table:table-cell>
          <table:table-cell office:value-type="float" office:value="0.05236">
            <text:p>0.05236</text:p>
          </table:table-cell>
          <table:table-cell office:value-type="float" office:value="-0.09073">
            <text:p>-0.09073</text:p>
          </table:table-cell>
          <table:table-cell office:value-type="float" office:value="-0.715718">
            <text:p>-0.715718</text:p>
          </table:table-cell>
          <table:table-cell/>
        </table:table-row>
        <table:table-row table:style-name="ro1">
          <table:table-cell office:value-type="float" office:value="38600">
            <text:p>38600</text:p>
          </table:table-cell>
          <table:table-cell office:value-type="float" office:value="0.5">
            <text:p>0.5</text:p>
          </table:table-cell>
          <table:table-cell office:value-type="float" office:value="0.080769">
            <text:p>0.080769</text:p>
          </table:table-cell>
          <table:table-cell office:value-type="float" office:value="0.732626">
            <text:p>0.732626</text:p>
          </table:table-cell>
          <table:table-cell office:value-type="float" office:value="0.083797">
            <text:p>0.083797</text:p>
          </table:table-cell>
          <table:table-cell office:value-type="float" office:value="10.436325">
            <text:p>10.436325</text:p>
          </table:table-cell>
          <table:table-cell office:value-type="float" office:value="-0.055957">
            <text:p>-0.055957</text:p>
          </table:table-cell>
          <table:table-cell office:value-type="float" office:value="-0.064484">
            <text:p>-0.064484</text:p>
          </table:table-cell>
          <table:table-cell office:value-type="float" office:value="-1.483397">
            <text:p>-1.483397</text:p>
          </table:table-cell>
          <table:table-cell/>
        </table:table-row>
        <table:table-row table:style-name="ro1">
          <table:table-cell office:value-type="float" office:value="38800">
            <text:p>38800</text:p>
          </table:table-cell>
          <table:table-cell office:value-type="float" office:value="0.175">
            <text:p>0.175</text:p>
          </table:table-cell>
          <table:table-cell office:value-type="float" office:value="0.018919">
            <text:p>0.018919</text:p>
          </table:table-cell>
          <table:table-cell office:value-type="float" office:value="1.673547">
            <text:p>1.673547</text:p>
          </table:table-cell>
          <table:table-cell office:value-type="float" office:value="-0.54109">
            <text:p>-0.54109</text:p>
          </table:table-cell>
          <table:table-cell office:value-type="float" office:value="10.043676">
            <text:p>10.043676</text:p>
          </table:table-cell>
          <table:table-cell office:value-type="float" office:value="-0.02185">
            <text:p>-0.02185</text:p>
          </table:table-cell>
          <table:table-cell office:value-type="float" office:value="0.159345">
            <text:p>0.159345</text:p>
          </table:table-cell>
          <table:table-cell office:value-type="float" office:value="-1.872032">
            <text:p>-1.872032</text:p>
          </table:table-cell>
          <table:table-cell/>
        </table:table-row>
        <table:table-row table:style-name="ro1">
          <table:table-cell office:value-type="float" office:value="39000">
            <text:p>39000</text:p>
          </table:table-cell>
          <table:table-cell office:value-type="float" office:value="0.075">
            <text:p>0.075</text:p>
          </table:table-cell>
          <table:table-cell office:value-type="float" office:value="0.018902">
            <text:p>0.018902</text:p>
          </table:table-cell>
          <table:table-cell office:value-type="float" office:value="0.268151">
            <text:p>0.268151</text:p>
          </table:table-cell>
          <table:table-cell office:value-type="float" office:value="0.653617">
            <text:p>0.653617</text:p>
          </table:table-cell>
          <table:table-cell office:value-type="float" office:value="10.694899">
            <text:p>10.694899</text:p>
          </table:table-cell>
          <table:table-cell office:value-type="float" office:value="-0.077274">
            <text:p>-0.077274</text:p>
          </table:table-cell>
          <table:table-cell office:value-type="float" office:value="-0.037172">
            <text:p>-0.037172</text:p>
          </table:table-cell>
          <table:table-cell office:value-type="float" office:value="-2.024848">
            <text:p>-2.024848</text:p>
          </table:table-cell>
          <table:table-cell/>
        </table:table-row>
        <table:table-row table:style-name="ro1">
          <table:table-cell office:value-type="float" office:value="39200">
            <text:p>3920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90022">
            <text:p>0.90022</text:p>
          </table:table-cell>
          <table:table-cell office:value-type="float" office:value="-0.536301">
            <text:p>-0.536301</text:p>
          </table:table-cell>
          <table:table-cell office:value-type="float" office:value="10.845734">
            <text:p>10.845734</text:p>
          </table:table-cell>
          <table:table-cell office:value-type="float" office:value="-0.086867">
            <text:p>-0.086867</text:p>
          </table:table-cell>
          <table:table-cell office:value-type="float" office:value="-0.063685">
            <text:p>-0.063685</text:p>
          </table:table-cell>
          <table:table-cell office:value-type="float" office:value="-2.099858">
            <text:p>-2.099858</text:p>
          </table:table-cell>
          <table:table-cell/>
        </table:table-row>
        <table:table-row table:style-name="ro1">
          <table:table-cell office:value-type="float" office:value="39400">
            <text:p>394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430956">
            <text:p>-0.430956</text:p>
          </table:table-cell>
          <table:table-cell office:value-type="float" office:value="0.545878">
            <text:p>0.545878</text:p>
          </table:table-cell>
          <table:table-cell office:value-type="float" office:value="11.360487">
            <text:p>11.360487</text:p>
          </table:table-cell>
          <table:table-cell office:value-type="float" office:value="-0.102055">
            <text:p>-0.102055</text:p>
          </table:table-cell>
          <table:table-cell office:value-type="float" office:value="-0.135363">
            <text:p>-0.135363</text:p>
          </table:table-cell>
          <table:table-cell office:value-type="float" office:value="-2.238685">
            <text:p>-2.238685</text:p>
          </table:table-cell>
          <table:table-cell/>
        </table:table-row>
        <table:table-row table:style-name="ro1">
          <table:table-cell office:value-type="float" office:value="39800">
            <text:p>39800</text:p>
          </table:table-cell>
          <table:table-cell office:value-type="float" office:value="-0.19375">
            <text:p>-0.19375</text:p>
          </table:table-cell>
          <table:table-cell office:value-type="float" office:value="-0.009309">
            <text:p>-0.009309</text:p>
          </table:table-cell>
          <table:table-cell office:value-type="float" office:value="4.120421">
            <text:p>4.120421</text:p>
          </table:table-cell>
          <table:table-cell office:value-type="float" office:value="-0.332794">
            <text:p>-0.332794</text:p>
          </table:table-cell>
          <table:table-cell office:value-type="float" office:value="10.16578">
            <text:p>10.16578</text:p>
          </table:table-cell>
          <table:table-cell office:value-type="float" office:value="-0.203577">
            <text:p>-0.203577</text:p>
          </table:table-cell>
          <table:table-cell office:value-type="float" office:value="0.205576">
            <text:p>0.205576</text:p>
          </table:table-cell>
          <table:table-cell office:value-type="float" office:value="-2.238551">
            <text:p>-2.238551</text:p>
          </table:table-cell>
          <table:table-cell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4375">
            <text:p>0.4375</text:p>
          </table:table-cell>
          <table:table-cell office:value-type="float" office:value="0">
            <text:p>0</text:p>
          </table:table-cell>
          <table:table-cell office:value-type="float" office:value="0.502782">
            <text:p>0.502782</text:p>
          </table:table-cell>
          <table:table-cell office:value-type="float" office:value="0.114922">
            <text:p>0.114922</text:p>
          </table:table-cell>
          <table:table-cell office:value-type="float" office:value="11.307815">
            <text:p>11.307815</text:p>
          </table:table-cell>
          <table:table-cell office:value-type="float" office:value="-0.068481">
            <text:p>-0.068481</text:p>
          </table:table-cell>
          <table:table-cell office:value-type="float" office:value="-0.061686">
            <text:p>-0.061686</text:p>
          </table:table-cell>
          <table:table-cell office:value-type="float" office:value="-2.276922">
            <text:p>-2.276922</text:p>
          </table:table-cell>
          <table:table-cell/>
        </table:table-row>
        <table:table-row table:style-name="ro1">
          <table:table-cell office:value-type="float" office:value="40200">
            <text:p>40200</text:p>
          </table:table-cell>
          <table:table-cell office:value-type="float" office:value="0">
            <text:p>0</text:p>
          </table:table-cell>
          <table:table-cell office:value-type="float" office:value="-0.055851">
            <text:p>-0.055851</text:p>
          </table:table-cell>
          <table:table-cell office:value-type="float" office:value="-2.173935">
            <text:p>-2.173935</text:p>
          </table:table-cell>
          <table:table-cell office:value-type="float" office:value="0.435745">
            <text:p>0.435745</text:p>
          </table:table-cell>
          <table:table-cell office:value-type="float" office:value="7.228095">
            <text:p>7.228095</text:p>
          </table:table-cell>
          <table:table-cell office:value-type="float" office:value="-0.166539">
            <text:p>-0.166539</text:p>
          </table:table-cell>
          <table:table-cell office:value-type="float" office:value="0.023582">
            <text:p>0.023582</text:p>
          </table:table-cell>
          <table:table-cell office:value-type="float" office:value="-2.228426">
            <text:p>-2.228426</text:p>
          </table:table-cell>
          <table:table-cell/>
        </table:table-row>
        <table:table-row table:style-name="ro1">
          <table:table-cell office:value-type="float" office:value="40400">
            <text:p>40400</text:p>
          </table:table-cell>
          <table:table-cell office:value-type="float" office:value="-0.025">
            <text:p>-0.025</text:p>
          </table:table-cell>
          <table:table-cell office:value-type="float" office:value="-0.036957">
            <text:p>-0.036957</text:p>
          </table:table-cell>
          <table:table-cell office:value-type="float" office:value="0.071826">
            <text:p>0.071826</text:p>
          </table:table-cell>
          <table:table-cell office:value-type="float" office:value="-0.055067">
            <text:p>-0.055067</text:p>
          </table:table-cell>
          <table:table-cell office:value-type="float" office:value="12.337321">
            <text:p>12.337321</text:p>
          </table:table-cell>
          <table:table-cell office:value-type="float" office:value="-0.02225">
            <text:p>-0.02225</text:p>
          </table:table-cell>
          <table:table-cell office:value-type="float" office:value="-0.072877">
            <text:p>-0.072877</text:p>
          </table:table-cell>
          <table:table-cell office:value-type="float" office:value="-2.18859">
            <text:p>-2.18859</text:p>
          </table:table-cell>
          <table:table-cell/>
        </table:table-row>
        <table:table-row table:style-name="ro1">
          <table:table-cell office:value-type="float" office:value="40600">
            <text:p>40600</text:p>
          </table:table-cell>
          <table:table-cell office:value-type="float" office:value="0.025">
            <text:p>0.025</text:p>
          </table:table-cell>
          <table:table-cell office:value-type="float" office:value="-0.018617">
            <text:p>-0.018617</text:p>
          </table:table-cell>
          <table:table-cell office:value-type="float" office:value="-0.114922">
            <text:p>-0.114922</text:p>
          </table:table-cell>
          <table:table-cell office:value-type="float" office:value="1.501164">
            <text:p>1.501164</text:p>
          </table:table-cell>
          <table:table-cell office:value-type="float" office:value="13.397952">
            <text:p>13.397952</text:p>
          </table:table-cell>
          <table:table-cell office:value-type="float" office:value="-0.071145">
            <text:p>-0.071145</text:p>
          </table:table-cell>
          <table:table-cell office:value-type="float" office:value="-0.241415">
            <text:p>-0.241415</text:p>
          </table:table-cell>
          <table:table-cell office:value-type="float" office:value="-2.182194">
            <text:p>-2.182194</text:p>
          </table:table-cell>
          <table:table-cell/>
        </table:table-row>
        <table:table-row table:style-name="ro1">
          <table:table-cell office:value-type="float" office:value="40800">
            <text:p>40800</text:p>
          </table:table-cell>
          <table:table-cell office:value-type="float" office:value="-0.025">
            <text:p>-0.025</text:p>
          </table:table-cell>
          <table:table-cell office:value-type="float" office:value="-0.036957">
            <text:p>-0.036957</text:p>
          </table:table-cell>
          <table:table-cell office:value-type="float" office:value="1.316811">
            <text:p>1.316811</text:p>
          </table:table-cell>
          <table:table-cell office:value-type="float" office:value="-0.380678">
            <text:p>-0.380678</text:p>
          </table:table-cell>
          <table:table-cell office:value-type="float" office:value="10.228029">
            <text:p>10.228029</text:p>
          </table:table-cell>
          <table:table-cell office:value-type="float" office:value="-0.078074">
            <text:p>-0.078074</text:p>
          </table:table-cell>
          <table:table-cell office:value-type="float" office:value="-0.018253">
            <text:p>-0.018253</text:p>
          </table:table-cell>
          <table:table-cell office:value-type="float" office:value="-2.090265">
            <text:p>-2.090265</text:p>
          </table:table-cell>
          <table:table-cell/>
        </table:table-row>
        <table:table-row table:style-name="ro1">
          <table:table-cell office:value-type="float" office:value="41000">
            <text:p>41000</text:p>
          </table:table-cell>
          <table:table-cell office:value-type="float" office:value="-0.025">
            <text:p>-0.025</text:p>
          </table:table-cell>
          <table:table-cell office:value-type="float" office:value="-0.0375">
            <text:p>-0.0375</text:p>
          </table:table-cell>
          <table:table-cell office:value-type="float" office:value="0.653617">
            <text:p>0.653617</text:p>
          </table:table-cell>
          <table:table-cell office:value-type="float" office:value="0.011971">
            <text:p>0.011971</text:p>
          </table:table-cell>
          <table:table-cell office:value-type="float" office:value="11.293449">
            <text:p>11.293449</text:p>
          </table:table-cell>
          <table:table-cell office:value-type="float" office:value="-0.116444">
            <text:p>-0.116444</text:p>
          </table:table-cell>
          <table:table-cell office:value-type="float" office:value="-0.039703">
            <text:p>-0.039703</text:p>
          </table:table-cell>
          <table:table-cell office:value-type="float" office:value="-2.1754">
            <text:p>-2.1754</text:p>
          </table:table-cell>
          <table:table-cell/>
        </table:table-row>
        <table:table-row table:style-name="ro1">
          <table:table-cell office:value-type="float" office:value="41200">
            <text:p>41200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0.517148">
            <text:p>0.517148</text:p>
          </table:table-cell>
          <table:table-cell office:value-type="float" office:value="0.23942">
            <text:p>0.23942</text:p>
          </table:table-cell>
          <table:table-cell office:value-type="float" office:value="12.77546">
            <text:p>12.77546</text:p>
          </table:table-cell>
          <table:table-cell office:value-type="float" office:value="-0.036106">
            <text:p>-0.036106</text:p>
          </table:table-cell>
          <table:table-cell office:value-type="float" office:value="-0.083936">
            <text:p>-0.083936</text:p>
          </table:table-cell>
          <table:table-cell office:value-type="float" office:value="-2.159678">
            <text:p>-2.159678</text:p>
          </table:table-cell>
          <table:table-cell/>
        </table:table-row>
        <table:table-row table:style-name="ro1">
          <table:table-cell office:value-type="float" office:value="41600">
            <text:p>41600</text:p>
          </table:table-cell>
          <table:table-cell office:value-type="float" office:value="-0.2">
            <text:p>-0.2</text:p>
          </table:table-cell>
          <table:table-cell office:value-type="float" office:value="-0.018478">
            <text:p>-0.018478</text:p>
          </table:table-cell>
          <table:table-cell office:value-type="float" office:value="-0.749385">
            <text:p>-0.749385</text:p>
          </table:table-cell>
          <table:table-cell office:value-type="float" office:value="-0.100556">
            <text:p>-0.100556</text:p>
          </table:table-cell>
          <table:table-cell office:value-type="float" office:value="13.840879">
            <text:p>13.840879</text:p>
          </table:table-cell>
          <table:table-cell office:value-type="float" office:value="-0.038371">
            <text:p>-0.038371</text:p>
          </table:table-cell>
          <table:table-cell office:value-type="float" office:value="-0.11711">
            <text:p>-0.11711</text:p>
          </table:table-cell>
          <table:table-cell office:value-type="float" office:value="-2.162476">
            <text:p>-2.162476</text:p>
          </table:table-cell>
          <table:table-cell/>
        </table:table-row>
        <table:table-row table:style-name="ro1">
          <table:table-cell office:value-type="float" office:value="41800">
            <text:p>41800</text:p>
          </table:table-cell>
          <table:table-cell office:value-type="float" office:value="0.4">
            <text:p>0.4</text:p>
          </table:table-cell>
          <table:table-cell office:value-type="float" office:value="-0.055">
            <text:p>-0.055</text:p>
          </table:table-cell>
          <table:table-cell office:value-type="float" office:value="-0.153229">
            <text:p>-0.153229</text:p>
          </table:table-cell>
          <table:table-cell office:value-type="float" office:value="0.179565">
            <text:p>0.179565</text:p>
          </table:table-cell>
          <table:table-cell office:value-type="float" office:value="10.922348">
            <text:p>10.922348</text:p>
          </table:table-cell>
          <table:table-cell office:value-type="float" office:value="-0.083936">
            <text:p>-0.083936</text:p>
          </table:table-cell>
          <table:table-cell office:value-type="float" office:value="-0.079939">
            <text:p>-0.079939</text:p>
          </table:table-cell>
          <table:table-cell office:value-type="float" office:value="-2.169138">
            <text:p>-2.169138</text:p>
          </table:table-cell>
          <table:table-cell/>
        </table:table-row>
        <table:table-row table:style-name="ro1">
          <table:table-cell office:value-type="float" office:value="42000">
            <text:p>42000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0.976834">
            <text:p>0.976834</text:p>
          </table:table-cell>
          <table:table-cell office:value-type="float" office:value="-0.636858">
            <text:p>-0.636858</text:p>
          </table:table-cell>
          <table:table-cell office:value-type="float" office:value="12.308591">
            <text:p>12.308591</text:p>
          </table:table-cell>
          <table:table-cell office:value-type="float" office:value="-0.137228">
            <text:p>-0.137228</text:p>
          </table:table-cell>
          <table:table-cell office:value-type="float" office:value="0.025847">
            <text:p>0.025847</text:p>
          </table:table-cell>
          <table:table-cell office:value-type="float" office:value="-2.197649">
            <text:p>-2.197649</text:p>
          </table:table-cell>
          <table:table-cell/>
        </table:table-row>
        <table:table-row table:style-name="ro1">
          <table:table-cell office:value-type="float" office:value="42200">
            <text:p>42200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6.517017">
            <text:p>6.517017</text:p>
          </table:table-cell>
          <table:table-cell office:value-type="float" office:value="2.930503">
            <text:p>2.930503</text:p>
          </table:table-cell>
          <table:table-cell office:value-type="float" office:value="11.769896">
            <text:p>11.769896</text:p>
          </table:table-cell>
          <table:table-cell office:value-type="float" office:value="-0.277521">
            <text:p>-0.277521</text:p>
          </table:table-cell>
          <table:table-cell office:value-type="float" office:value="0.111381">
            <text:p>0.111381</text:p>
          </table:table-cell>
          <table:table-cell office:value-type="float" office:value="-2.138361">
            <text:p>-2.138361</text:p>
          </table:table-cell>
          <table:table-cell/>
        </table:table-row>
        <table:table-row table:style-name="ro1">
          <table:table-cell office:value-type="float" office:value="42600">
            <text:p>42600</text:p>
          </table:table-cell>
          <table:table-cell office:value-type="float" office:value="-0.20625">
            <text:p>-0.20625</text:p>
          </table:table-cell>
          <table:table-cell office:value-type="float" office:value="-0.01875">
            <text:p>-0.01875</text:p>
          </table:table-cell>
          <table:table-cell office:value-type="float" office:value="1.843535">
            <text:p>1.843535</text:p>
          </table:table-cell>
          <table:table-cell office:value-type="float" office:value="-0.969652">
            <text:p>-0.969652</text:p>
          </table:table-cell>
          <table:table-cell office:value-type="float" office:value="9.246407">
            <text:p>9.246407</text:p>
          </table:table-cell>
          <table:table-cell office:value-type="float" office:value="-0.123239">
            <text:p>-0.123239</text:p>
          </table:table-cell>
          <table:table-cell office:value-type="float" office:value="-0.02638">
            <text:p>-0.02638</text:p>
          </table:table-cell>
          <table:table-cell office:value-type="float" office:value="-2.172069">
            <text:p>-2.172069</text:p>
          </table:table-cell>
          <table:table-cell/>
        </table:table-row>
        <table:table-row table:style-name="ro1">
          <table:table-cell office:value-type="float" office:value="42800">
            <text:p>42800</text:p>
          </table:table-cell>
          <table:table-cell office:value-type="float" office:value="0.4375">
            <text:p>0.4375</text:p>
          </table:table-cell>
          <table:table-cell office:value-type="float" office:value="-0.018889">
            <text:p>-0.018889</text:p>
          </table:table-cell>
          <table:table-cell office:value-type="float" office:value="0.323217">
            <text:p>0.323217</text:p>
          </table:table-cell>
          <table:table-cell office:value-type="float" office:value="-0.438139">
            <text:p>-0.438139</text:p>
          </table:table-cell>
          <table:table-cell office:value-type="float" office:value="10.776301">
            <text:p>10.776301</text:p>
          </table:table-cell>
          <table:table-cell office:value-type="float" office:value="-0.050894">
            <text:p>-0.050894</text:p>
          </table:table-cell>
          <table:table-cell office:value-type="float" office:value="-0.005462">
            <text:p>-0.005462</text:p>
          </table:table-cell>
          <table:table-cell office:value-type="float" office:value="-2.122773">
            <text:p>-2.122773</text:p>
          </table:table-cell>
          <table:table-cell/>
        </table:table-row>
        <table:table-row table:style-name="ro1">
          <table:table-cell office:value-type="float" office:value="43000">
            <text:p>43000</text:p>
          </table:table-cell>
          <table:table-cell office:value-type="float" office:value="-0.025">
            <text:p>-0.025</text:p>
          </table:table-cell>
          <table:table-cell office:value-type="float" office:value="-0.0375">
            <text:p>-0.0375</text:p>
          </table:table-cell>
          <table:table-cell office:value-type="float" office:value="0.100556">
            <text:p>0.100556</text:p>
          </table:table-cell>
          <table:table-cell office:value-type="float" office:value="-2.070984">
            <text:p>-2.070984</text:p>
          </table:table-cell>
          <table:table-cell office:value-type="float" office:value="11.944672">
            <text:p>11.944672</text:p>
          </table:table-cell>
          <table:table-cell office:value-type="float" office:value="-0.110582">
            <text:p>-0.110582</text:p>
          </table:table-cell>
          <table:table-cell office:value-type="float" office:value="-0.09073">
            <text:p>-0.09073</text:p>
          </table:table-cell>
          <table:table-cell office:value-type="float" office:value="-2.20964">
            <text:p>-2.20964</text:p>
          </table:table-cell>
          <table:table-cell/>
        </table:table-row>
        <table:table-row table:style-name="ro1">
          <table:table-cell office:value-type="float" office:value="43200">
            <text:p>43200</text:p>
          </table:table-cell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0.538695">
            <text:p>0.538695</text:p>
          </table:table-cell>
          <table:table-cell office:value-type="float" office:value="-0.023942">
            <text:p>-0.023942</text:p>
          </table:table-cell>
          <table:table-cell office:value-type="float" office:value="11.702858">
            <text:p>11.702858</text:p>
          </table:table-cell>
          <table:table-cell office:value-type="float" office:value="-0.014789">
            <text:p>-0.014789</text:p>
          </table:table-cell>
          <table:table-cell office:value-type="float" office:value="-0.114845">
            <text:p>-0.114845</text:p>
          </table:table-cell>
          <table:table-cell office:value-type="float" office:value="-0.477101">
            <text:p>-0.477101</text:p>
          </table:table-cell>
          <table:table-cell/>
        </table:table-row>
        <table:table-row table:style-name="ro1">
          <table:table-cell office:value-type="float" office:value="43400">
            <text:p>43400</text:p>
          </table:table-cell>
          <table:table-cell office:value-type="float" office:value="-0.05">
            <text:p>-0.05</text:p>
          </table:table-cell>
          <table:table-cell office:value-type="float" office:value="0.025">
            <text:p>0.025</text:p>
          </table:table-cell>
          <table:table-cell office:value-type="float" office:value="0.526724">
            <text:p>0.526724</text:p>
          </table:table-cell>
          <table:table-cell office:value-type="float" office:value="-0.435745">
            <text:p>-0.435745</text:p>
          </table:table-cell>
          <table:table-cell office:value-type="float" office:value="11.025299">
            <text:p>11.025299</text:p>
          </table:table-cell>
          <table:table-cell office:value-type="float" office:value="0.026247">
            <text:p>0.026247</text:p>
          </table:table-cell>
          <table:table-cell office:value-type="float" office:value="-0.072078">
            <text:p>-0.072078</text:p>
          </table:table-cell>
          <table:table-cell office:value-type="float" office:value="0.061286">
            <text:p>0.061286</text:p>
          </table:table-cell>
          <table:table-cell/>
        </table:table-row>
        <table:table-row table:style-name="ro1">
          <table:table-cell office:value-type="float" office:value="43600">
            <text:p>436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0.390255">
            <text:p>0.390255</text:p>
          </table:table-cell>
          <table:table-cell office:value-type="float" office:value="-0.351948">
            <text:p>-0.351948</text:p>
          </table:table-cell>
          <table:table-cell office:value-type="float" office:value="11.054029">
            <text:p>11.054029</text:p>
          </table:table-cell>
          <table:table-cell office:value-type="float" office:value="0.019052">
            <text:p>0.019052</text:p>
          </table:table-cell>
          <table:table-cell office:value-type="float" office:value="-0.058222">
            <text:p>-0.058222</text:p>
          </table:table-cell>
          <table:table-cell office:value-type="float" office:value="-0.021184">
            <text:p>-0.021184</text:p>
          </table:table-cell>
          <table:table-cell/>
        </table:table-row>
        <table:table-row table:style-name="ro1">
          <table:table-cell office:value-type="float" office:value="43800">
            <text:p>43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72214">
            <text:p>0.572214</text:p>
          </table:table-cell>
          <table:table-cell office:value-type="float" office:value="-0.174777">
            <text:p>-0.174777</text:p>
          </table:table-cell>
          <table:table-cell office:value-type="float" office:value="11.003751">
            <text:p>11.003751</text:p>
          </table:table-cell>
          <table:table-cell office:value-type="float" office:value="0.027979">
            <text:p>0.027979</text:p>
          </table:table-cell>
          <table:table-cell office:value-type="float" office:value="-0.063951">
            <text:p>-0.063951</text:p>
          </table:table-cell>
          <table:table-cell office:value-type="float" office:value="-0.023049">
            <text:p>-0.023049</text:p>
          </table:table-cell>
          <table:table-cell/>
        </table:table-row>
        <table:table-row table:style-name="ro1">
          <table:table-cell office:value-type="float" office:value="44000">
            <text:p>44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18261">
            <text:p>0.718261</text:p>
          </table:table-cell>
          <table:table-cell office:value-type="float" office:value="-0.114922">
            <text:p>-0.114922</text:p>
          </table:table-cell>
          <table:table-cell office:value-type="float" office:value="11.013328">
            <text:p>11.013328</text:p>
          </table:table-cell>
          <table:table-cell office:value-type="float" office:value="0.029444">
            <text:p>0.029444</text:p>
          </table:table-cell>
          <table:table-cell office:value-type="float" office:value="-0.062619">
            <text:p>-0.062619</text:p>
          </table:table-cell>
          <table:table-cell office:value-type="float" office:value="-0.01692">
            <text:p>-0.01692</text:p>
          </table:table-cell>
          <table:table-cell/>
        </table:table-row>
        <table:table-row table:style-name="ro1">
          <table:table-cell office:value-type="float" office:value="44200">
            <text:p>44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4109">
            <text:p>0.54109</text:p>
          </table:table-cell>
          <table:table-cell office:value-type="float" office:value="-0.093374">
            <text:p>-0.093374</text:p>
          </table:table-cell>
          <table:table-cell office:value-type="float" office:value="11.025299">
            <text:p>11.025299</text:p>
          </table:table-cell>
          <table:table-cell office:value-type="float" office:value="0.024914">
            <text:p>0.024914</text:p>
          </table:table-cell>
          <table:table-cell office:value-type="float" office:value="-0.057956">
            <text:p>-0.057956</text:p>
          </table:table-cell>
          <table:table-cell office:value-type="float" office:value="-0.020118">
            <text:p>-0.020118</text:p>
          </table:table-cell>
          <table:table-cell/>
        </table:table-row>
        <table:table-row table:style-name="ro1">
          <table:table-cell office:value-type="float" office:value="44400">
            <text:p>44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8405">
            <text:p>0.658405</text:p>
          </table:table-cell>
          <table:table-cell office:value-type="float" office:value="-0.095768">
            <text:p>-0.095768</text:p>
          </table:table-cell>
          <table:table-cell office:value-type="float" office:value="10.955867">
            <text:p>10.955867</text:p>
          </table:table-cell>
          <table:table-cell office:value-type="float" office:value="0.029311">
            <text:p>0.029311</text:p>
          </table:table-cell>
          <table:table-cell office:value-type="float" office:value="-0.064617">
            <text:p>-0.064617</text:p>
          </table:table-cell>
          <table:table-cell office:value-type="float" office:value="-0.019452">
            <text:p>-0.019452</text:p>
          </table:table-cell>
          <table:table-cell/>
        </table:table-row>
        <table:table-row table:style-name="ro1">
          <table:table-cell office:value-type="float" office:value="44600">
            <text:p>44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88974">
            <text:p>0.588974</text:p>
          </table:table-cell>
          <table:table-cell office:value-type="float" office:value="-0.122104">
            <text:p>-0.122104</text:p>
          </table:table-cell>
          <table:table-cell office:value-type="float" office:value="11.034876">
            <text:p>11.034876</text:p>
          </table:table-cell>
          <table:table-cell office:value-type="float" office:value="0.033841">
            <text:p>0.033841</text:p>
          </table:table-cell>
          <table:table-cell office:value-type="float" office:value="2.557907">
            <text:p>2.557907</text:p>
          </table:table-cell>
          <table:table-cell office:value-type="float" office:value="3.924859">
            <text:p>3.924859</text:p>
          </table:table-cell>
          <table:table-cell/>
        </table:table-row>
        <table:table-row table:style-name="ro1">
          <table:table-cell office:value-type="float" office:value="44800">
            <text:p>44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2069">
            <text:p>0.632069</text:p>
          </table:table-cell>
          <table:table-cell office:value-type="float" office:value="-0.105345">
            <text:p>-0.105345</text:p>
          </table:table-cell>
          <table:table-cell office:value-type="float" office:value="10.979809">
            <text:p>10.979809</text:p>
          </table:table-cell>
          <table:table-cell office:value-type="float" office:value="0.029711">
            <text:p>0.029711</text:p>
          </table:table-cell>
          <table:table-cell office:value-type="float" office:value="-0.063285">
            <text:p>-0.063285</text:p>
          </table:table-cell>
          <table:table-cell office:value-type="float" office:value="-0.018519">
            <text:p>-0.018519</text:p>
          </table:table-cell>
          <table:table-cell/>
        </table:table-row>
        <table:table-row table:style-name="ro1">
          <table:table-cell office:value-type="float" office:value="45000">
            <text:p>45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1223">
            <text:p>0.651223</text:p>
          </table:table-cell>
          <table:table-cell office:value-type="float" office:value="-0.169988">
            <text:p>-0.169988</text:p>
          </table:table-cell>
          <table:table-cell office:value-type="float" office:value="10.97502">
            <text:p>10.97502</text:p>
          </table:table-cell>
          <table:table-cell office:value-type="float" office:value="0.027046">
            <text:p>0.027046</text:p>
          </table:table-cell>
          <table:table-cell office:value-type="float" office:value="-0.06062">
            <text:p>-0.06062</text:p>
          </table:table-cell>
          <table:table-cell office:value-type="float" office:value="-0.020651">
            <text:p>-0.020651</text:p>
          </table:table-cell>
          <table:table-cell/>
        </table:table-row>
        <table:table-row table:style-name="ro1">
          <table:table-cell office:value-type="float" office:value="45200">
            <text:p>45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2916">
            <text:p>0.612916</text:p>
          </table:table-cell>
          <table:table-cell office:value-type="float" office:value="-0.172383">
            <text:p>-0.172383</text:p>
          </table:table-cell>
          <table:table-cell office:value-type="float" office:value="10.977415">
            <text:p>10.977415</text:p>
          </table:table-cell>
          <table:table-cell office:value-type="float" office:value="0.027446">
            <text:p>0.027446</text:p>
          </table:table-cell>
          <table:table-cell office:value-type="float" office:value="-0.064084">
            <text:p>-0.064084</text:p>
          </table:table-cell>
          <table:table-cell office:value-type="float" office:value="-0.018386">
            <text:p>-0.018386</text:p>
          </table:table-cell>
          <table:table-cell/>
        </table:table-row>
        <table:table-row table:style-name="ro1">
          <table:table-cell office:value-type="float" office:value="45600">
            <text:p>45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6434">
            <text:p>0.646434</text:p>
          </table:table-cell>
          <table:table-cell office:value-type="float" office:value="-0.153229">
            <text:p>-0.153229</text:p>
          </table:table-cell>
          <table:table-cell office:value-type="float" office:value="10.97502">
            <text:p>10.97502</text:p>
          </table:table-cell>
          <table:table-cell office:value-type="float" office:value="0.027845">
            <text:p>0.027845</text:p>
          </table:table-cell>
          <table:table-cell office:value-type="float" office:value="-0.063951">
            <text:p>-0.063951</text:p>
          </table:table-cell>
          <table:table-cell office:value-type="float" office:value="-0.01732">
            <text:p>-0.01732</text:p>
          </table:table-cell>
          <table:table-cell/>
        </table:table-row>
        <table:table-row table:style-name="ro1">
          <table:table-cell office:value-type="float" office:value="45800">
            <text:p>45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office:value-type="float" office:value="-0.059855">
            <text:p>-0.059855</text:p>
          </table:table-cell>
          <table:table-cell office:value-type="float" office:value="11.001357">
            <text:p>11.001357</text:p>
          </table:table-cell>
          <table:table-cell office:value-type="float" office:value="0.026247">
            <text:p>0.026247</text:p>
          </table:table-cell>
          <table:table-cell office:value-type="float" office:value="-0.062885">
            <text:p>-0.062885</text:p>
          </table:table-cell>
          <table:table-cell office:value-type="float" office:value="-0.020118">
            <text:p>-0.020118</text:p>
          </table:table-cell>
          <table:table-cell/>
        </table:table-row>
        <table:table-row table:style-name="ro1">
          <table:table-cell office:value-type="float" office:value="46000">
            <text:p>46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08">
            <text:p>0.6608</text:p>
          </table:table-cell>
          <table:table-cell office:value-type="float" office:value="-0.153229">
            <text:p>-0.153229</text:p>
          </table:table-cell>
          <table:table-cell office:value-type="float" office:value="10.953472">
            <text:p>10.953472</text:p>
          </table:table-cell>
          <table:table-cell office:value-type="float" office:value="0.026646">
            <text:p>0.026646</text:p>
          </table:table-cell>
          <table:table-cell office:value-type="float" office:value="-0.062619">
            <text:p>-0.062619</text:p>
          </table:table-cell>
          <table:table-cell office:value-type="float" office:value="-0.020518">
            <text:p>-0.020518</text:p>
          </table:table-cell>
          <table:table-cell/>
        </table:table-row>
        <table:table-row table:style-name="ro1">
          <table:table-cell office:value-type="float" office:value="46200">
            <text:p>46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6434">
            <text:p>0.646434</text:p>
          </table:table-cell>
          <table:table-cell office:value-type="float" office:value="-0.138864">
            <text:p>-0.138864</text:p>
          </table:table-cell>
          <table:table-cell office:value-type="float" office:value="10.979809">
            <text:p>10.979809</text:p>
          </table:table-cell>
          <table:table-cell office:value-type="float" office:value="0.025181">
            <text:p>0.025181</text:p>
          </table:table-cell>
          <table:table-cell office:value-type="float" office:value="-0.060753">
            <text:p>-0.060753</text:p>
          </table:table-cell>
          <table:table-cell office:value-type="float" office:value="-0.016121">
            <text:p>-0.016121</text:p>
          </table:table-cell>
          <table:table-cell/>
        </table:table-row>
        <table:table-row table:style-name="ro1">
          <table:table-cell office:value-type="float" office:value="46600">
            <text:p>46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4463">
            <text:p>0.634463</text:p>
          </table:table-cell>
          <table:table-cell office:value-type="float" office:value="-0.117316">
            <text:p>-0.117316</text:p>
          </table:table-cell>
          <table:table-cell office:value-type="float" office:value="10.984597">
            <text:p>10.984597</text:p>
          </table:table-cell>
          <table:table-cell office:value-type="float" office:value="0.029711">
            <text:p>0.029711</text:p>
          </table:table-cell>
          <table:table-cell office:value-type="float" office:value="-0.06555">
            <text:p>-0.06555</text:p>
          </table:table-cell>
          <table:table-cell office:value-type="float" office:value="-0.018253">
            <text:p>-0.018253</text:p>
          </table:table-cell>
          <table:table-cell/>
        </table:table-row>
        <table:table-row table:style-name="ro1">
          <table:table-cell office:value-type="float" office:value="47000">
            <text:p>47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6434">
            <text:p>0.646434</text:p>
          </table:table-cell>
          <table:table-cell office:value-type="float" office:value="-0.124498">
            <text:p>-0.124498</text:p>
          </table:table-cell>
          <table:table-cell office:value-type="float" office:value="10.931925">
            <text:p>10.931925</text:p>
          </table:table-cell>
          <table:table-cell office:value-type="float" office:value="0.023848">
            <text:p>0.023848</text:p>
          </table:table-cell>
          <table:table-cell office:value-type="float" office:value="-0.059155">
            <text:p>-0.059155</text:p>
          </table:table-cell>
          <table:table-cell office:value-type="float" office:value="-0.020784">
            <text:p>-0.020784</text:p>
          </table:table-cell>
          <table:table-cell/>
        </table:table-row>
        <table:table-row table:style-name="ro1">
          <table:table-cell office:value-type="float" office:value="47200">
            <text:p>47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0376">
            <text:p>0.670376</text:p>
          </table:table-cell>
          <table:table-cell office:value-type="float" office:value="-0.071826">
            <text:p>-0.071826</text:p>
          </table:table-cell>
          <table:table-cell office:value-type="float" office:value="11.006145">
            <text:p>11.006145</text:p>
          </table:table-cell>
          <table:table-cell office:value-type="float" office:value="-1.466876">
            <text:p>-1.466876</text:p>
          </table:table-cell>
          <table:table-cell office:value-type="float" office:value="1.023083">
            <text:p>1.023083</text:p>
          </table:table-cell>
          <table:table-cell office:value-type="float" office:value="4.231824">
            <text:p>4.231824</text:p>
          </table:table-cell>
          <table:table-cell/>
        </table:table-row>
        <table:table-row table:style-name="ro1">
          <table:table-cell office:value-type="float" office:value="47400">
            <text:p>47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0376">
            <text:p>0.670376</text:p>
          </table:table-cell>
          <table:table-cell office:value-type="float" office:value="-0.088585">
            <text:p>-0.088585</text:p>
          </table:table-cell>
          <table:table-cell office:value-type="float" office:value="11.034876">
            <text:p>11.034876</text:p>
          </table:table-cell>
          <table:table-cell office:value-type="float" office:value="0.028245">
            <text:p>0.028245</text:p>
          </table:table-cell>
          <table:table-cell office:value-type="float" office:value="-0.062352">
            <text:p>-0.062352</text:p>
          </table:table-cell>
          <table:table-cell office:value-type="float" office:value="-0.016787">
            <text:p>-0.016787</text:p>
          </table:table-cell>
          <table:table-cell/>
        </table:table-row>
        <table:table-row table:style-name="ro1">
          <table:table-cell office:value-type="float" office:value="47600">
            <text:p>47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9953">
            <text:p>0.679953</text:p>
          </table:table-cell>
          <table:table-cell office:value-type="float" office:value="-0.07422">
            <text:p>-0.07422</text:p>
          </table:table-cell>
          <table:table-cell office:value-type="float" office:value="10.972626">
            <text:p>10.972626</text:p>
          </table:table-cell>
          <table:table-cell office:value-type="float" office:value="0.029178">
            <text:p>0.029178</text:p>
          </table:table-cell>
          <table:table-cell office:value-type="float" office:value="-0.059421">
            <text:p>-0.059421</text:p>
          </table:table-cell>
          <table:table-cell office:value-type="float" office:value="-0.021583">
            <text:p>-0.021583</text:p>
          </table:table-cell>
          <table:table-cell/>
        </table:table-row>
        <table:table-row table:style-name="ro1">
          <table:table-cell office:value-type="float" office:value="47800">
            <text:p>47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404">
            <text:p>0.64404</text:p>
          </table:table-cell>
          <table:table-cell office:value-type="float" office:value="-0.158017">
            <text:p>-0.158017</text:p>
          </table:table-cell>
          <table:table-cell office:value-type="float" office:value="11.08276">
            <text:p>11.08276</text:p>
          </table:table-cell>
          <table:table-cell office:value-type="float" office:value="0.028378">
            <text:p>0.028378</text:p>
          </table:table-cell>
          <table:table-cell office:value-type="float" office:value="-0.060087">
            <text:p>-0.060087</text:p>
          </table:table-cell>
          <table:table-cell office:value-type="float" office:value="-0.017187">
            <text:p>-0.017187</text:p>
          </table:table-cell>
          <table:table-cell/>
        </table:table-row>
        <table:table-row table:style-name="ro1">
          <table:table-cell office:value-type="float" office:value="48000">
            <text:p>48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office:value-type="float" office:value="-0.179565">
            <text:p>-0.179565</text:p>
          </table:table-cell>
          <table:table-cell office:value-type="float" office:value="10.941502">
            <text:p>10.941502</text:p>
          </table:table-cell>
          <table:table-cell office:value-type="float" office:value="0.029044">
            <text:p>0.029044</text:p>
          </table:table-cell>
          <table:table-cell office:value-type="float" office:value="-0.060753">
            <text:p>-0.060753</text:p>
          </table:table-cell>
          <table:table-cell office:value-type="float" office:value="-0.019319">
            <text:p>-0.019319</text:p>
          </table:table-cell>
          <table:table-cell/>
        </table:table-row>
        <table:table-row table:style-name="ro1">
          <table:table-cell office:value-type="float" office:value="48200">
            <text:p>48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office:value-type="float" office:value="-0.112527">
            <text:p>-0.112527</text:p>
          </table:table-cell>
          <table:table-cell office:value-type="float" office:value="10.994174">
            <text:p>10.994174</text:p>
          </table:table-cell>
          <table:table-cell office:value-type="float" office:value="0.026779">
            <text:p>0.026779</text:p>
          </table:table-cell>
          <table:table-cell office:value-type="float" office:value="-0.059688">
            <text:p>-0.059688</text:p>
          </table:table-cell>
          <table:table-cell office:value-type="float" office:value="-0.018919">
            <text:p>-0.018919</text:p>
          </table:table-cell>
          <table:table-cell/>
        </table:table-row>
        <table:table-row table:style-name="ro1">
          <table:table-cell office:value-type="float" office:value="48400">
            <text:p>48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8829">
            <text:p>0.648829</text:p>
          </table:table-cell>
          <table:table-cell office:value-type="float" office:value="-0.131681">
            <text:p>-0.131681</text:p>
          </table:table-cell>
          <table:table-cell office:value-type="float" office:value="10.994174">
            <text:p>10.994174</text:p>
          </table:table-cell>
          <table:table-cell office:value-type="float" office:value="0.027979">
            <text:p>0.027979</text:p>
          </table:table-cell>
          <table:table-cell office:value-type="float" office:value="-0.060887">
            <text:p>-0.060887</text:p>
          </table:table-cell>
          <table:table-cell office:value-type="float" office:value="-0.019185">
            <text:p>-0.019185</text:p>
          </table:table-cell>
          <table:table-cell/>
        </table:table-row>
        <table:table-row table:style-name="ro1">
          <table:table-cell office:value-type="float" office:value="48600">
            <text:p>48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5588">
            <text:p>0.665588</text:p>
          </table:table-cell>
          <table:table-cell office:value-type="float" office:value="-0.150835">
            <text:p>-0.150835</text:p>
          </table:table-cell>
          <table:table-cell office:value-type="float" office:value="10.931925">
            <text:p>10.931925</text:p>
          </table:table-cell>
          <table:table-cell office:value-type="float" office:value="0.02638">
            <text:p>0.02638</text:p>
          </table:table-cell>
          <table:table-cell office:value-type="float" office:value="-0.058489">
            <text:p>-0.058489</text:p>
          </table:table-cell>
          <table:table-cell office:value-type="float" office:value="-0.016787">
            <text:p>-0.016787</text:p>
          </table:table-cell>
          <table:table-cell/>
        </table:table-row>
        <table:table-row table:style-name="ro1">
          <table:table-cell office:value-type="float" office:value="48800">
            <text:p>48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8405">
            <text:p>0.658405</text:p>
          </table:table-cell>
          <table:table-cell office:value-type="float" office:value="-0.083797">
            <text:p>-0.083797</text:p>
          </table:table-cell>
          <table:table-cell office:value-type="float" office:value="11.008539">
            <text:p>11.008539</text:p>
          </table:table-cell>
          <table:table-cell office:value-type="float" office:value="0.028245">
            <text:p>0.028245</text:p>
          </table:table-cell>
          <table:table-cell office:value-type="float" office:value="-0.060354">
            <text:p>-0.060354</text:p>
          </table:table-cell>
          <table:table-cell office:value-type="float" office:value="-0.019585">
            <text:p>-0.019585</text:p>
          </table:table-cell>
          <table:table-cell/>
        </table:table-row>
        <table:table-row table:style-name="ro1">
          <table:table-cell office:value-type="float" office:value="49000">
            <text:p>49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7281">
            <text:p>0.627281</text:p>
          </table:table-cell>
          <table:table-cell office:value-type="float" office:value="-0.126893">
            <text:p>-0.126893</text:p>
          </table:table-cell>
          <table:table-cell office:value-type="float" office:value="11.042058">
            <text:p>11.042058</text:p>
          </table:table-cell>
          <table:table-cell office:value-type="float" office:value="0.031043">
            <text:p>0.031043</text:p>
          </table:table-cell>
          <table:table-cell office:value-type="float" office:value="-0.063818">
            <text:p>-0.063818</text:p>
          </table:table-cell>
          <table:table-cell office:value-type="float" office:value="-0.020251">
            <text:p>-0.020251</text:p>
          </table:table-cell>
          <table:table-cell/>
        </table:table-row>
        <table:table-row table:style-name="ro1">
          <table:table-cell office:value-type="float" office:value="49200">
            <text:p>49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0098">
            <text:p>0.620098</text:p>
          </table:table-cell>
          <table:table-cell office:value-type="float" office:value="-0.177171">
            <text:p>-0.177171</text:p>
          </table:table-cell>
          <table:table-cell office:value-type="float" office:value="10.996569">
            <text:p>10.996569</text:p>
          </table:table-cell>
          <table:table-cell office:value-type="float" office:value="0.023315">
            <text:p>0.023315</text:p>
          </table:table-cell>
          <table:table-cell office:value-type="float" office:value="-0.060753">
            <text:p>-0.060753</text:p>
          </table:table-cell>
          <table:table-cell office:value-type="float" office:value="-0.017853">
            <text:p>-0.017853</text:p>
          </table:table-cell>
          <table:table-cell/>
        </table:table-row>
        <table:table-row table:style-name="ro1">
          <table:table-cell office:value-type="float" office:value="49400">
            <text:p>49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1223">
            <text:p>0.651223</text:p>
          </table:table-cell>
          <table:table-cell office:value-type="float" office:value="-0.169988">
            <text:p>-0.169988</text:p>
          </table:table-cell>
          <table:table-cell office:value-type="float" office:value="10.970232">
            <text:p>10.970232</text:p>
          </table:table-cell>
          <table:table-cell office:value-type="float" office:value="0.025314">
            <text:p>0.025314</text:p>
          </table:table-cell>
          <table:table-cell office:value-type="float" office:value="-0.059688">
            <text:p>-0.059688</text:p>
          </table:table-cell>
          <table:table-cell office:value-type="float" office:value="-0.020651">
            <text:p>-0.020651</text:p>
          </table:table-cell>
          <table:table-cell/>
        </table:table-row>
        <table:table-row table:style-name="ro1">
          <table:table-cell office:value-type="float" office:value="49600">
            <text:p>49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0521">
            <text:p>0.610521</text:p>
          </table:table-cell>
          <table:table-cell office:value-type="float" office:value="-0.100556">
            <text:p>-0.100556</text:p>
          </table:table-cell>
          <table:table-cell office:value-type="float" office:value="10.934319">
            <text:p>10.934319</text:p>
          </table:table-cell>
          <table:table-cell office:value-type="float" office:value="0.026779">
            <text:p>0.026779</text:p>
          </table:table-cell>
          <table:table-cell office:value-type="float" office:value="-0.058355">
            <text:p>-0.058355</text:p>
          </table:table-cell>
          <table:table-cell office:value-type="float" office:value="-0.020118">
            <text:p>-0.020118</text:p>
          </table:table-cell>
          <table:table-cell/>
        </table:table-row>
        <table:table-row table:style-name="ro1">
          <table:table-cell office:value-type="float" office:value="49800">
            <text:p>49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96713">
            <text:p>0.696713</text:p>
          </table:table-cell>
          <table:table-cell office:value-type="float" office:value="-0.095768">
            <text:p>-0.095768</text:p>
          </table:table-cell>
          <table:table-cell office:value-type="float" office:value="11.022904">
            <text:p>11.022904</text:p>
          </table:table-cell>
          <table:table-cell office:value-type="float" office:value="0.025847">
            <text:p>0.025847</text:p>
          </table:table-cell>
          <table:table-cell office:value-type="float" office:value="-0.057956">
            <text:p>-0.057956</text:p>
          </table:table-cell>
          <table:table-cell office:value-type="float" office:value="-0.021317">
            <text:p>-0.021317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3617">
            <text:p>0.653617</text:p>
          </table:table-cell>
          <table:table-cell office:value-type="float" office:value="-0.143652">
            <text:p>-0.143652</text:p>
          </table:table-cell>
          <table:table-cell office:value-type="float" office:value="11.087548">
            <text:p>11.087548</text:p>
          </table:table-cell>
          <table:table-cell office:value-type="float" office:value="0.029178">
            <text:p>0.029178</text:p>
          </table:table-cell>
          <table:table-cell office:value-type="float" office:value="-0.062352">
            <text:p>-0.062352</text:p>
          </table:table-cell>
          <table:table-cell office:value-type="float" office:value="-0.018786">
            <text:p>-0.018786</text:p>
          </table:table-cell>
          <table:table-cell/>
        </table:table-row>
        <table:table-row table:style-name="ro1">
          <table:table-cell office:value-type="float" office:value="50200">
            <text:p>50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6434">
            <text:p>0.646434</text:p>
          </table:table-cell>
          <table:table-cell office:value-type="float" office:value="-0.071826">
            <text:p>-0.071826</text:p>
          </table:table-cell>
          <table:table-cell office:value-type="float" office:value="11.008539">
            <text:p>11.008539</text:p>
          </table:table-cell>
          <table:table-cell office:value-type="float" office:value="0.031443">
            <text:p>0.031443</text:p>
          </table:table-cell>
          <table:table-cell office:value-type="float" office:value="-0.061686">
            <text:p>-0.061686</text:p>
          </table:table-cell>
          <table:table-cell office:value-type="float" office:value="-0.020384">
            <text:p>-0.020384</text:p>
          </table:table-cell>
          <table:table-cell/>
        </table:table-row>
        <table:table-row table:style-name="ro1">
          <table:table-cell office:value-type="float" office:value="50400">
            <text:p>50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3617">
            <text:p>0.653617</text:p>
          </table:table-cell>
          <table:table-cell office:value-type="float" office:value="-0.153229">
            <text:p>-0.153229</text:p>
          </table:table-cell>
          <table:table-cell office:value-type="float" office:value="11.09473">
            <text:p>11.09473</text:p>
          </table:table-cell>
          <table:table-cell office:value-type="float" office:value="0.027712">
            <text:p>0.027712</text:p>
          </table:table-cell>
          <table:table-cell office:value-type="float" office:value="-0.062619">
            <text:p>-0.062619</text:p>
          </table:table-cell>
          <table:table-cell office:value-type="float" office:value="-0.01772">
            <text:p>-0.01772</text:p>
          </table:table-cell>
          <table:table-cell/>
        </table:table-row>
        <table:table-row table:style-name="ro1">
          <table:table-cell office:value-type="float" office:value="50600">
            <text:p>50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8829">
            <text:p>0.648829</text:p>
          </table:table-cell>
          <table:table-cell office:value-type="float" office:value="-0.153229">
            <text:p>-0.153229</text:p>
          </table:table-cell>
          <table:table-cell office:value-type="float" office:value="10.910377">
            <text:p>10.910377</text:p>
          </table:table-cell>
          <table:table-cell office:value-type="float" office:value="0.022116">
            <text:p>0.022116</text:p>
          </table:table-cell>
          <table:table-cell office:value-type="float" office:value="-0.06062">
            <text:p>-0.06062</text:p>
          </table:table-cell>
          <table:table-cell office:value-type="float" office:value="-0.01692">
            <text:p>-0.01692</text:p>
          </table:table-cell>
          <table:table-cell/>
        </table:table-row>
        <table:table-row table:style-name="ro1">
          <table:table-cell office:value-type="float" office:value="50800">
            <text:p>50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3762">
            <text:p>0.593762</text:p>
          </table:table-cell>
          <table:table-cell office:value-type="float" office:value="-0.162806">
            <text:p>-0.162806</text:p>
          </table:table-cell>
          <table:table-cell office:value-type="float" office:value="11.034876">
            <text:p>11.034876</text:p>
          </table:table-cell>
          <table:table-cell office:value-type="float" office:value="0.024515">
            <text:p>0.024515</text:p>
          </table:table-cell>
          <table:table-cell office:value-type="float" office:value="-0.058888">
            <text:p>-0.058888</text:p>
          </table:table-cell>
          <table:table-cell office:value-type="float" office:value="-0.019718">
            <text:p>-0.019718</text:p>
          </table:table-cell>
          <table:table-cell/>
        </table:table-row>
        <table:table-row table:style-name="ro1">
          <table:table-cell office:value-type="float" office:value="51000">
            <text:p>51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8405">
            <text:p>0.658405</text:p>
          </table:table-cell>
          <table:table-cell office:value-type="float" office:value="-0.1652">
            <text:p>-0.1652</text:p>
          </table:table-cell>
          <table:table-cell office:value-type="float" office:value="10.943895">
            <text:p>10.943895</text:p>
          </table:table-cell>
          <table:table-cell office:value-type="float" office:value="0.025047">
            <text:p>0.025047</text:p>
          </table:table-cell>
          <table:table-cell office:value-type="float" office:value="-0.061286">
            <text:p>-0.061286</text:p>
          </table:table-cell>
          <table:table-cell office:value-type="float" office:value="-0.019985">
            <text:p>-0.019985</text:p>
          </table:table-cell>
          <table:table-cell/>
        </table:table-row>
        <table:table-row table:style-name="ro1">
          <table:table-cell office:value-type="float" office:value="51200">
            <text:p>51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9252">
            <text:p>0.639252</text:p>
          </table:table-cell>
          <table:table-cell office:value-type="float" office:value="-0.138864">
            <text:p>-0.138864</text:p>
          </table:table-cell>
          <table:table-cell office:value-type="float" office:value="10.948684">
            <text:p>10.948684</text:p>
          </table:table-cell>
          <table:table-cell office:value-type="float" office:value="0.022783">
            <text:p>0.022783</text:p>
          </table:table-cell>
          <table:table-cell office:value-type="float" office:value="-0.061286">
            <text:p>-0.061286</text:p>
          </table:table-cell>
          <table:table-cell office:value-type="float" office:value="-0.018119">
            <text:p>-0.018119</text:p>
          </table:table-cell>
          <table:table-cell/>
        </table:table-row>
        <table:table-row table:style-name="ro1">
          <table:table-cell office:value-type="float" office:value="51400">
            <text:p>51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9252">
            <text:p>0.639252</text:p>
          </table:table-cell>
          <table:table-cell office:value-type="float" office:value="-0.11971">
            <text:p>-0.11971</text:p>
          </table:table-cell>
          <table:table-cell office:value-type="float" office:value="11.046846">
            <text:p>11.046846</text:p>
          </table:table-cell>
          <table:table-cell office:value-type="float" office:value="0.030776">
            <text:p>0.030776</text:p>
          </table:table-cell>
          <table:table-cell office:value-type="float" office:value="-0.061953">
            <text:p>-0.061953</text:p>
          </table:table-cell>
          <table:table-cell office:value-type="float" office:value="-0.020784">
            <text:p>-0.020784</text:p>
          </table:table-cell>
          <table:table-cell/>
        </table:table-row>
        <table:table-row table:style-name="ro1">
          <table:table-cell office:value-type="float" office:value="51600">
            <text:p>51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84185">
            <text:p>0.584185</text:p>
          </table:table-cell>
          <table:table-cell office:value-type="float" office:value="-0.124498">
            <text:p>-0.124498</text:p>
          </table:table-cell>
          <table:table-cell office:value-type="float" office:value="10.99178">
            <text:p>10.99178</text:p>
          </table:table-cell>
          <table:table-cell office:value-type="float" office:value="0.023449">
            <text:p>0.023449</text:p>
          </table:table-cell>
          <table:table-cell office:value-type="float" office:value="-0.057556">
            <text:p>-0.057556</text:p>
          </table:table-cell>
          <table:table-cell office:value-type="float" office:value="-0.020251">
            <text:p>-0.020251</text:p>
          </table:table-cell>
          <table:table-cell/>
        </table:table-row>
        <table:table-row table:style-name="ro1">
          <table:table-cell office:value-type="float" office:value="51800">
            <text:p>51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2916">
            <text:p>0.612916</text:p>
          </table:table-cell>
          <table:table-cell office:value-type="float" office:value="-0.095768">
            <text:p>-0.095768</text:p>
          </table:table-cell>
          <table:table-cell office:value-type="float" office:value="10.998962">
            <text:p>10.998962</text:p>
          </table:table-cell>
          <table:table-cell office:value-type="float" office:value="0.031842">
            <text:p>0.031842</text:p>
          </table:table-cell>
          <table:table-cell office:value-type="float" office:value="-0.063018">
            <text:p>-0.063018</text:p>
          </table:table-cell>
          <table:table-cell office:value-type="float" office:value="-0.019718">
            <text:p>-0.019718</text:p>
          </table:table-cell>
          <table:table-cell/>
        </table:table-row>
        <table:table-row table:style-name="ro1">
          <table:table-cell office:value-type="float" office:value="52000">
            <text:p>52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2771">
            <text:p>0.672771</text:p>
          </table:table-cell>
          <table:table-cell office:value-type="float" office:value="-0.050278">
            <text:p>-0.050278</text:p>
          </table:table-cell>
          <table:table-cell office:value-type="float" office:value="10.99178">
            <text:p>10.99178</text:p>
          </table:table-cell>
          <table:table-cell office:value-type="float" office:value="0.029311">
            <text:p>0.029311</text:p>
          </table:table-cell>
          <table:table-cell office:value-type="float" office:value="-0.061953">
            <text:p>-0.061953</text:p>
          </table:table-cell>
          <table:table-cell office:value-type="float" office:value="-0.019851">
            <text:p>-0.019851</text:p>
          </table:table-cell>
          <table:table-cell/>
        </table:table-row>
        <table:table-row table:style-name="ro1">
          <table:table-cell office:value-type="float" office:value="52200">
            <text:p>52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91924">
            <text:p>0.691924</text:p>
          </table:table-cell>
          <table:table-cell office:value-type="float" office:value="-0.129287">
            <text:p>-0.129287</text:p>
          </table:table-cell>
          <table:table-cell office:value-type="float" office:value="10.998962">
            <text:p>10.998962</text:p>
          </table:table-cell>
          <table:table-cell office:value-type="float" office:value="0.026247">
            <text:p>0.026247</text:p>
          </table:table-cell>
          <table:table-cell office:value-type="float" office:value="-0.062752">
            <text:p>-0.062752</text:p>
          </table:table-cell>
          <table:table-cell office:value-type="float" office:value="-0.021184">
            <text:p>-0.021184</text:p>
          </table:table-cell>
          <table:table-cell/>
        </table:table-row>
        <table:table-row table:style-name="ro1">
          <table:table-cell office:value-type="float" office:value="52400">
            <text:p>52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8829">
            <text:p>0.648829</text:p>
          </table:table-cell>
          <table:table-cell office:value-type="float" office:value="-0.114922">
            <text:p>-0.114922</text:p>
          </table:table-cell>
          <table:table-cell office:value-type="float" office:value="11.070788">
            <text:p>11.070788</text:p>
          </table:table-cell>
          <table:table-cell office:value-type="float" office:value="0.029311">
            <text:p>0.029311</text:p>
          </table:table-cell>
          <table:table-cell office:value-type="float" office:value="-0.06062">
            <text:p>-0.06062</text:p>
          </table:table-cell>
          <table:table-cell office:value-type="float" office:value="-0.018253">
            <text:p>-0.018253</text:p>
          </table:table-cell>
          <table:table-cell/>
        </table:table-row>
        <table:table-row table:style-name="ro1">
          <table:table-cell office:value-type="float" office:value="52600">
            <text:p>52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9953">
            <text:p>0.679953</text:p>
          </table:table-cell>
          <table:table-cell office:value-type="float" office:value="-0.143652">
            <text:p>-0.143652</text:p>
          </table:table-cell>
          <table:table-cell office:value-type="float" office:value="11.018116">
            <text:p>11.018116</text:p>
          </table:table-cell>
          <table:table-cell office:value-type="float" office:value="0.02558">
            <text:p>0.02558</text:p>
          </table:table-cell>
          <table:table-cell office:value-type="float" office:value="-0.059021">
            <text:p>-0.059021</text:p>
          </table:table-cell>
          <table:table-cell office:value-type="float" office:value="-0.020118">
            <text:p>-0.020118</text:p>
          </table:table-cell>
          <table:table-cell/>
        </table:table-row>
        <table:table-row table:style-name="ro1">
          <table:table-cell office:value-type="float" office:value="52800">
            <text:p>52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2492">
            <text:p>0.622492</text:p>
          </table:table-cell>
          <table:table-cell office:value-type="float" office:value="-0.088585">
            <text:p>-0.088585</text:p>
          </table:table-cell>
          <table:table-cell office:value-type="float" office:value="10.979809">
            <text:p>10.979809</text:p>
          </table:table-cell>
          <table:table-cell office:value-type="float" office:value="0.026247">
            <text:p>0.026247</text:p>
          </table:table-cell>
          <table:table-cell office:value-type="float" office:value="-0.061686">
            <text:p>-0.061686</text:p>
          </table:table-cell>
          <table:table-cell office:value-type="float" office:value="-0.019452">
            <text:p>-0.019452</text:p>
          </table:table-cell>
          <table:table-cell/>
        </table:table-row>
        <table:table-row table:style-name="ro1">
          <table:table-cell office:value-type="float" office:value="53000">
            <text:p>53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1223">
            <text:p>0.651223</text:p>
          </table:table-cell>
          <table:table-cell office:value-type="float" office:value="-0.174777">
            <text:p>-0.174777</text:p>
          </table:table-cell>
          <table:table-cell office:value-type="float" office:value="10.998962">
            <text:p>10.998962</text:p>
          </table:table-cell>
          <table:table-cell office:value-type="float" office:value="0.031709">
            <text:p>0.031709</text:p>
          </table:table-cell>
          <table:table-cell office:value-type="float" office:value="-0.06062">
            <text:p>-0.06062</text:p>
          </table:table-cell>
          <table:table-cell office:value-type="float" office:value="-0.017853">
            <text:p>-0.017853</text:p>
          </table:table-cell>
          <table:table-cell/>
        </table:table-row>
        <table:table-row table:style-name="ro1">
          <table:table-cell office:value-type="float" office:value="53200">
            <text:p>53200</text:p>
          </table:table-cell>
          <table:table-cell office:value-type="float" office:value="0.225">
            <text:p>0.225</text:p>
          </table:table-cell>
          <table:table-cell office:value-type="float" office:value="0.175">
            <text:p>0.175</text:p>
          </table:table-cell>
          <table:table-cell office:value-type="float" office:value="-0.878672">
            <text:p>-0.878672</text:p>
          </table:table-cell>
          <table:table-cell office:value-type="float" office:value="-0.033519">
            <text:p>-0.033519</text:p>
          </table:table-cell>
          <table:table-cell office:value-type="float" office:value="11.712435">
            <text:p>11.712435</text:p>
          </table:table-cell>
          <table:table-cell office:value-type="float" office:value="0.031309">
            <text:p>0.031309</text:p>
          </table:table-cell>
          <table:table-cell office:value-type="float" office:value="-0.100989">
            <text:p>-0.100989</text:p>
          </table:table-cell>
          <table:table-cell office:value-type="float" office:value="-0.143757">
            <text:p>-0.143757</text:p>
          </table:table-cell>
          <table:table-cell/>
        </table:table-row>
        <table:table-row table:style-name="ro1">
          <table:table-cell office:value-type="float" office:value="53400">
            <text:p>53400</text:p>
          </table:table-cell>
          <table:table-cell office:value-type="float" office:value="0.325">
            <text:p>0.325</text:p>
          </table:table-cell>
          <table:table-cell office:value-type="float" office:value="0.018966">
            <text:p>0.018966</text:p>
          </table:table-cell>
          <table:table-cell office:value-type="float" office:value="-0.215478">
            <text:p>-0.215478</text:p>
          </table:table-cell>
          <table:table-cell office:value-type="float" office:value="0.452504">
            <text:p>0.452504</text:p>
          </table:table-cell>
          <table:table-cell office:value-type="float" office:value="11.475409">
            <text:p>11.475409</text:p>
          </table:table-cell>
          <table:table-cell office:value-type="float" office:value="0.027446">
            <text:p>0.027446</text:p>
          </table:table-cell>
          <table:table-cell office:value-type="float" office:value="-0.06515">
            <text:p>-0.06515</text:p>
          </table:table-cell>
          <table:table-cell office:value-type="float" office:value="-0.032642">
            <text:p>-0.032642</text:p>
          </table:table-cell>
          <table:table-cell/>
        </table:table-row>
        <table:table-row table:style-name="ro1">
          <table:table-cell office:value-type="float" office:value="53600">
            <text:p>53600</text:p>
          </table:table-cell>
          <table:table-cell office:value-type="float" office:value="0.175">
            <text:p>0.175</text:p>
          </table:table-cell>
          <table:table-cell office:value-type="float" office:value="0">
            <text:p>0</text:p>
          </table:table-cell>
          <table:table-cell office:value-type="float" office:value="0.830788">
            <text:p>0.830788</text:p>
          </table:table-cell>
          <table:table-cell office:value-type="float" office:value="-0.124498">
            <text:p>-0.124498</text:p>
          </table:table-cell>
          <table:table-cell office:value-type="float" office:value="10.994174">
            <text:p>10.994174</text:p>
          </table:table-cell>
          <table:table-cell office:value-type="float" office:value="0.015988">
            <text:p>0.015988</text:p>
          </table:table-cell>
          <table:table-cell office:value-type="float" office:value="-0.027845">
            <text:p>-0.027845</text:p>
          </table:table-cell>
          <table:table-cell office:value-type="float" office:value="-0.019985">
            <text:p>-0.019985</text:p>
          </table:table-cell>
          <table:table-cell/>
        </table:table-row>
        <table:table-row table:style-name="ro1">
          <table:table-cell office:value-type="float" office:value="53800">
            <text:p>53800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2.049437">
            <text:p>2.049437</text:p>
          </table:table-cell>
          <table:table-cell office:value-type="float" office:value="-0.754174">
            <text:p>-0.754174</text:p>
          </table:table-cell>
          <table:table-cell office:value-type="float" office:value="14.216769">
            <text:p>14.216769</text:p>
          </table:table-cell>
          <table:table-cell office:value-type="float" office:value="0.085934">
            <text:p>0.085934</text:p>
          </table:table-cell>
          <table:table-cell office:value-type="float" office:value="-0.025314">
            <text:p>-0.025314</text:p>
          </table:table-cell>
          <table:table-cell office:value-type="float" office:value="0.007461">
            <text:p>0.007461</text:p>
          </table:table-cell>
          <table:table-cell/>
        </table:table-row>
        <table:table-row table:style-name="ro1">
          <table:table-cell office:value-type="float" office:value="54000">
            <text:p>54000</text:p>
          </table:table-cell>
          <table:table-cell office:value-type="float" office:value="0.05">
            <text:p>0.05</text:p>
          </table:table-cell>
          <table:table-cell office:value-type="float" office:value="0.018889">
            <text:p>0.018889</text:p>
          </table:table-cell>
          <table:table-cell office:value-type="float" office:value="1.58975">
            <text:p>1.58975</text:p>
          </table:table-cell>
          <table:table-cell office:value-type="float" office:value="0.117316">
            <text:p>0.117316</text:p>
          </table:table-cell>
          <table:table-cell office:value-type="float" office:value="12.198458">
            <text:p>12.198458</text:p>
          </table:table-cell>
          <table:table-cell office:value-type="float" office:value="0.036372">
            <text:p>0.036372</text:p>
          </table:table-cell>
          <table:table-cell office:value-type="float" office:value="-0.061153">
            <text:p>-0.061153</text:p>
          </table:table-cell>
          <table:table-cell office:value-type="float" office:value="-0.009193">
            <text:p>-0.009193</text:p>
          </table:table-cell>
          <table:table-cell/>
        </table:table-row>
        <table:table-row table:style-name="ro1">
          <table:table-cell office:value-type="float" office:value="54200">
            <text:p>5420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059855">
            <text:p>0.059855</text:p>
          </table:table-cell>
          <table:table-cell office:value-type="float" office:value="0.124498">
            <text:p>0.124498</text:p>
          </table:table-cell>
          <table:table-cell office:value-type="float" office:value="11.365275">
            <text:p>11.365275</text:p>
          </table:table-cell>
          <table:table-cell office:value-type="float" office:value="0.042234">
            <text:p>0.042234</text:p>
          </table:table-cell>
          <table:table-cell office:value-type="float" office:value="-0.043567">
            <text:p>-0.043567</text:p>
          </table:table-cell>
          <table:table-cell office:value-type="float" office:value="-0.013989">
            <text:p>-0.013989</text:p>
          </table:table-cell>
          <table:table-cell/>
        </table:table-row>
        <table:table-row table:style-name="ro1">
          <table:table-cell office:value-type="float" office:value="54400">
            <text:p>54400</text:p>
          </table:table-cell>
          <table:table-cell table:number-columns-repeated="2" office:value-type="float" office:value="0">
            <text:p>0</text:p>
          </table:table-cell>
          <table:table-cell office:value-type="float" office:value="-1.242591">
            <text:p>-1.242591</text:p>
          </table:table-cell>
          <table:table-cell office:value-type="float" office:value="1.206678">
            <text:p>1.206678</text:p>
          </table:table-cell>
          <table:table-cell office:value-type="float" office:value="8.719683">
            <text:p>8.719683</text:p>
          </table:table-cell>
          <table:table-cell office:value-type="float" office:value="0.017587">
            <text:p>0.017587</text:p>
          </table:table-cell>
          <table:table-cell office:value-type="float" office:value="-0.263665">
            <text:p>-0.263665</text:p>
          </table:table-cell>
          <table:table-cell office:value-type="float" office:value="0.085801">
            <text:p>0.085801</text:p>
          </table:table-cell>
          <table:table-cell/>
        </table:table-row>
        <table:table-row table:style-name="ro1">
          <table:table-cell office:value-type="float" office:value="54600">
            <text:p>5460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653617">
            <text:p>0.653617</text:p>
          </table:table-cell>
          <table:table-cell office:value-type="float" office:value="-0.56982">
            <text:p>-0.56982</text:p>
          </table:table-cell>
          <table:table-cell office:value-type="float" office:value="11.405976">
            <text:p>11.405976</text:p>
          </table:table-cell>
          <table:table-cell office:value-type="float" office:value="0.015855">
            <text:p>0.015855</text:p>
          </table:table-cell>
          <table:table-cell office:value-type="float" office:value="-0.031842">
            <text:p>-0.031842</text:p>
          </table:table-cell>
          <table:table-cell office:value-type="float" office:value="0.051294">
            <text:p>0.051294</text:p>
          </table:table-cell>
          <table:table-cell/>
        </table:table-row>
        <table:table-row table:style-name="ro1">
          <table:table-cell office:value-type="float" office:value="54800">
            <text:p>54800</text:p>
          </table:table-cell>
          <table:table-cell office:value-type="float" office:value="0">
            <text:p>0</text:p>
          </table:table-cell>
          <table:table-cell office:value-type="float" office:value="-0.0375">
            <text:p>-0.0375</text:p>
          </table:table-cell>
          <table:table-cell office:value-type="float" office:value="0.746991">
            <text:p>0.746991</text:p>
          </table:table-cell>
          <table:table-cell office:value-type="float" office:value="-0.076614">
            <text:p>-0.076614</text:p>
          </table:table-cell>
          <table:table-cell office:value-type="float" office:value="11.420341">
            <text:p>11.420341</text:p>
          </table:table-cell>
          <table:table-cell office:value-type="float" office:value="0.020651">
            <text:p>0.020651</text:p>
          </table:table-cell>
          <table:table-cell office:value-type="float" office:value="-0.04743">
            <text:p>-0.04743</text:p>
          </table:table-cell>
          <table:table-cell office:value-type="float" office:value="0.055557">
            <text:p>0.055557</text:p>
          </table:table-cell>
          <table:table-cell/>
        </table:table-row>
        <table:table-row table:style-name="ro1">
          <table:table-cell office:value-type="float" office:value="55000">
            <text:p>55000</text:p>
          </table:table-cell>
          <table:table-cell office:value-type="float" office:value="-0.025">
            <text:p>-0.025</text:p>
          </table:table-cell>
          <table:table-cell office:value-type="float" office:value="-0.018617">
            <text:p>-0.018617</text:p>
          </table:table-cell>
          <table:table-cell office:value-type="float" office:value="1.855506">
            <text:p>1.855506</text:p>
          </table:table-cell>
          <table:table-cell office:value-type="float" office:value="0.227449">
            <text:p>0.227449</text:p>
          </table:table-cell>
          <table:table-cell office:value-type="float" office:value="12.380417">
            <text:p>12.380417</text:p>
          </table:table-cell>
          <table:table-cell office:value-type="float" office:value="-0.035173">
            <text:p>-0.035173</text:p>
          </table:table-cell>
          <table:table-cell office:value-type="float" office:value="-0.065417">
            <text:p>-0.065417</text:p>
          </table:table-cell>
          <table:table-cell office:value-type="float" office:value="0.185325">
            <text:p>0.185325</text:p>
          </table:table-cell>
          <table:table-cell/>
        </table:table-row>
        <table:table-row table:style-name="ro1">
          <table:table-cell office:value-type="float" office:value="55200">
            <text:p>55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845153">
            <text:p>0.845153</text:p>
          </table:table-cell>
          <table:table-cell office:value-type="float" office:value="0.155623">
            <text:p>0.155623</text:p>
          </table:table-cell>
          <table:table-cell office:value-type="float" office:value="10.680533">
            <text:p>10.680533</text:p>
          </table:table-cell>
          <table:table-cell office:value-type="float" office:value="0.036505">
            <text:p>0.036505</text:p>
          </table:table-cell>
          <table:table-cell office:value-type="float" office:value="-0.027845">
            <text:p>-0.027845</text:p>
          </table:table-cell>
          <table:table-cell office:value-type="float" office:value="0.05609">
            <text:p>0.05609</text:p>
          </table:table-cell>
          <table:table-cell/>
        </table:table-row>
        <table:table-row table:style-name="ro1">
          <table:table-cell office:value-type="float" office:value="55400">
            <text:p>55400</text:p>
          </table:table-cell>
          <table:table-cell office:value-type="float" office:value="0">
            <text:p>0</text:p>
          </table:table-cell>
          <table:table-cell office:value-type="float" office:value="-0.018617">
            <text:p>-0.018617</text:p>
          </table:table-cell>
          <table:table-cell office:value-type="float" office:value="0.117316">
            <text:p>0.117316</text:p>
          </table:table-cell>
          <table:table-cell office:value-type="float" office:value="0.438139">
            <text:p>0.438139</text:p>
          </table:table-cell>
          <table:table-cell office:value-type="float" office:value="10.740389">
            <text:p>10.740389</text:p>
          </table:table-cell>
          <table:table-cell office:value-type="float" office:value="0.000666">
            <text:p>0.000666</text:p>
          </table:table-cell>
          <table:table-cell office:value-type="float" office:value="-0.073943">
            <text:p>-0.073943</text:p>
          </table:table-cell>
          <table:table-cell office:value-type="float" office:value="0.037571">
            <text:p>0.037571</text:p>
          </table:table-cell>
          <table:table-cell/>
        </table:table-row>
        <table:table-row table:style-name="ro1">
          <table:table-cell office:value-type="float" office:value="55600">
            <text:p>5560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-1.651999">
            <text:p>-1.651999</text:p>
          </table:table-cell>
          <table:table-cell office:value-type="float" office:value="0.083797">
            <text:p>0.083797</text:p>
          </table:table-cell>
          <table:table-cell office:value-type="float" office:value="12.804191">
            <text:p>12.804191</text:p>
          </table:table-cell>
          <table:table-cell office:value-type="float" office:value="0.044632">
            <text:p>0.044632</text:p>
          </table:table-cell>
          <table:table-cell office:value-type="float" office:value="-0.014922">
            <text:p>-0.014922</text:p>
          </table:table-cell>
          <table:table-cell office:value-type="float" office:value="0.01772">
            <text:p>0.01772</text:p>
          </table:table-cell>
          <table:table-cell/>
        </table:table-row>
        <table:table-row table:style-name="ro1">
          <table:table-cell office:value-type="float" office:value="55800">
            <text:p>55800</text:p>
          </table:table-cell>
          <table:table-cell office:value-type="float" office:value="-0.225">
            <text:p>-0.225</text:p>
          </table:table-cell>
          <table:table-cell office:value-type="float" office:value="-0.0375">
            <text:p>-0.0375</text:p>
          </table:table-cell>
          <table:table-cell office:value-type="float" office:value="4.141969">
            <text:p>4.141969</text:p>
          </table:table-cell>
          <table:table-cell office:value-type="float" office:value="1.407791">
            <text:p>1.407791</text:p>
          </table:table-cell>
          <table:table-cell office:value-type="float" office:value="7.69257">
            <text:p>7.69257</text:p>
          </table:table-cell>
          <table:table-cell office:value-type="float" office:value="0.104986">
            <text:p>0.104986</text:p>
          </table:table-cell>
          <table:table-cell office:value-type="float" office:value="-0.235553">
            <text:p>-0.235553</text:p>
          </table:table-cell>
          <table:table-cell office:value-type="float" office:value="0.295907">
            <text:p>0.295907</text:p>
          </table:table-cell>
          <table:table-cell/>
        </table:table-row>
        <table:table-row table:style-name="ro1">
          <table:table-cell office:value-type="float" office:value="56000">
            <text:p>56000</text:p>
          </table:table-cell>
          <table:table-cell office:value-type="float" office:value="-0.675">
            <text:p>-0.675</text:p>
          </table:table-cell>
          <table:table-cell office:value-type="float" office:value="0">
            <text:p>0</text:p>
          </table:table-cell>
          <table:table-cell office:value-type="float" office:value="0.864307">
            <text:p>0.864307</text:p>
          </table:table-cell>
          <table:table-cell office:value-type="float" office:value="-1.678335">
            <text:p>-1.678335</text:p>
          </table:table-cell>
          <table:table-cell office:value-type="float" office:value="10.386046">
            <text:p>10.386046</text:p>
          </table:table-cell>
          <table:table-cell office:value-type="float" office:value="0.08327">
            <text:p>0.08327</text:p>
          </table:table-cell>
          <table:table-cell office:value-type="float" office:value="-0.130433">
            <text:p>-0.130433</text:p>
          </table:table-cell>
          <table:table-cell office:value-type="float" office:value="-0.072478">
            <text:p>-0.072478</text:p>
          </table:table-cell>
          <table:table-cell/>
        </table:table-row>
        <table:table-row table:style-name="ro1">
          <table:table-cell office:value-type="float" office:value="56200">
            <text:p>562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529119">
            <text:p>-0.529119</text:p>
          </table:table-cell>
          <table:table-cell office:value-type="float" office:value="-0.696713">
            <text:p>-0.696713</text:p>
          </table:table-cell>
          <table:table-cell office:value-type="float" office:value="11.384429">
            <text:p>11.384429</text:p>
          </table:table-cell>
          <table:table-cell office:value-type="float" office:value="0.026646">
            <text:p>0.026646</text:p>
          </table:table-cell>
          <table:table-cell office:value-type="float" office:value="-0.056224">
            <text:p>-0.056224</text:p>
          </table:table-cell>
          <table:table-cell office:value-type="float" office:value="-0.060487">
            <text:p>-0.060487</text:p>
          </table:table-cell>
          <table:table-cell/>
        </table:table-row>
        <table:table-row table:style-name="ro1">
          <table:table-cell office:value-type="float" office:value="56400">
            <text:p>56400</text:p>
          </table:table-cell>
          <table:table-cell table:number-columns-repeated="2" office:value-type="float" office:value="0.075">
            <text:p>0.075</text:p>
          </table:table-cell>
          <table:table-cell office:value-type="float" office:value="1.098939">
            <text:p>1.098939</text:p>
          </table:table-cell>
          <table:table-cell office:value-type="float" office:value="0.07422">
            <text:p>0.07422</text:p>
          </table:table-cell>
          <table:table-cell office:value-type="float" office:value="11.326968">
            <text:p>11.326968</text:p>
          </table:table-cell>
          <table:table-cell office:value-type="float" office:value="-0.015588">
            <text:p>-0.015588</text:p>
          </table:table-cell>
          <table:table-cell office:value-type="float" office:value="-0.080472">
            <text:p>-0.080472</text:p>
          </table:table-cell>
          <table:table-cell office:value-type="float" office:value="-0.043966">
            <text:p>-0.043966</text:p>
          </table:table-cell>
          <table:table-cell/>
        </table:table-row>
        <table:table-row table:style-name="ro1">
          <table:table-cell office:value-type="float" office:value="56600">
            <text:p>56600</text:p>
          </table:table-cell>
          <table:table-cell office:value-type="float" office:value="0.375">
            <text:p>0.375</text:p>
          </table:table-cell>
          <table:table-cell office:value-type="float" office:value="0.058696">
            <text:p>0.058696</text:p>
          </table:table-cell>
          <table:table-cell office:value-type="float" office:value="1.108515">
            <text:p>1.108515</text:p>
          </table:table-cell>
          <table:table-cell office:value-type="float" office:value="-0.433351">
            <text:p>-0.433351</text:p>
          </table:table-cell>
          <table:table-cell office:value-type="float" office:value="11.827356">
            <text:p>11.827356</text:p>
          </table:table-cell>
          <table:table-cell office:value-type="float" office:value="0.00906">
            <text:p>0.00906</text:p>
          </table:table-cell>
          <table:table-cell office:value-type="float" office:value="-0.060221">
            <text:p>-0.060221</text:p>
          </table:table-cell>
          <table:table-cell office:value-type="float" office:value="-0.065683">
            <text:p>-0.065683</text:p>
          </table:table-cell>
          <table:table-cell/>
        </table:table-row>
        <table:table-row table:style-name="ro1">
          <table:table-cell office:value-type="float" office:value="56800">
            <text:p>5680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962469">
            <text:p>0.962469</text:p>
          </table:table-cell>
          <table:table-cell office:value-type="float" office:value="-0.514753">
            <text:p>-0.514753</text:p>
          </table:table-cell>
          <table:table-cell office:value-type="float" office:value="10.666168">
            <text:p>10.666168</text:p>
          </table:table-cell>
          <table:table-cell office:value-type="float" office:value="0.045299">
            <text:p>0.045299</text:p>
          </table:table-cell>
          <table:table-cell office:value-type="float" office:value="-0.066482">
            <text:p>-0.066482</text:p>
          </table:table-cell>
          <table:table-cell office:value-type="float" office:value="0.028245">
            <text:p>0.028245</text:p>
          </table:table-cell>
          <table:table-cell/>
        </table:table-row>
        <table:table-row table:style-name="ro1">
          <table:table-cell office:value-type="float" office:value="57000">
            <text:p>57000</text:p>
          </table:table-cell>
          <table:table-cell office:value-type="float" office:value="0.1">
            <text:p>0.1</text:p>
          </table:table-cell>
          <table:table-cell office:value-type="float" office:value="0.019231">
            <text:p>0.019231</text:p>
          </table:table-cell>
          <table:table-cell office:value-type="float" office:value="0.847547">
            <text:p>0.847547</text:p>
          </table:table-cell>
          <table:table-cell office:value-type="float" office:value="-0.043096">
            <text:p>-0.043096</text:p>
          </table:table-cell>
          <table:table-cell office:value-type="float" office:value="11.733982">
            <text:p>11.733982</text:p>
          </table:table-cell>
          <table:table-cell office:value-type="float" office:value="0.038904">
            <text:p>0.038904</text:p>
          </table:table-cell>
          <table:table-cell office:value-type="float" office:value="-0.060487">
            <text:p>-0.060487</text:p>
          </table:table-cell>
          <table:table-cell office:value-type="float" office:value="-0.000133">
            <text:p>-0.000133</text:p>
          </table:table-cell>
          <table:table-cell/>
        </table:table-row>
        <table:table-row table:style-name="ro1">
          <table:table-cell office:value-type="float" office:value="57200">
            <text:p>57200</text:p>
          </table:table-cell>
          <table:table-cell office:value-type="float" office:value="0.025">
            <text:p>0.025</text:p>
          </table:table-cell>
          <table:table-cell office:value-type="float" office:value="0.018902">
            <text:p>0.018902</text:p>
          </table:table-cell>
          <table:table-cell office:value-type="float" office:value="1.086968">
            <text:p>1.086968</text:p>
          </table:table-cell>
          <table:table-cell office:value-type="float" office:value="-0.42138">
            <text:p>-0.42138</text:p>
          </table:table-cell>
          <table:table-cell office:value-type="float" office:value="10.060435">
            <text:p>10.060435</text:p>
          </table:table-cell>
          <table:table-cell office:value-type="float" office:value="0.049429">
            <text:p>0.049429</text:p>
          </table:table-cell>
          <table:table-cell office:value-type="float" office:value="-0.064351">
            <text:p>-0.064351</text:p>
          </table:table-cell>
          <table:table-cell office:value-type="float" office:value="0.033841">
            <text:p>0.033841</text:p>
          </table:table-cell>
          <table:table-cell/>
        </table:table-row>
        <table:table-row table:style-name="ro1">
          <table:table-cell office:value-type="float" office:value="57400">
            <text:p>5740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1.374272">
            <text:p>1.374272</text:p>
          </table:table-cell>
          <table:table-cell office:value-type="float" office:value="-0.351948">
            <text:p>-0.351948</text:p>
          </table:table-cell>
          <table:table-cell office:value-type="float" office:value="12.155362">
            <text:p>12.155362</text:p>
          </table:table-cell>
          <table:table-cell office:value-type="float" office:value="0.002265">
            <text:p>0.002265</text:p>
          </table:table-cell>
          <table:table-cell office:value-type="float" office:value="-0.089398">
            <text:p>-0.089398</text:p>
          </table:table-cell>
          <table:table-cell office:value-type="float" office:value="0.013723">
            <text:p>0.013723</text:p>
          </table:table-cell>
          <table:table-cell/>
        </table:table-row>
        <table:table-row table:style-name="ro1">
          <table:table-cell office:value-type="float" office:value="57600">
            <text:p>57600</text:p>
          </table:table-cell>
          <table:table-cell office:value-type="float" office:value="0.025">
            <text:p>0.025</text:p>
          </table:table-cell>
          <table:table-cell office:value-type="float" office:value="0.019186">
            <text:p>0.019186</text:p>
          </table:table-cell>
          <table:table-cell office:value-type="float" office:value="1.391031">
            <text:p>1.391031</text:p>
          </table:table-cell>
          <table:table-cell office:value-type="float" office:value="0.100556">
            <text:p>0.100556</text:p>
          </table:table-cell>
          <table:table-cell office:value-type="float" office:value="10.481815">
            <text:p>10.481815</text:p>
          </table:table-cell>
          <table:table-cell office:value-type="float" office:value="0.006795">
            <text:p>0.006795</text:p>
          </table:table-cell>
          <table:table-cell office:value-type="float" office:value="-0.08247">
            <text:p>-0.08247</text:p>
          </table:table-cell>
          <table:table-cell office:value-type="float" office:value="-0.053159">
            <text:p>-0.053159</text:p>
          </table:table-cell>
          <table:table-cell/>
        </table:table-row>
        <table:table-row table:style-name="ro1">
          <table:table-cell office:value-type="float" office:value="57800">
            <text:p>57800</text:p>
          </table:table-cell>
          <table:table-cell office:value-type="float" office:value="-0.025">
            <text:p>-0.025</text:p>
          </table:table-cell>
          <table:table-cell office:value-type="float" office:value="-0.018605">
            <text:p>-0.018605</text:p>
          </table:table-cell>
          <table:table-cell office:value-type="float" office:value="-0.830788">
            <text:p>-0.830788</text:p>
          </table:table-cell>
          <table:table-cell office:value-type="float" office:value="-0.134075">
            <text:p>-0.134075</text:p>
          </table:table-cell>
          <table:table-cell office:value-type="float" office:value="11.975797">
            <text:p>11.975797</text:p>
          </table:table-cell>
          <table:table-cell office:value-type="float" office:value="0.021983">
            <text:p>0.021983</text:p>
          </table:table-cell>
          <table:table-cell office:value-type="float" office:value="-0.206109">
            <text:p>-0.206109</text:p>
          </table:table-cell>
          <table:table-cell office:value-type="float" office:value="-0.01772">
            <text:p>-0.01772</text:p>
          </table:table-cell>
          <table:table-cell/>
        </table:table-row>
        <table:table-row table:style-name="ro1">
          <table:table-cell office:value-type="float" office:value="58000">
            <text:p>58000</text:p>
          </table:table-cell>
          <table:table-cell office:value-type="float" office:value="0">
            <text:p>0</text:p>
          </table:table-cell>
          <table:table-cell office:value-type="float" office:value="-0.018605">
            <text:p>-0.018605</text:p>
          </table:table-cell>
          <table:table-cell office:value-type="float" office:value="1.264138">
            <text:p>1.264138</text:p>
          </table:table-cell>
          <table:table-cell office:value-type="float" office:value="-0.691924">
            <text:p>-0.691924</text:p>
          </table:table-cell>
          <table:table-cell office:value-type="float" office:value="10.94629">
            <text:p>10.94629</text:p>
          </table:table-cell>
          <table:table-cell office:value-type="float" office:value="0.045565">
            <text:p>0.045565</text:p>
          </table:table-cell>
          <table:table-cell office:value-type="float" office:value="-0.049029">
            <text:p>-0.049029</text:p>
          </table:table-cell>
          <table:table-cell office:value-type="float" office:value="-0.003331">
            <text:p>-0.003331</text:p>
          </table:table-cell>
          <table:table-cell/>
        </table:table-row>
        <table:table-row table:style-name="ro1">
          <table:table-cell office:value-type="float" office:value="58200">
            <text:p>5820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976834">
            <text:p>0.976834</text:p>
          </table:table-cell>
          <table:table-cell office:value-type="float" office:value="-0.320823">
            <text:p>-0.320823</text:p>
          </table:table-cell>
          <table:table-cell office:value-type="float" office:value="10.771513">
            <text:p>10.771513</text:p>
          </table:table-cell>
          <table:table-cell office:value-type="float" office:value="0.018919">
            <text:p>0.018919</text:p>
          </table:table-cell>
          <table:table-cell office:value-type="float" office:value="-0.050095">
            <text:p>-0.050095</text:p>
          </table:table-cell>
          <table:table-cell office:value-type="float" office:value="-0.033308">
            <text:p>-0.033308</text:p>
          </table:table-cell>
          <table:table-cell/>
        </table:table-row>
        <table:table-row table:style-name="ro1">
          <table:table-cell office:value-type="float" office:value="58400">
            <text:p>58400</text:p>
          </table:table-cell>
          <table:table-cell table:number-columns-repeated="2" office:value-type="float" office:value="0">
            <text:p>0</text:p>
          </table:table-cell>
          <table:table-cell office:value-type="float" office:value="-1.194707">
            <text:p>-1.194707</text:p>
          </table:table-cell>
          <table:table-cell office:value-type="float" office:value="-2.106897">
            <text:p>-2.106897</text:p>
          </table:table-cell>
          <table:table-cell office:value-type="float" office:value="10.149021">
            <text:p>10.149021</text:p>
          </table:table-cell>
          <table:table-cell office:value-type="float" office:value="0.117243">
            <text:p>0.117243</text:p>
          </table:table-cell>
          <table:table-cell office:value-type="float" office:value="-0.19625">
            <text:p>-0.19625</text:p>
          </table:table-cell>
          <table:table-cell office:value-type="float" office:value="-0.08207">
            <text:p>-0.08207</text:p>
          </table:table-cell>
          <table:table-cell/>
        </table:table-row>
        <table:table-row table:style-name="ro1">
          <table:table-cell office:value-type="float" office:value="58600">
            <text:p>58600</text:p>
          </table:table-cell>
          <table:table-cell table:number-columns-repeated="2" office:value-type="float" office:value="0">
            <text:p>0</text:p>
          </table:table-cell>
          <table:table-cell office:value-type="float" office:value="-1.393425">
            <text:p>-1.393425</text:p>
          </table:table-cell>
          <table:table-cell office:value-type="float" office:value="-0.435745">
            <text:p>-0.435745</text:p>
          </table:table-cell>
          <table:table-cell office:value-type="float" office:value="9.576807">
            <text:p>9.576807</text:p>
          </table:table-cell>
          <table:table-cell office:value-type="float" office:value="0.039703">
            <text:p>0.039703</text:p>
          </table:table-cell>
          <table:table-cell office:value-type="float" office:value="-0.101123">
            <text:p>-0.101123</text:p>
          </table:table-cell>
          <table:table-cell office:value-type="float" office:value="-0.007461">
            <text:p>-0.007461</text:p>
          </table:table-cell>
          <table:table-cell/>
        </table:table-row>
        <table:table-row table:style-name="ro1">
          <table:table-cell office:value-type="float" office:value="58800">
            <text:p>588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0.122104">
            <text:p>0.122104</text:p>
          </table:table-cell>
          <table:table-cell office:value-type="float" office:value="0.126893">
            <text:p>0.126893</text:p>
          </table:table-cell>
          <table:table-cell office:value-type="float" office:value="11.832145">
            <text:p>11.832145</text:p>
          </table:table-cell>
          <table:table-cell office:value-type="float" office:value="0.024914">
            <text:p>0.024914</text:p>
          </table:table-cell>
          <table:table-cell office:value-type="float" office:value="-0.086334">
            <text:p>-0.086334</text:p>
          </table:table-cell>
          <table:table-cell office:value-type="float" office:value="-0.039303">
            <text:p>-0.039303</text:p>
          </table:table-cell>
          <table:table-cell/>
        </table:table-row>
        <table:table-row table:style-name="ro1">
          <table:table-cell office:value-type="float" office:value="59200">
            <text:p>59200</text:p>
          </table:table-cell>
          <table:table-cell office:value-type="float" office:value="-0.19375">
            <text:p>-0.19375</text:p>
          </table:table-cell>
          <table:table-cell office:value-type="float" office:value="0">
            <text:p>0</text:p>
          </table:table-cell>
          <table:table-cell office:value-type="float" office:value="2.214637">
            <text:p>2.214637</text:p>
          </table:table-cell>
          <table:table-cell office:value-type="float" office:value="-0.383072">
            <text:p>-0.383072</text:p>
          </table:table-cell>
          <table:table-cell office:value-type="float" office:value="11.255142">
            <text:p>11.255142</text:p>
          </table:table-cell>
          <table:table-cell office:value-type="float" office:value="0.067948">
            <text:p>0.067948</text:p>
          </table:table-cell>
          <table:table-cell office:value-type="float" office:value="-0.048096">
            <text:p>-0.048096</text:p>
          </table:table-cell>
          <table:table-cell office:value-type="float" office:value="-0.059688">
            <text:p>-0.059688</text:p>
          </table:table-cell>
          <table:table-cell/>
        </table:table-row>
        <table:table-row table:style-name="ro1">
          <table:table-cell office:value-type="float" office:value="59400">
            <text:p>59400</text:p>
          </table:table-cell>
          <table:table-cell office:value-type="float" office:value="0.4375">
            <text:p>0.4375</text:p>
          </table:table-cell>
          <table:table-cell office:value-type="float" office:value="-0.018889">
            <text:p>-0.018889</text:p>
          </table:table-cell>
          <table:table-cell office:value-type="float" office:value="0.948104">
            <text:p>0.948104</text:p>
          </table:table-cell>
          <table:table-cell office:value-type="float" office:value="-1.671153">
            <text:p>-1.671153</text:p>
          </table:table-cell>
          <table:table-cell office:value-type="float" office:value="10.682928">
            <text:p>10.682928</text:p>
          </table:table-cell>
          <table:table-cell office:value-type="float" office:value="0.016521">
            <text:p>0.016521</text:p>
          </table:table-cell>
          <table:table-cell office:value-type="float" office:value="0.043433">
            <text:p>0.043433</text:p>
          </table:table-cell>
          <table:table-cell office:value-type="float" office:value="-0.105652">
            <text:p>-0.105652</text:p>
          </table:table-cell>
          <table:table-cell/>
        </table:table-row>
        <table:table-row table:style-name="ro1">
          <table:table-cell office:value-type="float" office:value="59600">
            <text:p>59600</text:p>
          </table:table-cell>
          <table:table-cell office:value-type="float" office:value="-0.025">
            <text:p>-0.025</text:p>
          </table:table-cell>
          <table:table-cell office:value-type="float" office:value="0.019186">
            <text:p>0.019186</text:p>
          </table:table-cell>
          <table:table-cell office:value-type="float" office:value="0.430956">
            <text:p>0.430956</text:p>
          </table:table-cell>
          <table:table-cell office:value-type="float" office:value="-0.287304">
            <text:p>-0.287304</text:p>
          </table:table-cell>
          <table:table-cell office:value-type="float" office:value="12.059594">
            <text:p>12.059594</text:p>
          </table:table-cell>
          <table:table-cell office:value-type="float" office:value="0.046098">
            <text:p>0.046098</text:p>
          </table:table-cell>
          <table:table-cell office:value-type="float" office:value="-0.114179">
            <text:p>-0.114179</text:p>
          </table:table-cell>
          <table:table-cell office:value-type="float" office:value="-0.056623">
            <text:p>-0.056623</text:p>
          </table:table-cell>
          <table:table-cell/>
        </table:table-row>
        <table:table-row table:style-name="ro1">
          <table:table-cell office:value-type="float" office:value="59800">
            <text:p>59800</text:p>
          </table:table-cell>
          <table:table-cell office:value-type="float" office:value="0.025">
            <text:p>0.025</text:p>
          </table:table-cell>
          <table:table-cell office:value-type="float" office:value="0.038636">
            <text:p>0.038636</text:p>
          </table:table-cell>
          <table:table-cell office:value-type="float" office:value="0.758962">
            <text:p>0.758962</text:p>
          </table:table-cell>
          <table:table-cell office:value-type="float" office:value="-0.064643">
            <text:p>-0.064643</text:p>
          </table:table-cell>
          <table:table-cell office:value-type="float" office:value="13.192051">
            <text:p>13.192051</text:p>
          </table:table-cell>
          <table:table-cell office:value-type="float" office:value="0.032908">
            <text:p>0.032908</text:p>
          </table:table-cell>
          <table:table-cell office:value-type="float" office:value="-0.222763">
            <text:p>-0.222763</text:p>
          </table:table-cell>
          <table:table-cell office:value-type="float" office:value="-0.094328">
            <text:p>-0.094328</text:p>
          </table:table-cell>
          <table:table-cell/>
        </table:table-row>
        <table:table-row table:style-name="ro1">
          <table:table-cell office:value-type="float" office:value="60200">
            <text:p>60200</text:p>
          </table:table-cell>
          <table:table-cell office:value-type="float" office:value="-0.21875">
            <text:p>-0.21875</text:p>
          </table:table-cell>
          <table:table-cell office:value-type="float" office:value="0">
            <text:p>0</text:p>
          </table:table-cell>
          <table:table-cell office:value-type="float" office:value="0.052672">
            <text:p>0.052672</text:p>
          </table:table-cell>
          <table:table-cell office:value-type="float" office:value="0.40462">
            <text:p>0.40462</text:p>
          </table:table-cell>
          <table:table-cell office:value-type="float" office:value="11.640609">
            <text:p>11.640609</text:p>
          </table:table-cell>
          <table:table-cell office:value-type="float" office:value="0.027312">
            <text:p>0.027312</text:p>
          </table:table-cell>
          <table:table-cell office:value-type="float" office:value="-0.127636">
            <text:p>-0.127636</text:p>
          </table:table-cell>
          <table:table-cell office:value-type="float" office:value="0.045832">
            <text:p>0.045832</text:p>
          </table:table-cell>
          <table:table-cell/>
        </table:table-row>
        <table:table-row table:style-name="ro1">
          <table:table-cell office:value-type="float" office:value="60400">
            <text:p>60400</text:p>
          </table:table-cell>
          <table:table-cell office:value-type="float" office:value="0.4125">
            <text:p>0.4125</text:p>
          </table:table-cell>
          <table:table-cell office:value-type="float" office:value="0">
            <text:p>0</text:p>
          </table:table-cell>
          <table:table-cell office:value-type="float" office:value="1.30484">
            <text:p>1.30484</text:p>
          </table:table-cell>
          <table:table-cell office:value-type="float" office:value="-0.268151">
            <text:p>-0.268151</text:p>
          </table:table-cell>
          <table:table-cell office:value-type="float" office:value="11.57836">
            <text:p>11.57836</text:p>
          </table:table-cell>
          <table:table-cell office:value-type="float" office:value="0.034507">
            <text:p>0.034507</text:p>
          </table:table-cell>
          <table:table-cell office:value-type="float" office:value="-0.101123">
            <text:p>-0.101123</text:p>
          </table:table-cell>
          <table:table-cell office:value-type="float" office:value="-0.005329">
            <text:p>-0.005329</text:p>
          </table:table-cell>
          <table:table-cell/>
        </table:table-row>
        <table:table-row table:style-name="ro1">
          <table:table-cell office:value-type="float" office:value="60600">
            <text:p>60600</text:p>
          </table:table-cell>
          <table:table-cell table:number-columns-repeated="2" office:value-type="float" office:value="0">
            <text:p>0</text:p>
          </table:table-cell>
          <table:table-cell office:value-type="float" office:value="2.169147">
            <text:p>2.169147</text:p>
          </table:table-cell>
          <table:table-cell office:value-type="float" office:value="0.268151">
            <text:p>0.268151</text:p>
          </table:table-cell>
          <table:table-cell office:value-type="float" office:value="10.323797">
            <text:p>10.323797</text:p>
          </table:table-cell>
          <table:table-cell office:value-type="float" office:value="-0.080605">
            <text:p>-0.080605</text:p>
          </table:table-cell>
          <table:table-cell office:value-type="float" office:value="-0.127236">
            <text:p>-0.127236</text:p>
          </table:table-cell>
          <table:table-cell office:value-type="float" office:value="-0.077407">
            <text:p>-0.077407</text:p>
          </table:table-cell>
          <table:table-cell/>
        </table:table-row>
        <table:table-row table:style-name="ro1">
          <table:table-cell office:value-type="float" office:value="60800">
            <text:p>60800</text:p>
          </table:table-cell>
          <table:table-cell office:value-type="float" office:value="0.025">
            <text:p>0.025</text:p>
          </table:table-cell>
          <table:table-cell office:value-type="float" office:value="0.018889">
            <text:p>0.018889</text:p>
          </table:table-cell>
          <table:table-cell office:value-type="float" office:value="1.072602">
            <text:p>1.072602</text:p>
          </table:table-cell>
          <table:table-cell office:value-type="float" office:value="0.280122">
            <text:p>0.280122</text:p>
          </table:table-cell>
          <table:table-cell office:value-type="float" office:value="10.951078">
            <text:p>10.951078</text:p>
          </table:table-cell>
          <table:table-cell office:value-type="float" office:value="0.037305">
            <text:p>0.037305</text:p>
          </table:table-cell>
          <table:table-cell office:value-type="float" office:value="-0.059954">
            <text:p>-0.059954</text:p>
          </table:table-cell>
          <table:table-cell office:value-type="float" office:value="0.01279">
            <text:p>0.01279</text:p>
          </table:table-cell>
          <table:table-cell/>
        </table:table-row>
        <table:table-row table:style-name="ro1">
          <table:table-cell office:value-type="float" office:value="61000">
            <text:p>61000</text:p>
          </table:table-cell>
          <table:table-cell office:value-type="float" office:value="0">
            <text:p>0</text:p>
          </table:table-cell>
          <table:table-cell office:value-type="float" office:value="0.018889">
            <text:p>0.018889</text:p>
          </table:table-cell>
          <table:table-cell office:value-type="float" office:value="1.61848">
            <text:p>1.61848</text:p>
          </table:table-cell>
          <table:table-cell office:value-type="float" office:value="-0.052672">
            <text:p>-0.052672</text:p>
          </table:table-cell>
          <table:table-cell office:value-type="float" office:value="9.964667">
            <text:p>9.964667</text:p>
          </table:table-cell>
          <table:table-cell office:value-type="float" office:value="0.055824">
            <text:p>0.055824</text:p>
          </table:table-cell>
          <table:table-cell office:value-type="float" office:value="-0.067415">
            <text:p>-0.067415</text:p>
          </table:table-cell>
          <table:table-cell office:value-type="float" office:value="0.001199">
            <text:p>0.001199</text:p>
          </table:table-cell>
          <table:table-cell/>
        </table:table-row>
        <table:table-row table:style-name="ro1">
          <table:table-cell office:value-type="float" office:value="61200">
            <text:p>612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-0.316035">
            <text:p>-0.316035</text:p>
          </table:table-cell>
          <table:table-cell office:value-type="float" office:value="-0.526724">
            <text:p>-0.526724</text:p>
          </table:table-cell>
          <table:table-cell office:value-type="float" office:value="11.319785">
            <text:p>11.319785</text:p>
          </table:table-cell>
          <table:table-cell office:value-type="float" office:value="0.001998">
            <text:p>0.001998</text:p>
          </table:table-cell>
          <table:table-cell office:value-type="float" office:value="-0.098591">
            <text:p>-0.098591</text:p>
          </table:table-cell>
          <table:table-cell office:value-type="float" office:value="0.036505">
            <text:p>0.036505</text:p>
          </table:table-cell>
          <table:table-cell/>
        </table:table-row>
        <table:table-row table:style-name="ro1">
          <table:table-cell office:value-type="float" office:value="61400">
            <text:p>6140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893037">
            <text:p>0.893037</text:p>
          </table:table-cell>
          <table:table-cell office:value-type="float" office:value="-1.01993">
            <text:p>-1.01993</text:p>
          </table:table-cell>
          <table:table-cell office:value-type="float" office:value="10.01734">
            <text:p>10.01734</text:p>
          </table:table-cell>
          <table:table-cell office:value-type="float" office:value="0.049828">
            <text:p>0.049828</text:p>
          </table:table-cell>
          <table:table-cell office:value-type="float" office:value="-0.043433">
            <text:p>-0.043433</text:p>
          </table:table-cell>
          <table:table-cell office:value-type="float" office:value="-0.035573">
            <text:p>-0.035573</text:p>
          </table:table-cell>
          <table:table-cell/>
        </table:table-row>
        <table:table-row table:style-name="ro1">
          <table:table-cell office:value-type="float" office:value="61600">
            <text:p>61600</text:p>
          </table:table-cell>
          <table:table-cell office:value-type="float" office:value="-0.025">
            <text:p>-0.025</text:p>
          </table:table-cell>
          <table:table-cell office:value-type="float" office:value="0.018889">
            <text:p>0.018889</text:p>
          </table:table-cell>
          <table:table-cell office:value-type="float" office:value="1.000776">
            <text:p>1.000776</text:p>
          </table:table-cell>
          <table:table-cell office:value-type="float" office:value="-0.105345">
            <text:p>-0.105345</text:p>
          </table:table-cell>
          <table:table-cell office:value-type="float" office:value="10.606314">
            <text:p>10.606314</text:p>
          </table:table-cell>
          <table:table-cell office:value-type="float" office:value="0.033441">
            <text:p>0.033441</text:p>
          </table:table-cell>
          <table:table-cell office:value-type="float" office:value="-0.087799">
            <text:p>-0.087799</text:p>
          </table:table-cell>
          <table:table-cell office:value-type="float" office:value="-0.066749">
            <text:p>-0.066749</text:p>
          </table:table-cell>
          <table:table-cell/>
        </table:table-row>
        <table:table-row table:style-name="ro1">
          <table:table-cell office:value-type="float" office:value="61800">
            <text:p>618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-1.798045">
            <text:p>-1.798045</text:p>
          </table:table-cell>
          <table:table-cell office:value-type="float" office:value="-0.189142">
            <text:p>-0.189142</text:p>
          </table:table-cell>
          <table:table-cell office:value-type="float" office:value="13.819332">
            <text:p>13.819332</text:p>
          </table:table-cell>
          <table:table-cell office:value-type="float" office:value="-0.019319">
            <text:p>-0.019319</text:p>
          </table:table-cell>
          <table:table-cell office:value-type="float" office:value="0.061153">
            <text:p>0.061153</text:p>
          </table:table-cell>
          <table:table-cell office:value-type="float" office:value="-0.09526">
            <text:p>-0.09526</text:p>
          </table:table-cell>
          <table:table-cell/>
        </table:table-row>
        <table:table-row table:style-name="ro1">
          <table:table-cell office:value-type="float" office:value="62000">
            <text:p>62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5165">
            <text:p>0.675165</text:p>
          </table:table-cell>
          <table:table-cell office:value-type="float" office:value="-0.581791">
            <text:p>-0.581791</text:p>
          </table:table-cell>
          <table:table-cell office:value-type="float" office:value="14.777013">
            <text:p>14.777013</text:p>
          </table:table-cell>
          <table:table-cell office:value-type="float" office:value="0.033308">
            <text:p>0.033308</text:p>
          </table:table-cell>
          <table:table-cell office:value-type="float" office:value="-0.092329">
            <text:p>-0.092329</text:p>
          </table:table-cell>
          <table:table-cell office:value-type="float" office:value="-0.088599">
            <text:p>-0.088599</text:p>
          </table:table-cell>
          <table:table-cell/>
        </table:table-row>
        <table:table-row table:style-name="ro1">
          <table:table-cell office:value-type="float" office:value="62200">
            <text:p>62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837971">
            <text:p>0.837971</text:p>
          </table:table-cell>
          <table:table-cell office:value-type="float" office:value="-0.73502">
            <text:p>-0.73502</text:p>
          </table:table-cell>
          <table:table-cell office:value-type="float" office:value="10.793061">
            <text:p>10.793061</text:p>
          </table:table-cell>
          <table:table-cell office:value-type="float" office:value="0.065017">
            <text:p>0.065017</text:p>
          </table:table-cell>
          <table:table-cell office:value-type="float" office:value="-0.027579">
            <text:p>-0.027579</text:p>
          </table:table-cell>
          <table:table-cell office:value-type="float" office:value="-0.050095">
            <text:p>-0.050095</text:p>
          </table:table-cell>
          <table:table-cell/>
        </table:table-row>
        <table:table-row table:style-name="ro1">
          <table:table-cell office:value-type="float" office:value="62400">
            <text:p>62400</text:p>
          </table:table-cell>
          <table:table-cell office:value-type="float" office:value="-0.725">
            <text:p>-0.725</text:p>
          </table:table-cell>
          <table:table-cell office:value-type="float" office:value="0.05">
            <text:p>0.05</text:p>
          </table:table-cell>
          <table:table-cell office:value-type="float" office:value="0.938527">
            <text:p>0.938527</text:p>
          </table:table-cell>
          <table:table-cell office:value-type="float" office:value="-0.648829">
            <text:p>-0.648829</text:p>
          </table:table-cell>
          <table:table-cell office:value-type="float" office:value="13.03164">
            <text:p>13.03164</text:p>
          </table:table-cell>
          <table:table-cell office:value-type="float" office:value="0.059155">
            <text:p>0.059155</text:p>
          </table:table-cell>
          <table:table-cell office:value-type="float" office:value="0.011191">
            <text:p>0.011191</text:p>
          </table:table-cell>
          <table:table-cell office:value-type="float" office:value="0.044766">
            <text:p>0.044766</text:p>
          </table:table-cell>
          <table:table-cell/>
        </table:table-row>
        <table:table-row table:style-name="ro1">
          <table:table-cell office:value-type="float" office:value="62600">
            <text:p>62600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004788">
            <text:p>0.004788</text:p>
          </table:table-cell>
          <table:table-cell office:value-type="float" office:value="-0.54109">
            <text:p>-0.54109</text:p>
          </table:table-cell>
          <table:table-cell office:value-type="float" office:value="11.477803">
            <text:p>11.477803</text:p>
          </table:table-cell>
          <table:table-cell office:value-type="float" office:value="0.015721">
            <text:p>0.015721</text:p>
          </table:table-cell>
          <table:table-cell office:value-type="float" office:value="-0.0437">
            <text:p>-0.0437</text:p>
          </table:table-cell>
          <table:table-cell office:value-type="float" office:value="0.276455">
            <text:p>0.276455</text:p>
          </table:table-cell>
          <table:table-cell/>
        </table:table-row>
        <table:table-row table:style-name="ro1">
          <table:table-cell office:value-type="float" office:value="62800">
            <text:p>62800</text:p>
          </table:table-cell>
          <table:table-cell table:number-columns-repeated="2" office:value-type="float" office:value="0">
            <text:p>0</text:p>
          </table:table-cell>
          <table:table-cell office:value-type="float" office:value="1.323994">
            <text:p>1.323994</text:p>
          </table:table-cell>
          <table:table-cell office:value-type="float" office:value="-0.131681">
            <text:p>-0.131681</text:p>
          </table:table-cell>
          <table:table-cell office:value-type="float" office:value="11.051635">
            <text:p>11.051635</text:p>
          </table:table-cell>
          <table:table-cell office:value-type="float" office:value="0.033308">
            <text:p>0.033308</text:p>
          </table:table-cell>
          <table:table-cell office:value-type="float" office:value="-0.057289">
            <text:p>-0.057289</text:p>
          </table:table-cell>
          <table:table-cell office:value-type="float" office:value="-0.027845">
            <text:p>-0.027845</text:p>
          </table:table-cell>
          <table:table-cell/>
        </table:table-row>
        <table:table-row table:style-name="ro1">
          <table:table-cell office:value-type="float" office:value="63000">
            <text:p>63000</text:p>
          </table:table-cell>
          <table:table-cell table:number-columns-repeated="2" office:value-type="float" office:value="0.025">
            <text:p>0.025</text:p>
          </table:table-cell>
          <table:table-cell office:value-type="float" office:value="1.489193">
            <text:p>1.489193</text:p>
          </table:table-cell>
          <table:table-cell office:value-type="float" office:value="0.438139">
            <text:p>0.438139</text:p>
          </table:table-cell>
          <table:table-cell office:value-type="float" office:value="9.19134">
            <text:p>9.19134</text:p>
          </table:table-cell>
          <table:table-cell office:value-type="float" office:value="0.04783">
            <text:p>0.04783</text:p>
          </table:table-cell>
          <table:table-cell office:value-type="float" office:value="-0.049695">
            <text:p>-0.049695</text:p>
          </table:table-cell>
          <table:table-cell office:value-type="float" office:value="0.089798">
            <text:p>0.089798</text:p>
          </table:table-cell>
          <table:table-cell/>
        </table:table-row>
        <table:table-row table:style-name="ro1">
          <table:table-cell office:value-type="float" office:value="63200">
            <text:p>63200</text:p>
          </table:table-cell>
          <table:table-cell office:value-type="float" office:value="0.275">
            <text:p>0.275</text:p>
          </table:table-cell>
          <table:table-cell office:value-type="float" office:value="0.161538">
            <text:p>0.161538</text:p>
          </table:table-cell>
          <table:table-cell office:value-type="float" office:value="-0.064643">
            <text:p>-0.064643</text:p>
          </table:table-cell>
          <table:table-cell office:value-type="float" office:value="-0.581791">
            <text:p>-0.581791</text:p>
          </table:table-cell>
          <table:table-cell office:value-type="float" office:value="12.284649">
            <text:p>12.284649</text:p>
          </table:table-cell>
          <table:table-cell office:value-type="float" office:value="0.062619">
            <text:p>0.062619</text:p>
          </table:table-cell>
          <table:table-cell office:value-type="float" office:value="-0.100856">
            <text:p>-0.100856</text:p>
          </table:table-cell>
          <table:table-cell office:value-type="float" office:value="0.016787">
            <text:p>0.016787</text:p>
          </table:table-cell>
          <table:table-cell/>
        </table:table-row>
        <table:table-row table:style-name="ro1">
          <table:table-cell office:value-type="float" office:value="63400">
            <text:p>6340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79565">
            <text:p>0.179565</text:p>
          </table:table-cell>
          <table:table-cell office:value-type="float" office:value="0.253785">
            <text:p>0.253785</text:p>
          </table:table-cell>
          <table:table-cell office:value-type="float" office:value="10.972626">
            <text:p>10.972626</text:p>
          </table:table-cell>
          <table:table-cell office:value-type="float" office:value="0.025447">
            <text:p>0.025447</text:p>
          </table:table-cell>
          <table:table-cell office:value-type="float" office:value="-0.03877">
            <text:p>-0.03877</text:p>
          </table:table-cell>
          <table:table-cell office:value-type="float" office:value="0.003198">
            <text:p>0.003198</text:p>
          </table:table-cell>
          <table:table-cell/>
        </table:table-row>
        <table:table-row table:style-name="ro1">
          <table:table-cell office:value-type="float" office:value="63600">
            <text:p>63600</text:p>
          </table:table-cell>
          <table:table-cell office:value-type="float" office:value="0.1">
            <text:p>0.1</text:p>
          </table:table-cell>
          <table:table-cell office:value-type="float" office:value="0.018919">
            <text:p>0.018919</text:p>
          </table:table-cell>
          <table:table-cell office:value-type="float" office:value="1.534683">
            <text:p>1.534683</text:p>
          </table:table-cell>
          <table:table-cell office:value-type="float" office:value="0.272939">
            <text:p>0.272939</text:p>
          </table:table-cell>
          <table:table-cell office:value-type="float" office:value="10.984597">
            <text:p>10.984597</text:p>
          </table:table-cell>
          <table:table-cell office:value-type="float" office:value="0.068747">
            <text:p>0.068747</text:p>
          </table:table-cell>
          <table:table-cell office:value-type="float" office:value="0.006795">
            <text:p>0.006795</text:p>
          </table:table-cell>
          <table:table-cell office:value-type="float" office:value="-0.002931">
            <text:p>-0.002931</text:p>
          </table:table-cell>
          <table:table-cell/>
        </table:table-row>
        <table:table-row table:style-name="ro1">
          <table:table-cell office:value-type="float" office:value="63800">
            <text:p>63800</text:p>
          </table:table-cell>
          <table:table-cell office:value-type="float" office:value="0.075">
            <text:p>0.075</text:p>
          </table:table-cell>
          <table:table-cell office:value-type="float" office:value="0.018902">
            <text:p>0.018902</text:p>
          </table:table-cell>
          <table:table-cell office:value-type="float" office:value="1.654393">
            <text:p>1.654393</text:p>
          </table:table-cell>
          <table:table-cell office:value-type="float" office:value="-0.395043">
            <text:p>-0.395043</text:p>
          </table:table-cell>
          <table:table-cell office:value-type="float" office:value="10.757148">
            <text:p>10.757148</text:p>
          </table:table-cell>
          <table:table-cell office:value-type="float" office:value="0.045299">
            <text:p>0.045299</text:p>
          </table:table-cell>
          <table:table-cell office:value-type="float" office:value="-0.036639">
            <text:p>-0.036639</text:p>
          </table:table-cell>
          <table:table-cell office:value-type="float" office:value="-0.003597">
            <text:p>-0.003597</text:p>
          </table:table-cell>
          <table:table-cell/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095768">
            <text:p>0.095768</text:p>
          </table:table-cell>
          <table:table-cell office:value-type="float" office:value="-0.055067">
            <text:p>-0.055067</text:p>
          </table:table-cell>
          <table:table-cell office:value-type="float" office:value="12.576741">
            <text:p>12.576741</text:p>
          </table:table-cell>
          <table:table-cell office:value-type="float" office:value="-0.033441">
            <text:p>-0.033441</text:p>
          </table:table-cell>
          <table:table-cell office:value-type="float" office:value="-0.156014">
            <text:p>-0.156014</text:p>
          </table:table-cell>
          <table:table-cell office:value-type="float" office:value="0.012391">
            <text:p>0.012391</text:p>
          </table:table-cell>
          <table:table-cell/>
        </table:table-row>
        <table:table-row table:style-name="ro1">
          <table:table-cell office:value-type="float" office:value="64200">
            <text:p>64200</text:p>
          </table:table-cell>
          <table:table-cell office:value-type="float" office:value="-0.25">
            <text:p>-0.25</text:p>
          </table:table-cell>
          <table:table-cell office:value-type="float" office:value="-0.216667">
            <text:p>-0.216667</text:p>
          </table:table-cell>
          <table:table-cell office:value-type="float" office:value="2.688689">
            <text:p>2.688689</text:p>
          </table:table-cell>
          <table:table-cell office:value-type="float" office:value="-0.050278">
            <text:p>-0.050278</text:p>
          </table:table-cell>
          <table:table-cell office:value-type="float" office:value="9.799467">
            <text:p>9.799467</text:p>
          </table:table-cell>
          <table:table-cell office:value-type="float" office:value="0.11338">
            <text:p>0.11338</text:p>
          </table:table-cell>
          <table:table-cell office:value-type="float" office:value="-0.030776">
            <text:p>-0.030776</text:p>
          </table:table-cell>
          <table:table-cell office:value-type="float" office:value="0.737168">
            <text:p>0.737168</text:p>
          </table:table-cell>
          <table:table-cell/>
        </table:table-row>
        <table:table-row table:style-name="ro1">
          <table:table-cell office:value-type="float" office:value="64400">
            <text:p>64400</text:p>
          </table:table-cell>
          <table:table-cell office:value-type="float" office:value="0">
            <text:p>0</text:p>
          </table:table-cell>
          <table:table-cell office:value-type="float" office:value="-0.183333">
            <text:p>-0.183333</text:p>
          </table:table-cell>
          <table:table-cell office:value-type="float" office:value="-0.876278">
            <text:p>-0.876278</text:p>
          </table:table-cell>
          <table:table-cell office:value-type="float" office:value="-0.026336">
            <text:p>-0.026336</text:p>
          </table:table-cell>
          <table:table-cell office:value-type="float" office:value="14.736311">
            <text:p>14.736311</text:p>
          </table:table-cell>
          <table:table-cell office:value-type="float" office:value="0.068214">
            <text:p>0.068214</text:p>
          </table:table-cell>
          <table:table-cell office:value-type="float" office:value="-0.102988">
            <text:p>-0.102988</text:p>
          </table:table-cell>
          <table:table-cell office:value-type="float" office:value="0.455651">
            <text:p>0.455651</text:p>
          </table:table-cell>
          <table:table-cell/>
        </table:table-row>
        <table:table-row table:style-name="ro1">
          <table:table-cell office:value-type="float" office:value="64600">
            <text:p>64600</text:p>
          </table:table-cell>
          <table:table-cell office:value-type="float" office:value="0.175">
            <text:p>0.175</text:p>
          </table:table-cell>
          <table:table-cell office:value-type="float" office:value="-0.055769">
            <text:p>-0.055769</text:p>
          </table:table-cell>
          <table:table-cell office:value-type="float" office:value="0.318429">
            <text:p>0.318429</text:p>
          </table:table-cell>
          <table:table-cell office:value-type="float" office:value="0.454898">
            <text:p>0.454898</text:p>
          </table:table-cell>
          <table:table-cell office:value-type="float" office:value="10.014946">
            <text:p>10.014946</text:p>
          </table:table-cell>
          <table:table-cell office:value-type="float" office:value="0.053692">
            <text:p>0.053692</text:p>
          </table:table-cell>
          <table:table-cell office:value-type="float" office:value="-0.068881">
            <text:p>-0.068881</text:p>
          </table:table-cell>
          <table:table-cell office:value-type="float" office:value="0.083936">
            <text:p>0.083936</text:p>
          </table:table-cell>
          <table:table-cell/>
        </table:table-row>
        <table:table-row table:style-name="ro1">
          <table:table-cell office:value-type="float" office:value="64800">
            <text:p>64800</text:p>
          </table:table-cell>
          <table:table-cell office:value-type="float" office:value="-0.025">
            <text:p>-0.025</text:p>
          </table:table-cell>
          <table:table-cell office:value-type="float" office:value="-0.089744">
            <text:p>-0.089744</text:p>
          </table:table-cell>
          <table:table-cell office:value-type="float" office:value="1.991976">
            <text:p>1.991976</text:p>
          </table:table-cell>
          <table:table-cell office:value-type="float" office:value="0.102951">
            <text:p>0.102951</text:p>
          </table:table-cell>
          <table:table-cell office:value-type="float" office:value="10.496181">
            <text:p>10.496181</text:p>
          </table:table-cell>
          <table:table-cell office:value-type="float" office:value="0.071412">
            <text:p>0.071412</text:p>
          </table:table-cell>
          <table:table-cell office:value-type="float" office:value="-0.101522">
            <text:p>-0.101522</text:p>
          </table:table-cell>
          <table:table-cell office:value-type="float" office:value="0.43047">
            <text:p>0.43047</text:p>
          </table:table-cell>
          <table:table-cell/>
        </table:table-row>
        <table:table-row table:style-name="ro1">
          <table:table-cell office:value-type="float" office:value="65000">
            <text:p>65000</text:p>
          </table:table-cell>
          <table:table-cell office:value-type="float" office:value="-0.175">
            <text:p>-0.175</text:p>
          </table:table-cell>
          <table:table-cell office:value-type="float" office:value="-0.196875">
            <text:p>-0.196875</text:p>
          </table:table-cell>
          <table:table-cell office:value-type="float" office:value="2.152387">
            <text:p>2.152387</text:p>
          </table:table-cell>
          <table:table-cell office:value-type="float" office:value="-0.749385">
            <text:p>-0.749385</text:p>
          </table:table-cell>
          <table:table-cell office:value-type="float" office:value="12.476185">
            <text:p>12.476185</text:p>
          </table:table-cell>
          <table:table-cell office:value-type="float" office:value="0.114979">
            <text:p>0.114979</text:p>
          </table:table-cell>
          <table:table-cell office:value-type="float" office:value="-0.119242">
            <text:p>-0.119242</text:p>
          </table:table-cell>
          <table:table-cell office:value-type="float" office:value="0.702262">
            <text:p>0.702262</text:p>
          </table:table-cell>
          <table:table-cell/>
        </table:table-row>
        <table:table-row table:style-name="ro1">
          <table:table-cell office:value-type="float" office:value="65200">
            <text:p>65200</text:p>
          </table:table-cell>
          <table:table-cell office:value-type="float" office:value="0.125">
            <text:p>0.125</text:p>
          </table:table-cell>
          <table:table-cell office:value-type="float" office:value="-0.072222">
            <text:p>-0.072222</text:p>
          </table:table-cell>
          <table:table-cell office:value-type="float" office:value="-0.095768">
            <text:p>-0.095768</text:p>
          </table:table-cell>
          <table:table-cell office:value-type="float" office:value="-1.089362">
            <text:p>-1.089362</text:p>
          </table:table-cell>
          <table:table-cell office:value-type="float" office:value="8.817844">
            <text:p>8.817844</text:p>
          </table:table-cell>
          <table:table-cell office:value-type="float" office:value="0.055691">
            <text:p>0.055691</text:p>
          </table:table-cell>
          <table:table-cell office:value-type="float" office:value="-0.186124">
            <text:p>-0.186124</text:p>
          </table:table-cell>
          <table:table-cell office:value-type="float" office:value="0.345868">
            <text:p>0.345868</text:p>
          </table:table-cell>
          <table:table-cell/>
        </table:table-row>
        <table:table-row table:style-name="ro1">
          <table:table-cell office:value-type="float" office:value="65400">
            <text:p>65400</text:p>
          </table:table-cell>
          <table:table-cell office:value-type="float" office:value="-0.15">
            <text:p>-0.15</text:p>
          </table:table-cell>
          <table:table-cell office:value-type="float" office:value="-0.2">
            <text:p>-0.2</text:p>
          </table:table-cell>
          <table:table-cell office:value-type="float" office:value="1.367089">
            <text:p>1.367089</text:p>
          </table:table-cell>
          <table:table-cell office:value-type="float" office:value="-0.459687">
            <text:p>-0.459687</text:p>
          </table:table-cell>
          <table:table-cell office:value-type="float" office:value="10.620679">
            <text:p>10.620679</text:p>
          </table:table-cell>
          <table:table-cell office:value-type="float" office:value="0.063818">
            <text:p>0.063818</text:p>
          </table:table-cell>
          <table:table-cell office:value-type="float" office:value="-0.026513">
            <text:p>-0.026513</text:p>
          </table:table-cell>
          <table:table-cell office:value-type="float" office:value="0.609133">
            <text:p>0.609133</text:p>
          </table:table-cell>
          <table:table-cell/>
        </table:table-row>
        <table:table-row table:style-name="ro1">
          <table:table-cell office:value-type="float" office:value="65600">
            <text:p>65600</text:p>
          </table:table-cell>
          <table:table-cell office:value-type="float" office:value="0.075">
            <text:p>0.075</text:p>
          </table:table-cell>
          <table:table-cell office:value-type="float" office:value="-0.12197">
            <text:p>-0.12197</text:p>
          </table:table-cell>
          <table:table-cell office:value-type="float" office:value="0.248997">
            <text:p>0.248997</text:p>
          </table:table-cell>
          <table:table-cell office:value-type="float" office:value="-0.100556">
            <text:p>-0.100556</text:p>
          </table:table-cell>
          <table:table-cell office:value-type="float" office:value="11.473015">
            <text:p>11.473015</text:p>
          </table:table-cell>
          <table:table-cell office:value-type="float" office:value="0.029977">
            <text:p>0.029977</text:p>
          </table:table-cell>
          <table:table-cell office:value-type="float" office:value="-0.067815">
            <text:p>-0.067815</text:p>
          </table:table-cell>
          <table:table-cell office:value-type="float" office:value="0.249942">
            <text:p>0.249942</text:p>
          </table:table-cell>
          <table:table-cell/>
        </table:table-row>
        <table:table-row table:style-name="ro1">
          <table:table-cell office:value-type="float" office:value="65800">
            <text:p>65800</text:p>
          </table:table-cell>
          <table:table-cell office:value-type="float" office:value="0.1">
            <text:p>0.1</text:p>
          </table:table-cell>
          <table:table-cell office:value-type="float" office:value="-0.0375">
            <text:p>-0.0375</text:p>
          </table:table-cell>
          <table:table-cell office:value-type="float" office:value="1.163582">
            <text:p>1.163582</text:p>
          </table:table-cell>
          <table:table-cell office:value-type="float" office:value="-0.423774">
            <text:p>-0.423774</text:p>
          </table:table-cell>
          <table:table-cell office:value-type="float" office:value="9.143456">
            <text:p>9.143456</text:p>
          </table:table-cell>
          <table:table-cell office:value-type="float" office:value="0.048763">
            <text:p>0.048763</text:p>
          </table:table-cell>
          <table:table-cell office:value-type="float" office:value="-0.189588">
            <text:p>-0.189588</text:p>
          </table:table-cell>
          <table:table-cell office:value-type="float" office:value="0.241815">
            <text:p>0.241815</text:p>
          </table:table-cell>
          <table:table-cell/>
        </table:table-row>
        <table:table-row table:style-name="ro1">
          <table:table-cell office:value-type="float" office:value="66000">
            <text:p>66000</text:p>
          </table:table-cell>
          <table:table-cell office:value-type="float" office:value="-0.175">
            <text:p>-0.175</text:p>
          </table:table-cell>
          <table:table-cell office:value-type="float" office:value="-0.209677">
            <text:p>-0.209677</text:p>
          </table:table-cell>
          <table:table-cell office:value-type="float" office:value="1.412579">
            <text:p>1.412579</text:p>
          </table:table-cell>
          <table:table-cell office:value-type="float" office:value="0.497994">
            <text:p>0.497994</text:p>
          </table:table-cell>
          <table:table-cell office:value-type="float" office:value="11.985373">
            <text:p>11.985373</text:p>
          </table:table-cell>
          <table:table-cell office:value-type="float" office:value="0.108051">
            <text:p>0.108051</text:p>
          </table:table-cell>
          <table:table-cell office:value-type="float" office:value="0.007594">
            <text:p>0.007594</text:p>
          </table:table-cell>
          <table:table-cell office:value-type="float" office:value="0.569564">
            <text:p>0.569564</text:p>
          </table:table-cell>
          <table:table-cell/>
        </table:table-row>
        <table:table-row table:style-name="ro1">
          <table:table-cell office:value-type="float" office:value="66200">
            <text:p>66200</text:p>
          </table:table-cell>
          <table:table-cell office:value-type="float" office:value="0.125">
            <text:p>0.125</text:p>
          </table:table-cell>
          <table:table-cell office:value-type="float" office:value="-0.089286">
            <text:p>-0.089286</text:p>
          </table:table-cell>
          <table:table-cell office:value-type="float" office:value="-0.04549">
            <text:p>-0.04549</text:p>
          </table:table-cell>
          <table:table-cell office:value-type="float" office:value="-0.055067">
            <text:p>-0.055067</text:p>
          </table:table-cell>
          <table:table-cell office:value-type="float" office:value="10.821792">
            <text:p>10.821792</text:p>
          </table:table-cell>
          <table:table-cell office:value-type="float" office:value="0.003331">
            <text:p>0.003331</text:p>
          </table:table-cell>
          <table:table-cell office:value-type="float" office:value="-0.079406">
            <text:p>-0.079406</text:p>
          </table:table-cell>
          <table:table-cell office:value-type="float" office:value="0.205976">
            <text:p>0.205976</text:p>
          </table:table-cell>
          <table:table-cell/>
        </table:table-row>
        <table:table-row table:style-name="ro1">
          <table:table-cell office:value-type="float" office:value="66400">
            <text:p>66400</text:p>
          </table:table-cell>
          <table:table-cell office:value-type="float" office:value="0.075">
            <text:p>0.075</text:p>
          </table:table-cell>
          <table:table-cell office:value-type="float" office:value="-0.073684">
            <text:p>-0.073684</text:p>
          </table:table-cell>
          <table:table-cell office:value-type="float" office:value="2.652776">
            <text:p>2.652776</text:p>
          </table:table-cell>
          <table:table-cell office:value-type="float" office:value="-0.117316">
            <text:p>-0.117316</text:p>
          </table:table-cell>
          <table:table-cell office:value-type="float" office:value="10.512939">
            <text:p>10.512939</text:p>
          </table:table-cell>
          <table:table-cell office:value-type="float" office:value="0.010392">
            <text:p>0.010392</text:p>
          </table:table-cell>
          <table:table-cell office:value-type="float" office:value="-0.019585">
            <text:p>-0.019585</text:p>
          </table:table-cell>
          <table:table-cell office:value-type="float" office:value="0.44366">
            <text:p>0.4436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3T10:48:27</dc:date>
    <dc:creator>Stefan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28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22cm" svg:height="12.62cm" xlink:href=".." xlink:type="simple" chart:class="chart:scatter" chart:style-name="ch1">
        <chart:legend chart:legend-position="end" svg:x="25.122cm" svg:y="5.264cm" style:legend-expansion="high" chart:style-name="ch2"/>
        <chart:plot-area chart:style-name="ch3" table:cell-range-address="Sheet1.A1:Sheet1.B316 Sheet1.D1:Sheet1.F316" chart:data-source-has-labels="row" svg:x="0.99cm" svg:y="1.143cm" svg:width="23.052cm" svg:height="10.805cm">
          <chartooo:coordinate-region svg:x="1.611cm" svg:y="1.342cm" svg:width="21.966cm" svg:height="10.4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16" chart:label-cell-address="Sheet1.B1:Sheet1.B1" chart:class="chart:scatter">
            <chart:domain table:cell-range-address="Sheet1.A2:Sheet1.A316"/>
            <chart:data-point chart:repeated="315"/>
          </chart:series>
          <chart:series chart:style-name="ch7" chart:values-cell-range-address="Sheet1.D2:Sheet1.D316" chart:label-cell-address="Sheet1.D1:Sheet1.D1" chart:class="chart:scatter">
            <chart:data-point chart:repeated="315"/>
          </chart:series>
          <chart:series chart:style-name="ch8" chart:values-cell-range-address="Sheet1.E2:Sheet1.E316" chart:label-cell-address="Sheet1.E1:Sheet1.E1" chart:class="chart:scatter">
            <chart:data-point chart:repeated="315"/>
          </chart:series>
          <chart:series chart:style-name="ch9" chart:values-cell-range-address="Sheet1.F2:Sheet1.F316" chart:label-cell-address="Sheet1.F1:Sheet1.F1" chart:class="chart:scatter">
            <chart:data-point chart:repeated="3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_c</text:p>
                <draw:g>
                  <svg:desc>Sheet1.B1:Sheet1.B1</svg:desc>
                </draw:g>
              </table:table-cell>
              <table:table-cell office:value-type="string">
                <text:p>Ax</text:p>
                <draw:g>
                  <svg:desc>Sheet1.D1:Sheet1.D1</svg:desc>
                </draw:g>
              </table:table-cell>
              <table:table-cell office:value-type="string">
                <text:p>Ay</text:p>
                <draw:g>
                  <svg:desc>Sheet1.E1:Sheet1.E1</svg:desc>
                </draw:g>
              </table:table-cell>
              <table:table-cell office:value-type="string">
                <text:p>Az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A2:Sheet1.A316</svg:desc>
                </draw:g>
              </table:table-cell>
              <table:table-cell office:value-type="float" office:value="0.9">
                <text:p>0.9</text:p>
                <draw:g>
                  <svg:desc>Sheet1.B2:Sheet1.B316</svg:desc>
                </draw:g>
              </table:table-cell>
              <table:table-cell office:value-type="float" office:value="0.711078">
                <text:p>0.711078</text:p>
                <draw:g>
                  <svg:desc>Sheet1.D2:Sheet1.D316</svg:desc>
                </draw:g>
              </table:table-cell>
              <table:table-cell office:value-type="float" office:value="-0.19393">
                <text:p>-0.19393</text:p>
                <draw:g>
                  <svg:desc>Sheet1.E2:Sheet1.E316</svg:desc>
                </draw:g>
              </table:table-cell>
              <table:table-cell office:value-type="float" office:value="10.338162">
                <text:p>10.338162</text:p>
                <draw:g>
                  <svg:desc>Sheet1.F2:Sheet1.F3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-0.025">
                <text:p>-0.025</text:p>
              </table:table-cell>
              <table:table-cell office:value-type="float" office:value="0.636858">
                <text:p>0.636858</text:p>
              </table:table-cell>
              <table:table-cell office:value-type="float" office:value="-0.177171">
                <text:p>-0.177171</text:p>
              </table:table-cell>
              <table:table-cell office:value-type="float" office:value="12.739547">
                <text:p>12.739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.73502">
                <text:p>0.73502</text:p>
              </table:table-cell>
              <table:table-cell office:value-type="float" office:value="0.23942">
                <text:p>0.23942</text:p>
              </table:table-cell>
              <table:table-cell office:value-type="float" office:value="10.359711">
                <text:p>10.3597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-0.079009">
                <text:p>-0.079009</text:p>
              </table:table-cell>
              <table:table-cell office:value-type="float" office:value="0.3304">
                <text:p>0.3304</text:p>
              </table:table-cell>
              <table:table-cell office:value-type="float" office:value="9.873688">
                <text:p>9.873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  <table:table-cell office:value-type="float" office:value="-0.679953">
                <text:p>-0.679953</text:p>
              </table:table-cell>
              <table:table-cell office:value-type="float" office:value="11.894394">
                <text:p>11.894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">
                <text:p>1400</text:p>
              </table:table-cell>
              <table:table-cell office:value-type="float" office:value="-0.025">
                <text:p>-0.025</text:p>
              </table:table-cell>
              <table:table-cell office:value-type="float" office:value="1.616086">
                <text:p>1.616086</text:p>
              </table:table-cell>
              <table:table-cell office:value-type="float" office:value="-0.23942">
                <text:p>-0.23942</text:p>
              </table:table-cell>
              <table:table-cell office:value-type="float" office:value="10.419565">
                <text:p>10.419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0.318429">
                <text:p>0.318429</text:p>
              </table:table-cell>
              <table:table-cell office:value-type="float" office:value="0.241814">
                <text:p>0.241814</text:p>
              </table:table-cell>
              <table:table-cell office:value-type="float" office:value="10.896011">
                <text:p>10.896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3.318363">
                <text:p>3.318363</text:p>
              </table:table-cell>
              <table:table-cell office:value-type="float" office:value="0.023942">
                <text:p>0.023942</text:p>
              </table:table-cell>
              <table:table-cell office:value-type="float" office:value="11.549629">
                <text:p>11.5496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.537077">
                <text:p>1.537077</text:p>
              </table:table-cell>
              <table:table-cell office:value-type="float" office:value="-0.205901">
                <text:p>-0.205901</text:p>
              </table:table-cell>
              <table:table-cell office:value-type="float" office:value="10.359711">
                <text:p>10.359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00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0.086191">
                <text:p>0.086191</text:p>
              </table:table-cell>
              <table:table-cell office:value-type="float" office:value="-0.28491">
                <text:p>-0.28491</text:p>
              </table:table-cell>
              <table:table-cell office:value-type="float" office:value="10.874464">
                <text:p>10.874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0">
                <text:p>2400</text:p>
              </table:table-cell>
              <table:table-cell office:value-type="float" office:value="0.025">
                <text:p>0.025</text:p>
              </table:table-cell>
              <table:table-cell office:value-type="float" office:value="-0.150835">
                <text:p>-0.150835</text:p>
              </table:table-cell>
              <table:table-cell office:value-type="float" office:value="2.449268">
                <text:p>2.449268</text:p>
              </table:table-cell>
              <table:table-cell office:value-type="float" office:value="12.916718">
                <text:p>12.916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0">
                <text:p>2600</text:p>
              </table:table-cell>
              <table:table-cell office:value-type="float" office:value="0">
                <text:p>0</text:p>
              </table:table-cell>
              <table:table-cell office:value-type="float" office:value="-0.100556">
                <text:p>-0.100556</text:p>
              </table:table-cell>
              <table:table-cell office:value-type="float" office:value="0.821211">
                <text:p>0.821211</text:p>
              </table:table-cell>
              <table:table-cell office:value-type="float" office:value="10.924742">
                <text:p>10.9247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  <table:table-cell office:value-type="float" office:value="0.464475">
                <text:p>0.464475</text:p>
              </table:table-cell>
              <table:table-cell office:value-type="float" office:value="-0.395043">
                <text:p>-0.395043</text:p>
              </table:table-cell>
              <table:table-cell office:value-type="float" office:value="10.965444">
                <text:p>10.965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-2.516306">
                <text:p>-2.516306</text:p>
              </table:table-cell>
              <table:table-cell office:value-type="float" office:value="-0.950498">
                <text:p>-0.950498</text:p>
              </table:table-cell>
              <table:table-cell office:value-type="float" office:value="10.596737">
                <text:p>10.596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00">
                <text:p>3200</text:p>
              </table:table-cell>
              <table:table-cell office:value-type="float" office:value="0.025">
                <text:p>0.025</text:p>
              </table:table-cell>
              <table:table-cell office:value-type="float" office:value="2.047042">
                <text:p>2.047042</text:p>
              </table:table-cell>
              <table:table-cell office:value-type="float" office:value="-1.209072">
                <text:p>-1.209072</text:p>
              </table:table-cell>
              <table:table-cell office:value-type="float" office:value="12.026075">
                <text:p>12.026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0">
                <text:p>3400</text:p>
              </table:table-cell>
              <table:table-cell office:value-type="float" office:value="-0.025">
                <text:p>-0.025</text:p>
              </table:table-cell>
              <table:table-cell office:value-type="float" office:value="1.237802">
                <text:p>1.237802</text:p>
              </table:table-cell>
              <table:table-cell office:value-type="float" office:value="-0.342371">
                <text:p>-0.342371</text:p>
              </table:table-cell>
              <table:table-cell office:value-type="float" office:value="11.269507">
                <text:p>11.269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0">
                <text:p>3600</text:p>
              </table:table-cell>
              <table:table-cell office:value-type="float" office:value="0">
                <text:p>0</text:p>
              </table:table-cell>
              <table:table-cell office:value-type="float" office:value="-1.046266">
                <text:p>-1.046266</text:p>
              </table:table-cell>
              <table:table-cell office:value-type="float" office:value="-1.649605">
                <text:p>-1.649605</text:p>
              </table:table-cell>
              <table:table-cell office:value-type="float" office:value="17.448942">
                <text:p>17.4489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00">
                <text:p>3800</text:p>
              </table:table-cell>
              <table:table-cell office:value-type="float" office:value="0">
                <text:p>0</text:p>
              </table:table-cell>
              <table:table-cell office:value-type="float" office:value="0.112527">
                <text:p>0.112527</text:p>
              </table:table-cell>
              <table:table-cell office:value-type="float" office:value="0.509965">
                <text:p>0.509965</text:p>
              </table:table-cell>
              <table:table-cell office:value-type="float" office:value="9.569624">
                <text:p>9.569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0">
                <text:p>4000</text:p>
              </table:table-cell>
              <table:table-cell office:value-type="float" office:value="0.025">
                <text:p>0.025</text:p>
              </table:table-cell>
              <table:table-cell office:value-type="float" office:value="-0.706289">
                <text:p>-0.706289</text:p>
              </table:table-cell>
              <table:table-cell office:value-type="float" office:value="0.167594">
                <text:p>0.167594</text:p>
              </table:table-cell>
              <table:table-cell office:value-type="float" office:value="12.129025">
                <text:p>12.129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00">
                <text:p>4200</text:p>
              </table:table-cell>
              <table:table-cell office:value-type="float" office:value="-0.025">
                <text:p>-0.025</text:p>
              </table:table-cell>
              <table:table-cell office:value-type="float" office:value="3.433285">
                <text:p>3.433285</text:p>
              </table:table-cell>
              <table:table-cell office:value-type="float" office:value="-0.098162">
                <text:p>-0.098162</text:p>
              </table:table-cell>
              <table:table-cell office:value-type="float" office:value="8.825027">
                <text:p>8.8250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00">
                <text:p>4400</text:p>
              </table:table-cell>
              <table:table-cell office:value-type="float" office:value="0.025">
                <text:p>0.025</text:p>
              </table:table-cell>
              <table:table-cell office:value-type="float" office:value="0.890643">
                <text:p>0.890643</text:p>
              </table:table-cell>
              <table:table-cell office:value-type="float" office:value="0.150835">
                <text:p>0.150835</text:p>
              </table:table-cell>
              <table:table-cell office:value-type="float" office:value="11.422736">
                <text:p>11.4227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0">
                <text:p>4600</text:p>
              </table:table-cell>
              <table:table-cell office:value-type="float" office:value="-0.025">
                <text:p>-0.025</text:p>
              </table:table-cell>
              <table:table-cell office:value-type="float" office:value="-0.062249">
                <text:p>-0.062249</text:p>
              </table:table-cell>
              <table:table-cell office:value-type="float" office:value="-0.325611">
                <text:p>-0.325611</text:p>
              </table:table-cell>
              <table:table-cell office:value-type="float" office:value="11.039664">
                <text:p>11.0396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00">
                <text:p>4800</text:p>
              </table:table-cell>
              <table:table-cell office:value-type="float" office:value="0.025">
                <text:p>0.025</text:p>
              </table:table-cell>
              <table:table-cell office:value-type="float" office:value="2.636016">
                <text:p>2.636016</text:p>
              </table:table-cell>
              <table:table-cell office:value-type="float" office:value="0.076614">
                <text:p>0.076614</text:p>
              </table:table-cell>
              <table:table-cell office:value-type="float" office:value="6.203376">
                <text:p>6.2033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-0.05">
                <text:p>-0.05</text:p>
              </table:table-cell>
              <table:table-cell office:value-type="float" office:value="-0.78051">
                <text:p>-0.78051</text:p>
              </table:table-cell>
              <table:table-cell office:value-type="float" office:value="-0.411803">
                <text:p>-0.411803</text:p>
              </table:table-cell>
              <table:table-cell office:value-type="float" office:value="11.405976">
                <text:p>11.4059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00">
                <text:p>5200</text:p>
              </table:table-cell>
              <table:table-cell office:value-type="float" office:value="0.025">
                <text:p>0.025</text:p>
              </table:table-cell>
              <table:table-cell office:value-type="float" office:value="0.948104">
                <text:p>0.948104</text:p>
              </table:table-cell>
              <table:table-cell office:value-type="float" office:value="0.718261">
                <text:p>0.718261</text:p>
              </table:table-cell>
              <table:table-cell office:value-type="float" office:value="11.405976">
                <text:p>11.4059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00">
                <text:p>5400</text:p>
              </table:table-cell>
              <table:table-cell office:value-type="float" office:value="0">
                <text:p>0</text:p>
              </table:table-cell>
              <table:table-cell office:value-type="float" office:value="-0.90022">
                <text:p>-0.90022</text:p>
              </table:table-cell>
              <table:table-cell office:value-type="float" office:value="0.227449">
                <text:p>0.227449</text:p>
              </table:table-cell>
              <table:table-cell office:value-type="float" office:value="14.068329">
                <text:p>14.068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00">
                <text:p>5600</text:p>
              </table:table-cell>
              <table:table-cell office:value-type="float" office:value="-0.65">
                <text:p>-0.65</text:p>
              </table:table-cell>
              <table:table-cell office:value-type="float" office:value="-2.104503">
                <text:p>-2.104503</text:p>
              </table:table-cell>
              <table:table-cell office:value-type="float" office:value="0.181959">
                <text:p>0.181959</text:p>
              </table:table-cell>
              <table:table-cell office:value-type="float" office:value="10.910377">
                <text:p>10.9103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00">
                <text:p>5800</text:p>
              </table:table-cell>
              <table:table-cell office:value-type="float" office:value="-0.2">
                <text:p>-0.2</text:p>
              </table:table-cell>
              <table:table-cell office:value-type="float" office:value="-1.405396">
                <text:p>-1.405396</text:p>
              </table:table-cell>
              <table:table-cell office:value-type="float" office:value="0.131681">
                <text:p>0.131681</text:p>
              </table:table-cell>
              <table:table-cell office:value-type="float" office:value="10.649409">
                <text:p>10.6494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-0.025">
                <text:p>-0.025</text:p>
              </table:table-cell>
              <table:table-cell office:value-type="float" office:value="1.33357">
                <text:p>1.33357</text:p>
              </table:table-cell>
              <table:table-cell office:value-type="float" office:value="-0.146046">
                <text:p>-0.146046</text:p>
              </table:table-cell>
              <table:table-cell office:value-type="float" office:value="11.010934">
                <text:p>11.0109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00">
                <text:p>6200</text:p>
              </table:table-cell>
              <table:table-cell office:value-type="float" office:value="0">
                <text:p>0</text:p>
              </table:table-cell>
              <table:table-cell office:value-type="float" office:value="0.888249">
                <text:p>0.888249</text:p>
              </table:table-cell>
              <table:table-cell office:value-type="float" office:value="-0.083797">
                <text:p>-0.083797</text:p>
              </table:table-cell>
              <table:table-cell office:value-type="float" office:value="10.99178">
                <text:p>10.991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00">
                <text:p>6400</text:p>
              </table:table-cell>
              <table:table-cell office:value-type="float" office:value="0">
                <text:p>0</text:p>
              </table:table-cell>
              <table:table-cell office:value-type="float" office:value="0.670376">
                <text:p>0.670376</text:p>
              </table:table-cell>
              <table:table-cell office:value-type="float" office:value="-0.079009">
                <text:p>-0.079009</text:p>
              </table:table-cell>
              <table:table-cell office:value-type="float" office:value="10.967837">
                <text:p>10.9678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00">
                <text:p>6600</text:p>
              </table:table-cell>
              <table:table-cell office:value-type="float" office:value="0">
                <text:p>0</text:p>
              </table:table-cell>
              <table:table-cell office:value-type="float" office:value="0.641646">
                <text:p>0.641646</text:p>
              </table:table-cell>
              <table:table-cell office:value-type="float" office:value="-0.057461">
                <text:p>-0.057461</text:p>
              </table:table-cell>
              <table:table-cell office:value-type="float" office:value="11.025299">
                <text:p>11.025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00">
                <text:p>6800</text:p>
              </table:table-cell>
              <table:table-cell office:value-type="float" office:value="0">
                <text:p>0</text:p>
              </table:table-cell>
              <table:table-cell office:value-type="float" office:value="0.701501">
                <text:p>0.701501</text:p>
              </table:table-cell>
              <table:table-cell office:value-type="float" office:value="-0.086191">
                <text:p>-0.086191</text:p>
              </table:table-cell>
              <table:table-cell office:value-type="float" office:value="11.034876">
                <text:p>11.0348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.648829">
                <text:p>0.648829</text:p>
              </table:table-cell>
              <table:table-cell office:value-type="float" office:value="-0.081403">
                <text:p>-0.081403</text:p>
              </table:table-cell>
              <table:table-cell office:value-type="float" office:value="10.970232">
                <text:p>10.9702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00">
                <text:p>7200</text:p>
              </table:table-cell>
              <table:table-cell office:value-type="float" office:value="0">
                <text:p>0</text:p>
              </table:table-cell>
              <table:table-cell office:value-type="float" office:value="0.605733">
                <text:p>0.605733</text:p>
              </table:table-cell>
              <table:table-cell office:value-type="float" office:value="-0.033519">
                <text:p>-0.033519</text:p>
              </table:table-cell>
              <table:table-cell office:value-type="float" office:value="10.986992">
                <text:p>10.9869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00">
                <text:p>7400</text:p>
              </table:table-cell>
              <table:table-cell office:value-type="float" office:value="0">
                <text:p>0</text:p>
              </table:table-cell>
              <table:table-cell office:value-type="float" office:value="0.622492">
                <text:p>0.622492</text:p>
              </table:table-cell>
              <table:table-cell office:value-type="float" office:value="-0.100556">
                <text:p>-0.100556</text:p>
              </table:table-cell>
              <table:table-cell office:value-type="float" office:value="10.915165">
                <text:p>10.915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00">
                <text:p>7600</text:p>
              </table:table-cell>
              <table:table-cell office:value-type="float" office:value="0">
                <text:p>0</text:p>
              </table:table-cell>
              <table:table-cell office:value-type="float" office:value="0.632069">
                <text:p>0.632069</text:p>
              </table:table-cell>
              <table:table-cell office:value-type="float" office:value="-0.035913">
                <text:p>-0.035913</text:p>
              </table:table-cell>
              <table:table-cell office:value-type="float" office:value="11.08276">
                <text:p>11.082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00">
                <text:p>7800</text:p>
              </table:table-cell>
              <table:table-cell office:value-type="float" office:value="0">
                <text:p>0</text:p>
              </table:table-cell>
              <table:table-cell office:value-type="float" office:value="0.682347">
                <text:p>0.682347</text:p>
              </table:table-cell>
              <table:table-cell office:value-type="float" office:value="-0.124498">
                <text:p>-0.124498</text:p>
              </table:table-cell>
              <table:table-cell office:value-type="float" office:value="11.015722">
                <text:p>11.015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.684742">
                <text:p>0.684742</text:p>
              </table:table-cell>
              <table:table-cell office:value-type="float" office:value="-0.095768">
                <text:p>-0.095768</text:p>
              </table:table-cell>
              <table:table-cell office:value-type="float" office:value="11.020511">
                <text:p>11.0205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00">
                <text:p>8200</text:p>
              </table:table-cell>
              <table:table-cell office:value-type="float" office:value="0">
                <text:p>0</text:p>
              </table:table-cell>
              <table:table-cell office:value-type="float" office:value="0.677559">
                <text:p>0.677559</text:p>
              </table:table-cell>
              <table:table-cell office:value-type="float" office:value="-0.050278">
                <text:p>-0.050278</text:p>
              </table:table-cell>
              <table:table-cell office:value-type="float" office:value="10.972626">
                <text:p>10.9726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00">
                <text:p>8400</text:p>
              </table:table-cell>
              <table:table-cell office:value-type="float" office:value="0">
                <text:p>0</text:p>
              </table:table-cell>
              <table:table-cell office:value-type="float" office:value="0.596156">
                <text:p>0.596156</text:p>
              </table:table-cell>
              <table:table-cell office:value-type="float" office:value="-0.095768">
                <text:p>-0.095768</text:p>
              </table:table-cell>
              <table:table-cell office:value-type="float" office:value="10.939107">
                <text:p>10.9391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00">
                <text:p>8600</text:p>
              </table:table-cell>
              <table:table-cell office:value-type="float" office:value="0">
                <text:p>0</text:p>
              </table:table-cell>
              <table:table-cell office:value-type="float" office:value="0.59855">
                <text:p>0.59855</text:p>
              </table:table-cell>
              <table:table-cell office:value-type="float" office:value="-0.052672">
                <text:p>-0.052672</text:p>
              </table:table-cell>
              <table:table-cell office:value-type="float" office:value="11.034876">
                <text:p>11.0348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00">
                <text:p>8800</text:p>
              </table:table-cell>
              <table:table-cell office:value-type="float" office:value="0">
                <text:p>0</text:p>
              </table:table-cell>
              <table:table-cell office:value-type="float" office:value="0.679953">
                <text:p>0.679953</text:p>
              </table:table-cell>
              <table:table-cell office:value-type="float" office:value="-0.033519">
                <text:p>-0.033519</text:p>
              </table:table-cell>
              <table:table-cell office:value-type="float" office:value="10.92953">
                <text:p>10.929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.656011">
                <text:p>0.656011</text:p>
              </table:table-cell>
              <table:table-cell office:value-type="float" office:value="-0.031125">
                <text:p>-0.031125</text:p>
              </table:table-cell>
              <table:table-cell office:value-type="float" office:value="11.008539">
                <text:p>11.0085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00">
                <text:p>9200</text:p>
              </table:table-cell>
              <table:table-cell office:value-type="float" office:value="0">
                <text:p>0</text:p>
              </table:table-cell>
              <table:table-cell office:value-type="float" office:value="0.641646">
                <text:p>0.641646</text:p>
              </table:table-cell>
              <table:table-cell office:value-type="float" office:value="-0.07422">
                <text:p>-0.07422</text:p>
              </table:table-cell>
              <table:table-cell office:value-type="float" office:value="10.984597">
                <text:p>10.9845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00">
                <text:p>9400</text:p>
              </table:table-cell>
              <table:table-cell office:value-type="float" office:value="0">
                <text:p>0</text:p>
              </table:table-cell>
              <table:table-cell office:value-type="float" office:value="0.610521">
                <text:p>0.610521</text:p>
              </table:table-cell>
              <table:table-cell office:value-type="float" office:value="-0.071826">
                <text:p>-0.071826</text:p>
              </table:table-cell>
              <table:table-cell office:value-type="float" office:value="11.027693">
                <text:p>11.0276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00">
                <text:p>9600</text:p>
              </table:table-cell>
              <table:table-cell office:value-type="float" office:value="0">
                <text:p>0</text:p>
              </table:table-cell>
              <table:table-cell office:value-type="float" office:value="0.6608">
                <text:p>0.6608</text:p>
              </table:table-cell>
              <table:table-cell office:value-type="float" office:value="-0.033519">
                <text:p>-0.033519</text:p>
              </table:table-cell>
              <table:table-cell office:value-type="float" office:value="11.039664">
                <text:p>11.039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00">
                <text:p>9800</text:p>
              </table:table-cell>
              <table:table-cell office:value-type="float" office:value="0">
                <text:p>0</text:p>
              </table:table-cell>
              <table:table-cell office:value-type="float" office:value="0.553061">
                <text:p>0.553061</text:p>
              </table:table-cell>
              <table:table-cell office:value-type="float" office:value="-0.069432">
                <text:p>-0.069432</text:p>
              </table:table-cell>
              <table:table-cell office:value-type="float" office:value="10.972626">
                <text:p>10.9726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.632069">
                <text:p>0.632069</text:p>
              </table:table-cell>
              <table:table-cell office:value-type="float" office:value="-0.148441">
                <text:p>-0.148441</text:p>
              </table:table-cell>
              <table:table-cell office:value-type="float" office:value="11.070788">
                <text:p>11.0707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00">
                <text:p>10200</text:p>
              </table:table-cell>
              <table:table-cell office:value-type="float" office:value="0">
                <text:p>0</text:p>
              </table:table-cell>
              <table:table-cell office:value-type="float" office:value="0.665588">
                <text:p>0.665588</text:p>
              </table:table-cell>
              <table:table-cell office:value-type="float" office:value="-0.059855">
                <text:p>-0.059855</text:p>
              </table:table-cell>
              <table:table-cell office:value-type="float" office:value="11.09473">
                <text:p>11.094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00">
                <text:p>10400</text:p>
              </table:table-cell>
              <table:table-cell office:value-type="float" office:value="0">
                <text:p>0</text:p>
              </table:table-cell>
              <table:table-cell office:value-type="float" office:value="0.684742">
                <text:p>0.684742</text:p>
              </table:table-cell>
              <table:table-cell office:value-type="float" office:value="-0.124498">
                <text:p>-0.124498</text:p>
              </table:table-cell>
              <table:table-cell office:value-type="float" office:value="10.998962">
                <text:p>10.9989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800">
                <text:p>10800</text:p>
              </table:table-cell>
              <table:table-cell office:value-type="float" office:value="0">
                <text:p>0</text:p>
              </table:table-cell>
              <table:table-cell office:value-type="float" office:value="0.656011">
                <text:p>0.656011</text:p>
              </table:table-cell>
              <table:table-cell office:value-type="float" office:value="-0.155623">
                <text:p>-0.155623</text:p>
              </table:table-cell>
              <table:table-cell office:value-type="float" office:value="10.967837">
                <text:p>10.9678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000">
                <text:p>11000</text:p>
              </table:table-cell>
              <table:table-cell office:value-type="float" office:value="0">
                <text:p>0</text:p>
              </table:table-cell>
              <table:table-cell office:value-type="float" office:value="0.739808">
                <text:p>0.739808</text:p>
              </table:table-cell>
              <table:table-cell office:value-type="float" office:value="-0.071826">
                <text:p>-0.071826</text:p>
              </table:table-cell>
              <table:table-cell office:value-type="float" office:value="10.886435">
                <text:p>10.886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200">
                <text:p>11200</text:p>
              </table:table-cell>
              <table:table-cell office:value-type="float" office:value="0">
                <text:p>0</text:p>
              </table:table-cell>
              <table:table-cell office:value-type="float" office:value="0.665588">
                <text:p>0.665588</text:p>
              </table:table-cell>
              <table:table-cell office:value-type="float" office:value="0">
                <text:p>0</text:p>
              </table:table-cell>
              <table:table-cell office:value-type="float" office:value="10.941502">
                <text:p>10.9415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400">
                <text:p>11400</text:p>
              </table:table-cell>
              <table:table-cell office:value-type="float" office:value="0">
                <text:p>0</text:p>
              </table:table-cell>
              <table:table-cell office:value-type="float" office:value="0.608127">
                <text:p>0.608127</text:p>
              </table:table-cell>
              <table:table-cell office:value-type="float" office:value="-0.100556">
                <text:p>-0.100556</text:p>
              </table:table-cell>
              <table:table-cell office:value-type="float" office:value="11.010934">
                <text:p>11.0109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600">
                <text:p>11600</text:p>
              </table:table-cell>
              <table:table-cell office:value-type="float" office:value="0">
                <text:p>0</text:p>
              </table:table-cell>
              <table:table-cell office:value-type="float" office:value="0.608127">
                <text:p>0.608127</text:p>
              </table:table-cell>
              <table:table-cell office:value-type="float" office:value="-0.076614">
                <text:p>-0.076614</text:p>
              </table:table-cell>
              <table:table-cell office:value-type="float" office:value="10.99178">
                <text:p>10.99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800">
                <text:p>11800</text:p>
              </table:table-cell>
              <table:table-cell office:value-type="float" office:value="0">
                <text:p>0</text:p>
              </table:table-cell>
              <table:table-cell office:value-type="float" office:value="0.656011">
                <text:p>0.656011</text:p>
              </table:table-cell>
              <table:table-cell office:value-type="float" office:value="-0.071826">
                <text:p>-0.071826</text:p>
              </table:table-cell>
              <table:table-cell office:value-type="float" office:value="10.960655">
                <text:p>10.9606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00">
                <text:p>12000</text:p>
              </table:table-cell>
              <table:table-cell office:value-type="float" office:value="0">
                <text:p>0</text:p>
              </table:table-cell>
              <table:table-cell office:value-type="float" office:value="0.634463">
                <text:p>0.634463</text:p>
              </table:table-cell>
              <table:table-cell office:value-type="float" office:value="-0.122104">
                <text:p>-0.122104</text:p>
              </table:table-cell>
              <table:table-cell office:value-type="float" office:value="10.972626">
                <text:p>10.9726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200">
                <text:p>12200</text:p>
              </table:table-cell>
              <table:table-cell office:value-type="float" office:value="0">
                <text:p>0</text:p>
              </table:table-cell>
              <table:table-cell office:value-type="float" office:value="0.6608">
                <text:p>0.6608</text:p>
              </table:table-cell>
              <table:table-cell office:value-type="float" office:value="-0.102951">
                <text:p>-0.102951</text:p>
              </table:table-cell>
              <table:table-cell office:value-type="float" office:value="11.010934">
                <text:p>11.0109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400">
                <text:p>12400</text:p>
              </table:table-cell>
              <table:table-cell office:value-type="float" office:value="0">
                <text:p>0</text:p>
              </table:table-cell>
              <table:table-cell office:value-type="float" office:value="0.624887">
                <text:p>0.624887</text:p>
              </table:table-cell>
              <table:table-cell office:value-type="float" office:value="-0.047884">
                <text:p>-0.047884</text:p>
              </table:table-cell>
              <table:table-cell office:value-type="float" office:value="10.955867">
                <text:p>10.9558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600">
                <text:p>12600</text:p>
              </table:table-cell>
              <table:table-cell office:value-type="float" office:value="0">
                <text:p>0</text:p>
              </table:table-cell>
              <table:table-cell office:value-type="float" office:value="0.600945">
                <text:p>0.600945</text:p>
              </table:table-cell>
              <table:table-cell office:value-type="float" office:value="-0.086191">
                <text:p>-0.086191</text:p>
              </table:table-cell>
              <table:table-cell office:value-type="float" office:value="11.008539">
                <text:p>11.0085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800">
                <text:p>12800</text:p>
              </table:table-cell>
              <table:table-cell office:value-type="float" office:value="0">
                <text:p>0</text:p>
              </table:table-cell>
              <table:table-cell office:value-type="float" office:value="0.634463">
                <text:p>0.634463</text:p>
              </table:table-cell>
              <table:table-cell office:value-type="float" office:value="-0.040701">
                <text:p>-0.040701</text:p>
              </table:table-cell>
              <table:table-cell office:value-type="float" office:value="11.022904">
                <text:p>11.0229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000">
                <text:p>13000</text:p>
              </table:table-cell>
              <table:table-cell office:value-type="float" office:value="0">
                <text:p>0</text:p>
              </table:table-cell>
              <table:table-cell office:value-type="float" office:value="0.675165">
                <text:p>0.675165</text:p>
              </table:table-cell>
              <table:table-cell office:value-type="float" office:value="-0.026336">
                <text:p>-0.026336</text:p>
              </table:table-cell>
              <table:table-cell office:value-type="float" office:value="10.994174">
                <text:p>10.9941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00">
                <text:p>13200</text:p>
              </table:table-cell>
              <table:table-cell office:value-type="float" office:value="0">
                <text:p>0</text:p>
              </table:table-cell>
              <table:table-cell office:value-type="float" office:value="0.701501">
                <text:p>0.701501</text:p>
              </table:table-cell>
              <table:table-cell office:value-type="float" office:value="-0.100556">
                <text:p>-0.100556</text:p>
              </table:table-cell>
              <table:table-cell office:value-type="float" office:value="11.018116">
                <text:p>11.0181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400">
                <text:p>13400</text:p>
              </table:table-cell>
              <table:table-cell office:value-type="float" office:value="0">
                <text:p>0</text:p>
              </table:table-cell>
              <table:table-cell office:value-type="float" office:value="0.758962">
                <text:p>0.758962</text:p>
              </table:table-cell>
              <table:table-cell office:value-type="float" office:value="-0.129287">
                <text:p>-0.129287</text:p>
              </table:table-cell>
              <table:table-cell office:value-type="float" office:value="10.977415">
                <text:p>10.9774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00">
                <text:p>13800</text:p>
              </table:table-cell>
              <table:table-cell office:value-type="float" office:value="0">
                <text:p>0</text:p>
              </table:table-cell>
              <table:table-cell office:value-type="float" office:value="0.670376">
                <text:p>0.670376</text:p>
              </table:table-cell>
              <table:table-cell office:value-type="float" office:value="-0.067038">
                <text:p>-0.067038</text:p>
              </table:table-cell>
              <table:table-cell office:value-type="float" office:value="11.106702">
                <text:p>11.1067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00">
                <text:p>14000</text:p>
              </table:table-cell>
              <table:table-cell office:value-type="float" office:value="0">
                <text:p>0</text:p>
              </table:table-cell>
              <table:table-cell office:value-type="float" office:value="0.481235">
                <text:p>0.481235</text:p>
              </table:table-cell>
              <table:table-cell office:value-type="float" office:value="0.004788">
                <text:p>0.004788</text:p>
              </table:table-cell>
              <table:table-cell office:value-type="float" office:value="10.960655">
                <text:p>10.9606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200">
                <text:p>14200</text:p>
              </table:table-cell>
              <table:table-cell office:value-type="float" office:value="0">
                <text:p>0</text:p>
              </table:table-cell>
              <table:table-cell office:value-type="float" office:value="0.684742">
                <text:p>0.684742</text:p>
              </table:table-cell>
              <table:table-cell office:value-type="float" office:value="-0.050278">
                <text:p>-0.050278</text:p>
              </table:table-cell>
              <table:table-cell office:value-type="float" office:value="10.891223">
                <text:p>10.8912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400">
                <text:p>14400</text:p>
              </table:table-cell>
              <table:table-cell office:value-type="float" office:value="0">
                <text:p>0</text:p>
              </table:table-cell>
              <table:table-cell office:value-type="float" office:value="0.677559">
                <text:p>0.677559</text:p>
              </table:table-cell>
              <table:table-cell office:value-type="float" office:value="-0.07422">
                <text:p>-0.07422</text:p>
              </table:table-cell>
              <table:table-cell office:value-type="float" office:value="10.943895">
                <text:p>10.943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600">
                <text:p>14600</text:p>
              </table:table-cell>
              <table:table-cell office:value-type="float" office:value="0">
                <text:p>0</text:p>
              </table:table-cell>
              <table:table-cell office:value-type="float" office:value="0.59855">
                <text:p>0.59855</text:p>
              </table:table-cell>
              <table:table-cell office:value-type="float" office:value="-0.098162">
                <text:p>-0.098162</text:p>
              </table:table-cell>
              <table:table-cell office:value-type="float" office:value="10.977415">
                <text:p>10.9774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800">
                <text:p>14800</text:p>
              </table:table-cell>
              <table:table-cell office:value-type="float" office:value="0">
                <text:p>0</text:p>
              </table:table-cell>
              <table:table-cell office:value-type="float" office:value="0.4956">
                <text:p>0.4956</text:p>
              </table:table-cell>
              <table:table-cell office:value-type="float" office:value="-0.138864">
                <text:p>-0.138864</text:p>
              </table:table-cell>
              <table:table-cell office:value-type="float" office:value="10.905588">
                <text:p>10.9055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000">
                <text:p>15000</text:p>
              </table:table-cell>
              <table:table-cell office:value-type="float" office:value="0">
                <text:p>0</text:p>
              </table:table-cell>
              <table:table-cell office:value-type="float" office:value="0.591368">
                <text:p>0.591368</text:p>
              </table:table-cell>
              <table:table-cell office:value-type="float" office:value="-0.067038">
                <text:p>-0.067038</text:p>
              </table:table-cell>
              <table:table-cell office:value-type="float" office:value="10.85531">
                <text:p>10.855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200">
                <text:p>15200</text:p>
              </table:table-cell>
              <table:table-cell office:value-type="float" office:value="0">
                <text:p>0</text:p>
              </table:table-cell>
              <table:table-cell office:value-type="float" office:value="0.632069">
                <text:p>0.632069</text:p>
              </table:table-cell>
              <table:table-cell office:value-type="float" office:value="-0.033519">
                <text:p>-0.033519</text:p>
              </table:table-cell>
              <table:table-cell office:value-type="float" office:value="11.025299">
                <text:p>11.0252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400">
                <text:p>15400</text:p>
              </table:table-cell>
              <table:table-cell office:value-type="float" office:value="0">
                <text:p>0</text:p>
              </table:table-cell>
              <table:table-cell office:value-type="float" office:value="0.64404">
                <text:p>0.64404</text:p>
              </table:table-cell>
              <table:table-cell office:value-type="float" office:value="-0.09098">
                <text:p>-0.09098</text:p>
              </table:table-cell>
              <table:table-cell office:value-type="float" office:value="10.998962">
                <text:p>10.9989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600">
                <text:p>15600</text:p>
              </table:table-cell>
              <table:table-cell office:value-type="float" office:value="0">
                <text:p>0</text:p>
              </table:table-cell>
              <table:table-cell office:value-type="float" office:value="0.634463">
                <text:p>0.634463</text:p>
              </table:table-cell>
              <table:table-cell office:value-type="float" office:value="-0.098162">
                <text:p>-0.098162</text:p>
              </table:table-cell>
              <table:table-cell office:value-type="float" office:value="11.051635">
                <text:p>11.0516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800">
                <text:p>15800</text:p>
              </table:table-cell>
              <table:table-cell office:value-type="float" office:value="0">
                <text:p>0</text:p>
              </table:table-cell>
              <table:table-cell office:value-type="float" office:value="0.768539">
                <text:p>0.768539</text:p>
              </table:table-cell>
              <table:table-cell office:value-type="float" office:value="-0.079009">
                <text:p>-0.079009</text:p>
              </table:table-cell>
              <table:table-cell office:value-type="float" office:value="11.032481">
                <text:p>11.0324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  <table:table-cell office:value-type="float" office:value="0.658405">
                <text:p>0.658405</text:p>
              </table:table-cell>
              <table:table-cell office:value-type="float" office:value="-0.124498">
                <text:p>-0.124498</text:p>
              </table:table-cell>
              <table:table-cell office:value-type="float" office:value="11.099519">
                <text:p>11.0995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400">
                <text:p>16400</text:p>
              </table:table-cell>
              <table:table-cell office:value-type="float" office:value="0">
                <text:p>0</text:p>
              </table:table-cell>
              <table:table-cell office:value-type="float" office:value="0.663194">
                <text:p>0.663194</text:p>
              </table:table-cell>
              <table:table-cell office:value-type="float" office:value="-0.052672">
                <text:p>-0.052672</text:p>
              </table:table-cell>
              <table:table-cell office:value-type="float" office:value="11.034876">
                <text:p>11.0348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600">
                <text:p>16600</text:p>
              </table:table-cell>
              <table:table-cell office:value-type="float" office:value="0">
                <text:p>0</text:p>
              </table:table-cell>
              <table:table-cell office:value-type="float" office:value="0.596156">
                <text:p>0.596156</text:p>
              </table:table-cell>
              <table:table-cell office:value-type="float" office:value="-0.014365">
                <text:p>-0.014365</text:p>
              </table:table-cell>
              <table:table-cell office:value-type="float" office:value="10.915165">
                <text:p>10.915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000">
                <text:p>17000</text:p>
              </table:table-cell>
              <table:table-cell office:value-type="float" office:value="0">
                <text:p>0</text:p>
              </table:table-cell>
              <table:table-cell office:value-type="float" office:value="0.624887">
                <text:p>0.624887</text:p>
              </table:table-cell>
              <table:table-cell office:value-type="float" office:value="-0.079009">
                <text:p>-0.079009</text:p>
              </table:table-cell>
              <table:table-cell office:value-type="float" office:value="10.922348">
                <text:p>10.9223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200">
                <text:p>17200</text:p>
              </table:table-cell>
              <table:table-cell office:value-type="float" office:value="0">
                <text:p>0</text:p>
              </table:table-cell>
              <table:table-cell office:value-type="float" office:value="0.629675">
                <text:p>0.629675</text:p>
              </table:table-cell>
              <table:table-cell office:value-type="float" office:value="-0.052672">
                <text:p>-0.052672</text:p>
              </table:table-cell>
              <table:table-cell office:value-type="float" office:value="10.953472">
                <text:p>10.9534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400">
                <text:p>17400</text:p>
              </table:table-cell>
              <table:table-cell office:value-type="float" office:value="0">
                <text:p>0</text:p>
              </table:table-cell>
              <table:table-cell office:value-type="float" office:value="0.701501">
                <text:p>0.701501</text:p>
              </table:table-cell>
              <table:table-cell office:value-type="float" office:value="-0.09098">
                <text:p>-0.09098</text:p>
              </table:table-cell>
              <table:table-cell office:value-type="float" office:value="10.996569">
                <text:p>10.9965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600">
                <text:p>17600</text:p>
              </table:table-cell>
              <table:table-cell office:value-type="float" office:value="0">
                <text:p>0</text:p>
              </table:table-cell>
              <table:table-cell office:value-type="float" office:value="0.706289">
                <text:p>0.706289</text:p>
              </table:table-cell>
              <table:table-cell office:value-type="float" office:value="-0.09098">
                <text:p>-0.09098</text:p>
              </table:table-cell>
              <table:table-cell office:value-type="float" office:value="10.886435">
                <text:p>10.8864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000">
                <text:p>18000</text:p>
              </table:table-cell>
              <table:table-cell office:value-type="float" office:value="0">
                <text:p>0</text:p>
              </table:table-cell>
              <table:table-cell office:value-type="float" office:value="0.627281">
                <text:p>0.627281</text:p>
              </table:table-cell>
              <table:table-cell office:value-type="float" office:value="-0.110133">
                <text:p>-0.110133</text:p>
              </table:table-cell>
              <table:table-cell office:value-type="float" office:value="10.936713">
                <text:p>10.9367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200">
                <text:p>18200</text:p>
              </table:table-cell>
              <table:table-cell office:value-type="float" office:value="0">
                <text:p>0</text:p>
              </table:table-cell>
              <table:table-cell office:value-type="float" office:value="0.658405">
                <text:p>0.658405</text:p>
              </table:table-cell>
              <table:table-cell office:value-type="float" office:value="-0.052672">
                <text:p>-0.052672</text:p>
              </table:table-cell>
              <table:table-cell office:value-type="float" office:value="10.963049">
                <text:p>10.9630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400">
                <text:p>18400</text:p>
              </table:table-cell>
              <table:table-cell office:value-type="float" office:value="0">
                <text:p>0</text:p>
              </table:table-cell>
              <table:table-cell office:value-type="float" office:value="0.61531">
                <text:p>0.61531</text:p>
              </table:table-cell>
              <table:table-cell office:value-type="float" office:value="-0.02873">
                <text:p>-0.02873</text:p>
              </table:table-cell>
              <table:table-cell office:value-type="float" office:value="11.039664">
                <text:p>11.0396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600">
                <text:p>18600</text:p>
              </table:table-cell>
              <table:table-cell office:value-type="float" office:value="0">
                <text:p>0</text:p>
              </table:table-cell>
              <table:table-cell office:value-type="float" office:value="0.667982">
                <text:p>0.667982</text:p>
              </table:table-cell>
              <table:table-cell office:value-type="float" office:value="-0.052672">
                <text:p>-0.052672</text:p>
              </table:table-cell>
              <table:table-cell office:value-type="float" office:value="10.912771">
                <text:p>10.9127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800">
                <text:p>18800</text:p>
              </table:table-cell>
              <table:table-cell office:value-type="float" office:value="0">
                <text:p>0</text:p>
              </table:table-cell>
              <table:table-cell office:value-type="float" office:value="0.656011">
                <text:p>0.656011</text:p>
              </table:table-cell>
              <table:table-cell office:value-type="float" office:value="-0.069432">
                <text:p>-0.069432</text:p>
              </table:table-cell>
              <table:table-cell office:value-type="float" office:value="11.030087">
                <text:p>11.0300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000">
                <text:p>19000</text:p>
              </table:table-cell>
              <table:table-cell office:value-type="float" office:value="0">
                <text:p>0</text:p>
              </table:table-cell>
              <table:table-cell office:value-type="float" office:value="0.703895">
                <text:p>0.703895</text:p>
              </table:table-cell>
              <table:table-cell office:value-type="float" office:value="-0.069432">
                <text:p>-0.069432</text:p>
              </table:table-cell>
              <table:table-cell office:value-type="float" office:value="10.953472">
                <text:p>10.953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200">
                <text:p>19200</text:p>
              </table:table-cell>
              <table:table-cell office:value-type="float" office:value="0">
                <text:p>0</text:p>
              </table:table-cell>
              <table:table-cell office:value-type="float" office:value="0.663194">
                <text:p>0.663194</text:p>
              </table:table-cell>
              <table:table-cell office:value-type="float" office:value="-0.052672">
                <text:p>-0.052672</text:p>
              </table:table-cell>
              <table:table-cell office:value-type="float" office:value="11.051635">
                <text:p>11.0516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400">
                <text:p>19400</text:p>
              </table:table-cell>
              <table:table-cell office:value-type="float" office:value="0">
                <text:p>0</text:p>
              </table:table-cell>
              <table:table-cell office:value-type="float" office:value="0.708684">
                <text:p>0.708684</text:p>
              </table:table-cell>
              <table:table-cell office:value-type="float" office:value="-0.059855">
                <text:p>-0.059855</text:p>
              </table:table-cell>
              <table:table-cell office:value-type="float" office:value="11.097125">
                <text:p>11.097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600">
                <text:p>19600</text:p>
              </table:table-cell>
              <table:table-cell office:value-type="float" office:value="0">
                <text:p>0</text:p>
              </table:table-cell>
              <table:table-cell office:value-type="float" office:value="0.687136">
                <text:p>0.687136</text:p>
              </table:table-cell>
              <table:table-cell office:value-type="float" office:value="-0.102951">
                <text:p>-0.102951</text:p>
              </table:table-cell>
              <table:table-cell office:value-type="float" office:value="10.960655">
                <text:p>10.9606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800">
                <text:p>19800</text:p>
              </table:table-cell>
              <table:table-cell office:value-type="float" office:value="0">
                <text:p>0</text:p>
              </table:table-cell>
              <table:table-cell office:value-type="float" office:value="0.6608">
                <text:p>0.6608</text:p>
              </table:table-cell>
              <table:table-cell office:value-type="float" office:value="-0.076614">
                <text:p>-0.076614</text:p>
              </table:table-cell>
              <table:table-cell office:value-type="float" office:value="11.044453">
                <text:p>11.0444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.675165">
                <text:p>0.675165</text:p>
              </table:table-cell>
              <table:table-cell office:value-type="float" office:value="-0.050278">
                <text:p>-0.050278</text:p>
              </table:table-cell>
              <table:table-cell office:value-type="float" office:value="11.020511">
                <text:p>11.0205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00">
                <text:p>20400</text:p>
              </table:table-cell>
              <table:table-cell office:value-type="float" office:value="0">
                <text:p>0</text:p>
              </table:table-cell>
              <table:table-cell office:value-type="float" office:value="0.59855">
                <text:p>0.59855</text:p>
              </table:table-cell>
              <table:table-cell office:value-type="float" office:value="-0.107739">
                <text:p>-0.107739</text:p>
              </table:table-cell>
              <table:table-cell office:value-type="float" office:value="11.061212">
                <text:p>11.0612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600">
                <text:p>20600</text:p>
              </table:table-cell>
              <table:table-cell office:value-type="float" office:value="0">
                <text:p>0</text:p>
              </table:table-cell>
              <table:table-cell office:value-type="float" office:value="0.634463">
                <text:p>0.634463</text:p>
              </table:table-cell>
              <table:table-cell office:value-type="float" office:value="-0.047884">
                <text:p>-0.047884</text:p>
              </table:table-cell>
              <table:table-cell office:value-type="float" office:value="10.931925">
                <text:p>10.9319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800">
                <text:p>20800</text:p>
              </table:table-cell>
              <table:table-cell office:value-type="float" office:value="0">
                <text:p>0</text:p>
              </table:table-cell>
              <table:table-cell office:value-type="float" office:value="0.634463">
                <text:p>0.634463</text:p>
              </table:table-cell>
              <table:table-cell office:value-type="float" office:value="-0.035913">
                <text:p>-0.035913</text:p>
              </table:table-cell>
              <table:table-cell office:value-type="float" office:value="11.044453">
                <text:p>11.0444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000">
                <text:p>21000</text:p>
              </table:table-cell>
              <table:table-cell office:value-type="float" office:value="0">
                <text:p>0</text:p>
              </table:table-cell>
              <table:table-cell office:value-type="float" office:value="0.656011">
                <text:p>0.656011</text:p>
              </table:table-cell>
              <table:table-cell office:value-type="float" office:value="-0.007183">
                <text:p>-0.007183</text:p>
              </table:table-cell>
              <table:table-cell office:value-type="float" office:value="11.051635">
                <text:p>11.0516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200">
                <text:p>21200</text:p>
              </table:table-cell>
              <table:table-cell office:value-type="float" office:value="0">
                <text:p>0</text:p>
              </table:table-cell>
              <table:table-cell office:value-type="float" office:value="0.708684">
                <text:p>0.708684</text:p>
              </table:table-cell>
              <table:table-cell office:value-type="float" office:value="-0.019154">
                <text:p>-0.019154</text:p>
              </table:table-cell>
              <table:table-cell office:value-type="float" office:value="11.010934">
                <text:p>11.0109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400">
                <text:p>21400</text:p>
              </table:table-cell>
              <table:table-cell office:value-type="float" office:value="0">
                <text:p>0</text:p>
              </table:table-cell>
              <table:table-cell office:value-type="float" office:value="0.672771">
                <text:p>0.672771</text:p>
              </table:table-cell>
              <table:table-cell office:value-type="float" office:value="-0.081403">
                <text:p>-0.081403</text:p>
              </table:table-cell>
              <table:table-cell office:value-type="float" office:value="11.044453">
                <text:p>11.0444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600">
                <text:p>21600</text:p>
              </table:table-cell>
              <table:table-cell office:value-type="float" office:value="0">
                <text:p>0</text:p>
              </table:table-cell>
              <table:table-cell office:value-type="float" office:value="0.31364">
                <text:p>0.31364</text:p>
              </table:table-cell>
              <table:table-cell office:value-type="float" office:value="0.605733">
                <text:p>0.605733</text:p>
              </table:table-cell>
              <table:table-cell office:value-type="float" office:value="10.426748">
                <text:p>10.4267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800">
                <text:p>21800</text:p>
              </table:table-cell>
              <table:table-cell office:value-type="float" office:value="0.325">
                <text:p>0.325</text:p>
              </table:table-cell>
              <table:table-cell office:value-type="float" office:value="0.150835">
                <text:p>0.150835</text:p>
              </table:table-cell>
              <table:table-cell office:value-type="float" office:value="-0.593762">
                <text:p>-0.593762</text:p>
              </table:table-cell>
              <table:table-cell office:value-type="float" office:value="9.864111">
                <text:p>9.8641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000">
                <text:p>22000</text:p>
              </table:table-cell>
              <table:table-cell office:value-type="float" office:value="0.275">
                <text:p>0.275</text:p>
              </table:table-cell>
              <table:table-cell office:value-type="float" office:value="0.016759">
                <text:p>0.016759</text:p>
              </table:table-cell>
              <table:table-cell office:value-type="float" office:value="-0.447716">
                <text:p>-0.447716</text:p>
              </table:table-cell>
              <table:table-cell office:value-type="float" office:value="10.78109">
                <text:p>10.781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200">
                <text:p>22200</text:p>
              </table:table-cell>
              <table:table-cell office:value-type="float" office:value="0.15">
                <text:p>0.15</text:p>
              </table:table-cell>
              <table:table-cell office:value-type="float" office:value="0.174777">
                <text:p>0.174777</text:p>
              </table:table-cell>
              <table:table-cell office:value-type="float" office:value="0.292093">
                <text:p>0.292093</text:p>
              </table:table-cell>
              <table:table-cell office:value-type="float" office:value="10.364499">
                <text:p>10.3644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400">
                <text:p>22400</text:p>
              </table:table-cell>
              <table:table-cell office:value-type="float" office:value="0.075">
                <text:p>0.075</text:p>
              </table:table-cell>
              <table:table-cell office:value-type="float" office:value="0.059855">
                <text:p>0.059855</text:p>
              </table:table-cell>
              <table:table-cell office:value-type="float" office:value="0.409408">
                <text:p>0.409408</text:p>
              </table:table-cell>
              <table:table-cell office:value-type="float" office:value="9.342175">
                <text:p>9.3421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600">
                <text:p>22600</text:p>
              </table:table-cell>
              <table:table-cell office:value-type="float" office:value="0.075">
                <text:p>0.075</text:p>
              </table:table-cell>
              <table:table-cell office:value-type="float" office:value="1.115698">
                <text:p>1.115698</text:p>
              </table:table-cell>
              <table:table-cell office:value-type="float" office:value="0.079009">
                <text:p>0.079009</text:p>
              </table:table-cell>
              <table:table-cell office:value-type="float" office:value="11.140221">
                <text:p>11.1402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800">
                <text:p>22800</text:p>
              </table:table-cell>
              <table:table-cell office:value-type="float" office:value="0">
                <text:p>0</text:p>
              </table:table-cell>
              <table:table-cell office:value-type="float" office:value="-0.031125">
                <text:p>-0.031125</text:p>
              </table:table-cell>
              <table:table-cell office:value-type="float" office:value="-0.907402">
                <text:p>-0.907402</text:p>
              </table:table-cell>
              <table:table-cell office:value-type="float" office:value="10.539276">
                <text:p>10.5392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000">
                <text:p>23000</text:p>
              </table:table-cell>
              <table:table-cell office:value-type="float" office:value="0.025">
                <text:p>0.025</text:p>
              </table:table-cell>
              <table:table-cell office:value-type="float" office:value="0.414197">
                <text:p>0.414197</text:p>
              </table:table-cell>
              <table:table-cell office:value-type="float" office:value="0.172383">
                <text:p>0.172383</text:p>
              </table:table-cell>
              <table:table-cell office:value-type="float" office:value="11.676521">
                <text:p>11.6765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400">
                <text:p>23400</text:p>
              </table:table-cell>
              <table:table-cell office:value-type="float" office:value="-0.2375">
                <text:p>-0.2375</text:p>
              </table:table-cell>
              <table:table-cell office:value-type="float" office:value="1.357512">
                <text:p>1.357512</text:p>
              </table:table-cell>
              <table:table-cell office:value-type="float" office:value="0.723049">
                <text:p>0.723049</text:p>
              </table:table-cell>
              <table:table-cell office:value-type="float" office:value="13.357251">
                <text:p>13.3572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600">
                <text:p>23600</text:p>
              </table:table-cell>
              <table:table-cell office:value-type="float" office:value="0.475">
                <text:p>0.475</text:p>
              </table:table-cell>
              <table:table-cell office:value-type="float" office:value="0.071826">
                <text:p>0.071826</text:p>
              </table:table-cell>
              <table:table-cell office:value-type="float" office:value="0.280122">
                <text:p>0.280122</text:p>
              </table:table-cell>
              <table:table-cell office:value-type="float" office:value="11.494562">
                <text:p>11.4945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800">
                <text:p>23800</text:p>
              </table:table-cell>
              <table:table-cell office:value-type="float" office:value="-0.025">
                <text:p>-0.025</text:p>
              </table:table-cell>
              <table:table-cell office:value-type="float" office:value="0.59855">
                <text:p>0.59855</text:p>
              </table:table-cell>
              <table:table-cell office:value-type="float" office:value="-0.378284">
                <text:p>-0.378284</text:p>
              </table:table-cell>
              <table:table-cell office:value-type="float" office:value="11.032481">
                <text:p>11.0324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000">
                <text:p>24000</text:p>
              </table:table-cell>
              <table:table-cell office:value-type="float" office:value="0.025">
                <text:p>0.025</text:p>
              </table:table-cell>
              <table:table-cell office:value-type="float" office:value="-1.704672">
                <text:p>-1.704672</text:p>
              </table:table-cell>
              <table:table-cell office:value-type="float" office:value="0.263362">
                <text:p>0.263362</text:p>
              </table:table-cell>
              <table:table-cell office:value-type="float" office:value="8.195353">
                <text:p>8.1953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200">
                <text:p>24200</text:p>
              </table:table-cell>
              <table:table-cell office:value-type="float" office:value="-0.025">
                <text:p>-0.025</text:p>
              </table:table-cell>
              <table:table-cell office:value-type="float" office:value="0.158017">
                <text:p>0.158017</text:p>
              </table:table-cell>
              <table:table-cell office:value-type="float" office:value="-0.277727">
                <text:p>-0.277727</text:p>
              </table:table-cell>
              <table:table-cell office:value-type="float" office:value="10.9008">
                <text:p>10.9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400">
                <text:p>24400</text:p>
              </table:table-cell>
              <table:table-cell office:value-type="float" office:value="0">
                <text:p>0</text:p>
              </table:table-cell>
              <table:table-cell office:value-type="float" office:value="0.842759">
                <text:p>0.842759</text:p>
              </table:table-cell>
              <table:table-cell office:value-type="float" office:value="-0.316035">
                <text:p>-0.316035</text:p>
              </table:table-cell>
              <table:table-cell office:value-type="float" office:value="11.499351">
                <text:p>11.4993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600">
                <text:p>24600</text:p>
              </table:table-cell>
              <table:table-cell office:value-type="float" office:value="-0.025">
                <text:p>-0.025</text:p>
              </table:table-cell>
              <table:table-cell office:value-type="float" office:value="2.070984">
                <text:p>2.070984</text:p>
              </table:table-cell>
              <table:table-cell office:value-type="float" office:value="-1.249773">
                <text:p>-1.249773</text:p>
              </table:table-cell>
              <table:table-cell office:value-type="float" office:value="7.029376">
                <text:p>7.0293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800">
                <text:p>24800</text:p>
              </table:table-cell>
              <table:table-cell office:value-type="float" office:value="0.025">
                <text:p>0.025</text:p>
              </table:table-cell>
              <table:table-cell office:value-type="float" office:value="-0.3304">
                <text:p>-0.3304</text:p>
              </table:table-cell>
              <table:table-cell office:value-type="float" office:value="-0.287304">
                <text:p>-0.287304</text:p>
              </table:table-cell>
              <table:table-cell office:value-type="float" office:value="11.712435">
                <text:p>11.7124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000">
                <text:p>25000</text:p>
              </table:table-cell>
              <table:table-cell office:value-type="float" office:value="-0.85">
                <text:p>-0.85</text:p>
              </table:table-cell>
              <table:table-cell office:value-type="float" office:value="4.414908">
                <text:p>4.414908</text:p>
              </table:table-cell>
              <table:table-cell office:value-type="float" office:value="0.088585">
                <text:p>0.088585</text:p>
              </table:table-cell>
              <table:table-cell office:value-type="float" office:value="9.744401">
                <text:p>9.7444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200">
                <text:p>25200</text:p>
              </table:table-cell>
              <table:table-cell office:value-type="float" office:value="-0.05">
                <text:p>-0.05</text:p>
              </table:table-cell>
              <table:table-cell office:value-type="float" office:value="0.500388">
                <text:p>0.500388</text:p>
              </table:table-cell>
              <table:table-cell office:value-type="float" office:value="0.21069">
                <text:p>0.21069</text:p>
              </table:table-cell>
              <table:table-cell office:value-type="float" office:value="10.481815">
                <text:p>10.4818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400">
                <text:p>25400</text:p>
              </table:table-cell>
              <table:table-cell office:value-type="float" office:value="0">
                <text:p>0</text:p>
              </table:table-cell>
              <table:table-cell office:value-type="float" office:value="0.885855">
                <text:p>0.885855</text:p>
              </table:table-cell>
              <table:table-cell office:value-type="float" office:value="-0.038307">
                <text:p>-0.038307</text:p>
              </table:table-cell>
              <table:table-cell office:value-type="float" office:value="10.94629">
                <text:p>10.946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600">
                <text:p>25600</text:p>
              </table:table-cell>
              <table:table-cell office:value-type="float" office:value="0">
                <text:p>0</text:p>
              </table:table-cell>
              <table:table-cell office:value-type="float" office:value="0.627281">
                <text:p>0.627281</text:p>
              </table:table-cell>
              <table:table-cell office:value-type="float" office:value="-0.148441">
                <text:p>-0.148441</text:p>
              </table:table-cell>
              <table:table-cell office:value-type="float" office:value="10.994174">
                <text:p>10.9941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800">
                <text:p>25800</text:p>
              </table:table-cell>
              <table:table-cell office:value-type="float" office:value="0">
                <text:p>0</text:p>
              </table:table-cell>
              <table:table-cell office:value-type="float" office:value="0.61531">
                <text:p>0.61531</text:p>
              </table:table-cell>
              <table:table-cell office:value-type="float" office:value="-0.079009">
                <text:p>-0.079009</text:p>
              </table:table-cell>
              <table:table-cell office:value-type="float" office:value="10.927136">
                <text:p>10.9271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000">
                <text:p>26000</text:p>
              </table:table-cell>
              <table:table-cell office:value-type="float" office:value="0">
                <text:p>0</text:p>
              </table:table-cell>
              <table:table-cell office:value-type="float" office:value="0.624887">
                <text:p>0.624887</text:p>
              </table:table-cell>
              <table:table-cell office:value-type="float" office:value="-0.179565">
                <text:p>-0.179565</text:p>
              </table:table-cell>
              <table:table-cell office:value-type="float" office:value="11.039664">
                <text:p>11.0396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200">
                <text:p>26200</text:p>
              </table:table-cell>
              <table:table-cell office:value-type="float" office:value="0">
                <text:p>0</text:p>
              </table:table-cell>
              <table:table-cell office:value-type="float" office:value="0.617704">
                <text:p>0.617704</text:p>
              </table:table-cell>
              <table:table-cell office:value-type="float" office:value="-0.093374">
                <text:p>-0.093374</text:p>
              </table:table-cell>
              <table:table-cell office:value-type="float" office:value="10.905588">
                <text:p>10.9055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400">
                <text:p>26400</text:p>
              </table:table-cell>
              <table:table-cell office:value-type="float" office:value="0">
                <text:p>0</text:p>
              </table:table-cell>
              <table:table-cell office:value-type="float" office:value="0.581791">
                <text:p>0.581791</text:p>
              </table:table-cell>
              <table:table-cell office:value-type="float" office:value="-0.117316">
                <text:p>-0.117316</text:p>
              </table:table-cell>
              <table:table-cell office:value-type="float" office:value="11.058818">
                <text:p>11.0588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600">
                <text:p>26600</text:p>
              </table:table-cell>
              <table:table-cell office:value-type="float" office:value="0">
                <text:p>0</text:p>
              </table:table-cell>
              <table:table-cell office:value-type="float" office:value="0.610521">
                <text:p>0.610521</text:p>
              </table:table-cell>
              <table:table-cell office:value-type="float" office:value="-0.081403">
                <text:p>-0.081403</text:p>
              </table:table-cell>
              <table:table-cell office:value-type="float" office:value="11.022904">
                <text:p>11.022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800">
                <text:p>26800</text:p>
              </table:table-cell>
              <table:table-cell office:value-type="float" office:value="0">
                <text:p>0</text:p>
              </table:table-cell>
              <table:table-cell office:value-type="float" office:value="0.620098">
                <text:p>0.620098</text:p>
              </table:table-cell>
              <table:table-cell office:value-type="float" office:value="-0.079009">
                <text:p>-0.079009</text:p>
              </table:table-cell>
              <table:table-cell office:value-type="float" office:value="11.003751">
                <text:p>11.0037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00">
                <text:p>27000</text:p>
              </table:table-cell>
              <table:table-cell office:value-type="float" office:value="0">
                <text:p>0</text:p>
              </table:table-cell>
              <table:table-cell office:value-type="float" office:value="0.574608">
                <text:p>0.574608</text:p>
              </table:table-cell>
              <table:table-cell office:value-type="float" office:value="-0.105345">
                <text:p>-0.105345</text:p>
              </table:table-cell>
              <table:table-cell office:value-type="float" office:value="11.075577">
                <text:p>11.0755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200">
                <text:p>27200</text:p>
              </table:table-cell>
              <table:table-cell office:value-type="float" office:value="0">
                <text:p>0</text:p>
              </table:table-cell>
              <table:table-cell office:value-type="float" office:value="0.588974">
                <text:p>0.588974</text:p>
              </table:table-cell>
              <table:table-cell office:value-type="float" office:value="-0.112527">
                <text:p>-0.112527</text:p>
              </table:table-cell>
              <table:table-cell office:value-type="float" office:value="11.018116">
                <text:p>11.0181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400">
                <text:p>27400</text:p>
              </table:table-cell>
              <table:table-cell office:value-type="float" office:value="0">
                <text:p>0</text:p>
              </table:table-cell>
              <table:table-cell office:value-type="float" office:value="0.672771">
                <text:p>0.672771</text:p>
              </table:table-cell>
              <table:table-cell office:value-type="float" office:value="-0.107739">
                <text:p>-0.107739</text:p>
              </table:table-cell>
              <table:table-cell office:value-type="float" office:value="11.03727">
                <text:p>11.037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600">
                <text:p>27600</text:p>
              </table:table-cell>
              <table:table-cell office:value-type="float" office:value="0">
                <text:p>0</text:p>
              </table:table-cell>
              <table:table-cell office:value-type="float" office:value="0.627281">
                <text:p>0.627281</text:p>
              </table:table-cell>
              <table:table-cell office:value-type="float" office:value="-0.129287">
                <text:p>-0.129287</text:p>
              </table:table-cell>
              <table:table-cell office:value-type="float" office:value="10.970232">
                <text:p>10.9702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800">
                <text:p>27800</text:p>
              </table:table-cell>
              <table:table-cell office:value-type="float" office:value="0">
                <text:p>0</text:p>
              </table:table-cell>
              <table:table-cell office:value-type="float" office:value="0.567426">
                <text:p>0.567426</text:p>
              </table:table-cell>
              <table:table-cell office:value-type="float" office:value="-0.09098">
                <text:p>-0.09098</text:p>
              </table:table-cell>
              <table:table-cell office:value-type="float" office:value="11.003751">
                <text:p>11.0037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000">
                <text:p>28000</text:p>
              </table:table-cell>
              <table:table-cell office:value-type="float" office:value="0">
                <text:p>0</text:p>
              </table:table-cell>
              <table:table-cell office:value-type="float" office:value="0.663194">
                <text:p>0.663194</text:p>
              </table:table-cell>
              <table:table-cell office:value-type="float" office:value="-0.069432">
                <text:p>-0.069432</text:p>
              </table:table-cell>
              <table:table-cell office:value-type="float" office:value="10.972626">
                <text:p>10.9726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200">
                <text:p>28200</text:p>
              </table:table-cell>
              <table:table-cell office:value-type="float" office:value="0">
                <text:p>0</text:p>
              </table:table-cell>
              <table:table-cell office:value-type="float" office:value="-0.153229">
                <text:p>-0.153229</text:p>
              </table:table-cell>
              <table:table-cell office:value-type="float" office:value="0.562637">
                <text:p>0.562637</text:p>
              </table:table-cell>
              <table:table-cell office:value-type="float" office:value="11.477803">
                <text:p>11.4778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400">
                <text:p>28400</text:p>
              </table:table-cell>
              <table:table-cell office:value-type="float" office:value="0.325">
                <text:p>0.325</text:p>
              </table:table-cell>
              <table:table-cell office:value-type="float" office:value="0.349553">
                <text:p>0.349553</text:p>
              </table:table-cell>
              <table:table-cell office:value-type="float" office:value="0.198719">
                <text:p>0.198719</text:p>
              </table:table-cell>
              <table:table-cell office:value-type="float" office:value="11.219229">
                <text:p>11.2192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600">
                <text:p>28600</text:p>
              </table:table-cell>
              <table:table-cell office:value-type="float" office:value="0.3">
                <text:p>0.3</text:p>
              </table:table-cell>
              <table:table-cell office:value-type="float" office:value="4.699818">
                <text:p>4.699818</text:p>
              </table:table-cell>
              <table:table-cell office:value-type="float" office:value="-0.459687">
                <text:p>-0.459687</text:p>
              </table:table-cell>
              <table:table-cell office:value-type="float" office:value="16.079458">
                <text:p>16.0794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800">
                <text:p>28800</text:p>
              </table:table-cell>
              <table:table-cell office:value-type="float" office:value="0.125">
                <text:p>0.125</text:p>
              </table:table-cell>
              <table:table-cell office:value-type="float" office:value="0.440533">
                <text:p>0.440533</text:p>
              </table:table-cell>
              <table:table-cell office:value-type="float" office:value="-0.557849">
                <text:p>-0.557849</text:p>
              </table:table-cell>
              <table:table-cell office:value-type="float" office:value="11.338939">
                <text:p>11.3389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000">
                <text:p>29000</text:p>
              </table:table-cell>
              <table:table-cell office:value-type="float" office:value="0.075">
                <text:p>0.075</text:p>
              </table:table-cell>
              <table:table-cell office:value-type="float" office:value="0.943315">
                <text:p>0.943315</text:p>
              </table:table-cell>
              <table:table-cell office:value-type="float" office:value="-0.560243">
                <text:p>-0.560243</text:p>
              </table:table-cell>
              <table:table-cell office:value-type="float" office:value="10.196905">
                <text:p>10.1969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200">
                <text:p>29200</text:p>
              </table:table-cell>
              <table:table-cell office:value-type="float" office:value="0.025">
                <text:p>0.025</text:p>
              </table:table-cell>
              <table:table-cell office:value-type="float" office:value="0.356736">
                <text:p>0.356736</text:p>
              </table:table-cell>
              <table:table-cell office:value-type="float" office:value="-0.418985">
                <text:p>-0.418985</text:p>
              </table:table-cell>
              <table:table-cell office:value-type="float" office:value="11.532869">
                <text:p>11.5328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400">
                <text:p>29400</text:p>
              </table:table-cell>
              <table:table-cell office:value-type="float" office:value="0.025">
                <text:p>0.025</text:p>
              </table:table-cell>
              <table:table-cell office:value-type="float" office:value="0.162806">
                <text:p>0.162806</text:p>
              </table:table-cell>
              <table:table-cell office:value-type="float" office:value="0.23942">
                <text:p>0.23942</text:p>
              </table:table-cell>
              <table:table-cell office:value-type="float" office:value="9.940725">
                <text:p>9.9407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600">
                <text:p>29600</text:p>
              </table:table-cell>
              <table:table-cell office:value-type="float" office:value="-0.025">
                <text:p>-0.025</text:p>
              </table:table-cell>
              <table:table-cell office:value-type="float" office:value="0.452504">
                <text:p>0.452504</text:p>
              </table:table-cell>
              <table:table-cell office:value-type="float" office:value="0.174777">
                <text:p>0.174777</text:p>
              </table:table-cell>
              <table:table-cell office:value-type="float" office:value="13.038822">
                <text:p>13.0388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800">
                <text:p>29800</text:p>
              </table:table-cell>
              <table:table-cell office:value-type="float" office:value="0.025">
                <text:p>0.025</text:p>
              </table:table-cell>
              <table:table-cell office:value-type="float" office:value="-0.31364">
                <text:p>-0.31364</text:p>
              </table:table-cell>
              <table:table-cell office:value-type="float" office:value="-0.25618">
                <text:p>-0.25618</text:p>
              </table:table-cell>
              <table:table-cell office:value-type="float" office:value="10.228029">
                <text:p>10.2280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000">
                <text:p>30000</text:p>
              </table:table-cell>
              <table:table-cell office:value-type="float" office:value="-0.025">
                <text:p>-0.025</text:p>
              </table:table-cell>
              <table:table-cell office:value-type="float" office:value="-0.009577">
                <text:p>-0.009577</text:p>
              </table:table-cell>
              <table:table-cell office:value-type="float" office:value="-0.289698">
                <text:p>-0.289698</text:p>
              </table:table-cell>
              <table:table-cell office:value-type="float" office:value="10.896011">
                <text:p>10.8960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200">
                <text:p>30200</text:p>
              </table:table-cell>
              <table:table-cell office:value-type="float" office:value="0.025">
                <text:p>0.025</text:p>
              </table:table-cell>
              <table:table-cell office:value-type="float" office:value="1.414973">
                <text:p>1.414973</text:p>
              </table:table-cell>
              <table:table-cell office:value-type="float" office:value="-0.141258">
                <text:p>-0.141258</text:p>
              </table:table-cell>
              <table:table-cell office:value-type="float" office:value="10.92953">
                <text:p>10.929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400">
                <text:p>30400</text:p>
              </table:table-cell>
              <table:table-cell office:value-type="float" office:value="-0.025">
                <text:p>-0.025</text:p>
              </table:table-cell>
              <table:table-cell office:value-type="float" office:value="0.799663">
                <text:p>0.799663</text:p>
              </table:table-cell>
              <table:table-cell office:value-type="float" office:value="2.08535">
                <text:p>2.08535</text:p>
              </table:table-cell>
              <table:table-cell office:value-type="float" office:value="10.072407">
                <text:p>10.0724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600">
                <text:p>30600</text:p>
              </table:table-cell>
              <table:table-cell office:value-type="float" office:value="0.025">
                <text:p>0.025</text:p>
              </table:table-cell>
              <table:table-cell office:value-type="float" office:value="-0.715866">
                <text:p>-0.715866</text:p>
              </table:table-cell>
              <table:table-cell office:value-type="float" office:value="-0.37589">
                <text:p>-0.37589</text:p>
              </table:table-cell>
              <table:table-cell office:value-type="float" office:value="10.967837">
                <text:p>10.9678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800">
                <text:p>30800</text:p>
              </table:table-cell>
              <table:table-cell office:value-type="float" office:value="0">
                <text:p>0</text:p>
              </table:table-cell>
              <table:table-cell office:value-type="float" office:value="-0.78051">
                <text:p>-0.78051</text:p>
              </table:table-cell>
              <table:table-cell office:value-type="float" office:value="0.54109">
                <text:p>0.54109</text:p>
              </table:table-cell>
              <table:table-cell office:value-type="float" office:value="12.617443">
                <text:p>12.6174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000">
                <text:p>31000</text:p>
              </table:table-cell>
              <table:table-cell office:value-type="float" office:value="0">
                <text:p>0</text:p>
              </table:table-cell>
              <table:table-cell office:value-type="float" office:value="1.484405">
                <text:p>1.484405</text:p>
              </table:table-cell>
              <table:table-cell office:value-type="float" office:value="-0.169988">
                <text:p>-0.169988</text:p>
              </table:table-cell>
              <table:table-cell office:value-type="float" office:value="10.31422">
                <text:p>10.314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200">
                <text:p>31200</text:p>
              </table:table-cell>
              <table:table-cell office:value-type="float" office:value="0">
                <text:p>0</text:p>
              </table:table-cell>
              <table:table-cell office:value-type="float" office:value="2.073379">
                <text:p>2.073379</text:p>
              </table:table-cell>
              <table:table-cell office:value-type="float" office:value="0.172383">
                <text:p>0.172383</text:p>
              </table:table-cell>
              <table:table-cell office:value-type="float" office:value="9.952696">
                <text:p>9.9526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1400">
                <text:p>31400</text:p>
              </table:table-cell>
              <table:table-cell office:value-type="float" office:value="-0.025">
                <text:p>-0.025</text:p>
              </table:table-cell>
              <table:table-cell office:value-type="float" office:value="0.677559">
                <text:p>0.677559</text:p>
              </table:table-cell>
              <table:table-cell office:value-type="float" office:value="-0.591368">
                <text:p>-0.591368</text:p>
              </table:table-cell>
              <table:table-cell office:value-type="float" office:value="10.692505">
                <text:p>10.6925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600">
                <text:p>31600</text:p>
              </table:table-cell>
              <table:table-cell office:value-type="float" office:value="0.025">
                <text:p>0.025</text:p>
              </table:table-cell>
              <table:table-cell office:value-type="float" office:value="-0.301669">
                <text:p>-0.301669</text:p>
              </table:table-cell>
              <table:table-cell office:value-type="float" office:value="-0.002394">
                <text:p>-0.002394</text:p>
              </table:table-cell>
              <table:table-cell office:value-type="float" office:value="11.894394">
                <text:p>11.8943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800">
                <text:p>31800</text:p>
              </table:table-cell>
              <table:table-cell office:value-type="float" office:value="-0.05">
                <text:p>-0.05</text:p>
              </table:table-cell>
              <table:table-cell office:value-type="float" office:value="0.213084">
                <text:p>0.213084</text:p>
              </table:table-cell>
              <table:table-cell office:value-type="float" office:value="0.339977">
                <text:p>0.339977</text:p>
              </table:table-cell>
              <table:table-cell office:value-type="float" office:value="12.004527">
                <text:p>12.0045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000">
                <text:p>32000</text:p>
              </table:table-cell>
              <table:table-cell office:value-type="float" office:value="0.025">
                <text:p>0.025</text:p>
              </table:table-cell>
              <table:table-cell office:value-type="float" office:value="0.632069">
                <text:p>0.632069</text:p>
              </table:table-cell>
              <table:table-cell office:value-type="float" office:value="-0.150835">
                <text:p>-0.150835</text:p>
              </table:table-cell>
              <table:table-cell office:value-type="float" office:value="11.504139">
                <text:p>11.5041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200">
                <text:p>32200</text:p>
              </table:table-cell>
              <table:table-cell office:value-type="float" office:value="0">
                <text:p>0</text:p>
              </table:table-cell>
              <table:table-cell office:value-type="float" office:value="1.235408">
                <text:p>1.235408</text:p>
              </table:table-cell>
              <table:table-cell office:value-type="float" office:value="0.756568">
                <text:p>0.756568</text:p>
              </table:table-cell>
              <table:table-cell office:value-type="float" office:value="11.750742">
                <text:p>11.7507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400">
                <text:p>32400</text:p>
              </table:table-cell>
              <table:table-cell office:value-type="float" office:value="0">
                <text:p>0</text:p>
              </table:table-cell>
              <table:table-cell office:value-type="float" office:value="0.984017">
                <text:p>0.984017</text:p>
              </table:table-cell>
              <table:table-cell office:value-type="float" office:value="0.560243">
                <text:p>0.560243</text:p>
              </table:table-cell>
              <table:table-cell office:value-type="float" office:value="10.747571">
                <text:p>10.7475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2600">
                <text:p>32600</text:p>
              </table:table-cell>
              <table:table-cell office:value-type="float" office:value="-0.3">
                <text:p>-0.3</text:p>
              </table:table-cell>
              <table:table-cell office:value-type="float" office:value="2.118868">
                <text:p>2.118868</text:p>
              </table:table-cell>
              <table:table-cell office:value-type="float" office:value="-0.423774">
                <text:p>-0.423774</text:p>
              </table:table-cell>
              <table:table-cell office:value-type="float" office:value="10.022128">
                <text:p>10.0221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800">
                <text:p>32800</text:p>
              </table:table-cell>
              <table:table-cell office:value-type="float" office:value="-0.55">
                <text:p>-0.55</text:p>
              </table:table-cell>
              <table:table-cell office:value-type="float" office:value="0.933739">
                <text:p>0.933739</text:p>
              </table:table-cell>
              <table:table-cell office:value-type="float" office:value="-1.362301">
                <text:p>-1.362301</text:p>
              </table:table-cell>
              <table:table-cell office:value-type="float" office:value="10.295067">
                <text:p>10.2950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000">
                <text:p>33000</text:p>
              </table:table-cell>
              <table:table-cell office:value-type="float" office:value="0.025">
                <text:p>0.025</text:p>
              </table:table-cell>
              <table:table-cell office:value-type="float" office:value="0.696713">
                <text:p>0.696713</text:p>
              </table:table-cell>
              <table:table-cell office:value-type="float" office:value="-0.09098">
                <text:p>-0.09098</text:p>
              </table:table-cell>
              <table:table-cell office:value-type="float" office:value="10.955867">
                <text:p>10.9558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200">
                <text:p>33200</text:p>
              </table:table-cell>
              <table:table-cell office:value-type="float" office:value="-0.025">
                <text:p>-0.025</text:p>
              </table:table-cell>
              <table:table-cell office:value-type="float" office:value="0.656011">
                <text:p>0.656011</text:p>
              </table:table-cell>
              <table:table-cell office:value-type="float" office:value="-0.215478">
                <text:p>-0.215478</text:p>
              </table:table-cell>
              <table:table-cell office:value-type="float" office:value="10.934319">
                <text:p>10.9343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400">
                <text:p>33400</text:p>
              </table:table-cell>
              <table:table-cell office:value-type="float" office:value="0">
                <text:p>0</text:p>
              </table:table-cell>
              <table:table-cell office:value-type="float" office:value="0.636858">
                <text:p>0.636858</text:p>
              </table:table-cell>
              <table:table-cell office:value-type="float" office:value="-0.131681">
                <text:p>-0.131681</text:p>
              </table:table-cell>
              <table:table-cell office:value-type="float" office:value="10.989386">
                <text:p>10.9893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800">
                <text:p>33800</text:p>
              </table:table-cell>
              <table:table-cell office:value-type="float" office:value="0">
                <text:p>0</text:p>
              </table:table-cell>
              <table:table-cell office:value-type="float" office:value="0.667982">
                <text:p>0.667982</text:p>
              </table:table-cell>
              <table:table-cell office:value-type="float" office:value="-0.057461">
                <text:p>-0.057461</text:p>
              </table:table-cell>
              <table:table-cell office:value-type="float" office:value="10.922348">
                <text:p>10.9223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000">
                <text:p>34000</text:p>
              </table:table-cell>
              <table:table-cell office:value-type="float" office:value="0">
                <text:p>0</text:p>
              </table:table-cell>
              <table:table-cell office:value-type="float" office:value="0.636858">
                <text:p>0.636858</text:p>
              </table:table-cell>
              <table:table-cell office:value-type="float" office:value="-0.07422">
                <text:p>-0.07422</text:p>
              </table:table-cell>
              <table:table-cell office:value-type="float" office:value="11.046846">
                <text:p>11.0468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200">
                <text:p>34200</text:p>
              </table:table-cell>
              <table:table-cell office:value-type="float" office:value="0">
                <text:p>0</text:p>
              </table:table-cell>
              <table:table-cell office:value-type="float" office:value="0.612916">
                <text:p>0.612916</text:p>
              </table:table-cell>
              <table:table-cell office:value-type="float" office:value="-0.107739">
                <text:p>-0.107739</text:p>
              </table:table-cell>
              <table:table-cell office:value-type="float" office:value="11.044453">
                <text:p>11.0444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400">
                <text:p>34400</text:p>
              </table:table-cell>
              <table:table-cell office:value-type="float" office:value="0">
                <text:p>0</text:p>
              </table:table-cell>
              <table:table-cell office:value-type="float" office:value="0.667982">
                <text:p>0.667982</text:p>
              </table:table-cell>
              <table:table-cell office:value-type="float" office:value="-0.088585">
                <text:p>-0.088585</text:p>
              </table:table-cell>
              <table:table-cell office:value-type="float" office:value="10.972626">
                <text:p>10.9726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600">
                <text:p>34600</text:p>
              </table:table-cell>
              <table:table-cell office:value-type="float" office:value="0">
                <text:p>0</text:p>
              </table:table-cell>
              <table:table-cell office:value-type="float" office:value="0.691924">
                <text:p>0.691924</text:p>
              </table:table-cell>
              <table:table-cell office:value-type="float" office:value="-0.076614">
                <text:p>-0.076614</text:p>
              </table:table-cell>
              <table:table-cell office:value-type="float" office:value="11.013328">
                <text:p>11.0133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800">
                <text:p>34800</text:p>
              </table:table-cell>
              <table:table-cell office:value-type="float" office:value="0">
                <text:p>0</text:p>
              </table:table-cell>
              <table:table-cell office:value-type="float" office:value="0.651223">
                <text:p>0.651223</text:p>
              </table:table-cell>
              <table:table-cell office:value-type="float" office:value="-0.100556">
                <text:p>-0.100556</text:p>
              </table:table-cell>
              <table:table-cell office:value-type="float" office:value="11.049241">
                <text:p>11.0492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000">
                <text:p>35000</text:p>
              </table:table-cell>
              <table:table-cell office:value-type="float" office:value="0">
                <text:p>0</text:p>
              </table:table-cell>
              <table:table-cell office:value-type="float" office:value="0.593762">
                <text:p>0.593762</text:p>
              </table:table-cell>
              <table:table-cell office:value-type="float" office:value="-0.098162">
                <text:p>-0.098162</text:p>
              </table:table-cell>
              <table:table-cell office:value-type="float" office:value="10.965444">
                <text:p>10.9654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200">
                <text:p>35200</text:p>
              </table:table-cell>
              <table:table-cell office:value-type="float" office:value="0">
                <text:p>0</text:p>
              </table:table-cell>
              <table:table-cell office:value-type="float" office:value="0.61531">
                <text:p>0.61531</text:p>
              </table:table-cell>
              <table:table-cell office:value-type="float" office:value="-0.067038">
                <text:p>-0.067038</text:p>
              </table:table-cell>
              <table:table-cell office:value-type="float" office:value="11.025299">
                <text:p>11.0252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400">
                <text:p>35400</text:p>
              </table:table-cell>
              <table:table-cell office:value-type="float" office:value="0">
                <text:p>0</text:p>
              </table:table-cell>
              <table:table-cell office:value-type="float" office:value="0.691924">
                <text:p>0.691924</text:p>
              </table:table-cell>
              <table:table-cell office:value-type="float" office:value="-0.07422">
                <text:p>-0.07422</text:p>
              </table:table-cell>
              <table:table-cell office:value-type="float" office:value="11.030087">
                <text:p>11.0300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600">
                <text:p>35600</text:p>
              </table:table-cell>
              <table:table-cell office:value-type="float" office:value="0">
                <text:p>0</text:p>
              </table:table-cell>
              <table:table-cell office:value-type="float" office:value="0.725443">
                <text:p>0.725443</text:p>
              </table:table-cell>
              <table:table-cell office:value-type="float" office:value="-0.122104">
                <text:p>-0.122104</text:p>
              </table:table-cell>
              <table:table-cell office:value-type="float" office:value="11.125855">
                <text:p>11.1258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800">
                <text:p>35800</text:p>
              </table:table-cell>
              <table:table-cell office:value-type="float" office:value="0">
                <text:p>0</text:p>
              </table:table-cell>
              <table:table-cell office:value-type="float" office:value="0.703895">
                <text:p>0.703895</text:p>
              </table:table-cell>
              <table:table-cell office:value-type="float" office:value="-0.11971">
                <text:p>-0.11971</text:p>
              </table:table-cell>
              <table:table-cell office:value-type="float" office:value="10.963049">
                <text:p>10.9630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000">
                <text:p>36000</text:p>
              </table:table-cell>
              <table:table-cell office:value-type="float" office:value="0">
                <text:p>0</text:p>
              </table:table-cell>
              <table:table-cell office:value-type="float" office:value="0.682347">
                <text:p>0.682347</text:p>
              </table:table-cell>
              <table:table-cell office:value-type="float" office:value="-0.131681">
                <text:p>-0.131681</text:p>
              </table:table-cell>
              <table:table-cell office:value-type="float" office:value="11.034876">
                <text:p>11.0348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200">
                <text:p>36200</text:p>
              </table:table-cell>
              <table:table-cell office:value-type="float" office:value="0">
                <text:p>0</text:p>
              </table:table-cell>
              <table:table-cell office:value-type="float" office:value="0.68953">
                <text:p>0.68953</text:p>
              </table:table-cell>
              <table:table-cell office:value-type="float" office:value="-0.055067">
                <text:p>-0.055067</text:p>
              </table:table-cell>
              <table:table-cell office:value-type="float" office:value="10.982203">
                <text:p>10.9822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400">
                <text:p>36400</text:p>
              </table:table-cell>
              <table:table-cell office:value-type="float" office:value="0">
                <text:p>0</text:p>
              </table:table-cell>
              <table:table-cell office:value-type="float" office:value="0.651223">
                <text:p>0.651223</text:p>
              </table:table-cell>
              <table:table-cell office:value-type="float" office:value="-0.069432">
                <text:p>-0.069432</text:p>
              </table:table-cell>
              <table:table-cell office:value-type="float" office:value="10.936713">
                <text:p>10.9367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600">
                <text:p>36600</text:p>
              </table:table-cell>
              <table:table-cell office:value-type="float" office:value="0">
                <text:p>0</text:p>
              </table:table-cell>
              <table:table-cell office:value-type="float" office:value="0.610521">
                <text:p>0.610521</text:p>
              </table:table-cell>
              <table:table-cell office:value-type="float" office:value="-0.035913">
                <text:p>-0.035913</text:p>
              </table:table-cell>
              <table:table-cell office:value-type="float" office:value="10.864887">
                <text:p>10.8648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800">
                <text:p>36800</text:p>
              </table:table-cell>
              <table:table-cell office:value-type="float" office:value="0">
                <text:p>0</text:p>
              </table:table-cell>
              <table:table-cell office:value-type="float" office:value="0.64404">
                <text:p>0.64404</text:p>
              </table:table-cell>
              <table:table-cell office:value-type="float" office:value="-0.112527">
                <text:p>-0.112527</text:p>
              </table:table-cell>
              <table:table-cell office:value-type="float" office:value="11.001357">
                <text:p>11.0013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000">
                <text:p>37000</text:p>
              </table:table-cell>
              <table:table-cell office:value-type="float" office:value="0">
                <text:p>0</text:p>
              </table:table-cell>
              <table:table-cell office:value-type="float" office:value="0.677559">
                <text:p>0.677559</text:p>
              </table:table-cell>
              <table:table-cell office:value-type="float" office:value="-0.098162">
                <text:p>-0.098162</text:p>
              </table:table-cell>
              <table:table-cell office:value-type="float" office:value="10.99178">
                <text:p>10.991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200">
                <text:p>37200</text:p>
              </table:table-cell>
              <table:table-cell office:value-type="float" office:value="0">
                <text:p>0</text:p>
              </table:table-cell>
              <table:table-cell office:value-type="float" office:value="0.629675">
                <text:p>0.629675</text:p>
              </table:table-cell>
              <table:table-cell office:value-type="float" office:value="-0.102951">
                <text:p>-0.102951</text:p>
              </table:table-cell>
              <table:table-cell office:value-type="float" office:value="11.013328">
                <text:p>11.0133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400">
                <text:p>37400</text:p>
              </table:table-cell>
              <table:table-cell office:value-type="float" office:value="0">
                <text:p>0</text:p>
              </table:table-cell>
              <table:table-cell office:value-type="float" office:value="0.651223">
                <text:p>0.651223</text:p>
              </table:table-cell>
              <table:table-cell office:value-type="float" office:value="-0.107739">
                <text:p>-0.107739</text:p>
              </table:table-cell>
              <table:table-cell office:value-type="float" office:value="11.145009">
                <text:p>11.1450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600">
                <text:p>37600</text:p>
              </table:table-cell>
              <table:table-cell office:value-type="float" office:value="0">
                <text:p>0</text:p>
              </table:table-cell>
              <table:table-cell office:value-type="float" office:value="0.608127">
                <text:p>0.608127</text:p>
              </table:table-cell>
              <table:table-cell office:value-type="float" office:value="-0.129287">
                <text:p>-0.129287</text:p>
              </table:table-cell>
              <table:table-cell office:value-type="float" office:value="11.070788">
                <text:p>11.0707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800">
                <text:p>37800</text:p>
              </table:table-cell>
              <table:table-cell office:value-type="float" office:value="0">
                <text:p>0</text:p>
              </table:table-cell>
              <table:table-cell office:value-type="float" office:value="0.653617">
                <text:p>0.653617</text:p>
              </table:table-cell>
              <table:table-cell office:value-type="float" office:value="-0.095768">
                <text:p>-0.095768</text:p>
              </table:table-cell>
              <table:table-cell office:value-type="float" office:value="10.984597">
                <text:p>10.9845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000">
                <text:p>38000</text:p>
              </table:table-cell>
              <table:table-cell office:value-type="float" office:value="0">
                <text:p>0</text:p>
              </table:table-cell>
              <table:table-cell office:value-type="float" office:value="0.658405">
                <text:p>0.658405</text:p>
              </table:table-cell>
              <table:table-cell office:value-type="float" office:value="-0.083797">
                <text:p>-0.083797</text:p>
              </table:table-cell>
              <table:table-cell office:value-type="float" office:value="10.972626">
                <text:p>10.9726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200">
                <text:p>38200</text:p>
              </table:table-cell>
              <table:table-cell office:value-type="float" office:value="0">
                <text:p>0</text:p>
              </table:table-cell>
              <table:table-cell office:value-type="float" office:value="0.624887">
                <text:p>0.624887</text:p>
              </table:table-cell>
              <table:table-cell office:value-type="float" office:value="-0.093374">
                <text:p>-0.093374</text:p>
              </table:table-cell>
              <table:table-cell office:value-type="float" office:value="10.99178">
                <text:p>10.991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400">
                <text:p>38400</text:p>
              </table:table-cell>
              <table:table-cell office:value-type="float" office:value="0.025">
                <text:p>0.025</text:p>
              </table:table-cell>
              <table:table-cell office:value-type="float" office:value="0.64404">
                <text:p>0.64404</text:p>
              </table:table-cell>
              <table:table-cell office:value-type="float" office:value="-1.474828">
                <text:p>-1.474828</text:p>
              </table:table-cell>
              <table:table-cell office:value-type="float" office:value="11.796231">
                <text:p>11.7962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600">
                <text:p>38600</text:p>
              </table:table-cell>
              <table:table-cell office:value-type="float" office:value="0.5">
                <text:p>0.5</text:p>
              </table:table-cell>
              <table:table-cell office:value-type="float" office:value="0.732626">
                <text:p>0.732626</text:p>
              </table:table-cell>
              <table:table-cell office:value-type="float" office:value="0.083797">
                <text:p>0.083797</text:p>
              </table:table-cell>
              <table:table-cell office:value-type="float" office:value="10.436325">
                <text:p>10.4363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800">
                <text:p>38800</text:p>
              </table:table-cell>
              <table:table-cell office:value-type="float" office:value="0.175">
                <text:p>0.175</text:p>
              </table:table-cell>
              <table:table-cell office:value-type="float" office:value="1.673547">
                <text:p>1.673547</text:p>
              </table:table-cell>
              <table:table-cell office:value-type="float" office:value="-0.54109">
                <text:p>-0.54109</text:p>
              </table:table-cell>
              <table:table-cell office:value-type="float" office:value="10.043676">
                <text:p>10.0436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000">
                <text:p>39000</text:p>
              </table:table-cell>
              <table:table-cell office:value-type="float" office:value="0.075">
                <text:p>0.075</text:p>
              </table:table-cell>
              <table:table-cell office:value-type="float" office:value="0.268151">
                <text:p>0.268151</text:p>
              </table:table-cell>
              <table:table-cell office:value-type="float" office:value="0.653617">
                <text:p>0.653617</text:p>
              </table:table-cell>
              <table:table-cell office:value-type="float" office:value="10.694899">
                <text:p>10.6948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200">
                <text:p>39200</text:p>
              </table:table-cell>
              <table:table-cell office:value-type="float" office:value="0.05">
                <text:p>0.05</text:p>
              </table:table-cell>
              <table:table-cell office:value-type="float" office:value="0.90022">
                <text:p>0.90022</text:p>
              </table:table-cell>
              <table:table-cell office:value-type="float" office:value="-0.536301">
                <text:p>-0.536301</text:p>
              </table:table-cell>
              <table:table-cell office:value-type="float" office:value="10.845734">
                <text:p>10.8457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00">
                <text:p>39400</text:p>
              </table:table-cell>
              <table:table-cell office:value-type="float" office:value="0">
                <text:p>0</text:p>
              </table:table-cell>
              <table:table-cell office:value-type="float" office:value="-0.430956">
                <text:p>-0.430956</text:p>
              </table:table-cell>
              <table:table-cell office:value-type="float" office:value="0.545878">
                <text:p>0.545878</text:p>
              </table:table-cell>
              <table:table-cell office:value-type="float" office:value="11.360487">
                <text:p>11.3604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800">
                <text:p>39800</text:p>
              </table:table-cell>
              <table:table-cell office:value-type="float" office:value="-0.19375">
                <text:p>-0.19375</text:p>
              </table:table-cell>
              <table:table-cell office:value-type="float" office:value="4.120421">
                <text:p>4.120421</text:p>
              </table:table-cell>
              <table:table-cell office:value-type="float" office:value="-0.332794">
                <text:p>-0.332794</text:p>
              </table:table-cell>
              <table:table-cell office:value-type="float" office:value="10.16578">
                <text:p>10.165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000">
                <text:p>40000</text:p>
              </table:table-cell>
              <table:table-cell office:value-type="float" office:value="0.4375">
                <text:p>0.4375</text:p>
              </table:table-cell>
              <table:table-cell office:value-type="float" office:value="0.502782">
                <text:p>0.502782</text:p>
              </table:table-cell>
              <table:table-cell office:value-type="float" office:value="0.114922">
                <text:p>0.114922</text:p>
              </table:table-cell>
              <table:table-cell office:value-type="float" office:value="11.307815">
                <text:p>11.3078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200">
                <text:p>40200</text:p>
              </table:table-cell>
              <table:table-cell office:value-type="float" office:value="0">
                <text:p>0</text:p>
              </table:table-cell>
              <table:table-cell office:value-type="float" office:value="-2.173935">
                <text:p>-2.173935</text:p>
              </table:table-cell>
              <table:table-cell office:value-type="float" office:value="0.435745">
                <text:p>0.435745</text:p>
              </table:table-cell>
              <table:table-cell office:value-type="float" office:value="7.228095">
                <text:p>7.2280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400">
                <text:p>40400</text:p>
              </table:table-cell>
              <table:table-cell office:value-type="float" office:value="-0.025">
                <text:p>-0.025</text:p>
              </table:table-cell>
              <table:table-cell office:value-type="float" office:value="0.071826">
                <text:p>0.071826</text:p>
              </table:table-cell>
              <table:table-cell office:value-type="float" office:value="-0.055067">
                <text:p>-0.055067</text:p>
              </table:table-cell>
              <table:table-cell office:value-type="float" office:value="12.337321">
                <text:p>12.3373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600">
                <text:p>40600</text:p>
              </table:table-cell>
              <table:table-cell office:value-type="float" office:value="0.025">
                <text:p>0.025</text:p>
              </table:table-cell>
              <table:table-cell office:value-type="float" office:value="-0.114922">
                <text:p>-0.114922</text:p>
              </table:table-cell>
              <table:table-cell office:value-type="float" office:value="1.501164">
                <text:p>1.501164</text:p>
              </table:table-cell>
              <table:table-cell office:value-type="float" office:value="13.397952">
                <text:p>13.3979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800">
                <text:p>40800</text:p>
              </table:table-cell>
              <table:table-cell office:value-type="float" office:value="-0.025">
                <text:p>-0.025</text:p>
              </table:table-cell>
              <table:table-cell office:value-type="float" office:value="1.316811">
                <text:p>1.316811</text:p>
              </table:table-cell>
              <table:table-cell office:value-type="float" office:value="-0.380678">
                <text:p>-0.380678</text:p>
              </table:table-cell>
              <table:table-cell office:value-type="float" office:value="10.228029">
                <text:p>10.2280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000">
                <text:p>41000</text:p>
              </table:table-cell>
              <table:table-cell office:value-type="float" office:value="-0.025">
                <text:p>-0.025</text:p>
              </table:table-cell>
              <table:table-cell office:value-type="float" office:value="0.653617">
                <text:p>0.653617</text:p>
              </table:table-cell>
              <table:table-cell office:value-type="float" office:value="0.011971">
                <text:p>0.011971</text:p>
              </table:table-cell>
              <table:table-cell office:value-type="float" office:value="11.293449">
                <text:p>11.2934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200">
                <text:p>41200</text:p>
              </table:table-cell>
              <table:table-cell office:value-type="float" office:value="0">
                <text:p>0</text:p>
              </table:table-cell>
              <table:table-cell office:value-type="float" office:value="0.517148">
                <text:p>0.517148</text:p>
              </table:table-cell>
              <table:table-cell office:value-type="float" office:value="0.23942">
                <text:p>0.23942</text:p>
              </table:table-cell>
              <table:table-cell office:value-type="float" office:value="12.77546">
                <text:p>12.775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600">
                <text:p>41600</text:p>
              </table:table-cell>
              <table:table-cell office:value-type="float" office:value="-0.2">
                <text:p>-0.2</text:p>
              </table:table-cell>
              <table:table-cell office:value-type="float" office:value="-0.749385">
                <text:p>-0.749385</text:p>
              </table:table-cell>
              <table:table-cell office:value-type="float" office:value="-0.100556">
                <text:p>-0.100556</text:p>
              </table:table-cell>
              <table:table-cell office:value-type="float" office:value="13.840879">
                <text:p>13.8408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1800">
                <text:p>41800</text:p>
              </table:table-cell>
              <table:table-cell office:value-type="float" office:value="0.4">
                <text:p>0.4</text:p>
              </table:table-cell>
              <table:table-cell office:value-type="float" office:value="-0.153229">
                <text:p>-0.153229</text:p>
              </table:table-cell>
              <table:table-cell office:value-type="float" office:value="0.179565">
                <text:p>0.179565</text:p>
              </table:table-cell>
              <table:table-cell office:value-type="float" office:value="10.922348">
                <text:p>10.9223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000">
                <text:p>42000</text:p>
              </table:table-cell>
              <table:table-cell office:value-type="float" office:value="0">
                <text:p>0</text:p>
              </table:table-cell>
              <table:table-cell office:value-type="float" office:value="0.976834">
                <text:p>0.976834</text:p>
              </table:table-cell>
              <table:table-cell office:value-type="float" office:value="-0.636858">
                <text:p>-0.636858</text:p>
              </table:table-cell>
              <table:table-cell office:value-type="float" office:value="12.308591">
                <text:p>12.3085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200">
                <text:p>42200</text:p>
              </table:table-cell>
              <table:table-cell office:value-type="float" office:value="0">
                <text:p>0</text:p>
              </table:table-cell>
              <table:table-cell office:value-type="float" office:value="6.517017">
                <text:p>6.517017</text:p>
              </table:table-cell>
              <table:table-cell office:value-type="float" office:value="2.930503">
                <text:p>2.930503</text:p>
              </table:table-cell>
              <table:table-cell office:value-type="float" office:value="11.769896">
                <text:p>11.7698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600">
                <text:p>42600</text:p>
              </table:table-cell>
              <table:table-cell office:value-type="float" office:value="-0.20625">
                <text:p>-0.20625</text:p>
              </table:table-cell>
              <table:table-cell office:value-type="float" office:value="1.843535">
                <text:p>1.843535</text:p>
              </table:table-cell>
              <table:table-cell office:value-type="float" office:value="-0.969652">
                <text:p>-0.969652</text:p>
              </table:table-cell>
              <table:table-cell office:value-type="float" office:value="9.246407">
                <text:p>9.2464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800">
                <text:p>42800</text:p>
              </table:table-cell>
              <table:table-cell office:value-type="float" office:value="0.4375">
                <text:p>0.4375</text:p>
              </table:table-cell>
              <table:table-cell office:value-type="float" office:value="0.323217">
                <text:p>0.323217</text:p>
              </table:table-cell>
              <table:table-cell office:value-type="float" office:value="-0.438139">
                <text:p>-0.438139</text:p>
              </table:table-cell>
              <table:table-cell office:value-type="float" office:value="10.776301">
                <text:p>10.7763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000">
                <text:p>43000</text:p>
              </table:table-cell>
              <table:table-cell office:value-type="float" office:value="-0.025">
                <text:p>-0.025</text:p>
              </table:table-cell>
              <table:table-cell office:value-type="float" office:value="0.100556">
                <text:p>0.100556</text:p>
              </table:table-cell>
              <table:table-cell office:value-type="float" office:value="-2.070984">
                <text:p>-2.070984</text:p>
              </table:table-cell>
              <table:table-cell office:value-type="float" office:value="11.944672">
                <text:p>11.9446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3200">
                <text:p>43200</text:p>
              </table:table-cell>
              <table:table-cell office:value-type="float" office:value="-0.75">
                <text:p>-0.75</text:p>
              </table:table-cell>
              <table:table-cell office:value-type="float" office:value="0.538695">
                <text:p>0.538695</text:p>
              </table:table-cell>
              <table:table-cell office:value-type="float" office:value="-0.023942">
                <text:p>-0.023942</text:p>
              </table:table-cell>
              <table:table-cell office:value-type="float" office:value="11.702858">
                <text:p>11.7028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400">
                <text:p>43400</text:p>
              </table:table-cell>
              <table:table-cell office:value-type="float" office:value="-0.05">
                <text:p>-0.05</text:p>
              </table:table-cell>
              <table:table-cell office:value-type="float" office:value="0.526724">
                <text:p>0.526724</text:p>
              </table:table-cell>
              <table:table-cell office:value-type="float" office:value="-0.435745">
                <text:p>-0.435745</text:p>
              </table:table-cell>
              <table:table-cell office:value-type="float" office:value="11.025299">
                <text:p>11.0252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600">
                <text:p>43600</text:p>
              </table:table-cell>
              <table:table-cell office:value-type="float" office:value="-0.025">
                <text:p>-0.025</text:p>
              </table:table-cell>
              <table:table-cell office:value-type="float" office:value="0.390255">
                <text:p>0.390255</text:p>
              </table:table-cell>
              <table:table-cell office:value-type="float" office:value="-0.351948">
                <text:p>-0.351948</text:p>
              </table:table-cell>
              <table:table-cell office:value-type="float" office:value="11.054029">
                <text:p>11.0540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800">
                <text:p>43800</text:p>
              </table:table-cell>
              <table:table-cell office:value-type="float" office:value="0">
                <text:p>0</text:p>
              </table:table-cell>
              <table:table-cell office:value-type="float" office:value="0.572214">
                <text:p>0.572214</text:p>
              </table:table-cell>
              <table:table-cell office:value-type="float" office:value="-0.174777">
                <text:p>-0.174777</text:p>
              </table:table-cell>
              <table:table-cell office:value-type="float" office:value="11.003751">
                <text:p>11.0037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  <table:table-cell office:value-type="float" office:value="0.718261">
                <text:p>0.718261</text:p>
              </table:table-cell>
              <table:table-cell office:value-type="float" office:value="-0.114922">
                <text:p>-0.114922</text:p>
              </table:table-cell>
              <table:table-cell office:value-type="float" office:value="11.013328">
                <text:p>11.0133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200">
                <text:p>44200</text:p>
              </table:table-cell>
              <table:table-cell office:value-type="float" office:value="0">
                <text:p>0</text:p>
              </table:table-cell>
              <table:table-cell office:value-type="float" office:value="0.54109">
                <text:p>0.54109</text:p>
              </table:table-cell>
              <table:table-cell office:value-type="float" office:value="-0.093374">
                <text:p>-0.093374</text:p>
              </table:table-cell>
              <table:table-cell office:value-type="float" office:value="11.025299">
                <text:p>11.0252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400">
                <text:p>44400</text:p>
              </table:table-cell>
              <table:table-cell office:value-type="float" office:value="0">
                <text:p>0</text:p>
              </table:table-cell>
              <table:table-cell office:value-type="float" office:value="0.658405">
                <text:p>0.658405</text:p>
              </table:table-cell>
              <table:table-cell office:value-type="float" office:value="-0.095768">
                <text:p>-0.095768</text:p>
              </table:table-cell>
              <table:table-cell office:value-type="float" office:value="10.955867">
                <text:p>10.9558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600">
                <text:p>44600</text:p>
              </table:table-cell>
              <table:table-cell office:value-type="float" office:value="0">
                <text:p>0</text:p>
              </table:table-cell>
              <table:table-cell office:value-type="float" office:value="0.588974">
                <text:p>0.588974</text:p>
              </table:table-cell>
              <table:table-cell office:value-type="float" office:value="-0.122104">
                <text:p>-0.122104</text:p>
              </table:table-cell>
              <table:table-cell office:value-type="float" office:value="11.034876">
                <text:p>11.0348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800">
                <text:p>44800</text:p>
              </table:table-cell>
              <table:table-cell office:value-type="float" office:value="0">
                <text:p>0</text:p>
              </table:table-cell>
              <table:table-cell office:value-type="float" office:value="0.632069">
                <text:p>0.632069</text:p>
              </table:table-cell>
              <table:table-cell office:value-type="float" office:value="-0.105345">
                <text:p>-0.105345</text:p>
              </table:table-cell>
              <table:table-cell office:value-type="float" office:value="10.979809">
                <text:p>10.9798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000">
                <text:p>45000</text:p>
              </table:table-cell>
              <table:table-cell office:value-type="float" office:value="0">
                <text:p>0</text:p>
              </table:table-cell>
              <table:table-cell office:value-type="float" office:value="0.651223">
                <text:p>0.651223</text:p>
              </table:table-cell>
              <table:table-cell office:value-type="float" office:value="-0.169988">
                <text:p>-0.169988</text:p>
              </table:table-cell>
              <table:table-cell office:value-type="float" office:value="10.97502">
                <text:p>10.975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5200">
                <text:p>45200</text:p>
              </table:table-cell>
              <table:table-cell office:value-type="float" office:value="0">
                <text:p>0</text:p>
              </table:table-cell>
              <table:table-cell office:value-type="float" office:value="0.612916">
                <text:p>0.612916</text:p>
              </table:table-cell>
              <table:table-cell office:value-type="float" office:value="-0.172383">
                <text:p>-0.172383</text:p>
              </table:table-cell>
              <table:table-cell office:value-type="float" office:value="10.977415">
                <text:p>10.9774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600">
                <text:p>45600</text:p>
              </table:table-cell>
              <table:table-cell office:value-type="float" office:value="0">
                <text:p>0</text:p>
              </table:table-cell>
              <table:table-cell office:value-type="float" office:value="0.646434">
                <text:p>0.646434</text:p>
              </table:table-cell>
              <table:table-cell office:value-type="float" office:value="-0.153229">
                <text:p>-0.153229</text:p>
              </table:table-cell>
              <table:table-cell office:value-type="float" office:value="10.97502">
                <text:p>10.975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800">
                <text:p>45800</text:p>
              </table:table-cell>
              <table:table-cell office:value-type="float" office:value="0">
                <text:p>0</text:p>
              </table:table-cell>
              <table:table-cell office:value-type="float" office:value="0.656011">
                <text:p>0.656011</text:p>
              </table:table-cell>
              <table:table-cell office:value-type="float" office:value="-0.059855">
                <text:p>-0.059855</text:p>
              </table:table-cell>
              <table:table-cell office:value-type="float" office:value="11.001357">
                <text:p>11.0013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000">
                <text:p>46000</text:p>
              </table:table-cell>
              <table:table-cell office:value-type="float" office:value="0">
                <text:p>0</text:p>
              </table:table-cell>
              <table:table-cell office:value-type="float" office:value="0.6608">
                <text:p>0.6608</text:p>
              </table:table-cell>
              <table:table-cell office:value-type="float" office:value="-0.153229">
                <text:p>-0.153229</text:p>
              </table:table-cell>
              <table:table-cell office:value-type="float" office:value="10.953472">
                <text:p>10.9534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6200">
                <text:p>46200</text:p>
              </table:table-cell>
              <table:table-cell office:value-type="float" office:value="0">
                <text:p>0</text:p>
              </table:table-cell>
              <table:table-cell office:value-type="float" office:value="0.646434">
                <text:p>0.646434</text:p>
              </table:table-cell>
              <table:table-cell office:value-type="float" office:value="-0.138864">
                <text:p>-0.138864</text:p>
              </table:table-cell>
              <table:table-cell office:value-type="float" office:value="10.979809">
                <text:p>10.9798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6600">
                <text:p>46600</text:p>
              </table:table-cell>
              <table:table-cell office:value-type="float" office:value="0">
                <text:p>0</text:p>
              </table:table-cell>
              <table:table-cell office:value-type="float" office:value="0.634463">
                <text:p>0.634463</text:p>
              </table:table-cell>
              <table:table-cell office:value-type="float" office:value="-0.117316">
                <text:p>-0.117316</text:p>
              </table:table-cell>
              <table:table-cell office:value-type="float" office:value="10.984597">
                <text:p>10.9845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000">
                <text:p>47000</text:p>
              </table:table-cell>
              <table:table-cell office:value-type="float" office:value="0">
                <text:p>0</text:p>
              </table:table-cell>
              <table:table-cell office:value-type="float" office:value="0.646434">
                <text:p>0.646434</text:p>
              </table:table-cell>
              <table:table-cell office:value-type="float" office:value="-0.124498">
                <text:p>-0.124498</text:p>
              </table:table-cell>
              <table:table-cell office:value-type="float" office:value="10.931925">
                <text:p>10.9319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200">
                <text:p>47200</text:p>
              </table:table-cell>
              <table:table-cell office:value-type="float" office:value="0">
                <text:p>0</text:p>
              </table:table-cell>
              <table:table-cell office:value-type="float" office:value="0.670376">
                <text:p>0.670376</text:p>
              </table:table-cell>
              <table:table-cell office:value-type="float" office:value="-0.071826">
                <text:p>-0.071826</text:p>
              </table:table-cell>
              <table:table-cell office:value-type="float" office:value="11.006145">
                <text:p>11.0061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7400">
                <text:p>47400</text:p>
              </table:table-cell>
              <table:table-cell office:value-type="float" office:value="0">
                <text:p>0</text:p>
              </table:table-cell>
              <table:table-cell office:value-type="float" office:value="0.670376">
                <text:p>0.670376</text:p>
              </table:table-cell>
              <table:table-cell office:value-type="float" office:value="-0.088585">
                <text:p>-0.088585</text:p>
              </table:table-cell>
              <table:table-cell office:value-type="float" office:value="11.034876">
                <text:p>11.0348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7600">
                <text:p>47600</text:p>
              </table:table-cell>
              <table:table-cell office:value-type="float" office:value="0">
                <text:p>0</text:p>
              </table:table-cell>
              <table:table-cell office:value-type="float" office:value="0.679953">
                <text:p>0.679953</text:p>
              </table:table-cell>
              <table:table-cell office:value-type="float" office:value="-0.07422">
                <text:p>-0.07422</text:p>
              </table:table-cell>
              <table:table-cell office:value-type="float" office:value="10.972626">
                <text:p>10.9726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7800">
                <text:p>47800</text:p>
              </table:table-cell>
              <table:table-cell office:value-type="float" office:value="0">
                <text:p>0</text:p>
              </table:table-cell>
              <table:table-cell office:value-type="float" office:value="0.64404">
                <text:p>0.64404</text:p>
              </table:table-cell>
              <table:table-cell office:value-type="float" office:value="-0.158017">
                <text:p>-0.158017</text:p>
              </table:table-cell>
              <table:table-cell office:value-type="float" office:value="11.08276">
                <text:p>11.082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000">
                <text:p>48000</text:p>
              </table:table-cell>
              <table:table-cell office:value-type="float" office:value="0">
                <text:p>0</text:p>
              </table:table-cell>
              <table:table-cell office:value-type="float" office:value="0.656011">
                <text:p>0.656011</text:p>
              </table:table-cell>
              <table:table-cell office:value-type="float" office:value="-0.179565">
                <text:p>-0.179565</text:p>
              </table:table-cell>
              <table:table-cell office:value-type="float" office:value="10.941502">
                <text:p>10.9415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200">
                <text:p>48200</text:p>
              </table:table-cell>
              <table:table-cell office:value-type="float" office:value="0">
                <text:p>0</text:p>
              </table:table-cell>
              <table:table-cell office:value-type="float" office:value="0.656011">
                <text:p>0.656011</text:p>
              </table:table-cell>
              <table:table-cell office:value-type="float" office:value="-0.112527">
                <text:p>-0.112527</text:p>
              </table:table-cell>
              <table:table-cell office:value-type="float" office:value="10.994174">
                <text:p>10.9941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400">
                <text:p>48400</text:p>
              </table:table-cell>
              <table:table-cell office:value-type="float" office:value="0">
                <text:p>0</text:p>
              </table:table-cell>
              <table:table-cell office:value-type="float" office:value="0.648829">
                <text:p>0.648829</text:p>
              </table:table-cell>
              <table:table-cell office:value-type="float" office:value="-0.131681">
                <text:p>-0.131681</text:p>
              </table:table-cell>
              <table:table-cell office:value-type="float" office:value="10.994174">
                <text:p>10.9941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8600">
                <text:p>48600</text:p>
              </table:table-cell>
              <table:table-cell office:value-type="float" office:value="0">
                <text:p>0</text:p>
              </table:table-cell>
              <table:table-cell office:value-type="float" office:value="0.665588">
                <text:p>0.665588</text:p>
              </table:table-cell>
              <table:table-cell office:value-type="float" office:value="-0.150835">
                <text:p>-0.150835</text:p>
              </table:table-cell>
              <table:table-cell office:value-type="float" office:value="10.931925">
                <text:p>10.9319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800">
                <text:p>48800</text:p>
              </table:table-cell>
              <table:table-cell office:value-type="float" office:value="0">
                <text:p>0</text:p>
              </table:table-cell>
              <table:table-cell office:value-type="float" office:value="0.658405">
                <text:p>0.658405</text:p>
              </table:table-cell>
              <table:table-cell office:value-type="float" office:value="-0.083797">
                <text:p>-0.083797</text:p>
              </table:table-cell>
              <table:table-cell office:value-type="float" office:value="11.008539">
                <text:p>11.0085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000">
                <text:p>49000</text:p>
              </table:table-cell>
              <table:table-cell office:value-type="float" office:value="0">
                <text:p>0</text:p>
              </table:table-cell>
              <table:table-cell office:value-type="float" office:value="0.627281">
                <text:p>0.627281</text:p>
              </table:table-cell>
              <table:table-cell office:value-type="float" office:value="-0.126893">
                <text:p>-0.126893</text:p>
              </table:table-cell>
              <table:table-cell office:value-type="float" office:value="11.042058">
                <text:p>11.0420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200">
                <text:p>49200</text:p>
              </table:table-cell>
              <table:table-cell office:value-type="float" office:value="0">
                <text:p>0</text:p>
              </table:table-cell>
              <table:table-cell office:value-type="float" office:value="0.620098">
                <text:p>0.620098</text:p>
              </table:table-cell>
              <table:table-cell office:value-type="float" office:value="-0.177171">
                <text:p>-0.177171</text:p>
              </table:table-cell>
              <table:table-cell office:value-type="float" office:value="10.996569">
                <text:p>10.9965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400">
                <text:p>49400</text:p>
              </table:table-cell>
              <table:table-cell office:value-type="float" office:value="0">
                <text:p>0</text:p>
              </table:table-cell>
              <table:table-cell office:value-type="float" office:value="0.651223">
                <text:p>0.651223</text:p>
              </table:table-cell>
              <table:table-cell office:value-type="float" office:value="-0.169988">
                <text:p>-0.169988</text:p>
              </table:table-cell>
              <table:table-cell office:value-type="float" office:value="10.970232">
                <text:p>10.9702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600">
                <text:p>49600</text:p>
              </table:table-cell>
              <table:table-cell office:value-type="float" office:value="0">
                <text:p>0</text:p>
              </table:table-cell>
              <table:table-cell office:value-type="float" office:value="0.610521">
                <text:p>0.610521</text:p>
              </table:table-cell>
              <table:table-cell office:value-type="float" office:value="-0.100556">
                <text:p>-0.100556</text:p>
              </table:table-cell>
              <table:table-cell office:value-type="float" office:value="10.934319">
                <text:p>10.9343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9800">
                <text:p>49800</text:p>
              </table:table-cell>
              <table:table-cell office:value-type="float" office:value="0">
                <text:p>0</text:p>
              </table:table-cell>
              <table:table-cell office:value-type="float" office:value="0.696713">
                <text:p>0.696713</text:p>
              </table:table-cell>
              <table:table-cell office:value-type="float" office:value="-0.095768">
                <text:p>-0.095768</text:p>
              </table:table-cell>
              <table:table-cell office:value-type="float" office:value="11.022904">
                <text:p>11.0229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0.653617">
                <text:p>0.653617</text:p>
              </table:table-cell>
              <table:table-cell office:value-type="float" office:value="-0.143652">
                <text:p>-0.143652</text:p>
              </table:table-cell>
              <table:table-cell office:value-type="float" office:value="11.087548">
                <text:p>11.0875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200">
                <text:p>50200</text:p>
              </table:table-cell>
              <table:table-cell office:value-type="float" office:value="0">
                <text:p>0</text:p>
              </table:table-cell>
              <table:table-cell office:value-type="float" office:value="0.646434">
                <text:p>0.646434</text:p>
              </table:table-cell>
              <table:table-cell office:value-type="float" office:value="-0.071826">
                <text:p>-0.071826</text:p>
              </table:table-cell>
              <table:table-cell office:value-type="float" office:value="11.008539">
                <text:p>11.0085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400">
                <text:p>50400</text:p>
              </table:table-cell>
              <table:table-cell office:value-type="float" office:value="0">
                <text:p>0</text:p>
              </table:table-cell>
              <table:table-cell office:value-type="float" office:value="0.653617">
                <text:p>0.653617</text:p>
              </table:table-cell>
              <table:table-cell office:value-type="float" office:value="-0.153229">
                <text:p>-0.153229</text:p>
              </table:table-cell>
              <table:table-cell office:value-type="float" office:value="11.09473">
                <text:p>11.094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600">
                <text:p>50600</text:p>
              </table:table-cell>
              <table:table-cell office:value-type="float" office:value="0">
                <text:p>0</text:p>
              </table:table-cell>
              <table:table-cell office:value-type="float" office:value="0.648829">
                <text:p>0.648829</text:p>
              </table:table-cell>
              <table:table-cell office:value-type="float" office:value="-0.153229">
                <text:p>-0.153229</text:p>
              </table:table-cell>
              <table:table-cell office:value-type="float" office:value="10.910377">
                <text:p>10.9103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800">
                <text:p>50800</text:p>
              </table:table-cell>
              <table:table-cell office:value-type="float" office:value="0">
                <text:p>0</text:p>
              </table:table-cell>
              <table:table-cell office:value-type="float" office:value="0.593762">
                <text:p>0.593762</text:p>
              </table:table-cell>
              <table:table-cell office:value-type="float" office:value="-0.162806">
                <text:p>-0.162806</text:p>
              </table:table-cell>
              <table:table-cell office:value-type="float" office:value="11.034876">
                <text:p>11.0348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000">
                <text:p>51000</text:p>
              </table:table-cell>
              <table:table-cell office:value-type="float" office:value="0">
                <text:p>0</text:p>
              </table:table-cell>
              <table:table-cell office:value-type="float" office:value="0.658405">
                <text:p>0.658405</text:p>
              </table:table-cell>
              <table:table-cell office:value-type="float" office:value="-0.1652">
                <text:p>-0.1652</text:p>
              </table:table-cell>
              <table:table-cell office:value-type="float" office:value="10.943895">
                <text:p>10.9438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1200">
                <text:p>51200</text:p>
              </table:table-cell>
              <table:table-cell office:value-type="float" office:value="0">
                <text:p>0</text:p>
              </table:table-cell>
              <table:table-cell office:value-type="float" office:value="0.639252">
                <text:p>0.639252</text:p>
              </table:table-cell>
              <table:table-cell office:value-type="float" office:value="-0.138864">
                <text:p>-0.138864</text:p>
              </table:table-cell>
              <table:table-cell office:value-type="float" office:value="10.948684">
                <text:p>10.9486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1400">
                <text:p>51400</text:p>
              </table:table-cell>
              <table:table-cell office:value-type="float" office:value="0">
                <text:p>0</text:p>
              </table:table-cell>
              <table:table-cell office:value-type="float" office:value="0.639252">
                <text:p>0.639252</text:p>
              </table:table-cell>
              <table:table-cell office:value-type="float" office:value="-0.11971">
                <text:p>-0.11971</text:p>
              </table:table-cell>
              <table:table-cell office:value-type="float" office:value="11.046846">
                <text:p>11.0468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1600">
                <text:p>51600</text:p>
              </table:table-cell>
              <table:table-cell office:value-type="float" office:value="0">
                <text:p>0</text:p>
              </table:table-cell>
              <table:table-cell office:value-type="float" office:value="0.584185">
                <text:p>0.584185</text:p>
              </table:table-cell>
              <table:table-cell office:value-type="float" office:value="-0.124498">
                <text:p>-0.124498</text:p>
              </table:table-cell>
              <table:table-cell office:value-type="float" office:value="10.99178">
                <text:p>10.991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1800">
                <text:p>51800</text:p>
              </table:table-cell>
              <table:table-cell office:value-type="float" office:value="0">
                <text:p>0</text:p>
              </table:table-cell>
              <table:table-cell office:value-type="float" office:value="0.612916">
                <text:p>0.612916</text:p>
              </table:table-cell>
              <table:table-cell office:value-type="float" office:value="-0.095768">
                <text:p>-0.095768</text:p>
              </table:table-cell>
              <table:table-cell office:value-type="float" office:value="10.998962">
                <text:p>10.9989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2000">
                <text:p>52000</text:p>
              </table:table-cell>
              <table:table-cell office:value-type="float" office:value="0">
                <text:p>0</text:p>
              </table:table-cell>
              <table:table-cell office:value-type="float" office:value="0.672771">
                <text:p>0.672771</text:p>
              </table:table-cell>
              <table:table-cell office:value-type="float" office:value="-0.050278">
                <text:p>-0.050278</text:p>
              </table:table-cell>
              <table:table-cell office:value-type="float" office:value="10.99178">
                <text:p>10.991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2200">
                <text:p>52200</text:p>
              </table:table-cell>
              <table:table-cell office:value-type="float" office:value="0">
                <text:p>0</text:p>
              </table:table-cell>
              <table:table-cell office:value-type="float" office:value="0.691924">
                <text:p>0.691924</text:p>
              </table:table-cell>
              <table:table-cell office:value-type="float" office:value="-0.129287">
                <text:p>-0.129287</text:p>
              </table:table-cell>
              <table:table-cell office:value-type="float" office:value="10.998962">
                <text:p>10.9989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2400">
                <text:p>52400</text:p>
              </table:table-cell>
              <table:table-cell office:value-type="float" office:value="0">
                <text:p>0</text:p>
              </table:table-cell>
              <table:table-cell office:value-type="float" office:value="0.648829">
                <text:p>0.648829</text:p>
              </table:table-cell>
              <table:table-cell office:value-type="float" office:value="-0.114922">
                <text:p>-0.114922</text:p>
              </table:table-cell>
              <table:table-cell office:value-type="float" office:value="11.070788">
                <text:p>11.0707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2600">
                <text:p>52600</text:p>
              </table:table-cell>
              <table:table-cell office:value-type="float" office:value="0">
                <text:p>0</text:p>
              </table:table-cell>
              <table:table-cell office:value-type="float" office:value="0.679953">
                <text:p>0.679953</text:p>
              </table:table-cell>
              <table:table-cell office:value-type="float" office:value="-0.143652">
                <text:p>-0.143652</text:p>
              </table:table-cell>
              <table:table-cell office:value-type="float" office:value="11.018116">
                <text:p>11.0181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2800">
                <text:p>52800</text:p>
              </table:table-cell>
              <table:table-cell office:value-type="float" office:value="0">
                <text:p>0</text:p>
              </table:table-cell>
              <table:table-cell office:value-type="float" office:value="0.622492">
                <text:p>0.622492</text:p>
              </table:table-cell>
              <table:table-cell office:value-type="float" office:value="-0.088585">
                <text:p>-0.088585</text:p>
              </table:table-cell>
              <table:table-cell office:value-type="float" office:value="10.979809">
                <text:p>10.9798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000">
                <text:p>53000</text:p>
              </table:table-cell>
              <table:table-cell office:value-type="float" office:value="0">
                <text:p>0</text:p>
              </table:table-cell>
              <table:table-cell office:value-type="float" office:value="0.651223">
                <text:p>0.651223</text:p>
              </table:table-cell>
              <table:table-cell office:value-type="float" office:value="-0.174777">
                <text:p>-0.174777</text:p>
              </table:table-cell>
              <table:table-cell office:value-type="float" office:value="10.998962">
                <text:p>10.9989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3200">
                <text:p>53200</text:p>
              </table:table-cell>
              <table:table-cell office:value-type="float" office:value="0.225">
                <text:p>0.225</text:p>
              </table:table-cell>
              <table:table-cell office:value-type="float" office:value="-0.878672">
                <text:p>-0.878672</text:p>
              </table:table-cell>
              <table:table-cell office:value-type="float" office:value="-0.033519">
                <text:p>-0.033519</text:p>
              </table:table-cell>
              <table:table-cell office:value-type="float" office:value="11.712435">
                <text:p>11.7124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3400">
                <text:p>53400</text:p>
              </table:table-cell>
              <table:table-cell office:value-type="float" office:value="0.325">
                <text:p>0.325</text:p>
              </table:table-cell>
              <table:table-cell office:value-type="float" office:value="-0.215478">
                <text:p>-0.215478</text:p>
              </table:table-cell>
              <table:table-cell office:value-type="float" office:value="0.452504">
                <text:p>0.452504</text:p>
              </table:table-cell>
              <table:table-cell office:value-type="float" office:value="11.475409">
                <text:p>11.4754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600">
                <text:p>53600</text:p>
              </table:table-cell>
              <table:table-cell office:value-type="float" office:value="0.175">
                <text:p>0.175</text:p>
              </table:table-cell>
              <table:table-cell office:value-type="float" office:value="0.830788">
                <text:p>0.830788</text:p>
              </table:table-cell>
              <table:table-cell office:value-type="float" office:value="-0.124498">
                <text:p>-0.124498</text:p>
              </table:table-cell>
              <table:table-cell office:value-type="float" office:value="10.994174">
                <text:p>10.9941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3800">
                <text:p>53800</text:p>
              </table:table-cell>
              <table:table-cell office:value-type="float" office:value="0.075">
                <text:p>0.075</text:p>
              </table:table-cell>
              <table:table-cell office:value-type="float" office:value="2.049437">
                <text:p>2.049437</text:p>
              </table:table-cell>
              <table:table-cell office:value-type="float" office:value="-0.754174">
                <text:p>-0.754174</text:p>
              </table:table-cell>
              <table:table-cell office:value-type="float" office:value="14.216769">
                <text:p>14.2167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4000">
                <text:p>54000</text:p>
              </table:table-cell>
              <table:table-cell office:value-type="float" office:value="0.05">
                <text:p>0.05</text:p>
              </table:table-cell>
              <table:table-cell office:value-type="float" office:value="1.58975">
                <text:p>1.58975</text:p>
              </table:table-cell>
              <table:table-cell office:value-type="float" office:value="0.117316">
                <text:p>0.117316</text:p>
              </table:table-cell>
              <table:table-cell office:value-type="float" office:value="12.198458">
                <text:p>12.1984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4200">
                <text:p>54200</text:p>
              </table:table-cell>
              <table:table-cell office:value-type="float" office:value="0.025">
                <text:p>0.025</text:p>
              </table:table-cell>
              <table:table-cell office:value-type="float" office:value="0.059855">
                <text:p>0.059855</text:p>
              </table:table-cell>
              <table:table-cell office:value-type="float" office:value="0.124498">
                <text:p>0.124498</text:p>
              </table:table-cell>
              <table:table-cell office:value-type="float" office:value="11.365275">
                <text:p>11.3652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4400">
                <text:p>54400</text:p>
              </table:table-cell>
              <table:table-cell office:value-type="float" office:value="0">
                <text:p>0</text:p>
              </table:table-cell>
              <table:table-cell office:value-type="float" office:value="-1.242591">
                <text:p>-1.242591</text:p>
              </table:table-cell>
              <table:table-cell office:value-type="float" office:value="1.206678">
                <text:p>1.206678</text:p>
              </table:table-cell>
              <table:table-cell office:value-type="float" office:value="8.719683">
                <text:p>8.7196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4600">
                <text:p>54600</text:p>
              </table:table-cell>
              <table:table-cell office:value-type="float" office:value="0.025">
                <text:p>0.025</text:p>
              </table:table-cell>
              <table:table-cell office:value-type="float" office:value="0.653617">
                <text:p>0.653617</text:p>
              </table:table-cell>
              <table:table-cell office:value-type="float" office:value="-0.56982">
                <text:p>-0.56982</text:p>
              </table:table-cell>
              <table:table-cell office:value-type="float" office:value="11.405976">
                <text:p>11.4059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4800">
                <text:p>54800</text:p>
              </table:table-cell>
              <table:table-cell office:value-type="float" office:value="0">
                <text:p>0</text:p>
              </table:table-cell>
              <table:table-cell office:value-type="float" office:value="0.746991">
                <text:p>0.746991</text:p>
              </table:table-cell>
              <table:table-cell office:value-type="float" office:value="-0.076614">
                <text:p>-0.076614</text:p>
              </table:table-cell>
              <table:table-cell office:value-type="float" office:value="11.420341">
                <text:p>11.4203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000">
                <text:p>55000</text:p>
              </table:table-cell>
              <table:table-cell office:value-type="float" office:value="-0.025">
                <text:p>-0.025</text:p>
              </table:table-cell>
              <table:table-cell office:value-type="float" office:value="1.855506">
                <text:p>1.855506</text:p>
              </table:table-cell>
              <table:table-cell office:value-type="float" office:value="0.227449">
                <text:p>0.227449</text:p>
              </table:table-cell>
              <table:table-cell office:value-type="float" office:value="12.380417">
                <text:p>12.3804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5200">
                <text:p>55200</text:p>
              </table:table-cell>
              <table:table-cell office:value-type="float" office:value="0">
                <text:p>0</text:p>
              </table:table-cell>
              <table:table-cell office:value-type="float" office:value="0.845153">
                <text:p>0.845153</text:p>
              </table:table-cell>
              <table:table-cell office:value-type="float" office:value="0.155623">
                <text:p>0.155623</text:p>
              </table:table-cell>
              <table:table-cell office:value-type="float" office:value="10.680533">
                <text:p>10.6805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5400">
                <text:p>55400</text:p>
              </table:table-cell>
              <table:table-cell office:value-type="float" office:value="0">
                <text:p>0</text:p>
              </table:table-cell>
              <table:table-cell office:value-type="float" office:value="0.117316">
                <text:p>0.117316</text:p>
              </table:table-cell>
              <table:table-cell office:value-type="float" office:value="0.438139">
                <text:p>0.438139</text:p>
              </table:table-cell>
              <table:table-cell office:value-type="float" office:value="10.740389">
                <text:p>10.7403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5600">
                <text:p>55600</text:p>
              </table:table-cell>
              <table:table-cell office:value-type="float" office:value="0.025">
                <text:p>0.025</text:p>
              </table:table-cell>
              <table:table-cell office:value-type="float" office:value="-1.651999">
                <text:p>-1.651999</text:p>
              </table:table-cell>
              <table:table-cell office:value-type="float" office:value="0.083797">
                <text:p>0.083797</text:p>
              </table:table-cell>
              <table:table-cell office:value-type="float" office:value="12.804191">
                <text:p>12.8041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5800">
                <text:p>55800</text:p>
              </table:table-cell>
              <table:table-cell office:value-type="float" office:value="-0.225">
                <text:p>-0.225</text:p>
              </table:table-cell>
              <table:table-cell office:value-type="float" office:value="4.141969">
                <text:p>4.141969</text:p>
              </table:table-cell>
              <table:table-cell office:value-type="float" office:value="1.407791">
                <text:p>1.407791</text:p>
              </table:table-cell>
              <table:table-cell office:value-type="float" office:value="7.69257">
                <text:p>7.692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6000">
                <text:p>56000</text:p>
              </table:table-cell>
              <table:table-cell office:value-type="float" office:value="-0.675">
                <text:p>-0.675</text:p>
              </table:table-cell>
              <table:table-cell office:value-type="float" office:value="0.864307">
                <text:p>0.864307</text:p>
              </table:table-cell>
              <table:table-cell office:value-type="float" office:value="-1.678335">
                <text:p>-1.678335</text:p>
              </table:table-cell>
              <table:table-cell office:value-type="float" office:value="10.386046">
                <text:p>10.3860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6200">
                <text:p>56200</text:p>
              </table:table-cell>
              <table:table-cell office:value-type="float" office:value="0">
                <text:p>0</text:p>
              </table:table-cell>
              <table:table-cell office:value-type="float" office:value="-0.529119">
                <text:p>-0.529119</text:p>
              </table:table-cell>
              <table:table-cell office:value-type="float" office:value="-0.696713">
                <text:p>-0.696713</text:p>
              </table:table-cell>
              <table:table-cell office:value-type="float" office:value="11.384429">
                <text:p>11.3844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6400">
                <text:p>56400</text:p>
              </table:table-cell>
              <table:table-cell office:value-type="float" office:value="0.075">
                <text:p>0.075</text:p>
              </table:table-cell>
              <table:table-cell office:value-type="float" office:value="1.098939">
                <text:p>1.098939</text:p>
              </table:table-cell>
              <table:table-cell office:value-type="float" office:value="0.07422">
                <text:p>0.07422</text:p>
              </table:table-cell>
              <table:table-cell office:value-type="float" office:value="11.326968">
                <text:p>11.3269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6600">
                <text:p>56600</text:p>
              </table:table-cell>
              <table:table-cell office:value-type="float" office:value="0.375">
                <text:p>0.375</text:p>
              </table:table-cell>
              <table:table-cell office:value-type="float" office:value="1.108515">
                <text:p>1.108515</text:p>
              </table:table-cell>
              <table:table-cell office:value-type="float" office:value="-0.433351">
                <text:p>-0.433351</text:p>
              </table:table-cell>
              <table:table-cell office:value-type="float" office:value="11.827356">
                <text:p>11.8273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6800">
                <text:p>56800</text:p>
              </table:table-cell>
              <table:table-cell office:value-type="float" office:value="0.2">
                <text:p>0.2</text:p>
              </table:table-cell>
              <table:table-cell office:value-type="float" office:value="0.962469">
                <text:p>0.962469</text:p>
              </table:table-cell>
              <table:table-cell office:value-type="float" office:value="-0.514753">
                <text:p>-0.514753</text:p>
              </table:table-cell>
              <table:table-cell office:value-type="float" office:value="10.666168">
                <text:p>10.6661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7000">
                <text:p>57000</text:p>
              </table:table-cell>
              <table:table-cell office:value-type="float" office:value="0.1">
                <text:p>0.1</text:p>
              </table:table-cell>
              <table:table-cell office:value-type="float" office:value="0.847547">
                <text:p>0.847547</text:p>
              </table:table-cell>
              <table:table-cell office:value-type="float" office:value="-0.043096">
                <text:p>-0.043096</text:p>
              </table:table-cell>
              <table:table-cell office:value-type="float" office:value="11.733982">
                <text:p>11.7339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7200">
                <text:p>57200</text:p>
              </table:table-cell>
              <table:table-cell office:value-type="float" office:value="0.025">
                <text:p>0.025</text:p>
              </table:table-cell>
              <table:table-cell office:value-type="float" office:value="1.086968">
                <text:p>1.086968</text:p>
              </table:table-cell>
              <table:table-cell office:value-type="float" office:value="-0.42138">
                <text:p>-0.42138</text:p>
              </table:table-cell>
              <table:table-cell office:value-type="float" office:value="10.060435">
                <text:p>10.0604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7400">
                <text:p>57400</text:p>
              </table:table-cell>
              <table:table-cell office:value-type="float" office:value="0.025">
                <text:p>0.025</text:p>
              </table:table-cell>
              <table:table-cell office:value-type="float" office:value="1.374272">
                <text:p>1.374272</text:p>
              </table:table-cell>
              <table:table-cell office:value-type="float" office:value="-0.351948">
                <text:p>-0.351948</text:p>
              </table:table-cell>
              <table:table-cell office:value-type="float" office:value="12.155362">
                <text:p>12.1553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7600">
                <text:p>57600</text:p>
              </table:table-cell>
              <table:table-cell office:value-type="float" office:value="0.025">
                <text:p>0.025</text:p>
              </table:table-cell>
              <table:table-cell office:value-type="float" office:value="1.391031">
                <text:p>1.391031</text:p>
              </table:table-cell>
              <table:table-cell office:value-type="float" office:value="0.100556">
                <text:p>0.100556</text:p>
              </table:table-cell>
              <table:table-cell office:value-type="float" office:value="10.481815">
                <text:p>10.4818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800">
                <text:p>57800</text:p>
              </table:table-cell>
              <table:table-cell office:value-type="float" office:value="-0.025">
                <text:p>-0.025</text:p>
              </table:table-cell>
              <table:table-cell office:value-type="float" office:value="-0.830788">
                <text:p>-0.830788</text:p>
              </table:table-cell>
              <table:table-cell office:value-type="float" office:value="-0.134075">
                <text:p>-0.134075</text:p>
              </table:table-cell>
              <table:table-cell office:value-type="float" office:value="11.975797">
                <text:p>11.9757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8000">
                <text:p>58000</text:p>
              </table:table-cell>
              <table:table-cell office:value-type="float" office:value="0">
                <text:p>0</text:p>
              </table:table-cell>
              <table:table-cell office:value-type="float" office:value="1.264138">
                <text:p>1.264138</text:p>
              </table:table-cell>
              <table:table-cell office:value-type="float" office:value="-0.691924">
                <text:p>-0.691924</text:p>
              </table:table-cell>
              <table:table-cell office:value-type="float" office:value="10.94629">
                <text:p>10.946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8200">
                <text:p>58200</text:p>
              </table:table-cell>
              <table:table-cell office:value-type="float" office:value="0.025">
                <text:p>0.025</text:p>
              </table:table-cell>
              <table:table-cell office:value-type="float" office:value="0.976834">
                <text:p>0.976834</text:p>
              </table:table-cell>
              <table:table-cell office:value-type="float" office:value="-0.320823">
                <text:p>-0.320823</text:p>
              </table:table-cell>
              <table:table-cell office:value-type="float" office:value="10.771513">
                <text:p>10.7715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8400">
                <text:p>58400</text:p>
              </table:table-cell>
              <table:table-cell office:value-type="float" office:value="0">
                <text:p>0</text:p>
              </table:table-cell>
              <table:table-cell office:value-type="float" office:value="-1.194707">
                <text:p>-1.194707</text:p>
              </table:table-cell>
              <table:table-cell office:value-type="float" office:value="-2.106897">
                <text:p>-2.106897</text:p>
              </table:table-cell>
              <table:table-cell office:value-type="float" office:value="10.149021">
                <text:p>10.1490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8600">
                <text:p>58600</text:p>
              </table:table-cell>
              <table:table-cell office:value-type="float" office:value="0">
                <text:p>0</text:p>
              </table:table-cell>
              <table:table-cell office:value-type="float" office:value="-1.393425">
                <text:p>-1.393425</text:p>
              </table:table-cell>
              <table:table-cell office:value-type="float" office:value="-0.435745">
                <text:p>-0.435745</text:p>
              </table:table-cell>
              <table:table-cell office:value-type="float" office:value="9.576807">
                <text:p>9.5768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8800">
                <text:p>58800</text:p>
              </table:table-cell>
              <table:table-cell office:value-type="float" office:value="-0.025">
                <text:p>-0.025</text:p>
              </table:table-cell>
              <table:table-cell office:value-type="float" office:value="0.122104">
                <text:p>0.122104</text:p>
              </table:table-cell>
              <table:table-cell office:value-type="float" office:value="0.126893">
                <text:p>0.126893</text:p>
              </table:table-cell>
              <table:table-cell office:value-type="float" office:value="11.832145">
                <text:p>11.8321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9200">
                <text:p>59200</text:p>
              </table:table-cell>
              <table:table-cell office:value-type="float" office:value="-0.19375">
                <text:p>-0.19375</text:p>
              </table:table-cell>
              <table:table-cell office:value-type="float" office:value="2.214637">
                <text:p>2.214637</text:p>
              </table:table-cell>
              <table:table-cell office:value-type="float" office:value="-0.383072">
                <text:p>-0.383072</text:p>
              </table:table-cell>
              <table:table-cell office:value-type="float" office:value="11.255142">
                <text:p>11.2551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9400">
                <text:p>59400</text:p>
              </table:table-cell>
              <table:table-cell office:value-type="float" office:value="0.4375">
                <text:p>0.4375</text:p>
              </table:table-cell>
              <table:table-cell office:value-type="float" office:value="0.948104">
                <text:p>0.948104</text:p>
              </table:table-cell>
              <table:table-cell office:value-type="float" office:value="-1.671153">
                <text:p>-1.671153</text:p>
              </table:table-cell>
              <table:table-cell office:value-type="float" office:value="10.682928">
                <text:p>10.6829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9600">
                <text:p>59600</text:p>
              </table:table-cell>
              <table:table-cell office:value-type="float" office:value="-0.025">
                <text:p>-0.025</text:p>
              </table:table-cell>
              <table:table-cell office:value-type="float" office:value="0.430956">
                <text:p>0.430956</text:p>
              </table:table-cell>
              <table:table-cell office:value-type="float" office:value="-0.287304">
                <text:p>-0.287304</text:p>
              </table:table-cell>
              <table:table-cell office:value-type="float" office:value="12.059594">
                <text:p>12.0595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9800">
                <text:p>59800</text:p>
              </table:table-cell>
              <table:table-cell office:value-type="float" office:value="0.025">
                <text:p>0.025</text:p>
              </table:table-cell>
              <table:table-cell office:value-type="float" office:value="0.758962">
                <text:p>0.758962</text:p>
              </table:table-cell>
              <table:table-cell office:value-type="float" office:value="-0.064643">
                <text:p>-0.064643</text:p>
              </table:table-cell>
              <table:table-cell office:value-type="float" office:value="13.192051">
                <text:p>13.1920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200">
                <text:p>60200</text:p>
              </table:table-cell>
              <table:table-cell office:value-type="float" office:value="-0.21875">
                <text:p>-0.21875</text:p>
              </table:table-cell>
              <table:table-cell office:value-type="float" office:value="0.052672">
                <text:p>0.052672</text:p>
              </table:table-cell>
              <table:table-cell office:value-type="float" office:value="0.40462">
                <text:p>0.40462</text:p>
              </table:table-cell>
              <table:table-cell office:value-type="float" office:value="11.640609">
                <text:p>11.6406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0400">
                <text:p>60400</text:p>
              </table:table-cell>
              <table:table-cell office:value-type="float" office:value="0.4125">
                <text:p>0.4125</text:p>
              </table:table-cell>
              <table:table-cell office:value-type="float" office:value="1.30484">
                <text:p>1.30484</text:p>
              </table:table-cell>
              <table:table-cell office:value-type="float" office:value="-0.268151">
                <text:p>-0.268151</text:p>
              </table:table-cell>
              <table:table-cell office:value-type="float" office:value="11.57836">
                <text:p>11.578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0600">
                <text:p>60600</text:p>
              </table:table-cell>
              <table:table-cell office:value-type="float" office:value="0">
                <text:p>0</text:p>
              </table:table-cell>
              <table:table-cell office:value-type="float" office:value="2.169147">
                <text:p>2.169147</text:p>
              </table:table-cell>
              <table:table-cell office:value-type="float" office:value="0.268151">
                <text:p>0.268151</text:p>
              </table:table-cell>
              <table:table-cell office:value-type="float" office:value="10.323797">
                <text:p>10.3237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0800">
                <text:p>60800</text:p>
              </table:table-cell>
              <table:table-cell office:value-type="float" office:value="0.025">
                <text:p>0.025</text:p>
              </table:table-cell>
              <table:table-cell office:value-type="float" office:value="1.072602">
                <text:p>1.072602</text:p>
              </table:table-cell>
              <table:table-cell office:value-type="float" office:value="0.280122">
                <text:p>0.280122</text:p>
              </table:table-cell>
              <table:table-cell office:value-type="float" office:value="10.951078">
                <text:p>10.9510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1000">
                <text:p>61000</text:p>
              </table:table-cell>
              <table:table-cell office:value-type="float" office:value="0">
                <text:p>0</text:p>
              </table:table-cell>
              <table:table-cell office:value-type="float" office:value="1.61848">
                <text:p>1.61848</text:p>
              </table:table-cell>
              <table:table-cell office:value-type="float" office:value="-0.052672">
                <text:p>-0.052672</text:p>
              </table:table-cell>
              <table:table-cell office:value-type="float" office:value="9.964667">
                <text:p>9.964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1200">
                <text:p>61200</text:p>
              </table:table-cell>
              <table:table-cell office:value-type="float" office:value="-0.025">
                <text:p>-0.025</text:p>
              </table:table-cell>
              <table:table-cell office:value-type="float" office:value="-0.316035">
                <text:p>-0.316035</text:p>
              </table:table-cell>
              <table:table-cell office:value-type="float" office:value="-0.526724">
                <text:p>-0.526724</text:p>
              </table:table-cell>
              <table:table-cell office:value-type="float" office:value="11.319785">
                <text:p>11.3197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1400">
                <text:p>61400</text:p>
              </table:table-cell>
              <table:table-cell office:value-type="float" office:value="0.05">
                <text:p>0.05</text:p>
              </table:table-cell>
              <table:table-cell office:value-type="float" office:value="0.893037">
                <text:p>0.893037</text:p>
              </table:table-cell>
              <table:table-cell office:value-type="float" office:value="-1.01993">
                <text:p>-1.01993</text:p>
              </table:table-cell>
              <table:table-cell office:value-type="float" office:value="10.01734">
                <text:p>10.017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1600">
                <text:p>61600</text:p>
              </table:table-cell>
              <table:table-cell office:value-type="float" office:value="-0.025">
                <text:p>-0.025</text:p>
              </table:table-cell>
              <table:table-cell office:value-type="float" office:value="1.000776">
                <text:p>1.000776</text:p>
              </table:table-cell>
              <table:table-cell office:value-type="float" office:value="-0.105345">
                <text:p>-0.105345</text:p>
              </table:table-cell>
              <table:table-cell office:value-type="float" office:value="10.606314">
                <text:p>10.6063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1800">
                <text:p>61800</text:p>
              </table:table-cell>
              <table:table-cell office:value-type="float" office:value="-0.025">
                <text:p>-0.025</text:p>
              </table:table-cell>
              <table:table-cell office:value-type="float" office:value="-1.798045">
                <text:p>-1.798045</text:p>
              </table:table-cell>
              <table:table-cell office:value-type="float" office:value="-0.189142">
                <text:p>-0.189142</text:p>
              </table:table-cell>
              <table:table-cell office:value-type="float" office:value="13.819332">
                <text:p>13.8193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2000">
                <text:p>62000</text:p>
              </table:table-cell>
              <table:table-cell office:value-type="float" office:value="0">
                <text:p>0</text:p>
              </table:table-cell>
              <table:table-cell office:value-type="float" office:value="0.675165">
                <text:p>0.675165</text:p>
              </table:table-cell>
              <table:table-cell office:value-type="float" office:value="-0.581791">
                <text:p>-0.581791</text:p>
              </table:table-cell>
              <table:table-cell office:value-type="float" office:value="14.777013">
                <text:p>14.7770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2200">
                <text:p>62200</text:p>
              </table:table-cell>
              <table:table-cell office:value-type="float" office:value="0">
                <text:p>0</text:p>
              </table:table-cell>
              <table:table-cell office:value-type="float" office:value="0.837971">
                <text:p>0.837971</text:p>
              </table:table-cell>
              <table:table-cell office:value-type="float" office:value="-0.73502">
                <text:p>-0.73502</text:p>
              </table:table-cell>
              <table:table-cell office:value-type="float" office:value="10.793061">
                <text:p>10.7930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2400">
                <text:p>62400</text:p>
              </table:table-cell>
              <table:table-cell office:value-type="float" office:value="-0.725">
                <text:p>-0.725</text:p>
              </table:table-cell>
              <table:table-cell office:value-type="float" office:value="0.938527">
                <text:p>0.938527</text:p>
              </table:table-cell>
              <table:table-cell office:value-type="float" office:value="-0.648829">
                <text:p>-0.648829</text:p>
              </table:table-cell>
              <table:table-cell office:value-type="float" office:value="13.03164">
                <text:p>13.031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2600">
                <text:p>62600</text:p>
              </table:table-cell>
              <table:table-cell office:value-type="float" office:value="-0.1">
                <text:p>-0.1</text:p>
              </table:table-cell>
              <table:table-cell office:value-type="float" office:value="0.004788">
                <text:p>0.004788</text:p>
              </table:table-cell>
              <table:table-cell office:value-type="float" office:value="-0.54109">
                <text:p>-0.54109</text:p>
              </table:table-cell>
              <table:table-cell office:value-type="float" office:value="11.477803">
                <text:p>11.4778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2800">
                <text:p>62800</text:p>
              </table:table-cell>
              <table:table-cell office:value-type="float" office:value="0">
                <text:p>0</text:p>
              </table:table-cell>
              <table:table-cell office:value-type="float" office:value="1.323994">
                <text:p>1.323994</text:p>
              </table:table-cell>
              <table:table-cell office:value-type="float" office:value="-0.131681">
                <text:p>-0.131681</text:p>
              </table:table-cell>
              <table:table-cell office:value-type="float" office:value="11.051635">
                <text:p>11.0516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3000">
                <text:p>63000</text:p>
              </table:table-cell>
              <table:table-cell office:value-type="float" office:value="0.025">
                <text:p>0.025</text:p>
              </table:table-cell>
              <table:table-cell office:value-type="float" office:value="1.489193">
                <text:p>1.489193</text:p>
              </table:table-cell>
              <table:table-cell office:value-type="float" office:value="0.438139">
                <text:p>0.438139</text:p>
              </table:table-cell>
              <table:table-cell office:value-type="float" office:value="9.19134">
                <text:p>9.191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3200">
                <text:p>63200</text:p>
              </table:table-cell>
              <table:table-cell office:value-type="float" office:value="0.275">
                <text:p>0.275</text:p>
              </table:table-cell>
              <table:table-cell office:value-type="float" office:value="-0.064643">
                <text:p>-0.064643</text:p>
              </table:table-cell>
              <table:table-cell office:value-type="float" office:value="-0.581791">
                <text:p>-0.581791</text:p>
              </table:table-cell>
              <table:table-cell office:value-type="float" office:value="12.284649">
                <text:p>12.2846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3400">
                <text:p>63400</text:p>
              </table:table-cell>
              <table:table-cell office:value-type="float" office:value="0.3">
                <text:p>0.3</text:p>
              </table:table-cell>
              <table:table-cell office:value-type="float" office:value="0.179565">
                <text:p>0.179565</text:p>
              </table:table-cell>
              <table:table-cell office:value-type="float" office:value="0.253785">
                <text:p>0.253785</text:p>
              </table:table-cell>
              <table:table-cell office:value-type="float" office:value="10.972626">
                <text:p>10.9726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3600">
                <text:p>63600</text:p>
              </table:table-cell>
              <table:table-cell office:value-type="float" office:value="0.1">
                <text:p>0.1</text:p>
              </table:table-cell>
              <table:table-cell office:value-type="float" office:value="1.534683">
                <text:p>1.534683</text:p>
              </table:table-cell>
              <table:table-cell office:value-type="float" office:value="0.272939">
                <text:p>0.272939</text:p>
              </table:table-cell>
              <table:table-cell office:value-type="float" office:value="10.984597">
                <text:p>10.9845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3800">
                <text:p>63800</text:p>
              </table:table-cell>
              <table:table-cell office:value-type="float" office:value="0.075">
                <text:p>0.075</text:p>
              </table:table-cell>
              <table:table-cell office:value-type="float" office:value="1.654393">
                <text:p>1.654393</text:p>
              </table:table-cell>
              <table:table-cell office:value-type="float" office:value="-0.395043">
                <text:p>-0.395043</text:p>
              </table:table-cell>
              <table:table-cell office:value-type="float" office:value="10.757148">
                <text:p>10.7571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000">
                <text:p>64000</text:p>
              </table:table-cell>
              <table:table-cell office:value-type="float" office:value="0.025">
                <text:p>0.025</text:p>
              </table:table-cell>
              <table:table-cell office:value-type="float" office:value="0.095768">
                <text:p>0.095768</text:p>
              </table:table-cell>
              <table:table-cell office:value-type="float" office:value="-0.055067">
                <text:p>-0.055067</text:p>
              </table:table-cell>
              <table:table-cell office:value-type="float" office:value="12.576741">
                <text:p>12.5767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200">
                <text:p>64200</text:p>
              </table:table-cell>
              <table:table-cell office:value-type="float" office:value="-0.25">
                <text:p>-0.25</text:p>
              </table:table-cell>
              <table:table-cell office:value-type="float" office:value="2.688689">
                <text:p>2.688689</text:p>
              </table:table-cell>
              <table:table-cell office:value-type="float" office:value="-0.050278">
                <text:p>-0.050278</text:p>
              </table:table-cell>
              <table:table-cell office:value-type="float" office:value="9.799467">
                <text:p>9.7994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4400">
                <text:p>64400</text:p>
              </table:table-cell>
              <table:table-cell office:value-type="float" office:value="0">
                <text:p>0</text:p>
              </table:table-cell>
              <table:table-cell office:value-type="float" office:value="-0.876278">
                <text:p>-0.876278</text:p>
              </table:table-cell>
              <table:table-cell office:value-type="float" office:value="-0.026336">
                <text:p>-0.026336</text:p>
              </table:table-cell>
              <table:table-cell office:value-type="float" office:value="14.736311">
                <text:p>14.7363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4600">
                <text:p>64600</text:p>
              </table:table-cell>
              <table:table-cell office:value-type="float" office:value="0.175">
                <text:p>0.175</text:p>
              </table:table-cell>
              <table:table-cell office:value-type="float" office:value="0.318429">
                <text:p>0.318429</text:p>
              </table:table-cell>
              <table:table-cell office:value-type="float" office:value="0.454898">
                <text:p>0.454898</text:p>
              </table:table-cell>
              <table:table-cell office:value-type="float" office:value="10.014946">
                <text:p>10.0149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4800">
                <text:p>64800</text:p>
              </table:table-cell>
              <table:table-cell office:value-type="float" office:value="-0.025">
                <text:p>-0.025</text:p>
              </table:table-cell>
              <table:table-cell office:value-type="float" office:value="1.991976">
                <text:p>1.991976</text:p>
              </table:table-cell>
              <table:table-cell office:value-type="float" office:value="0.102951">
                <text:p>0.102951</text:p>
              </table:table-cell>
              <table:table-cell office:value-type="float" office:value="10.496181">
                <text:p>10.49618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5000">
                <text:p>65000</text:p>
              </table:table-cell>
              <table:table-cell office:value-type="float" office:value="-0.175">
                <text:p>-0.175</text:p>
              </table:table-cell>
              <table:table-cell office:value-type="float" office:value="2.152387">
                <text:p>2.152387</text:p>
              </table:table-cell>
              <table:table-cell office:value-type="float" office:value="-0.749385">
                <text:p>-0.749385</text:p>
              </table:table-cell>
              <table:table-cell office:value-type="float" office:value="12.476185">
                <text:p>12.4761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5200">
                <text:p>65200</text:p>
              </table:table-cell>
              <table:table-cell office:value-type="float" office:value="0.125">
                <text:p>0.125</text:p>
              </table:table-cell>
              <table:table-cell office:value-type="float" office:value="-0.095768">
                <text:p>-0.095768</text:p>
              </table:table-cell>
              <table:table-cell office:value-type="float" office:value="-1.089362">
                <text:p>-1.089362</text:p>
              </table:table-cell>
              <table:table-cell office:value-type="float" office:value="8.817844">
                <text:p>8.8178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400">
                <text:p>65400</text:p>
              </table:table-cell>
              <table:table-cell office:value-type="float" office:value="-0.15">
                <text:p>-0.15</text:p>
              </table:table-cell>
              <table:table-cell office:value-type="float" office:value="1.367089">
                <text:p>1.367089</text:p>
              </table:table-cell>
              <table:table-cell office:value-type="float" office:value="-0.459687">
                <text:p>-0.459687</text:p>
              </table:table-cell>
              <table:table-cell office:value-type="float" office:value="10.620679">
                <text:p>10.6206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5600">
                <text:p>65600</text:p>
              </table:table-cell>
              <table:table-cell office:value-type="float" office:value="0.075">
                <text:p>0.075</text:p>
              </table:table-cell>
              <table:table-cell office:value-type="float" office:value="0.248997">
                <text:p>0.248997</text:p>
              </table:table-cell>
              <table:table-cell office:value-type="float" office:value="-0.100556">
                <text:p>-0.100556</text:p>
              </table:table-cell>
              <table:table-cell office:value-type="float" office:value="11.473015">
                <text:p>11.4730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5800">
                <text:p>65800</text:p>
              </table:table-cell>
              <table:table-cell office:value-type="float" office:value="0.1">
                <text:p>0.1</text:p>
              </table:table-cell>
              <table:table-cell office:value-type="float" office:value="1.163582">
                <text:p>1.163582</text:p>
              </table:table-cell>
              <table:table-cell office:value-type="float" office:value="-0.423774">
                <text:p>-0.423774</text:p>
              </table:table-cell>
              <table:table-cell office:value-type="float" office:value="9.143456">
                <text:p>9.1434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6000">
                <text:p>66000</text:p>
              </table:table-cell>
              <table:table-cell office:value-type="float" office:value="-0.175">
                <text:p>-0.175</text:p>
              </table:table-cell>
              <table:table-cell office:value-type="float" office:value="1.412579">
                <text:p>1.412579</text:p>
              </table:table-cell>
              <table:table-cell office:value-type="float" office:value="0.497994">
                <text:p>0.497994</text:p>
              </table:table-cell>
              <table:table-cell office:value-type="float" office:value="11.985373">
                <text:p>11.98537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6200">
                <text:p>66200</text:p>
              </table:table-cell>
              <table:table-cell office:value-type="float" office:value="0.125">
                <text:p>0.125</text:p>
              </table:table-cell>
              <table:table-cell office:value-type="float" office:value="-0.04549">
                <text:p>-0.04549</text:p>
              </table:table-cell>
              <table:table-cell office:value-type="float" office:value="-0.055067">
                <text:p>-0.055067</text:p>
              </table:table-cell>
              <table:table-cell office:value-type="float" office:value="10.821792">
                <text:p>10.8217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6400">
                <text:p>66400</text:p>
              </table:table-cell>
              <table:table-cell office:value-type="float" office:value="0.075">
                <text:p>0.075</text:p>
              </table:table-cell>
              <table:table-cell office:value-type="float" office:value="2.652776">
                <text:p>2.652776</text:p>
              </table:table-cell>
              <table:table-cell office:value-type="float" office:value="-0.117316">
                <text:p>-0.117316</text:p>
              </table:table-cell>
              <table:table-cell office:value-type="float" office:value="10.512939">
                <text:p>10.512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33cm" svg:height="11.453cm" xlink:href=".." xlink:type="simple" chart:class="chart:scatter" chart:style-name="ch1">
        <chart:legend chart:legend-position="end" svg:x="18.887cm" svg:y="4.68cm" style:legend-expansion="high" chart:style-name="ch2"/>
        <chart:plot-area chart:style-name="ch3" table:cell-range-address="Sheet1.A1:Sheet1.A316 Sheet1.C1:Sheet1.C316 Sheet1.G1:Sheet1.I316" chart:data-source-has-labels="row" svg:x="0.882cm" svg:y="1.051cm" svg:width="17.141cm" svg:height="9.753cm">
          <chartooo:coordinate-region svg:x="1.424cm" svg:y="1.25cm" svg:width="16.134cm" svg:height="9.3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316" chart:label-cell-address="Sheet1.C1:Sheet1.C1" chart:class="chart:scatter">
            <chart:domain table:cell-range-address="Sheet1.A2:Sheet1.A316"/>
            <chart:data-point chart:repeated="315"/>
          </chart:series>
          <chart:series chart:style-name="ch7" chart:values-cell-range-address="Sheet1.G2:Sheet1.G316" chart:label-cell-address="Sheet1.G1:Sheet1.G1" chart:class="chart:scatter">
            <chart:data-point chart:repeated="315"/>
          </chart:series>
          <chart:series chart:style-name="ch8" chart:values-cell-range-address="Sheet1.H2:Sheet1.H316" chart:label-cell-address="Sheet1.H1:Sheet1.H1" chart:class="chart:scatter">
            <chart:data-point chart:repeated="315"/>
          </chart:series>
          <chart:series chart:style-name="ch9" chart:values-cell-range-address="Sheet1.I2:Sheet1.I316" chart:label-cell-address="Sheet1.I1:Sheet1.I1" chart:class="chart:scatter">
            <chart:data-point chart:repeated="3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mega_c</text:p>
                <draw:g>
                  <svg:desc>Sheet1.C1:Sheet1.C1</svg:desc>
                </draw:g>
              </table:table-cell>
              <table:table-cell office:value-type="string">
                <text:p>Gx</text:p>
                <draw:g>
                  <svg:desc>Sheet1.G1:Sheet1.G1</svg:desc>
                </draw:g>
              </table:table-cell>
              <table:table-cell office:value-type="string">
                <text:p>Gy</text:p>
                <draw:g>
                  <svg:desc>Sheet1.H1:Sheet1.H1</svg:desc>
                </draw:g>
              </table:table-cell>
              <table:table-cell office:value-type="string">
                <text:p>Gz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A2:Sheet1.A316</svg:desc>
                </draw:g>
              </table:table-cell>
              <table:table-cell office:value-type="float" office:value="0">
                <text:p>0</text:p>
                <draw:g>
                  <svg:desc>Sheet1.C2:Sheet1.C316</svg:desc>
                </draw:g>
              </table:table-cell>
              <table:table-cell office:value-type="float" office:value="0.01359">
                <text:p>0.01359</text:p>
                <draw:g>
                  <svg:desc>Sheet1.G2:Sheet1.G316</svg:desc>
                </draw:g>
              </table:table-cell>
              <table:table-cell office:value-type="float" office:value="-0.09113">
                <text:p>-0.09113</text:p>
                <draw:g>
                  <svg:desc>Sheet1.H2:Sheet1.H316</svg:desc>
                </draw:g>
              </table:table-cell>
              <table:table-cell office:value-type="float" office:value="-0.083403">
                <text:p>-0.083403</text:p>
                <draw:g>
                  <svg:desc>Sheet1.I2:Sheet1.I3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  <table:table-cell office:value-type="float" office:value="-0.146021">
                <text:p>-0.146021</text:p>
              </table:table-cell>
              <table:table-cell office:value-type="float" office:value="-0.018386">
                <text:p>-0.018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  <table:table-cell office:value-type="float" office:value="-0.046231">
                <text:p>-0.046231</text:p>
              </table:table-cell>
              <table:table-cell office:value-type="float" office:value="0.001732">
                <text:p>0.001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058222">
                <text:p>0.058222</text:p>
              </table:table-cell>
              <table:table-cell office:value-type="float" office:value="-0.089265">
                <text:p>-0.089265</text:p>
              </table:table-cell>
              <table:table-cell office:value-type="float" office:value="-0.103521">
                <text:p>-0.103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-0.000799">
                <text:p>-0.000799</text:p>
              </table:table-cell>
              <table:table-cell office:value-type="float" office:value="-0.091263">
                <text:p>-0.091263</text:p>
              </table:table-cell>
              <table:table-cell office:value-type="float" office:value="-0.033974">
                <text:p>-0.033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">
                <text:p>1400</text:p>
              </table:table-cell>
              <table:table-cell office:value-type="float" office:value="-0.018889">
                <text:p>-0.018889</text:p>
              </table:table-cell>
              <table:table-cell office:value-type="float" office:value="0.03464">
                <text:p>0.03464</text:p>
              </table:table-cell>
              <table:table-cell office:value-type="float" office:value="-0.079406">
                <text:p>-0.079406</text:p>
              </table:table-cell>
              <table:table-cell office:value-type="float" office:value="-0.020518">
                <text:p>-0.020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-0.018889">
                <text:p>-0.018889</text:p>
              </table:table-cell>
              <table:table-cell office:value-type="float" office:value="0.027179">
                <text:p>0.027179</text:p>
              </table:table-cell>
              <table:table-cell office:value-type="float" office:value="-0.044766">
                <text:p>-0.044766</text:p>
              </table:table-cell>
              <table:table-cell office:value-type="float" office:value="-0.067282">
                <text:p>-0.067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">
                <text:p>1800</text:p>
              </table:table-cell>
              <table:table-cell office:value-type="float" office:value="-0.018889">
                <text:p>-0.018889</text:p>
              </table:table-cell>
              <table:table-cell office:value-type="float" office:value="-0.021184">
                <text:p>-0.021184</text:p>
              </table:table-cell>
              <table:table-cell office:value-type="float" office:value="0.183992">
                <text:p>0.183992</text:p>
              </table:table-cell>
              <table:table-cell office:value-type="float" office:value="-0.018519">
                <text:p>-0.018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-0.018889">
                <text:p>-0.018889</text:p>
              </table:table-cell>
              <table:table-cell office:value-type="float" office:value="0.002665">
                <text:p>0.002665</text:p>
              </table:table-cell>
              <table:table-cell office:value-type="float" office:value="0.029444">
                <text:p>0.029444</text:p>
              </table:table-cell>
              <table:table-cell office:value-type="float" office:value="-0.055158">
                <text:p>-0.055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00">
                <text:p>2200</text:p>
              </table:table-cell>
              <table:table-cell office:value-type="float" office:value="-0.018889">
                <text:p>-0.018889</text:p>
              </table:table-cell>
              <table:table-cell office:value-type="float" office:value="0.001066">
                <text:p>0.001066</text:p>
              </table:table-cell>
              <table:table-cell office:value-type="float" office:value="-0.052893">
                <text:p>-0.052893</text:p>
              </table:table-cell>
              <table:table-cell office:value-type="float" office:value="-0.037971">
                <text:p>-0.0379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0">
                <text:p>2400</text:p>
              </table:table-cell>
              <table:table-cell office:value-type="float" office:value="-0.018617">
                <text:p>-0.018617</text:p>
              </table:table-cell>
              <table:table-cell office:value-type="float" office:value="-0.069014">
                <text:p>-0.069014</text:p>
              </table:table-cell>
              <table:table-cell office:value-type="float" office:value="-0.043833">
                <text:p>-0.043833</text:p>
              </table:table-cell>
              <table:table-cell office:value-type="float" office:value="-0.020518">
                <text:p>-0.020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0">
                <text:p>2600</text:p>
              </table:table-cell>
              <table:table-cell office:value-type="float" office:value="0">
                <text:p>0</text:p>
              </table:table-cell>
              <table:table-cell office:value-type="float" office:value="0.017054">
                <text:p>0.017054</text:p>
              </table:table-cell>
              <table:table-cell office:value-type="float" office:value="-0.060887">
                <text:p>-0.060887</text:p>
              </table:table-cell>
              <table:table-cell office:value-type="float" office:value="-0.024248">
                <text:p>-0.024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  <table:table-cell office:value-type="float" office:value="0.053559">
                <text:p>0.053559</text:p>
              </table:table-cell>
              <table:table-cell office:value-type="float" office:value="-0.06102">
                <text:p>-0.06102</text:p>
              </table:table-cell>
              <table:table-cell office:value-type="float" office:value="-0.038237">
                <text:p>-0.038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">
                <text:p>3000</text:p>
              </table:table-cell>
              <table:table-cell office:value-type="float" office:value="-0.018617">
                <text:p>-0.018617</text:p>
              </table:table-cell>
              <table:table-cell office:value-type="float" office:value="0.000533">
                <text:p>0.000533</text:p>
              </table:table-cell>
              <table:table-cell office:value-type="float" office:value="-0.049162">
                <text:p>-0.049162</text:p>
              </table:table-cell>
              <table:table-cell office:value-type="float" office:value="-0.137628">
                <text:p>-0.137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00">
                <text:p>3200</text:p>
              </table:table-cell>
              <table:table-cell office:value-type="float" office:value="0.019149">
                <text:p>0.019149</text:p>
              </table:table-cell>
              <table:table-cell office:value-type="float" office:value="0.019319">
                <text:p>0.019319</text:p>
              </table:table-cell>
              <table:table-cell office:value-type="float" office:value="-0.079406">
                <text:p>-0.079406</text:p>
              </table:table-cell>
              <table:table-cell office:value-type="float" office:value="-0.056224">
                <text:p>-0.0562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0">
                <text:p>3400</text:p>
              </table:table-cell>
              <table:table-cell office:value-type="float" office:value="0">
                <text:p>0</text:p>
              </table:table-cell>
              <table:table-cell office:value-type="float" office:value="0.005063">
                <text:p>0.005063</text:p>
              </table:table-cell>
              <table:table-cell office:value-type="float" office:value="-0.075942">
                <text:p>-0.075942</text:p>
              </table:table-cell>
              <table:table-cell office:value-type="float" office:value="-0.017853">
                <text:p>-0.0178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0">
                <text:p>3600</text:p>
              </table:table-cell>
              <table:table-cell office:value-type="float" office:value="0">
                <text:p>0</text:p>
              </table:table-cell>
              <table:table-cell office:value-type="float" office:value="0.136562">
                <text:p>0.136562</text:p>
              </table:table-cell>
              <table:table-cell office:value-type="float" office:value="-0.393165">
                <text:p>-0.393165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00">
                <text:p>3800</text:p>
              </table:table-cell>
              <table:table-cell office:value-type="float" office:value="0">
                <text:p>0</text:p>
              </table:table-cell>
              <table:table-cell office:value-type="float" office:value="0.001066">
                <text:p>0.001066</text:p>
              </table:table-cell>
              <table:table-cell office:value-type="float" office:value="-0.033708">
                <text:p>-0.033708</text:p>
              </table:table-cell>
              <table:table-cell office:value-type="float" office:value="-0.013323">
                <text:p>-0.0133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0">
                <text:p>4000</text:p>
              </table:table-cell>
              <table:table-cell office:value-type="float" office:value="0.019149">
                <text:p>0.019149</text:p>
              </table:table-cell>
              <table:table-cell office:value-type="float" office:value="0.054492">
                <text:p>0.054492</text:p>
              </table:table-cell>
              <table:table-cell office:value-type="float" office:value="-0.076075">
                <text:p>-0.076075</text:p>
              </table:table-cell>
              <table:table-cell office:value-type="float" office:value="-0.013989">
                <text:p>-0.013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00">
                <text:p>4200</text:p>
              </table:table-cell>
              <table:table-cell office:value-type="float" office:value="-0.018617">
                <text:p>-0.018617</text:p>
              </table:table-cell>
              <table:table-cell office:value-type="float" office:value="-0.079006">
                <text:p>-0.079006</text:p>
              </table:table-cell>
              <table:table-cell office:value-type="float" office:value="0.392632">
                <text:p>0.392632</text:p>
              </table:table-cell>
              <table:table-cell office:value-type="float" office:value="-0.027712">
                <text:p>-0.0277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00">
                <text:p>4400</text:p>
              </table:table-cell>
              <table:table-cell office:value-type="float" office:value="0.019149">
                <text:p>0.019149</text:p>
              </table:table-cell>
              <table:table-cell office:value-type="float" office:value="0.012923">
                <text:p>0.012923</text:p>
              </table:table-cell>
              <table:table-cell office:value-type="float" office:value="-0.028378">
                <text:p>-0.028378</text:p>
              </table:table-cell>
              <table:table-cell office:value-type="float" office:value="-0.045165">
                <text:p>-0.045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0">
                <text:p>4600</text:p>
              </table:table-cell>
              <table:table-cell office:value-type="float" office:value="0">
                <text:p>0</text:p>
              </table:table-cell>
              <table:table-cell office:value-type="float" office:value="0.013989">
                <text:p>0.013989</text:p>
              </table:table-cell>
              <table:table-cell office:value-type="float" office:value="-0.047963">
                <text:p>-0.047963</text:p>
              </table:table-cell>
              <table:table-cell office:value-type="float" office:value="-0.039703">
                <text:p>-0.0397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00">
                <text:p>4800</text:p>
              </table:table-cell>
              <table:table-cell office:value-type="float" office:value="0.019149">
                <text:p>0.019149</text:p>
              </table:table-cell>
              <table:table-cell office:value-type="float" office:value="-0.018253">
                <text:p>-0.018253</text:p>
              </table:table-cell>
              <table:table-cell office:value-type="float" office:value="0.234487">
                <text:p>0.234487</text:p>
              </table:table-cell>
              <table:table-cell office:value-type="float" office:value="-0.000666">
                <text:p>-0.000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-0.018889">
                <text:p>-0.018889</text:p>
              </table:table-cell>
              <table:table-cell office:value-type="float" office:value="-0.00826">
                <text:p>-0.00826</text:p>
              </table:table-cell>
              <table:table-cell office:value-type="float" office:value="-0.112714">
                <text:p>-0.112714</text:p>
              </table:table-cell>
              <table:table-cell office:value-type="float" office:value="-0.128568">
                <text:p>-0.128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00">
                <text:p>5200</text:p>
              </table:table-cell>
              <table:table-cell office:value-type="float" office:value="0">
                <text:p>0</text:p>
              </table:table-cell>
              <table:table-cell office:value-type="float" office:value="0.048629">
                <text:p>0.048629</text:p>
              </table:table-cell>
              <table:table-cell office:value-type="float" office:value="-0.082337">
                <text:p>-0.082337</text:p>
              </table:table-cell>
              <table:table-cell office:value-type="float" office:value="-0.101522">
                <text:p>-0.101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00">
                <text:p>5400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  <table:table-cell office:value-type="float" office:value="-0.275789">
                <text:p>-0.275789</text:p>
              </table:table-cell>
              <table:table-cell office:value-type="float" office:value="-0.09979">
                <text:p>-0.099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00">
                <text:p>5600</text:p>
              </table:table-cell>
              <table:table-cell office:value-type="float" office:value="0.020455">
                <text:p>0.020455</text:p>
              </table:table-cell>
              <table:table-cell office:value-type="float" office:value="0.0004">
                <text:p>0.0004</text:p>
              </table:table-cell>
              <table:table-cell office:value-type="float" office:value="-0.1311">
                <text:p>-0.1311</text:p>
              </table:table-cell>
              <table:table-cell office:value-type="float" office:value="0.036905">
                <text:p>0.0369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00">
                <text:p>5800</text:p>
              </table:table-cell>
              <table:table-cell office:value-type="float" office:value="0.025">
                <text:p>0.025</text:p>
              </table:table-cell>
              <table:table-cell office:value-type="float" office:value="0.03464">
                <text:p>0.03464</text:p>
              </table:table-cell>
              <table:table-cell office:value-type="float" office:value="-0.089398">
                <text:p>-0.089398</text:p>
              </table:table-cell>
              <table:table-cell office:value-type="float" office:value="0.082204">
                <text:p>0.0822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.034507">
                <text:p>0.034507</text:p>
              </table:table-cell>
              <table:table-cell office:value-type="float" office:value="-0.054492">
                <text:p>-0.054492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00">
                <text:p>6200</text:p>
              </table:table-cell>
              <table:table-cell office:value-type="float" office:value="0">
                <text:p>0</text:p>
              </table:table-cell>
              <table:table-cell office:value-type="float" office:value="0.029178">
                <text:p>0.029178</text:p>
              </table:table-cell>
              <table:table-cell office:value-type="float" office:value="-0.063685">
                <text:p>-0.063685</text:p>
              </table:table-cell>
              <table:table-cell office:value-type="float" office:value="-0.020384">
                <text:p>-0.0203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00">
                <text:p>6400</text:p>
              </table:table-cell>
              <table:table-cell office:value-type="float" office:value="0">
                <text:p>0</text:p>
              </table:table-cell>
              <table:table-cell office:value-type="float" office:value="0.028378">
                <text:p>0.028378</text:p>
              </table:table-cell>
              <table:table-cell office:value-type="float" office:value="-0.059954">
                <text:p>-0.059954</text:p>
              </table:table-cell>
              <table:table-cell office:value-type="float" office:value="-0.018519">
                <text:p>-0.0185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00">
                <text:p>6600</text:p>
              </table:table-cell>
              <table:table-cell office:value-type="float" office:value="0">
                <text:p>0</text:p>
              </table:table-cell>
              <table:table-cell office:value-type="float" office:value="0.028778">
                <text:p>0.028778</text:p>
              </table:table-cell>
              <table:table-cell office:value-type="float" office:value="-0.062752">
                <text:p>-0.062752</text:p>
              </table:table-cell>
              <table:table-cell office:value-type="float" office:value="-0.018253">
                <text:p>-0.0182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00">
                <text:p>6800</text:p>
              </table:table-cell>
              <table:table-cell office:value-type="float" office:value="0">
                <text:p>0</text:p>
              </table:table-cell>
              <table:table-cell office:value-type="float" office:value="0.028245">
                <text:p>0.028245</text:p>
              </table:table-cell>
              <table:table-cell office:value-type="float" office:value="-0.062352">
                <text:p>-0.062352</text:p>
              </table:table-cell>
              <table:table-cell office:value-type="float" office:value="-0.01732">
                <text:p>-0.017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.030377">
                <text:p>0.030377</text:p>
              </table:table-cell>
              <table:table-cell office:value-type="float" office:value="-0.06475">
                <text:p>-0.06475</text:p>
              </table:table-cell>
              <table:table-cell office:value-type="float" office:value="-0.01772">
                <text:p>-0.017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00">
                <text:p>7200</text:p>
              </table:table-cell>
              <table:table-cell office:value-type="float" office:value="0">
                <text:p>0</text:p>
              </table:table-cell>
              <table:table-cell office:value-type="float" office:value="0.027579">
                <text:p>0.027579</text:p>
              </table:table-cell>
              <table:table-cell office:value-type="float" office:value="-0.057423">
                <text:p>-0.057423</text:p>
              </table:table-cell>
              <table:table-cell office:value-type="float" office:value="-0.021317">
                <text:p>-0.0213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00">
                <text:p>7400</text:p>
              </table:table-cell>
              <table:table-cell office:value-type="float" office:value="0">
                <text:p>0</text:p>
              </table:table-cell>
              <table:table-cell office:value-type="float" office:value="0.028778">
                <text:p>0.028778</text:p>
              </table:table-cell>
              <table:table-cell office:value-type="float" office:value="-0.063818">
                <text:p>-0.063818</text:p>
              </table:table-cell>
              <table:table-cell office:value-type="float" office:value="-0.015855">
                <text:p>-0.0158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00">
                <text:p>7600</text:p>
              </table:table-cell>
              <table:table-cell office:value-type="float" office:value="0">
                <text:p>0</text:p>
              </table:table-cell>
              <table:table-cell office:value-type="float" office:value="0.032642">
                <text:p>0.032642</text:p>
              </table:table-cell>
              <table:table-cell office:value-type="float" office:value="-0.064617">
                <text:p>-0.064617</text:p>
              </table:table-cell>
              <table:table-cell office:value-type="float" office:value="-0.019851">
                <text:p>-0.0198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00">
                <text:p>7800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  <table:table-cell office:value-type="float" office:value="-0.059155">
                <text:p>-0.059155</text:p>
              </table:table-cell>
              <table:table-cell office:value-type="float" office:value="-0.015721">
                <text:p>-0.0157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.029577">
                <text:p>0.029577</text:p>
              </table:table-cell>
              <table:table-cell office:value-type="float" office:value="-0.062485">
                <text:p>-0.062485</text:p>
              </table:table-cell>
              <table:table-cell office:value-type="float" office:value="-0.019185">
                <text:p>-0.019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00">
                <text:p>8200</text:p>
              </table:table-cell>
              <table:table-cell office:value-type="float" office:value="0">
                <text:p>0</text:p>
              </table:table-cell>
              <table:table-cell office:value-type="float" office:value="0.023582">
                <text:p>0.023582</text:p>
              </table:table-cell>
              <table:table-cell office:value-type="float" office:value="-0.05689">
                <text:p>-0.05689</text:p>
              </table:table-cell>
              <table:table-cell office:value-type="float" office:value="-0.016521">
                <text:p>-0.0165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00">
                <text:p>8400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  <table:table-cell office:value-type="float" office:value="-0.058622">
                <text:p>-0.058622</text:p>
              </table:table-cell>
              <table:table-cell office:value-type="float" office:value="-0.019985">
                <text:p>-0.0199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00">
                <text:p>8600</text:p>
              </table:table-cell>
              <table:table-cell office:value-type="float" office:value="0">
                <text:p>0</text:p>
              </table:table-cell>
              <table:table-cell office:value-type="float" office:value="0.031576">
                <text:p>0.031576</text:p>
              </table:table-cell>
              <table:table-cell office:value-type="float" office:value="-0.062219">
                <text:p>-0.062219</text:p>
              </table:table-cell>
              <table:table-cell office:value-type="float" office:value="-0.020518">
                <text:p>-0.0205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00">
                <text:p>8800</text:p>
              </table:table-cell>
              <table:table-cell office:value-type="float" office:value="0">
                <text:p>0</text:p>
              </table:table-cell>
              <table:table-cell office:value-type="float" office:value="0.031176">
                <text:p>0.031176</text:p>
              </table:table-cell>
              <table:table-cell office:value-type="float" office:value="-0.062885">
                <text:p>-0.062885</text:p>
              </table:table-cell>
              <table:table-cell office:value-type="float" office:value="-0.016654">
                <text:p>-0.0166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.026779">
                <text:p>0.026779</text:p>
              </table:table-cell>
              <table:table-cell office:value-type="float" office:value="-0.057689">
                <text:p>-0.057689</text:p>
              </table:table-cell>
              <table:table-cell office:value-type="float" office:value="-0.020784">
                <text:p>-0.0207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00">
                <text:p>9200</text:p>
              </table:table-cell>
              <table:table-cell office:value-type="float" office:value="0">
                <text:p>0</text:p>
              </table:table-cell>
              <table:table-cell office:value-type="float" office:value="0.026113">
                <text:p>0.026113</text:p>
              </table:table-cell>
              <table:table-cell office:value-type="float" office:value="-0.06062">
                <text:p>-0.06062</text:p>
              </table:table-cell>
              <table:table-cell office:value-type="float" office:value="-0.015588">
                <text:p>-0.015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00">
                <text:p>9400</text:p>
              </table:table-cell>
              <table:table-cell office:value-type="float" office:value="0">
                <text:p>0</text:p>
              </table:table-cell>
              <table:table-cell office:value-type="float" office:value="0.02558">
                <text:p>0.02558</text:p>
              </table:table-cell>
              <table:table-cell office:value-type="float" office:value="-0.055557">
                <text:p>-0.055557</text:p>
              </table:table-cell>
              <table:table-cell office:value-type="float" office:value="-0.018652">
                <text:p>-0.0186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00">
                <text:p>9600</text:p>
              </table:table-cell>
              <table:table-cell office:value-type="float" office:value="0">
                <text:p>0</text:p>
              </table:table-cell>
              <table:table-cell office:value-type="float" office:value="0.025314">
                <text:p>0.025314</text:p>
              </table:table-cell>
              <table:table-cell office:value-type="float" office:value="-0.059821">
                <text:p>-0.059821</text:p>
              </table:table-cell>
              <table:table-cell office:value-type="float" office:value="-0.019319">
                <text:p>-0.0193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00">
                <text:p>9800</text:p>
              </table:table-cell>
              <table:table-cell office:value-type="float" office:value="0">
                <text:p>0</text:p>
              </table:table-cell>
              <table:table-cell office:value-type="float" office:value="0.025714">
                <text:p>0.025714</text:p>
              </table:table-cell>
              <table:table-cell office:value-type="float" office:value="-0.061553">
                <text:p>-0.061553</text:p>
              </table:table-cell>
              <table:table-cell office:value-type="float" office:value="-0.019585">
                <text:p>-0.0195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.025314">
                <text:p>0.025314</text:p>
              </table:table-cell>
              <table:table-cell office:value-type="float" office:value="-0.058222">
                <text:p>-0.058222</text:p>
              </table:table-cell>
              <table:table-cell office:value-type="float" office:value="-0.018386">
                <text:p>-0.0183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00">
                <text:p>10200</text:p>
              </table:table-cell>
              <table:table-cell office:value-type="float" office:value="0">
                <text:p>0</text:p>
              </table:table-cell>
              <table:table-cell office:value-type="float" office:value="0.026113">
                <text:p>0.026113</text:p>
              </table:table-cell>
              <table:table-cell office:value-type="float" office:value="-0.059821">
                <text:p>-0.059821</text:p>
              </table:table-cell>
              <table:table-cell office:value-type="float" office:value="-0.016654">
                <text:p>-0.0166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00">
                <text:p>10400</text:p>
              </table:table-cell>
              <table:table-cell office:value-type="float" office:value="0">
                <text:p>0</text:p>
              </table:table-cell>
              <table:table-cell office:value-type="float" office:value="0.030243">
                <text:p>0.030243</text:p>
              </table:table-cell>
              <table:table-cell office:value-type="float" office:value="-0.062885">
                <text:p>-0.062885</text:p>
              </table:table-cell>
              <table:table-cell office:value-type="float" office:value="-0.018919">
                <text:p>-0.0189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800">
                <text:p>10800</text:p>
              </table:table-cell>
              <table:table-cell office:value-type="float" office:value="0">
                <text:p>0</text:p>
              </table:table-cell>
              <table:table-cell office:value-type="float" office:value="0.028778">
                <text:p>0.028778</text:p>
              </table:table-cell>
              <table:table-cell office:value-type="float" office:value="-0.063551">
                <text:p>-0.063551</text:p>
              </table:table-cell>
              <table:table-cell office:value-type="float" office:value="-0.019851">
                <text:p>-0.0198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000">
                <text:p>11000</text:p>
              </table:table-cell>
              <table:table-cell office:value-type="float" office:value="0">
                <text:p>0</text:p>
              </table:table-cell>
              <table:table-cell office:value-type="float" office:value="0.029977">
                <text:p>0.029977</text:p>
              </table:table-cell>
              <table:table-cell office:value-type="float" office:value="-0.063152">
                <text:p>-0.063152</text:p>
              </table:table-cell>
              <table:table-cell office:value-type="float" office:value="-0.019185">
                <text:p>-0.019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200">
                <text:p>11200</text:p>
              </table:table-cell>
              <table:table-cell office:value-type="float" office:value="0">
                <text:p>0</text:p>
              </table:table-cell>
              <table:table-cell office:value-type="float" office:value="0.02598">
                <text:p>0.02598</text:p>
              </table:table-cell>
              <table:table-cell office:value-type="float" office:value="-0.060087">
                <text:p>-0.060087</text:p>
              </table:table-cell>
              <table:table-cell office:value-type="float" office:value="-0.019585">
                <text:p>-0.0195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400">
                <text:p>11400</text:p>
              </table:table-cell>
              <table:table-cell office:value-type="float" office:value="0">
                <text:p>0</text:p>
              </table:table-cell>
              <table:table-cell office:value-type="float" office:value="0.030243">
                <text:p>0.030243</text:p>
              </table:table-cell>
              <table:table-cell office:value-type="float" office:value="-0.061553">
                <text:p>-0.061553</text:p>
              </table:table-cell>
              <table:table-cell office:value-type="float" office:value="-0.019319">
                <text:p>-0.0193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600">
                <text:p>11600</text:p>
              </table:table-cell>
              <table:table-cell office:value-type="float" office:value="0">
                <text:p>0</text:p>
              </table:table-cell>
              <table:table-cell office:value-type="float" office:value="0.033175">
                <text:p>0.033175</text:p>
              </table:table-cell>
              <table:table-cell office:value-type="float" office:value="-0.06555">
                <text:p>-0.06555</text:p>
              </table:table-cell>
              <table:table-cell office:value-type="float" office:value="-0.018119">
                <text:p>-0.0181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800">
                <text:p>11800</text:p>
              </table:table-cell>
              <table:table-cell office:value-type="float" office:value="0">
                <text:p>0</text:p>
              </table:table-cell>
              <table:table-cell office:value-type="float" office:value="0.026779">
                <text:p>0.026779</text:p>
              </table:table-cell>
              <table:table-cell office:value-type="float" office:value="-0.054891">
                <text:p>-0.054891</text:p>
              </table:table-cell>
              <table:table-cell office:value-type="float" office:value="-0.019985">
                <text:p>-0.019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00">
                <text:p>12000</text:p>
              </table:table-cell>
              <table:table-cell office:value-type="float" office:value="0">
                <text:p>0</text:p>
              </table:table-cell>
              <table:table-cell office:value-type="float" office:value="0.026113">
                <text:p>0.026113</text:p>
              </table:table-cell>
              <table:table-cell office:value-type="float" office:value="-0.060487">
                <text:p>-0.060487</text:p>
              </table:table-cell>
              <table:table-cell office:value-type="float" office:value="-0.017587">
                <text:p>-0.0175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200">
                <text:p>12200</text:p>
              </table:table-cell>
              <table:table-cell office:value-type="float" office:value="0">
                <text:p>0</text:p>
              </table:table-cell>
              <table:table-cell office:value-type="float" office:value="0.026646">
                <text:p>0.026646</text:p>
              </table:table-cell>
              <table:table-cell office:value-type="float" office:value="-0.062086">
                <text:p>-0.062086</text:p>
              </table:table-cell>
              <table:table-cell office:value-type="float" office:value="-0.015588">
                <text:p>-0.0155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400">
                <text:p>12400</text:p>
              </table:table-cell>
              <table:table-cell office:value-type="float" office:value="0">
                <text:p>0</text:p>
              </table:table-cell>
              <table:table-cell office:value-type="float" office:value="0.02598">
                <text:p>0.02598</text:p>
              </table:table-cell>
              <table:table-cell office:value-type="float" office:value="-0.058355">
                <text:p>-0.058355</text:p>
              </table:table-cell>
              <table:table-cell office:value-type="float" office:value="-0.02225">
                <text:p>-0.02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600">
                <text:p>12600</text:p>
              </table:table-cell>
              <table:table-cell office:value-type="float" office:value="0">
                <text:p>0</text:p>
              </table:table-cell>
              <table:table-cell office:value-type="float" office:value="0.025181">
                <text:p>0.025181</text:p>
              </table:table-cell>
              <table:table-cell office:value-type="float" office:value="-0.055424">
                <text:p>-0.055424</text:p>
              </table:table-cell>
              <table:table-cell office:value-type="float" office:value="-0.019985">
                <text:p>-0.0199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800">
                <text:p>12800</text:p>
              </table:table-cell>
              <table:table-cell office:value-type="float" office:value="0">
                <text:p>0</text:p>
              </table:table-cell>
              <table:table-cell office:value-type="float" office:value="0.028112">
                <text:p>0.028112</text:p>
              </table:table-cell>
              <table:table-cell office:value-type="float" office:value="-0.06142">
                <text:p>-0.06142</text:p>
              </table:table-cell>
              <table:table-cell office:value-type="float" office:value="-0.020251">
                <text:p>-0.0202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000">
                <text:p>13000</text:p>
              </table:table-cell>
              <table:table-cell office:value-type="float" office:value="0">
                <text:p>0</text:p>
              </table:table-cell>
              <table:table-cell office:value-type="float" office:value="0.026113">
                <text:p>0.026113</text:p>
              </table:table-cell>
              <table:table-cell office:value-type="float" office:value="-0.060354">
                <text:p>-0.060354</text:p>
              </table:table-cell>
              <table:table-cell office:value-type="float" office:value="-0.017587">
                <text:p>-0.0175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00">
                <text:p>13200</text:p>
              </table:table-cell>
              <table:table-cell office:value-type="float" office:value="0">
                <text:p>0</text:p>
              </table:table-cell>
              <table:table-cell office:value-type="float" office:value="0.02558">
                <text:p>0.02558</text:p>
              </table:table-cell>
              <table:table-cell office:value-type="float" office:value="-0.059021">
                <text:p>-0.059021</text:p>
              </table:table-cell>
              <table:table-cell office:value-type="float" office:value="-0.017986">
                <text:p>-0.0179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400">
                <text:p>13400</text:p>
              </table:table-cell>
              <table:table-cell office:value-type="float" office:value="0">
                <text:p>0</text:p>
              </table:table-cell>
              <table:table-cell office:value-type="float" office:value="0.023582">
                <text:p>0.023582</text:p>
              </table:table-cell>
              <table:table-cell office:value-type="float" office:value="-0.057956">
                <text:p>-0.057956</text:p>
              </table:table-cell>
              <table:table-cell office:value-type="float" office:value="-0.017587">
                <text:p>-0.0175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00">
                <text:p>13800</text:p>
              </table:table-cell>
              <table:table-cell office:value-type="float" office:value="0">
                <text:p>0</text:p>
              </table:table-cell>
              <table:table-cell office:value-type="float" office:value="0.028112">
                <text:p>0.028112</text:p>
              </table:table-cell>
              <table:table-cell office:value-type="float" office:value="-0.063285">
                <text:p>-0.063285</text:p>
              </table:table-cell>
              <table:table-cell office:value-type="float" office:value="-0.020118">
                <text:p>-0.0201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00">
                <text:p>14000</text:p>
              </table:table-cell>
              <table:table-cell office:value-type="float" office:value="0">
                <text:p>0</text:p>
              </table:table-cell>
              <table:table-cell office:value-type="float" office:value="0.025447">
                <text:p>0.025447</text:p>
              </table:table-cell>
              <table:table-cell office:value-type="float" office:value="-0.056623">
                <text:p>-0.056623</text:p>
              </table:table-cell>
              <table:table-cell office:value-type="float" office:value="-0.015855">
                <text:p>-0.0158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200">
                <text:p>14200</text:p>
              </table:table-cell>
              <table:table-cell office:value-type="float" office:value="0">
                <text:p>0</text:p>
              </table:table-cell>
              <table:table-cell office:value-type="float" office:value="0.02638">
                <text:p>0.02638</text:p>
              </table:table-cell>
              <table:table-cell office:value-type="float" office:value="-0.06062">
                <text:p>-0.06062</text:p>
              </table:table-cell>
              <table:table-cell office:value-type="float" office:value="-0.019052">
                <text:p>-0.019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400">
                <text:p>14400</text:p>
              </table:table-cell>
              <table:table-cell office:value-type="float" office:value="0">
                <text:p>0</text:p>
              </table:table-cell>
              <table:table-cell office:value-type="float" office:value="0.026646">
                <text:p>0.026646</text:p>
              </table:table-cell>
              <table:table-cell office:value-type="float" office:value="-0.058888">
                <text:p>-0.058888</text:p>
              </table:table-cell>
              <table:table-cell office:value-type="float" office:value="-0.018919">
                <text:p>-0.0189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600">
                <text:p>14600</text:p>
              </table:table-cell>
              <table:table-cell office:value-type="float" office:value="0">
                <text:p>0</text:p>
              </table:table-cell>
              <table:table-cell office:value-type="float" office:value="0.026513">
                <text:p>0.026513</text:p>
              </table:table-cell>
              <table:table-cell office:value-type="float" office:value="-0.06062">
                <text:p>-0.06062</text:p>
              </table:table-cell>
              <table:table-cell office:value-type="float" office:value="-0.018519">
                <text:p>-0.0185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800">
                <text:p>14800</text:p>
              </table:table-cell>
              <table:table-cell office:value-type="float" office:value="0">
                <text:p>0</text:p>
              </table:table-cell>
              <table:table-cell office:value-type="float" office:value="0.023582">
                <text:p>0.023582</text:p>
              </table:table-cell>
              <table:table-cell office:value-type="float" office:value="-0.066083">
                <text:p>-0.066083</text:p>
              </table:table-cell>
              <table:table-cell office:value-type="float" office:value="-0.013057">
                <text:p>-0.0130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000">
                <text:p>15000</text:p>
              </table:table-cell>
              <table:table-cell office:value-type="float" office:value="0">
                <text:p>0</text:p>
              </table:table-cell>
              <table:table-cell office:value-type="float" office:value="0.025714">
                <text:p>0.025714</text:p>
              </table:table-cell>
              <table:table-cell office:value-type="float" office:value="-0.06142">
                <text:p>-0.06142</text:p>
              </table:table-cell>
              <table:table-cell office:value-type="float" office:value="-0.016654">
                <text:p>-0.0166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200">
                <text:p>15200</text:p>
              </table:table-cell>
              <table:table-cell office:value-type="float" office:value="0">
                <text:p>0</text:p>
              </table:table-cell>
              <table:table-cell office:value-type="float" office:value="0.028245">
                <text:p>0.028245</text:p>
              </table:table-cell>
              <table:table-cell office:value-type="float" office:value="-0.066616">
                <text:p>-0.066616</text:p>
              </table:table-cell>
              <table:table-cell office:value-type="float" office:value="-0.017986">
                <text:p>-0.0179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400">
                <text:p>15400</text:p>
              </table:table-cell>
              <table:table-cell office:value-type="float" office:value="0">
                <text:p>0</text:p>
              </table:table-cell>
              <table:table-cell office:value-type="float" office:value="0.029977">
                <text:p>0.029977</text:p>
              </table:table-cell>
              <table:table-cell office:value-type="float" office:value="-0.059554">
                <text:p>-0.059554</text:p>
              </table:table-cell>
              <table:table-cell office:value-type="float" office:value="-0.020651">
                <text:p>-0.0206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600">
                <text:p>15600</text:p>
              </table:table-cell>
              <table:table-cell office:value-type="float" office:value="0">
                <text:p>0</text:p>
              </table:table-cell>
              <table:table-cell office:value-type="float" office:value="0.027712">
                <text:p>0.027712</text:p>
              </table:table-cell>
              <table:table-cell office:value-type="float" office:value="-0.061553">
                <text:p>-0.061553</text:p>
              </table:table-cell>
              <table:table-cell office:value-type="float" office:value="-0.020118">
                <text:p>-0.0201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800">
                <text:p>15800</text:p>
              </table:table-cell>
              <table:table-cell office:value-type="float" office:value="0">
                <text:p>0</text:p>
              </table:table-cell>
              <table:table-cell office:value-type="float" office:value="0.021317">
                <text:p>0.021317</text:p>
              </table:table-cell>
              <table:table-cell office:value-type="float" office:value="-0.058622">
                <text:p>-0.058622</text:p>
              </table:table-cell>
              <table:table-cell office:value-type="float" office:value="-0.016654">
                <text:p>-0.0166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  <table:table-cell office:value-type="float" office:value="-0.060087">
                <text:p>-0.060087</text:p>
              </table:table-cell>
              <table:table-cell office:value-type="float" office:value="-0.019452">
                <text:p>-0.0194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400">
                <text:p>16400</text:p>
              </table:table-cell>
              <table:table-cell office:value-type="float" office:value="0">
                <text:p>0</text:p>
              </table:table-cell>
              <table:table-cell office:value-type="float" office:value="0.024515">
                <text:p>0.024515</text:p>
              </table:table-cell>
              <table:table-cell office:value-type="float" office:value="-0.062485">
                <text:p>-0.062485</text:p>
              </table:table-cell>
              <table:table-cell office:value-type="float" office:value="-0.018919">
                <text:p>-0.0189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600">
                <text:p>16600</text:p>
              </table:table-cell>
              <table:table-cell office:value-type="float" office:value="0">
                <text:p>0</text:p>
              </table:table-cell>
              <table:table-cell office:value-type="float" office:value="0.030243">
                <text:p>0.030243</text:p>
              </table:table-cell>
              <table:table-cell office:value-type="float" office:value="-0.063285">
                <text:p>-0.063285</text:p>
              </table:table-cell>
              <table:table-cell office:value-type="float" office:value="-0.020118">
                <text:p>-0.0201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000">
                <text:p>17000</text:p>
              </table:table-cell>
              <table:table-cell office:value-type="float" office:value="0">
                <text:p>0</text:p>
              </table:table-cell>
              <table:table-cell office:value-type="float" office:value="0.028778">
                <text:p>0.028778</text:p>
              </table:table-cell>
              <table:table-cell office:value-type="float" office:value="-0.060753">
                <text:p>-0.060753</text:p>
              </table:table-cell>
              <table:table-cell office:value-type="float" office:value="-0.019052">
                <text:p>-0.0190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200">
                <text:p>17200</text:p>
              </table:table-cell>
              <table:table-cell office:value-type="float" office:value="0">
                <text:p>0</text:p>
              </table:table-cell>
              <table:table-cell office:value-type="float" office:value="0.029977">
                <text:p>0.029977</text:p>
              </table:table-cell>
              <table:table-cell office:value-type="float" office:value="-0.063551">
                <text:p>-0.063551</text:p>
              </table:table-cell>
              <table:table-cell office:value-type="float" office:value="-0.019319">
                <text:p>-0.0193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400">
                <text:p>17400</text:p>
              </table:table-cell>
              <table:table-cell office:value-type="float" office:value="0">
                <text:p>0</text:p>
              </table:table-cell>
              <table:table-cell office:value-type="float" office:value="0.024515">
                <text:p>0.024515</text:p>
              </table:table-cell>
              <table:table-cell office:value-type="float" office:value="-0.055824">
                <text:p>-0.055824</text:p>
              </table:table-cell>
              <table:table-cell office:value-type="float" office:value="-0.020518">
                <text:p>-0.0205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600">
                <text:p>17600</text:p>
              </table:table-cell>
              <table:table-cell office:value-type="float" office:value="0">
                <text:p>0</text:p>
              </table:table-cell>
              <table:table-cell office:value-type="float" office:value="0.03051">
                <text:p>0.03051</text:p>
              </table:table-cell>
              <table:table-cell office:value-type="float" office:value="-0.071812">
                <text:p>-0.071812</text:p>
              </table:table-cell>
              <table:table-cell office:value-type="float" office:value="-0.02185">
                <text:p>-0.021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000">
                <text:p>18000</text:p>
              </table:table-cell>
              <table:table-cell office:value-type="float" office:value="0">
                <text:p>0</text:p>
              </table:table-cell>
              <table:table-cell office:value-type="float" office:value="0.03011">
                <text:p>0.03011</text:p>
              </table:table-cell>
              <table:table-cell office:value-type="float" office:value="-0.063818">
                <text:p>-0.063818</text:p>
              </table:table-cell>
              <table:table-cell office:value-type="float" office:value="-0.017986">
                <text:p>-0.0179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200">
                <text:p>18200</text:p>
              </table:table-cell>
              <table:table-cell office:value-type="float" office:value="0">
                <text:p>0</text:p>
              </table:table-cell>
              <table:table-cell office:value-type="float" office:value="0.025447">
                <text:p>0.025447</text:p>
              </table:table-cell>
              <table:table-cell office:value-type="float" office:value="-0.060887">
                <text:p>-0.060887</text:p>
              </table:table-cell>
              <table:table-cell office:value-type="float" office:value="-0.018919">
                <text:p>-0.0189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400">
                <text:p>18400</text:p>
              </table:table-cell>
              <table:table-cell office:value-type="float" office:value="0">
                <text:p>0</text:p>
              </table:table-cell>
              <table:table-cell office:value-type="float" office:value="0.024381">
                <text:p>0.024381</text:p>
              </table:table-cell>
              <table:table-cell office:value-type="float" office:value="-0.058489">
                <text:p>-0.058489</text:p>
              </table:table-cell>
              <table:table-cell office:value-type="float" office:value="-0.019851">
                <text:p>-0.0198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600">
                <text:p>18600</text:p>
              </table:table-cell>
              <table:table-cell office:value-type="float" office:value="0">
                <text:p>0</text:p>
              </table:table-cell>
              <table:table-cell office:value-type="float" office:value="0.03011">
                <text:p>0.03011</text:p>
              </table:table-cell>
              <table:table-cell office:value-type="float" office:value="-0.059954">
                <text:p>-0.059954</text:p>
              </table:table-cell>
              <table:table-cell office:value-type="float" office:value="-0.019985">
                <text:p>-0.0199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800">
                <text:p>18800</text:p>
              </table:table-cell>
              <table:table-cell office:value-type="float" office:value="0">
                <text:p>0</text:p>
              </table:table-cell>
              <table:table-cell office:value-type="float" office:value="0.026913">
                <text:p>0.026913</text:p>
              </table:table-cell>
              <table:table-cell office:value-type="float" office:value="-0.058222">
                <text:p>-0.058222</text:p>
              </table:table-cell>
              <table:table-cell office:value-type="float" office:value="-0.020784">
                <text:p>-0.0207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000">
                <text:p>19000</text:p>
              </table:table-cell>
              <table:table-cell office:value-type="float" office:value="0">
                <text:p>0</text:p>
              </table:table-cell>
              <table:table-cell office:value-type="float" office:value="0.029044">
                <text:p>0.029044</text:p>
              </table:table-cell>
              <table:table-cell office:value-type="float" office:value="-0.060487">
                <text:p>-0.060487</text:p>
              </table:table-cell>
              <table:table-cell office:value-type="float" office:value="-0.019452">
                <text:p>-0.0194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200">
                <text:p>19200</text:p>
              </table:table-cell>
              <table:table-cell office:value-type="float" office:value="0">
                <text:p>0</text:p>
              </table:table-cell>
              <table:table-cell office:value-type="float" office:value="0.026913">
                <text:p>0.026913</text:p>
              </table:table-cell>
              <table:table-cell office:value-type="float" office:value="-0.060221">
                <text:p>-0.060221</text:p>
              </table:table-cell>
              <table:table-cell office:value-type="float" office:value="-0.020784">
                <text:p>-0.0207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400">
                <text:p>19400</text:p>
              </table:table-cell>
              <table:table-cell office:value-type="float" office:value="0">
                <text:p>0</text:p>
              </table:table-cell>
              <table:table-cell office:value-type="float" office:value="0.025447">
                <text:p>0.025447</text:p>
              </table:table-cell>
              <table:table-cell office:value-type="float" office:value="-0.057956">
                <text:p>-0.057956</text:p>
              </table:table-cell>
              <table:table-cell office:value-type="float" office:value="-0.019452">
                <text:p>-0.0194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600">
                <text:p>19600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  <table:table-cell office:value-type="float" office:value="-0.055691">
                <text:p>-0.055691</text:p>
              </table:table-cell>
              <table:table-cell office:value-type="float" office:value="-0.021051">
                <text:p>-0.0210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800">
                <text:p>19800</text:p>
              </table:table-cell>
              <table:table-cell office:value-type="float" office:value="0">
                <text:p>0</text:p>
              </table:table-cell>
              <table:table-cell office:value-type="float" office:value="0.027712">
                <text:p>0.027712</text:p>
              </table:table-cell>
              <table:table-cell office:value-type="float" office:value="-0.060487">
                <text:p>-0.060487</text:p>
              </table:table-cell>
              <table:table-cell office:value-type="float" office:value="-0.019319">
                <text:p>-0.0193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  <table:table-cell office:value-type="float" office:value="-0.058622">
                <text:p>-0.058622</text:p>
              </table:table-cell>
              <table:table-cell office:value-type="float" office:value="-0.020118">
                <text:p>-0.0201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00">
                <text:p>20400</text:p>
              </table:table-cell>
              <table:table-cell office:value-type="float" office:value="0">
                <text:p>0</text:p>
              </table:table-cell>
              <table:table-cell office:value-type="float" office:value="0.026646">
                <text:p>0.026646</text:p>
              </table:table-cell>
              <table:table-cell office:value-type="float" office:value="-0.061819">
                <text:p>-0.061819</text:p>
              </table:table-cell>
              <table:table-cell office:value-type="float" office:value="-0.020251">
                <text:p>-0.0202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600">
                <text:p>20600</text:p>
              </table:table-cell>
              <table:table-cell office:value-type="float" office:value="0">
                <text:p>0</text:p>
              </table:table-cell>
              <table:table-cell office:value-type="float" office:value="0.027446">
                <text:p>0.027446</text:p>
              </table:table-cell>
              <table:table-cell office:value-type="float" office:value="-0.062619">
                <text:p>-0.062619</text:p>
              </table:table-cell>
              <table:table-cell office:value-type="float" office:value="-0.018119">
                <text:p>-0.0181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800">
                <text:p>20800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  <table:table-cell office:value-type="float" office:value="-0.060087">
                <text:p>-0.060087</text:p>
              </table:table-cell>
              <table:table-cell office:value-type="float" office:value="-0.017054">
                <text:p>-0.0170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000">
                <text:p>21000</text:p>
              </table:table-cell>
              <table:table-cell office:value-type="float" office:value="0">
                <text:p>0</text:p>
              </table:table-cell>
              <table:table-cell office:value-type="float" office:value="0.030243">
                <text:p>0.030243</text:p>
              </table:table-cell>
              <table:table-cell office:value-type="float" office:value="-0.061819">
                <text:p>-0.061819</text:p>
              </table:table-cell>
              <table:table-cell office:value-type="float" office:value="-0.018386">
                <text:p>-0.0183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200">
                <text:p>21200</text:p>
              </table:table-cell>
              <table:table-cell office:value-type="float" office:value="0">
                <text:p>0</text:p>
              </table:table-cell>
              <table:table-cell office:value-type="float" office:value="0.030243">
                <text:p>0.030243</text:p>
              </table:table-cell>
              <table:table-cell office:value-type="float" office:value="-0.059821">
                <text:p>-0.059821</text:p>
              </table:table-cell>
              <table:table-cell office:value-type="float" office:value="-0.019851">
                <text:p>-0.019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400">
                <text:p>21400</text:p>
              </table:table-cell>
              <table:table-cell office:value-type="float" office:value="0">
                <text:p>0</text:p>
              </table:table-cell>
              <table:table-cell office:value-type="float" office:value="0.027712">
                <text:p>0.027712</text:p>
              </table:table-cell>
              <table:table-cell office:value-type="float" office:value="-0.063018">
                <text:p>-0.063018</text:p>
              </table:table-cell>
              <table:table-cell office:value-type="float" office:value="-0.020384">
                <text:p>-0.0203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600">
                <text:p>21600</text:p>
              </table:table-cell>
              <table:table-cell office:value-type="float" office:value="0">
                <text:p>0</text:p>
              </table:table-cell>
              <table:table-cell office:value-type="float" office:value="0.007861">
                <text:p>0.007861</text:p>
              </table:table-cell>
              <table:table-cell office:value-type="float" office:value="-0.116844">
                <text:p>-0.116844</text:p>
              </table:table-cell>
              <table:table-cell office:value-type="float" office:value="-0.03504">
                <text:p>-0.035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800">
                <text:p>21800</text:p>
              </table:table-cell>
              <table:table-cell office:value-type="float" office:value="0.275">
                <text:p>0.275</text:p>
              </table:table-cell>
              <table:table-cell office:value-type="float" office:value="0.031309">
                <text:p>0.031309</text:p>
              </table:table-cell>
              <table:table-cell office:value-type="float" office:value="-0.024381">
                <text:p>-0.024381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000">
                <text:p>22000</text:p>
              </table:table-cell>
              <table:table-cell office:value-type="float" office:value="0.019355">
                <text:p>0.019355</text:p>
              </table:table-cell>
              <table:table-cell office:value-type="float" office:value="0.049962">
                <text:p>0.049962</text:p>
              </table:table-cell>
              <table:table-cell office:value-type="float" office:value="-0.033041">
                <text:p>-0.03304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200">
                <text:p>22200</text:p>
              </table:table-cell>
              <table:table-cell office:value-type="float" office:value="0">
                <text:p>0</text:p>
              </table:table-cell>
              <table:table-cell office:value-type="float" office:value="-0.009859">
                <text:p>-0.009859</text:p>
              </table:table-cell>
              <table:table-cell office:value-type="float" office:value="-0.080738">
                <text:p>-0.080738</text:p>
              </table:table-cell>
              <table:table-cell office:value-type="float" office:value="-0.005862">
                <text:p>-0.0058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400">
                <text:p>22400</text:p>
              </table:table-cell>
              <table:table-cell office:value-type="float" office:value="0">
                <text:p>0</text:p>
              </table:table-cell>
              <table:table-cell office:value-type="float" office:value="0.027179">
                <text:p>0.027179</text:p>
              </table:table-cell>
              <table:table-cell office:value-type="float" office:value="-0.031443">
                <text:p>-0.031443</text:p>
              </table:table-cell>
              <table:table-cell office:value-type="float" office:value="0.027712">
                <text:p>0.0277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600">
                <text:p>22600</text:p>
              </table:table-cell>
              <table:table-cell office:value-type="float" office:value="0">
                <text:p>0</text:p>
              </table:table-cell>
              <table:table-cell office:value-type="float" office:value="-0.005729">
                <text:p>-0.005729</text:p>
              </table:table-cell>
              <table:table-cell office:value-type="float" office:value="0.007861">
                <text:p>0.007861</text:p>
              </table:table-cell>
              <table:table-cell office:value-type="float" office:value="0.046631">
                <text:p>0.0466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800">
                <text:p>22800</text:p>
              </table:table-cell>
              <table:table-cell office:value-type="float" office:value="0">
                <text:p>0</text:p>
              </table:table-cell>
              <table:table-cell office:value-type="float" office:value="0.026513">
                <text:p>0.026513</text:p>
              </table:table-cell>
              <table:table-cell office:value-type="float" office:value="-0.137628">
                <text:p>-0.137628</text:p>
              </table:table-cell>
              <table:table-cell office:value-type="float" office:value="-0.003464">
                <text:p>-0.0034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000">
                <text:p>23000</text:p>
              </table:table-cell>
              <table:table-cell office:value-type="float" office:value="-0.018878">
                <text:p>-0.018878</text:p>
              </table:table-cell>
              <table:table-cell office:value-type="float" office:value="0.063152">
                <text:p>0.063152</text:p>
              </table:table-cell>
              <table:table-cell office:value-type="float" office:value="-0.063685">
                <text:p>-0.063685</text:p>
              </table:table-cell>
              <table:table-cell office:value-type="float" office:value="0.069946">
                <text:p>0.0699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400">
                <text:p>23400</text:p>
              </table:table-cell>
              <table:table-cell office:value-type="float" office:value="0">
                <text:p>0</text:p>
              </table:table-cell>
              <table:table-cell office:value-type="float" office:value="0.035839">
                <text:p>0.035839</text:p>
              </table:table-cell>
              <table:table-cell office:value-type="float" office:value="0.165606">
                <text:p>0.165606</text:p>
              </table:table-cell>
              <table:table-cell office:value-type="float" office:value="0.13896">
                <text:p>0.138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600">
                <text:p>23600</text:p>
              </table:table-cell>
              <table:table-cell office:value-type="float" office:value="-0.018878">
                <text:p>-0.018878</text:p>
              </table:table-cell>
              <table:table-cell office:value-type="float" office:value="0.053159">
                <text:p>0.053159</text:p>
              </table:table-cell>
              <table:table-cell office:value-type="float" office:value="-0.040236">
                <text:p>-0.040236</text:p>
              </table:table-cell>
              <table:table-cell office:value-type="float" office:value="-0.032775">
                <text:p>-0.0327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800">
                <text:p>23800</text:p>
              </table:table-cell>
              <table:table-cell office:value-type="float" office:value="0">
                <text:p>0</text:p>
              </table:table-cell>
              <table:table-cell office:value-type="float" office:value="0.017453">
                <text:p>0.017453</text:p>
              </table:table-cell>
              <table:table-cell office:value-type="float" office:value="-0.066616">
                <text:p>-0.066616</text:p>
              </table:table-cell>
              <table:table-cell office:value-type="float" office:value="0.626586">
                <text:p>0.6265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000">
                <text:p>24000</text:p>
              </table:table-cell>
              <table:table-cell office:value-type="float" office:value="-0.018878">
                <text:p>-0.018878</text:p>
              </table:table-cell>
              <table:table-cell office:value-type="float" office:value="0.034107">
                <text:p>0.034107</text:p>
              </table:table-cell>
              <table:table-cell office:value-type="float" office:value="-0.365587">
                <text:p>-0.365587</text:p>
              </table:table-cell>
              <table:table-cell office:value-type="float" office:value="-0.02225">
                <text:p>-0.022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200">
                <text:p>24200</text:p>
              </table:table-cell>
              <table:table-cell office:value-type="float" office:value="0">
                <text:p>0</text:p>
              </table:table-cell>
              <table:table-cell office:value-type="float" office:value="0.018652">
                <text:p>0.018652</text:p>
              </table:table-cell>
              <table:table-cell office:value-type="float" office:value="0.028511">
                <text:p>0.028511</text:p>
              </table:table-cell>
              <table:table-cell office:value-type="float" office:value="0.064351">
                <text:p>0.0643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400">
                <text:p>24400</text:p>
              </table:table-cell>
              <table:table-cell office:value-type="float" office:value="0">
                <text:p>0</text:p>
              </table:table-cell>
              <table:table-cell office:value-type="float" office:value="0.031043">
                <text:p>0.031043</text:p>
              </table:table-cell>
              <table:table-cell office:value-type="float" office:value="-0.035706">
                <text:p>-0.035706</text:p>
              </table:table-cell>
              <table:table-cell office:value-type="float" office:value="0.039836">
                <text:p>0.0398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600">
                <text:p>24600</text:p>
              </table:table-cell>
              <table:table-cell office:value-type="float" office:value="-0.018617">
                <text:p>-0.018617</text:p>
              </table:table-cell>
              <table:table-cell office:value-type="float" office:value="0.018519">
                <text:p>0.018519</text:p>
              </table:table-cell>
              <table:table-cell office:value-type="float" office:value="0.100856">
                <text:p>0.100856</text:p>
              </table:table-cell>
              <table:table-cell office:value-type="float" office:value="0.041435">
                <text:p>0.0414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800">
                <text:p>24800</text:p>
              </table:table-cell>
              <table:table-cell office:value-type="float" office:value="-0.0375">
                <text:p>-0.0375</text:p>
              </table:table-cell>
              <table:table-cell office:value-type="float" office:value="0.10392">
                <text:p>0.10392</text:p>
              </table:table-cell>
              <table:table-cell office:value-type="float" office:value="-0.229691">
                <text:p>-0.229691</text:p>
              </table:table-cell>
              <table:table-cell office:value-type="float" office:value="-0.006795">
                <text:p>-0.0067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000">
                <text:p>25000</text:p>
              </table:table-cell>
              <table:table-cell office:value-type="float" office:value="0">
                <text:p>0</text:p>
              </table:table-cell>
              <table:table-cell office:value-type="float" office:value="-0.00413">
                <text:p>-0.00413</text:p>
              </table:table-cell>
              <table:table-cell office:value-type="float" office:value="0.016521">
                <text:p>0.016521</text:p>
              </table:table-cell>
              <table:table-cell office:value-type="float" office:value="-0.195051">
                <text:p>-0.1950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200">
                <text:p>25200</text:p>
              </table:table-cell>
              <table:table-cell office:value-type="float" office:value="0">
                <text:p>0</text:p>
              </table:table-cell>
              <table:table-cell office:value-type="float" office:value="-0.001466">
                <text:p>-0.001466</text:p>
              </table:table-cell>
              <table:table-cell office:value-type="float" office:value="-0.07834">
                <text:p>-0.07834</text:p>
              </table:table-cell>
              <table:table-cell office:value-type="float" office:value="-0.031309">
                <text:p>-0.0313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400">
                <text:p>25400</text:p>
              </table:table-cell>
              <table:table-cell office:value-type="float" office:value="0">
                <text:p>0</text:p>
              </table:table-cell>
              <table:table-cell office:value-type="float" office:value="0.028511">
                <text:p>0.028511</text:p>
              </table:table-cell>
              <table:table-cell office:value-type="float" office:value="-0.071412">
                <text:p>-0.071412</text:p>
              </table:table-cell>
              <table:table-cell office:value-type="float" office:value="-0.026646">
                <text:p>-0.0266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600">
                <text:p>25600</text:p>
              </table:table-cell>
              <table:table-cell office:value-type="float" office:value="0">
                <text:p>0</text:p>
              </table:table-cell>
              <table:table-cell office:value-type="float" office:value="0.026513">
                <text:p>0.026513</text:p>
              </table:table-cell>
              <table:table-cell office:value-type="float" office:value="-0.057023">
                <text:p>-0.057023</text:p>
              </table:table-cell>
              <table:table-cell office:value-type="float" office:value="-0.020118">
                <text:p>-0.0201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800">
                <text:p>25800</text:p>
              </table:table-cell>
              <table:table-cell office:value-type="float" office:value="0">
                <text:p>0</text:p>
              </table:table-cell>
              <table:table-cell office:value-type="float" office:value="0.028112">
                <text:p>0.028112</text:p>
              </table:table-cell>
              <table:table-cell office:value-type="float" office:value="-0.064217">
                <text:p>-0.064217</text:p>
              </table:table-cell>
              <table:table-cell office:value-type="float" office:value="-0.019185">
                <text:p>-0.0191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000">
                <text:p>26000</text:p>
              </table:table-cell>
              <table:table-cell office:value-type="float" office:value="0">
                <text:p>0</text:p>
              </table:table-cell>
              <table:table-cell office:value-type="float" office:value="0.029178">
                <text:p>0.029178</text:p>
              </table:table-cell>
              <table:table-cell office:value-type="float" office:value="-0.060221">
                <text:p>-0.060221</text:p>
              </table:table-cell>
              <table:table-cell office:value-type="float" office:value="-0.017986">
                <text:p>-0.0179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200">
                <text:p>26200</text:p>
              </table:table-cell>
              <table:table-cell office:value-type="float" office:value="0">
                <text:p>0</text:p>
              </table:table-cell>
              <table:table-cell office:value-type="float" office:value="0.033041">
                <text:p>0.033041</text:p>
              </table:table-cell>
              <table:table-cell office:value-type="float" office:value="-0.06062">
                <text:p>-0.06062</text:p>
              </table:table-cell>
              <table:table-cell office:value-type="float" office:value="-0.018119">
                <text:p>-0.018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400">
                <text:p>26400</text:p>
              </table:table-cell>
              <table:table-cell office:value-type="float" office:value="0">
                <text:p>0</text:p>
              </table:table-cell>
              <table:table-cell office:value-type="float" office:value="0.024648">
                <text:p>0.024648</text:p>
              </table:table-cell>
              <table:table-cell office:value-type="float" office:value="-0.062086">
                <text:p>-0.062086</text:p>
              </table:table-cell>
              <table:table-cell office:value-type="float" office:value="-0.019851">
                <text:p>-0.0198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600">
                <text:p>26600</text:p>
              </table:table-cell>
              <table:table-cell office:value-type="float" office:value="0">
                <text:p>0</text:p>
              </table:table-cell>
              <table:table-cell office:value-type="float" office:value="0.029577">
                <text:p>0.029577</text:p>
              </table:table-cell>
              <table:table-cell office:value-type="float" office:value="-0.063685">
                <text:p>-0.063685</text:p>
              </table:table-cell>
              <table:table-cell office:value-type="float" office:value="-0.019319">
                <text:p>-0.0193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800">
                <text:p>26800</text:p>
              </table:table-cell>
              <table:table-cell office:value-type="float" office:value="0">
                <text:p>0</text:p>
              </table:table-cell>
              <table:table-cell office:value-type="float" office:value="0.030776">
                <text:p>0.030776</text:p>
              </table:table-cell>
              <table:table-cell office:value-type="float" office:value="-0.057689">
                <text:p>-0.057689</text:p>
              </table:table-cell>
              <table:table-cell office:value-type="float" office:value="-0.017853">
                <text:p>-0.0178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00">
                <text:p>27000</text:p>
              </table:table-cell>
              <table:table-cell office:value-type="float" office:value="0">
                <text:p>0</text:p>
              </table:table-cell>
              <table:table-cell office:value-type="float" office:value="0.029844">
                <text:p>0.029844</text:p>
              </table:table-cell>
              <table:table-cell office:value-type="float" office:value="-0.057556">
                <text:p>-0.057556</text:p>
              </table:table-cell>
              <table:table-cell office:value-type="float" office:value="-0.017587">
                <text:p>-0.0175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200">
                <text:p>27200</text:p>
              </table:table-cell>
              <table:table-cell office:value-type="float" office:value="0">
                <text:p>0</text:p>
              </table:table-cell>
              <table:table-cell office:value-type="float" office:value="0.026779">
                <text:p>0.026779</text:p>
              </table:table-cell>
              <table:table-cell office:value-type="float" office:value="-0.058888">
                <text:p>-0.058888</text:p>
              </table:table-cell>
              <table:table-cell office:value-type="float" office:value="-0.018386">
                <text:p>-0.0183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400">
                <text:p>27400</text:p>
              </table:table-cell>
              <table:table-cell office:value-type="float" office:value="0">
                <text:p>0</text:p>
              </table:table-cell>
              <table:table-cell office:value-type="float" office:value="0.024914">
                <text:p>0.024914</text:p>
              </table:table-cell>
              <table:table-cell office:value-type="float" office:value="-0.058355">
                <text:p>-0.058355</text:p>
              </table:table-cell>
              <table:table-cell office:value-type="float" office:value="-0.019185">
                <text:p>-0.0191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600">
                <text:p>27600</text:p>
              </table:table-cell>
              <table:table-cell office:value-type="float" office:value="0">
                <text:p>0</text:p>
              </table:table-cell>
              <table:table-cell office:value-type="float" office:value="0.026913">
                <text:p>0.026913</text:p>
              </table:table-cell>
              <table:table-cell office:value-type="float" office:value="-0.057956">
                <text:p>-0.057956</text:p>
              </table:table-cell>
              <table:table-cell office:value-type="float" office:value="-0.019319">
                <text:p>-0.0193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800">
                <text:p>27800</text:p>
              </table:table-cell>
              <table:table-cell office:value-type="float" office:value="0">
                <text:p>0</text:p>
              </table:table-cell>
              <table:table-cell office:value-type="float" office:value="0.031309">
                <text:p>0.031309</text:p>
              </table:table-cell>
              <table:table-cell office:value-type="float" office:value="-0.063685">
                <text:p>-0.063685</text:p>
              </table:table-cell>
              <table:table-cell office:value-type="float" office:value="-0.018386">
                <text:p>-0.0183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000">
                <text:p>28000</text:p>
              </table:table-cell>
              <table:table-cell office:value-type="float" office:value="0">
                <text:p>0</text:p>
              </table:table-cell>
              <table:table-cell office:value-type="float" office:value="0.03051">
                <text:p>0.03051</text:p>
              </table:table-cell>
              <table:table-cell office:value-type="float" office:value="-0.059688">
                <text:p>-0.059688</text:p>
              </table:table-cell>
              <table:table-cell office:value-type="float" office:value="-0.023049">
                <text:p>-0.0230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200">
                <text:p>28200</text:p>
              </table:table-cell>
              <table:table-cell office:value-type="float" office:value="0">
                <text:p>0</text:p>
              </table:table-cell>
              <table:table-cell office:value-type="float" office:value="0.012124">
                <text:p>0.012124</text:p>
              </table:table-cell>
              <table:table-cell office:value-type="float" office:value="-0.065683">
                <text:p>-0.065683</text:p>
              </table:table-cell>
              <table:table-cell office:value-type="float" office:value="-0.064217">
                <text:p>-0.0642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400">
                <text:p>28400</text:p>
              </table:table-cell>
              <table:table-cell office:value-type="float" office:value="-0.072222">
                <text:p>-0.072222</text:p>
              </table:table-cell>
              <table:table-cell office:value-type="float" office:value="0.032775">
                <text:p>0.032775</text:p>
              </table:table-cell>
              <table:table-cell office:value-type="float" office:value="-0.050894">
                <text:p>-0.050894</text:p>
              </table:table-cell>
              <table:table-cell office:value-type="float" office:value="1.127802">
                <text:p>1.1278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600">
                <text:p>28600</text:p>
              </table:table-cell>
              <table:table-cell office:value-type="float" office:value="0.018939">
                <text:p>0.018939</text:p>
              </table:table-cell>
              <table:table-cell office:value-type="float" office:value="0.094461">
                <text:p>0.094461</text:p>
              </table:table-cell>
              <table:table-cell office:value-type="float" office:value="0.133764">
                <text:p>0.133764</text:p>
              </table:table-cell>
              <table:table-cell office:value-type="float" office:value="1.741599">
                <text:p>1.7415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800">
                <text:p>28800</text:p>
              </table:table-cell>
              <table:table-cell office:value-type="float" office:value="0.019231">
                <text:p>0.019231</text:p>
              </table:table-cell>
              <table:table-cell office:value-type="float" office:value="0.106851">
                <text:p>0.106851</text:p>
              </table:table-cell>
              <table:table-cell office:value-type="float" office:value="-0.080472">
                <text:p>-0.080472</text:p>
              </table:table-cell>
              <table:table-cell office:value-type="float" office:value="2.018587">
                <text:p>2.0185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000">
                <text:p>29000</text:p>
              </table:table-cell>
              <table:table-cell office:value-type="float" office:value="0.019186">
                <text:p>0.019186</text:p>
              </table:table-cell>
              <table:table-cell office:value-type="float" office:value="0.151084">
                <text:p>0.151084</text:p>
              </table:table-cell>
              <table:table-cell office:value-type="float" office:value="-0.033974">
                <text:p>-0.033974</text:p>
              </table:table-cell>
              <table:table-cell office:value-type="float" office:value="2.084936">
                <text:p>2.0849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200">
                <text:p>29200</text:p>
              </table:table-cell>
              <table:table-cell office:value-type="float" office:value="0.038636">
                <text:p>0.038636</text:p>
              </table:table-cell>
              <table:table-cell office:value-type="float" office:value="0.155348">
                <text:p>0.155348</text:p>
              </table:table-cell>
              <table:table-cell office:value-type="float" office:value="-0.048896">
                <text:p>-0.048896</text:p>
              </table:table-cell>
              <table:table-cell office:value-type="float" office:value="2.163009">
                <text:p>2.1630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400">
                <text:p>29400</text:p>
              </table:table-cell>
              <table:table-cell office:value-type="float" office:value="0.038043">
                <text:p>0.038043</text:p>
              </table:table-cell>
              <table:table-cell office:value-type="float" office:value="0.214369">
                <text:p>0.214369</text:p>
              </table:table-cell>
              <table:table-cell office:value-type="float" office:value="0.031576">
                <text:p>0.031576</text:p>
              </table:table-cell>
              <table:table-cell office:value-type="float" office:value="2.184859">
                <text:p>2.1848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600">
                <text:p>29600</text:p>
              </table:table-cell>
              <table:table-cell office:value-type="float" office:value="0.038636">
                <text:p>0.038636</text:p>
              </table:table-cell>
              <table:table-cell office:value-type="float" office:value="0.108184">
                <text:p>0.108184</text:p>
              </table:table-cell>
              <table:table-cell office:value-type="float" office:value="0.008527">
                <text:p>0.008527</text:p>
              </table:table-cell>
              <table:table-cell office:value-type="float" office:value="2.172735">
                <text:p>2.1727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800">
                <text:p>29800</text:p>
              </table:table-cell>
              <table:table-cell office:value-type="float" office:value="0.038043">
                <text:p>0.038043</text:p>
              </table:table-cell>
              <table:table-cell office:value-type="float" office:value="0.101522">
                <text:p>0.101522</text:p>
              </table:table-cell>
              <table:table-cell office:value-type="float" office:value="-0.034107">
                <text:p>-0.034107</text:p>
              </table:table-cell>
              <table:table-cell office:value-type="float" office:value="2.10532">
                <text:p>2.105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000">
                <text:p>30000</text:p>
              </table:table-cell>
              <table:table-cell office:value-type="float" office:value="0.038636">
                <text:p>0.038636</text:p>
              </table:table-cell>
              <table:table-cell office:value-type="float" office:value="0.085401">
                <text:p>0.085401</text:p>
              </table:table-cell>
              <table:table-cell office:value-type="float" office:value="-0.142824">
                <text:p>-0.142824</text:p>
              </table:table-cell>
              <table:table-cell office:value-type="float" office:value="2.024582">
                <text:p>2.0245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200">
                <text:p>30200</text:p>
              </table:table-cell>
              <table:table-cell office:value-type="float" office:value="0.058333">
                <text:p>0.058333</text:p>
              </table:table-cell>
              <table:table-cell office:value-type="float" office:value="0.140292">
                <text:p>0.140292</text:p>
              </table:table-cell>
              <table:table-cell office:value-type="float" office:value="0.031309">
                <text:p>0.031309</text:p>
              </table:table-cell>
              <table:table-cell office:value-type="float" office:value="2.121841">
                <text:p>2.1218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400">
                <text:p>30400</text:p>
              </table:table-cell>
              <table:table-cell office:value-type="float" office:value="0.018889">
                <text:p>0.018889</text:p>
              </table:table-cell>
              <table:table-cell office:value-type="float" office:value="0.040502">
                <text:p>0.040502</text:p>
              </table:table-cell>
              <table:table-cell office:value-type="float" office:value="-0.19998">
                <text:p>-0.19998</text:p>
              </table:table-cell>
              <table:table-cell office:value-type="float" office:value="2.095195">
                <text:p>2.0951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600">
                <text:p>30600</text:p>
              </table:table-cell>
              <table:table-cell office:value-type="float" office:value="0.038043">
                <text:p>0.038043</text:p>
              </table:table-cell>
              <table:table-cell office:value-type="float" office:value="0.220498">
                <text:p>0.220498</text:p>
              </table:table-cell>
              <table:table-cell office:value-type="float" office:value="-0.030643">
                <text:p>-0.030643</text:p>
              </table:table-cell>
              <table:table-cell office:value-type="float" office:value="2.071346">
                <text:p>2.0713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800">
                <text:p>30800</text:p>
              </table:table-cell>
              <table:table-cell office:value-type="float" office:value="0.058333">
                <text:p>0.058333</text:p>
              </table:table-cell>
              <table:table-cell office:value-type="float" office:value="-0.098191">
                <text:p>-0.098191</text:p>
              </table:table-cell>
              <table:table-cell office:value-type="float" office:value="0.223695">
                <text:p>0.223695</text:p>
              </table:table-cell>
              <table:table-cell office:value-type="float" office:value="1.904141">
                <text:p>1.9041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000">
                <text:p>31000</text:p>
              </table:table-cell>
              <table:table-cell office:value-type="float" office:value="0.038043">
                <text:p>0.038043</text:p>
              </table:table-cell>
              <table:table-cell office:value-type="float" office:value="0.130167">
                <text:p>0.130167</text:p>
              </table:table-cell>
              <table:table-cell office:value-type="float" office:value="-0.025181">
                <text:p>-0.025181</text:p>
              </table:table-cell>
              <table:table-cell office:value-type="float" office:value="2.140626">
                <text:p>2.1406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200">
                <text:p>31200</text:p>
              </table:table-cell>
              <table:table-cell office:value-type="float" office:value="0.058333">
                <text:p>0.058333</text:p>
              </table:table-cell>
              <table:table-cell office:value-type="float" office:value="0.144822">
                <text:p>0.144822</text:p>
              </table:table-cell>
              <table:table-cell office:value-type="float" office:value="-0.06102">
                <text:p>-0.06102</text:p>
              </table:table-cell>
              <table:table-cell office:value-type="float" office:value="2.219766">
                <text:p>2.2197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1400">
                <text:p>31400</text:p>
              </table:table-cell>
              <table:table-cell office:value-type="float" office:value="0.018889">
                <text:p>0.018889</text:p>
              </table:table-cell>
              <table:table-cell office:value-type="float" office:value="0.147221">
                <text:p>0.147221</text:p>
              </table:table-cell>
              <table:table-cell office:value-type="float" office:value="-0.064484">
                <text:p>-0.064484</text:p>
              </table:table-cell>
              <table:table-cell office:value-type="float" office:value="2.111315">
                <text:p>2.1113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600">
                <text:p>31600</text:p>
              </table:table-cell>
              <table:table-cell office:value-type="float" office:value="0.038043">
                <text:p>0.038043</text:p>
              </table:table-cell>
              <table:table-cell office:value-type="float" office:value="0.06968">
                <text:p>0.06968</text:p>
              </table:table-cell>
              <table:table-cell office:value-type="float" office:value="-0.169204">
                <text:p>-0.169204</text:p>
              </table:table-cell>
              <table:table-cell office:value-type="float" office:value="2.120375">
                <text:p>2.120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800">
                <text:p>31800</text:p>
              </table:table-cell>
              <table:table-cell office:value-type="float" office:value="0">
                <text:p>0</text:p>
              </table:table-cell>
              <table:table-cell office:value-type="float" office:value="0.116844">
                <text:p>0.116844</text:p>
              </table:table-cell>
              <table:table-cell office:value-type="float" office:value="0.03917">
                <text:p>0.03917</text:p>
              </table:table-cell>
              <table:table-cell office:value-type="float" office:value="2.060688">
                <text:p>2.0606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000">
                <text:p>32000</text:p>
              </table:table-cell>
              <table:table-cell office:value-type="float" office:value="0.018889">
                <text:p>0.018889</text:p>
              </table:table-cell>
              <table:table-cell office:value-type="float" office:value="0.110582">
                <text:p>0.110582</text:p>
              </table:table-cell>
              <table:table-cell office:value-type="float" office:value="-0.009593">
                <text:p>-0.009593</text:p>
              </table:table-cell>
              <table:table-cell office:value-type="float" office:value="2.175267">
                <text:p>2.1752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200">
                <text:p>32200</text:p>
              </table:table-cell>
              <table:table-cell office:value-type="float" office:value="0.038636">
                <text:p>0.038636</text:p>
              </table:table-cell>
              <table:table-cell office:value-type="float" office:value="0.146021">
                <text:p>0.146021</text:p>
              </table:table-cell>
              <table:table-cell office:value-type="float" office:value="-0.044899">
                <text:p>-0.044899</text:p>
              </table:table-cell>
              <table:table-cell office:value-type="float" office:value="2.193519">
                <text:p>2.1935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400">
                <text:p>32400</text:p>
              </table:table-cell>
              <table:table-cell office:value-type="float" office:value="0.018889">
                <text:p>0.018889</text:p>
              </table:table-cell>
              <table:table-cell office:value-type="float" office:value="0.12124">
                <text:p>0.12124</text:p>
              </table:table-cell>
              <table:table-cell office:value-type="float" office:value="0.0441">
                <text:p>0.0441</text:p>
              </table:table-cell>
              <table:table-cell office:value-type="float" office:value="2.133299">
                <text:p>2.1332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2600">
                <text:p>32600</text:p>
              </table:table-cell>
              <table:table-cell office:value-type="float" office:value="-0.018966">
                <text:p>-0.018966</text:p>
              </table:table-cell>
              <table:table-cell office:value-type="float" office:value="0.032242">
                <text:p>0.032242</text:p>
              </table:table-cell>
              <table:table-cell office:value-type="float" office:value="0.129234">
                <text:p>0.129234</text:p>
              </table:table-cell>
              <table:table-cell office:value-type="float" office:value="1.428772">
                <text:p>1.4287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800">
                <text:p>32800</text:p>
              </table:table-cell>
              <table:table-cell office:value-type="float" office:value="0">
                <text:p>0</text:p>
              </table:table-cell>
              <table:table-cell office:value-type="float" office:value="0.056757">
                <text:p>0.056757</text:p>
              </table:table-cell>
              <table:table-cell office:value-type="float" office:value="-0.066349">
                <text:p>-0.066349</text:p>
              </table:table-cell>
              <table:table-cell office:value-type="float" office:value="0.060487">
                <text:p>0.0604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000">
                <text:p>33000</text:p>
              </table:table-cell>
              <table:table-cell office:value-type="float" office:value="-0.025">
                <text:p>-0.025</text:p>
              </table:table-cell>
              <table:table-cell office:value-type="float" office:value="0.024248">
                <text:p>0.024248</text:p>
              </table:table-cell>
              <table:table-cell office:value-type="float" office:value="-0.063152">
                <text:p>-0.063152</text:p>
              </table:table-cell>
              <table:table-cell office:value-type="float" office:value="0.005995">
                <text:p>0.0059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200">
                <text:p>33200</text:p>
              </table:table-cell>
              <table:table-cell office:value-type="float" office:value="0">
                <text:p>0</text:p>
              </table:table-cell>
              <table:table-cell office:value-type="float" office:value="0.030643">
                <text:p>0.030643</text:p>
              </table:table-cell>
              <table:table-cell office:value-type="float" office:value="-0.062885">
                <text:p>-0.062885</text:p>
              </table:table-cell>
              <table:table-cell office:value-type="float" office:value="-0.026113">
                <text:p>-0.0261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400">
                <text:p>33400</text:p>
              </table:table-cell>
              <table:table-cell office:value-type="float" office:value="0">
                <text:p>0</text:p>
              </table:table-cell>
              <table:table-cell office:value-type="float" office:value="0.022916">
                <text:p>0.022916</text:p>
              </table:table-cell>
              <table:table-cell office:value-type="float" office:value="-0.060487">
                <text:p>-0.060487</text:p>
              </table:table-cell>
              <table:table-cell office:value-type="float" office:value="-0.020784">
                <text:p>-0.0207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800">
                <text:p>33800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  <table:table-cell office:value-type="float" office:value="-0.059021">
                <text:p>-0.059021</text:p>
              </table:table-cell>
              <table:table-cell office:value-type="float" office:value="-0.019319">
                <text:p>-0.0193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000">
                <text:p>34000</text:p>
              </table:table-cell>
              <table:table-cell office:value-type="float" office:value="0">
                <text:p>0</text:p>
              </table:table-cell>
              <table:table-cell office:value-type="float" office:value="0.030377">
                <text:p>0.030377</text:p>
              </table:table-cell>
              <table:table-cell office:value-type="float" office:value="-0.063018">
                <text:p>-0.063018</text:p>
              </table:table-cell>
              <table:table-cell office:value-type="float" office:value="-0.01772">
                <text:p>-0.017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200">
                <text:p>34200</text:p>
              </table:table-cell>
              <table:table-cell office:value-type="float" office:value="0">
                <text:p>0</text:p>
              </table:table-cell>
              <table:table-cell office:value-type="float" office:value="0.031176">
                <text:p>0.031176</text:p>
              </table:table-cell>
              <table:table-cell office:value-type="float" office:value="-0.063152">
                <text:p>-0.063152</text:p>
              </table:table-cell>
              <table:table-cell office:value-type="float" office:value="-0.018652">
                <text:p>-0.0186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400">
                <text:p>34400</text:p>
              </table:table-cell>
              <table:table-cell office:value-type="float" office:value="0">
                <text:p>0</text:p>
              </table:table-cell>
              <table:table-cell office:value-type="float" office:value="0.026247">
                <text:p>0.026247</text:p>
              </table:table-cell>
              <table:table-cell office:value-type="float" office:value="-0.059954">
                <text:p>-0.059954</text:p>
              </table:table-cell>
              <table:table-cell office:value-type="float" office:value="-0.017187">
                <text:p>-0.0171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600">
                <text:p>34600</text:p>
              </table:table-cell>
              <table:table-cell office:value-type="float" office:value="0">
                <text:p>0</text:p>
              </table:table-cell>
              <table:table-cell office:value-type="float" office:value="0.027579">
                <text:p>0.027579</text:p>
              </table:table-cell>
              <table:table-cell office:value-type="float" office:value="-0.061553">
                <text:p>-0.061553</text:p>
              </table:table-cell>
              <table:table-cell office:value-type="float" office:value="-0.018786">
                <text:p>-0.0187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800">
                <text:p>34800</text:p>
              </table:table-cell>
              <table:table-cell office:value-type="float" office:value="0">
                <text:p>0</text:p>
              </table:table-cell>
              <table:table-cell office:value-type="float" office:value="0.030243">
                <text:p>0.030243</text:p>
              </table:table-cell>
              <table:table-cell office:value-type="float" office:value="-0.061819">
                <text:p>-0.061819</text:p>
              </table:table-cell>
              <table:table-cell office:value-type="float" office:value="-0.01732">
                <text:p>-0.017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000">
                <text:p>35000</text:p>
              </table:table-cell>
              <table:table-cell office:value-type="float" office:value="0">
                <text:p>0</text:p>
              </table:table-cell>
              <table:table-cell office:value-type="float" office:value="0.025047">
                <text:p>0.025047</text:p>
              </table:table-cell>
              <table:table-cell office:value-type="float" office:value="-0.058622">
                <text:p>-0.058622</text:p>
              </table:table-cell>
              <table:table-cell office:value-type="float" office:value="-0.020917">
                <text:p>-0.0209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200">
                <text:p>35200</text:p>
              </table:table-cell>
              <table:table-cell office:value-type="float" office:value="0">
                <text:p>0</text:p>
              </table:table-cell>
              <table:table-cell office:value-type="float" office:value="0.024381">
                <text:p>0.024381</text:p>
              </table:table-cell>
              <table:table-cell office:value-type="float" office:value="-0.059421">
                <text:p>-0.059421</text:p>
              </table:table-cell>
              <table:table-cell office:value-type="float" office:value="-0.018786">
                <text:p>-0.0187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400">
                <text:p>35400</text:p>
              </table:table-cell>
              <table:table-cell office:value-type="float" office:value="0">
                <text:p>0</text:p>
              </table:table-cell>
              <table:table-cell office:value-type="float" office:value="0.029577">
                <text:p>0.029577</text:p>
              </table:table-cell>
              <table:table-cell office:value-type="float" office:value="-0.064484">
                <text:p>-0.064484</text:p>
              </table:table-cell>
              <table:table-cell office:value-type="float" office:value="-0.020118">
                <text:p>-0.0201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600">
                <text:p>35600</text:p>
              </table:table-cell>
              <table:table-cell office:value-type="float" office:value="0">
                <text:p>0</text:p>
              </table:table-cell>
              <table:table-cell office:value-type="float" office:value="0.026779">
                <text:p>0.026779</text:p>
              </table:table-cell>
              <table:table-cell office:value-type="float" office:value="-0.059554">
                <text:p>-0.059554</text:p>
              </table:table-cell>
              <table:table-cell office:value-type="float" office:value="-0.019319">
                <text:p>-0.0193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800">
                <text:p>35800</text:p>
              </table:table-cell>
              <table:table-cell office:value-type="float" office:value="0">
                <text:p>0</text:p>
              </table:table-cell>
              <table:table-cell office:value-type="float" office:value="0.027446">
                <text:p>0.027446</text:p>
              </table:table-cell>
              <table:table-cell office:value-type="float" office:value="-0.060753">
                <text:p>-0.060753</text:p>
              </table:table-cell>
              <table:table-cell office:value-type="float" office:value="-0.017853">
                <text:p>-0.0178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000">
                <text:p>36000</text:p>
              </table:table-cell>
              <table:table-cell office:value-type="float" office:value="0">
                <text:p>0</text:p>
              </table:table-cell>
              <table:table-cell office:value-type="float" office:value="0.030643">
                <text:p>0.030643</text:p>
              </table:table-cell>
              <table:table-cell office:value-type="float" office:value="-0.06142">
                <text:p>-0.06142</text:p>
              </table:table-cell>
              <table:table-cell office:value-type="float" office:value="-0.019985">
                <text:p>-0.0199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200">
                <text:p>36200</text:p>
              </table:table-cell>
              <table:table-cell office:value-type="float" office:value="0">
                <text:p>0</text:p>
              </table:table-cell>
              <table:table-cell office:value-type="float" office:value="0.030377">
                <text:p>0.030377</text:p>
              </table:table-cell>
              <table:table-cell office:value-type="float" office:value="-0.064084">
                <text:p>-0.064084</text:p>
              </table:table-cell>
              <table:table-cell office:value-type="float" office:value="-0.020518">
                <text:p>-0.0205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400">
                <text:p>36400</text:p>
              </table:table-cell>
              <table:table-cell office:value-type="float" office:value="0">
                <text:p>0</text:p>
              </table:table-cell>
              <table:table-cell office:value-type="float" office:value="0.029844">
                <text:p>0.029844</text:p>
              </table:table-cell>
              <table:table-cell office:value-type="float" office:value="-0.059421">
                <text:p>-0.059421</text:p>
              </table:table-cell>
              <table:table-cell office:value-type="float" office:value="-0.01692">
                <text:p>-0.016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600">
                <text:p>36600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  <table:table-cell office:value-type="float" office:value="-0.060087">
                <text:p>-0.060087</text:p>
              </table:table-cell>
              <table:table-cell office:value-type="float" office:value="-0.017986">
                <text:p>-0.0179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800">
                <text:p>36800</text:p>
              </table:table-cell>
              <table:table-cell office:value-type="float" office:value="0">
                <text:p>0</text:p>
              </table:table-cell>
              <table:table-cell office:value-type="float" office:value="0.029444">
                <text:p>0.029444</text:p>
              </table:table-cell>
              <table:table-cell office:value-type="float" office:value="-0.063018">
                <text:p>-0.063018</text:p>
              </table:table-cell>
              <table:table-cell office:value-type="float" office:value="-0.018519">
                <text:p>-0.0185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000">
                <text:p>37000</text:p>
              </table:table-cell>
              <table:table-cell office:value-type="float" office:value="0">
                <text:p>0</text:p>
              </table:table-cell>
              <table:table-cell office:value-type="float" office:value="0.026779">
                <text:p>0.026779</text:p>
              </table:table-cell>
              <table:table-cell office:value-type="float" office:value="-0.060221">
                <text:p>-0.060221</text:p>
              </table:table-cell>
              <table:table-cell office:value-type="float" office:value="-0.018119">
                <text:p>-0.018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200">
                <text:p>37200</text:p>
              </table:table-cell>
              <table:table-cell office:value-type="float" office:value="0">
                <text:p>0</text:p>
              </table:table-cell>
              <table:table-cell office:value-type="float" office:value="0.02638">
                <text:p>0.02638</text:p>
              </table:table-cell>
              <table:table-cell office:value-type="float" office:value="-0.060887">
                <text:p>-0.060887</text:p>
              </table:table-cell>
              <table:table-cell office:value-type="float" office:value="-0.016521">
                <text:p>-0.0165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400">
                <text:p>37400</text:p>
              </table:table-cell>
              <table:table-cell office:value-type="float" office:value="0">
                <text:p>0</text:p>
              </table:table-cell>
              <table:table-cell office:value-type="float" office:value="0.024648">
                <text:p>0.024648</text:p>
              </table:table-cell>
              <table:table-cell office:value-type="float" office:value="-0.059155">
                <text:p>-0.059155</text:p>
              </table:table-cell>
              <table:table-cell office:value-type="float" office:value="-0.015721">
                <text:p>-0.0157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600">
                <text:p>37600</text:p>
              </table:table-cell>
              <table:table-cell office:value-type="float" office:value="0">
                <text:p>0</text:p>
              </table:table-cell>
              <table:table-cell office:value-type="float" office:value="0.028378">
                <text:p>0.028378</text:p>
              </table:table-cell>
              <table:table-cell office:value-type="float" office:value="-0.06102">
                <text:p>-0.06102</text:p>
              </table:table-cell>
              <table:table-cell office:value-type="float" office:value="-0.014789">
                <text:p>-0.0147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800">
                <text:p>37800</text:p>
              </table:table-cell>
              <table:table-cell office:value-type="float" office:value="0">
                <text:p>0</text:p>
              </table:table-cell>
              <table:table-cell office:value-type="float" office:value="0.025047">
                <text:p>0.025047</text:p>
              </table:table-cell>
              <table:table-cell office:value-type="float" office:value="-0.059821">
                <text:p>-0.059821</text:p>
              </table:table-cell>
              <table:table-cell office:value-type="float" office:value="-0.018386">
                <text:p>-0.0183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000">
                <text:p>38000</text:p>
              </table:table-cell>
              <table:table-cell office:value-type="float" office:value="0">
                <text:p>0</text:p>
              </table:table-cell>
              <table:table-cell office:value-type="float" office:value="0.026646">
                <text:p>0.026646</text:p>
              </table:table-cell>
              <table:table-cell office:value-type="float" office:value="-0.063285">
                <text:p>-0.063285</text:p>
              </table:table-cell>
              <table:table-cell office:value-type="float" office:value="-0.018786">
                <text:p>-0.0187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200">
                <text:p>38200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  <table:table-cell office:value-type="float" office:value="-0.059688">
                <text:p>-0.059688</text:p>
              </table:table-cell>
              <table:table-cell office:value-type="float" office:value="-0.020518">
                <text:p>-0.0205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400">
                <text:p>38400</text:p>
              </table:table-cell>
              <table:table-cell office:value-type="float" office:value="0.025">
                <text:p>0.025</text:p>
              </table:table-cell>
              <table:table-cell office:value-type="float" office:value="0.05236">
                <text:p>0.05236</text:p>
              </table:table-cell>
              <table:table-cell office:value-type="float" office:value="-0.09073">
                <text:p>-0.09073</text:p>
              </table:table-cell>
              <table:table-cell office:value-type="float" office:value="-0.715718">
                <text:p>-0.7157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600">
                <text:p>38600</text:p>
              </table:table-cell>
              <table:table-cell office:value-type="float" office:value="0.080769">
                <text:p>0.080769</text:p>
              </table:table-cell>
              <table:table-cell office:value-type="float" office:value="-0.055957">
                <text:p>-0.055957</text:p>
              </table:table-cell>
              <table:table-cell office:value-type="float" office:value="-0.064484">
                <text:p>-0.064484</text:p>
              </table:table-cell>
              <table:table-cell office:value-type="float" office:value="-1.483397">
                <text:p>-1.4833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800">
                <text:p>38800</text:p>
              </table:table-cell>
              <table:table-cell office:value-type="float" office:value="0.018919">
                <text:p>0.018919</text:p>
              </table:table-cell>
              <table:table-cell office:value-type="float" office:value="-0.02185">
                <text:p>-0.02185</text:p>
              </table:table-cell>
              <table:table-cell office:value-type="float" office:value="0.159345">
                <text:p>0.159345</text:p>
              </table:table-cell>
              <table:table-cell office:value-type="float" office:value="-1.872032">
                <text:p>-1.8720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000">
                <text:p>39000</text:p>
              </table:table-cell>
              <table:table-cell office:value-type="float" office:value="0.018902">
                <text:p>0.018902</text:p>
              </table:table-cell>
              <table:table-cell office:value-type="float" office:value="-0.077274">
                <text:p>-0.077274</text:p>
              </table:table-cell>
              <table:table-cell office:value-type="float" office:value="-0.037172">
                <text:p>-0.037172</text:p>
              </table:table-cell>
              <table:table-cell office:value-type="float" office:value="-2.024848">
                <text:p>-2.0248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200">
                <text:p>39200</text:p>
              </table:table-cell>
              <table:table-cell office:value-type="float" office:value="0">
                <text:p>0</text:p>
              </table:table-cell>
              <table:table-cell office:value-type="float" office:value="-0.086867">
                <text:p>-0.086867</text:p>
              </table:table-cell>
              <table:table-cell office:value-type="float" office:value="-0.063685">
                <text:p>-0.063685</text:p>
              </table:table-cell>
              <table:table-cell office:value-type="float" office:value="-2.099858">
                <text:p>-2.0998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00">
                <text:p>39400</text:p>
              </table:table-cell>
              <table:table-cell office:value-type="float" office:value="0">
                <text:p>0</text:p>
              </table:table-cell>
              <table:table-cell office:value-type="float" office:value="-0.102055">
                <text:p>-0.102055</text:p>
              </table:table-cell>
              <table:table-cell office:value-type="float" office:value="-0.135363">
                <text:p>-0.135363</text:p>
              </table:table-cell>
              <table:table-cell office:value-type="float" office:value="-2.238685">
                <text:p>-2.2386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800">
                <text:p>39800</text:p>
              </table:table-cell>
              <table:table-cell office:value-type="float" office:value="-0.009309">
                <text:p>-0.009309</text:p>
              </table:table-cell>
              <table:table-cell office:value-type="float" office:value="-0.203577">
                <text:p>-0.203577</text:p>
              </table:table-cell>
              <table:table-cell office:value-type="float" office:value="0.205576">
                <text:p>0.205576</text:p>
              </table:table-cell>
              <table:table-cell office:value-type="float" office:value="-2.238551">
                <text:p>-2.2385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-0.068481">
                <text:p>-0.068481</text:p>
              </table:table-cell>
              <table:table-cell office:value-type="float" office:value="-0.061686">
                <text:p>-0.061686</text:p>
              </table:table-cell>
              <table:table-cell office:value-type="float" office:value="-2.276922">
                <text:p>-2.2769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200">
                <text:p>40200</text:p>
              </table:table-cell>
              <table:table-cell office:value-type="float" office:value="-0.055851">
                <text:p>-0.055851</text:p>
              </table:table-cell>
              <table:table-cell office:value-type="float" office:value="-0.166539">
                <text:p>-0.166539</text:p>
              </table:table-cell>
              <table:table-cell office:value-type="float" office:value="0.023582">
                <text:p>0.023582</text:p>
              </table:table-cell>
              <table:table-cell office:value-type="float" office:value="-2.228426">
                <text:p>-2.2284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400">
                <text:p>40400</text:p>
              </table:table-cell>
              <table:table-cell office:value-type="float" office:value="-0.036957">
                <text:p>-0.036957</text:p>
              </table:table-cell>
              <table:table-cell office:value-type="float" office:value="-0.02225">
                <text:p>-0.02225</text:p>
              </table:table-cell>
              <table:table-cell office:value-type="float" office:value="-0.072877">
                <text:p>-0.072877</text:p>
              </table:table-cell>
              <table:table-cell office:value-type="float" office:value="-2.18859">
                <text:p>-2.188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600">
                <text:p>40600</text:p>
              </table:table-cell>
              <table:table-cell office:value-type="float" office:value="-0.018617">
                <text:p>-0.018617</text:p>
              </table:table-cell>
              <table:table-cell office:value-type="float" office:value="-0.071145">
                <text:p>-0.071145</text:p>
              </table:table-cell>
              <table:table-cell office:value-type="float" office:value="-0.241415">
                <text:p>-0.241415</text:p>
              </table:table-cell>
              <table:table-cell office:value-type="float" office:value="-2.182194">
                <text:p>-2.1821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800">
                <text:p>40800</text:p>
              </table:table-cell>
              <table:table-cell office:value-type="float" office:value="-0.036957">
                <text:p>-0.036957</text:p>
              </table:table-cell>
              <table:table-cell office:value-type="float" office:value="-0.078074">
                <text:p>-0.078074</text:p>
              </table:table-cell>
              <table:table-cell office:value-type="float" office:value="-0.018253">
                <text:p>-0.018253</text:p>
              </table:table-cell>
              <table:table-cell office:value-type="float" office:value="-2.090265">
                <text:p>-2.0902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000">
                <text:p>41000</text:p>
              </table:table-cell>
              <table:table-cell office:value-type="float" office:value="-0.0375">
                <text:p>-0.0375</text:p>
              </table:table-cell>
              <table:table-cell office:value-type="float" office:value="-0.116444">
                <text:p>-0.116444</text:p>
              </table:table-cell>
              <table:table-cell office:value-type="float" office:value="-0.039703">
                <text:p>-0.039703</text:p>
              </table:table-cell>
              <table:table-cell office:value-type="float" office:value="-2.1754">
                <text:p>-2.17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200">
                <text:p>41200</text:p>
              </table:table-cell>
              <table:table-cell office:value-type="float" office:value="-0.055">
                <text:p>-0.055</text:p>
              </table:table-cell>
              <table:table-cell office:value-type="float" office:value="-0.036106">
                <text:p>-0.036106</text:p>
              </table:table-cell>
              <table:table-cell office:value-type="float" office:value="-0.083936">
                <text:p>-0.083936</text:p>
              </table:table-cell>
              <table:table-cell office:value-type="float" office:value="-2.159678">
                <text:p>-2.1596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600">
                <text:p>41600</text:p>
              </table:table-cell>
              <table:table-cell office:value-type="float" office:value="-0.018478">
                <text:p>-0.018478</text:p>
              </table:table-cell>
              <table:table-cell office:value-type="float" office:value="-0.038371">
                <text:p>-0.038371</text:p>
              </table:table-cell>
              <table:table-cell office:value-type="float" office:value="-0.11711">
                <text:p>-0.11711</text:p>
              </table:table-cell>
              <table:table-cell office:value-type="float" office:value="-2.162476">
                <text:p>-2.1624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1800">
                <text:p>41800</text:p>
              </table:table-cell>
              <table:table-cell office:value-type="float" office:value="-0.055">
                <text:p>-0.055</text:p>
              </table:table-cell>
              <table:table-cell office:value-type="float" office:value="-0.083936">
                <text:p>-0.083936</text:p>
              </table:table-cell>
              <table:table-cell office:value-type="float" office:value="-0.079939">
                <text:p>-0.079939</text:p>
              </table:table-cell>
              <table:table-cell office:value-type="float" office:value="-2.169138">
                <text:p>-2.1691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000">
                <text:p>42000</text:p>
              </table:table-cell>
              <table:table-cell office:value-type="float" office:value="-0.055">
                <text:p>-0.055</text:p>
              </table:table-cell>
              <table:table-cell office:value-type="float" office:value="-0.137228">
                <text:p>-0.137228</text:p>
              </table:table-cell>
              <table:table-cell office:value-type="float" office:value="0.025847">
                <text:p>0.025847</text:p>
              </table:table-cell>
              <table:table-cell office:value-type="float" office:value="-2.197649">
                <text:p>-2.1976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200">
                <text:p>42200</text:p>
              </table:table-cell>
              <table:table-cell office:value-type="float" office:value="-0.055">
                <text:p>-0.055</text:p>
              </table:table-cell>
              <table:table-cell office:value-type="float" office:value="-0.277521">
                <text:p>-0.277521</text:p>
              </table:table-cell>
              <table:table-cell office:value-type="float" office:value="0.111381">
                <text:p>0.111381</text:p>
              </table:table-cell>
              <table:table-cell office:value-type="float" office:value="-2.138361">
                <text:p>-2.1383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600">
                <text:p>42600</text:p>
              </table:table-cell>
              <table:table-cell office:value-type="float" office:value="-0.01875">
                <text:p>-0.01875</text:p>
              </table:table-cell>
              <table:table-cell office:value-type="float" office:value="-0.123239">
                <text:p>-0.123239</text:p>
              </table:table-cell>
              <table:table-cell office:value-type="float" office:value="-0.02638">
                <text:p>-0.02638</text:p>
              </table:table-cell>
              <table:table-cell office:value-type="float" office:value="-2.172069">
                <text:p>-2.1720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800">
                <text:p>42800</text:p>
              </table:table-cell>
              <table:table-cell office:value-type="float" office:value="-0.018889">
                <text:p>-0.018889</text:p>
              </table:table-cell>
              <table:table-cell office:value-type="float" office:value="-0.050894">
                <text:p>-0.050894</text:p>
              </table:table-cell>
              <table:table-cell office:value-type="float" office:value="-0.005462">
                <text:p>-0.005462</text:p>
              </table:table-cell>
              <table:table-cell office:value-type="float" office:value="-2.122773">
                <text:p>-2.1227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000">
                <text:p>43000</text:p>
              </table:table-cell>
              <table:table-cell office:value-type="float" office:value="-0.0375">
                <text:p>-0.0375</text:p>
              </table:table-cell>
              <table:table-cell office:value-type="float" office:value="-0.110582">
                <text:p>-0.110582</text:p>
              </table:table-cell>
              <table:table-cell office:value-type="float" office:value="-0.09073">
                <text:p>-0.09073</text:p>
              </table:table-cell>
              <table:table-cell office:value-type="float" office:value="-2.20964">
                <text:p>-2.209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3200">
                <text:p>43200</text:p>
              </table:table-cell>
              <table:table-cell office:value-type="float" office:value="0">
                <text:p>0</text:p>
              </table:table-cell>
              <table:table-cell office:value-type="float" office:value="-0.014789">
                <text:p>-0.014789</text:p>
              </table:table-cell>
              <table:table-cell office:value-type="float" office:value="-0.114845">
                <text:p>-0.114845</text:p>
              </table:table-cell>
              <table:table-cell office:value-type="float" office:value="-0.477101">
                <text:p>-0.4771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400">
                <text:p>43400</text:p>
              </table:table-cell>
              <table:table-cell office:value-type="float" office:value="0.025">
                <text:p>0.025</text:p>
              </table:table-cell>
              <table:table-cell office:value-type="float" office:value="0.026247">
                <text:p>0.026247</text:p>
              </table:table-cell>
              <table:table-cell office:value-type="float" office:value="-0.072078">
                <text:p>-0.072078</text:p>
              </table:table-cell>
              <table:table-cell office:value-type="float" office:value="0.061286">
                <text:p>0.0612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600">
                <text:p>43600</text:p>
              </table:table-cell>
              <table:table-cell office:value-type="float" office:value="0">
                <text:p>0</text:p>
              </table:table-cell>
              <table:table-cell office:value-type="float" office:value="0.019052">
                <text:p>0.019052</text:p>
              </table:table-cell>
              <table:table-cell office:value-type="float" office:value="-0.058222">
                <text:p>-0.058222</text:p>
              </table:table-cell>
              <table:table-cell office:value-type="float" office:value="-0.021184">
                <text:p>-0.0211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800">
                <text:p>43800</text:p>
              </table:table-cell>
              <table:table-cell office:value-type="float" office:value="0">
                <text:p>0</text:p>
              </table:table-cell>
              <table:table-cell office:value-type="float" office:value="0.027979">
                <text:p>0.027979</text:p>
              </table:table-cell>
              <table:table-cell office:value-type="float" office:value="-0.063951">
                <text:p>-0.063951</text:p>
              </table:table-cell>
              <table:table-cell office:value-type="float" office:value="-0.023049">
                <text:p>-0.0230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  <table:table-cell office:value-type="float" office:value="0.029444">
                <text:p>0.029444</text:p>
              </table:table-cell>
              <table:table-cell office:value-type="float" office:value="-0.062619">
                <text:p>-0.062619</text:p>
              </table:table-cell>
              <table:table-cell office:value-type="float" office:value="-0.01692">
                <text:p>-0.016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200">
                <text:p>44200</text:p>
              </table:table-cell>
              <table:table-cell office:value-type="float" office:value="0">
                <text:p>0</text:p>
              </table:table-cell>
              <table:table-cell office:value-type="float" office:value="0.024914">
                <text:p>0.024914</text:p>
              </table:table-cell>
              <table:table-cell office:value-type="float" office:value="-0.057956">
                <text:p>-0.057956</text:p>
              </table:table-cell>
              <table:table-cell office:value-type="float" office:value="-0.020118">
                <text:p>-0.0201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400">
                <text:p>44400</text:p>
              </table:table-cell>
              <table:table-cell office:value-type="float" office:value="0">
                <text:p>0</text:p>
              </table:table-cell>
              <table:table-cell office:value-type="float" office:value="0.029311">
                <text:p>0.029311</text:p>
              </table:table-cell>
              <table:table-cell office:value-type="float" office:value="-0.064617">
                <text:p>-0.064617</text:p>
              </table:table-cell>
              <table:table-cell office:value-type="float" office:value="-0.019452">
                <text:p>-0.0194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600">
                <text:p>44600</text:p>
              </table:table-cell>
              <table:table-cell office:value-type="float" office:value="0">
                <text:p>0</text:p>
              </table:table-cell>
              <table:table-cell office:value-type="float" office:value="0.033841">
                <text:p>0.033841</text:p>
              </table:table-cell>
              <table:table-cell office:value-type="float" office:value="2.557907">
                <text:p>2.557907</text:p>
              </table:table-cell>
              <table:table-cell office:value-type="float" office:value="3.924859">
                <text:p>3.9248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800">
                <text:p>44800</text:p>
              </table:table-cell>
              <table:table-cell office:value-type="float" office:value="0">
                <text:p>0</text:p>
              </table:table-cell>
              <table:table-cell office:value-type="float" office:value="0.029711">
                <text:p>0.029711</text:p>
              </table:table-cell>
              <table:table-cell office:value-type="float" office:value="-0.063285">
                <text:p>-0.063285</text:p>
              </table:table-cell>
              <table:table-cell office:value-type="float" office:value="-0.018519">
                <text:p>-0.0185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000">
                <text:p>45000</text:p>
              </table:table-cell>
              <table:table-cell office:value-type="float" office:value="0">
                <text:p>0</text:p>
              </table:table-cell>
              <table:table-cell office:value-type="float" office:value="0.027046">
                <text:p>0.027046</text:p>
              </table:table-cell>
              <table:table-cell office:value-type="float" office:value="-0.06062">
                <text:p>-0.06062</text:p>
              </table:table-cell>
              <table:table-cell office:value-type="float" office:value="-0.020651">
                <text:p>-0.0206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5200">
                <text:p>45200</text:p>
              </table:table-cell>
              <table:table-cell office:value-type="float" office:value="0">
                <text:p>0</text:p>
              </table:table-cell>
              <table:table-cell office:value-type="float" office:value="0.027446">
                <text:p>0.027446</text:p>
              </table:table-cell>
              <table:table-cell office:value-type="float" office:value="-0.064084">
                <text:p>-0.064084</text:p>
              </table:table-cell>
              <table:table-cell office:value-type="float" office:value="-0.018386">
                <text:p>-0.0183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600">
                <text:p>45600</text:p>
              </table:table-cell>
              <table:table-cell office:value-type="float" office:value="0">
                <text:p>0</text:p>
              </table:table-cell>
              <table:table-cell office:value-type="float" office:value="0.027845">
                <text:p>0.027845</text:p>
              </table:table-cell>
              <table:table-cell office:value-type="float" office:value="-0.063951">
                <text:p>-0.063951</text:p>
              </table:table-cell>
              <table:table-cell office:value-type="float" office:value="-0.01732">
                <text:p>-0.017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800">
                <text:p>45800</text:p>
              </table:table-cell>
              <table:table-cell office:value-type="float" office:value="0">
                <text:p>0</text:p>
              </table:table-cell>
              <table:table-cell office:value-type="float" office:value="0.026247">
                <text:p>0.026247</text:p>
              </table:table-cell>
              <table:table-cell office:value-type="float" office:value="-0.062885">
                <text:p>-0.062885</text:p>
              </table:table-cell>
              <table:table-cell office:value-type="float" office:value="-0.020118">
                <text:p>-0.0201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000">
                <text:p>46000</text:p>
              </table:table-cell>
              <table:table-cell office:value-type="float" office:value="0">
                <text:p>0</text:p>
              </table:table-cell>
              <table:table-cell office:value-type="float" office:value="0.026646">
                <text:p>0.026646</text:p>
              </table:table-cell>
              <table:table-cell office:value-type="float" office:value="-0.062619">
                <text:p>-0.062619</text:p>
              </table:table-cell>
              <table:table-cell office:value-type="float" office:value="-0.020518">
                <text:p>-0.0205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6200">
                <text:p>46200</text:p>
              </table:table-cell>
              <table:table-cell office:value-type="float" office:value="0">
                <text:p>0</text:p>
              </table:table-cell>
              <table:table-cell office:value-type="float" office:value="0.025181">
                <text:p>0.025181</text:p>
              </table:table-cell>
              <table:table-cell office:value-type="float" office:value="-0.060753">
                <text:p>-0.060753</text:p>
              </table:table-cell>
              <table:table-cell office:value-type="float" office:value="-0.016121">
                <text:p>-0.0161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6600">
                <text:p>46600</text:p>
              </table:table-cell>
              <table:table-cell office:value-type="float" office:value="0">
                <text:p>0</text:p>
              </table:table-cell>
              <table:table-cell office:value-type="float" office:value="0.029711">
                <text:p>0.029711</text:p>
              </table:table-cell>
              <table:table-cell office:value-type="float" office:value="-0.06555">
                <text:p>-0.06555</text:p>
              </table:table-cell>
              <table:table-cell office:value-type="float" office:value="-0.018253">
                <text:p>-0.0182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000">
                <text:p>47000</text:p>
              </table:table-cell>
              <table:table-cell office:value-type="float" office:value="0">
                <text:p>0</text:p>
              </table:table-cell>
              <table:table-cell office:value-type="float" office:value="0.023848">
                <text:p>0.023848</text:p>
              </table:table-cell>
              <table:table-cell office:value-type="float" office:value="-0.059155">
                <text:p>-0.059155</text:p>
              </table:table-cell>
              <table:table-cell office:value-type="float" office:value="-0.020784">
                <text:p>-0.0207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200">
                <text:p>47200</text:p>
              </table:table-cell>
              <table:table-cell office:value-type="float" office:value="0">
                <text:p>0</text:p>
              </table:table-cell>
              <table:table-cell office:value-type="float" office:value="-1.466876">
                <text:p>-1.466876</text:p>
              </table:table-cell>
              <table:table-cell office:value-type="float" office:value="1.023083">
                <text:p>1.023083</text:p>
              </table:table-cell>
              <table:table-cell office:value-type="float" office:value="4.231824">
                <text:p>4.2318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7400">
                <text:p>47400</text:p>
              </table:table-cell>
              <table:table-cell office:value-type="float" office:value="0">
                <text:p>0</text:p>
              </table:table-cell>
              <table:table-cell office:value-type="float" office:value="0.028245">
                <text:p>0.028245</text:p>
              </table:table-cell>
              <table:table-cell office:value-type="float" office:value="-0.062352">
                <text:p>-0.062352</text:p>
              </table:table-cell>
              <table:table-cell office:value-type="float" office:value="-0.016787">
                <text:p>-0.0167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7600">
                <text:p>47600</text:p>
              </table:table-cell>
              <table:table-cell office:value-type="float" office:value="0">
                <text:p>0</text:p>
              </table:table-cell>
              <table:table-cell office:value-type="float" office:value="0.029178">
                <text:p>0.029178</text:p>
              </table:table-cell>
              <table:table-cell office:value-type="float" office:value="-0.059421">
                <text:p>-0.059421</text:p>
              </table:table-cell>
              <table:table-cell office:value-type="float" office:value="-0.021583">
                <text:p>-0.0215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7800">
                <text:p>47800</text:p>
              </table:table-cell>
              <table:table-cell office:value-type="float" office:value="0">
                <text:p>0</text:p>
              </table:table-cell>
              <table:table-cell office:value-type="float" office:value="0.028378">
                <text:p>0.028378</text:p>
              </table:table-cell>
              <table:table-cell office:value-type="float" office:value="-0.060087">
                <text:p>-0.060087</text:p>
              </table:table-cell>
              <table:table-cell office:value-type="float" office:value="-0.017187">
                <text:p>-0.0171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000">
                <text:p>48000</text:p>
              </table:table-cell>
              <table:table-cell office:value-type="float" office:value="0">
                <text:p>0</text:p>
              </table:table-cell>
              <table:table-cell office:value-type="float" office:value="0.029044">
                <text:p>0.029044</text:p>
              </table:table-cell>
              <table:table-cell office:value-type="float" office:value="-0.060753">
                <text:p>-0.060753</text:p>
              </table:table-cell>
              <table:table-cell office:value-type="float" office:value="-0.019319">
                <text:p>-0.0193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200">
                <text:p>48200</text:p>
              </table:table-cell>
              <table:table-cell office:value-type="float" office:value="0">
                <text:p>0</text:p>
              </table:table-cell>
              <table:table-cell office:value-type="float" office:value="0.026779">
                <text:p>0.026779</text:p>
              </table:table-cell>
              <table:table-cell office:value-type="float" office:value="-0.059688">
                <text:p>-0.059688</text:p>
              </table:table-cell>
              <table:table-cell office:value-type="float" office:value="-0.018919">
                <text:p>-0.0189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400">
                <text:p>48400</text:p>
              </table:table-cell>
              <table:table-cell office:value-type="float" office:value="0">
                <text:p>0</text:p>
              </table:table-cell>
              <table:table-cell office:value-type="float" office:value="0.027979">
                <text:p>0.027979</text:p>
              </table:table-cell>
              <table:table-cell office:value-type="float" office:value="-0.060887">
                <text:p>-0.060887</text:p>
              </table:table-cell>
              <table:table-cell office:value-type="float" office:value="-0.019185">
                <text:p>-0.0191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8600">
                <text:p>48600</text:p>
              </table:table-cell>
              <table:table-cell office:value-type="float" office:value="0">
                <text:p>0</text:p>
              </table:table-cell>
              <table:table-cell office:value-type="float" office:value="0.02638">
                <text:p>0.02638</text:p>
              </table:table-cell>
              <table:table-cell office:value-type="float" office:value="-0.058489">
                <text:p>-0.058489</text:p>
              </table:table-cell>
              <table:table-cell office:value-type="float" office:value="-0.016787">
                <text:p>-0.0167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800">
                <text:p>48800</text:p>
              </table:table-cell>
              <table:table-cell office:value-type="float" office:value="0">
                <text:p>0</text:p>
              </table:table-cell>
              <table:table-cell office:value-type="float" office:value="0.028245">
                <text:p>0.028245</text:p>
              </table:table-cell>
              <table:table-cell office:value-type="float" office:value="-0.060354">
                <text:p>-0.060354</text:p>
              </table:table-cell>
              <table:table-cell office:value-type="float" office:value="-0.019585">
                <text:p>-0.0195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000">
                <text:p>49000</text:p>
              </table:table-cell>
              <table:table-cell office:value-type="float" office:value="0">
                <text:p>0</text:p>
              </table:table-cell>
              <table:table-cell office:value-type="float" office:value="0.031043">
                <text:p>0.031043</text:p>
              </table:table-cell>
              <table:table-cell office:value-type="float" office:value="-0.063818">
                <text:p>-0.063818</text:p>
              </table:table-cell>
              <table:table-cell office:value-type="float" office:value="-0.020251">
                <text:p>-0.0202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200">
                <text:p>49200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  <table:table-cell office:value-type="float" office:value="-0.060753">
                <text:p>-0.060753</text:p>
              </table:table-cell>
              <table:table-cell office:value-type="float" office:value="-0.017853">
                <text:p>-0.0178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400">
                <text:p>49400</text:p>
              </table:table-cell>
              <table:table-cell office:value-type="float" office:value="0">
                <text:p>0</text:p>
              </table:table-cell>
              <table:table-cell office:value-type="float" office:value="0.025314">
                <text:p>0.025314</text:p>
              </table:table-cell>
              <table:table-cell office:value-type="float" office:value="-0.059688">
                <text:p>-0.059688</text:p>
              </table:table-cell>
              <table:table-cell office:value-type="float" office:value="-0.020651">
                <text:p>-0.0206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600">
                <text:p>49600</text:p>
              </table:table-cell>
              <table:table-cell office:value-type="float" office:value="0">
                <text:p>0</text:p>
              </table:table-cell>
              <table:table-cell office:value-type="float" office:value="0.026779">
                <text:p>0.026779</text:p>
              </table:table-cell>
              <table:table-cell office:value-type="float" office:value="-0.058355">
                <text:p>-0.058355</text:p>
              </table:table-cell>
              <table:table-cell office:value-type="float" office:value="-0.020118">
                <text:p>-0.0201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9800">
                <text:p>49800</text:p>
              </table:table-cell>
              <table:table-cell office:value-type="float" office:value="0">
                <text:p>0</text:p>
              </table:table-cell>
              <table:table-cell office:value-type="float" office:value="0.025847">
                <text:p>0.025847</text:p>
              </table:table-cell>
              <table:table-cell office:value-type="float" office:value="-0.057956">
                <text:p>-0.057956</text:p>
              </table:table-cell>
              <table:table-cell office:value-type="float" office:value="-0.021317">
                <text:p>-0.0213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0.029178">
                <text:p>0.029178</text:p>
              </table:table-cell>
              <table:table-cell office:value-type="float" office:value="-0.062352">
                <text:p>-0.062352</text:p>
              </table:table-cell>
              <table:table-cell office:value-type="float" office:value="-0.018786">
                <text:p>-0.0187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200">
                <text:p>50200</text:p>
              </table:table-cell>
              <table:table-cell office:value-type="float" office:value="0">
                <text:p>0</text:p>
              </table:table-cell>
              <table:table-cell office:value-type="float" office:value="0.031443">
                <text:p>0.031443</text:p>
              </table:table-cell>
              <table:table-cell office:value-type="float" office:value="-0.061686">
                <text:p>-0.061686</text:p>
              </table:table-cell>
              <table:table-cell office:value-type="float" office:value="-0.020384">
                <text:p>-0.0203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400">
                <text:p>50400</text:p>
              </table:table-cell>
              <table:table-cell office:value-type="float" office:value="0">
                <text:p>0</text:p>
              </table:table-cell>
              <table:table-cell office:value-type="float" office:value="0.027712">
                <text:p>0.027712</text:p>
              </table:table-cell>
              <table:table-cell office:value-type="float" office:value="-0.062619">
                <text:p>-0.062619</text:p>
              </table:table-cell>
              <table:table-cell office:value-type="float" office:value="-0.01772">
                <text:p>-0.017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600">
                <text:p>50600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  <table:table-cell office:value-type="float" office:value="-0.06062">
                <text:p>-0.06062</text:p>
              </table:table-cell>
              <table:table-cell office:value-type="float" office:value="-0.01692">
                <text:p>-0.016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800">
                <text:p>50800</text:p>
              </table:table-cell>
              <table:table-cell office:value-type="float" office:value="0">
                <text:p>0</text:p>
              </table:table-cell>
              <table:table-cell office:value-type="float" office:value="0.024515">
                <text:p>0.024515</text:p>
              </table:table-cell>
              <table:table-cell office:value-type="float" office:value="-0.058888">
                <text:p>-0.058888</text:p>
              </table:table-cell>
              <table:table-cell office:value-type="float" office:value="-0.019718">
                <text:p>-0.0197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000">
                <text:p>51000</text:p>
              </table:table-cell>
              <table:table-cell office:value-type="float" office:value="0">
                <text:p>0</text:p>
              </table:table-cell>
              <table:table-cell office:value-type="float" office:value="0.025047">
                <text:p>0.025047</text:p>
              </table:table-cell>
              <table:table-cell office:value-type="float" office:value="-0.061286">
                <text:p>-0.061286</text:p>
              </table:table-cell>
              <table:table-cell office:value-type="float" office:value="-0.019985">
                <text:p>-0.0199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1200">
                <text:p>51200</text:p>
              </table:table-cell>
              <table:table-cell office:value-type="float" office:value="0">
                <text:p>0</text:p>
              </table:table-cell>
              <table:table-cell office:value-type="float" office:value="0.022783">
                <text:p>0.022783</text:p>
              </table:table-cell>
              <table:table-cell office:value-type="float" office:value="-0.061286">
                <text:p>-0.061286</text:p>
              </table:table-cell>
              <table:table-cell office:value-type="float" office:value="-0.018119">
                <text:p>-0.0181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1400">
                <text:p>51400</text:p>
              </table:table-cell>
              <table:table-cell office:value-type="float" office:value="0">
                <text:p>0</text:p>
              </table:table-cell>
              <table:table-cell office:value-type="float" office:value="0.030776">
                <text:p>0.030776</text:p>
              </table:table-cell>
              <table:table-cell office:value-type="float" office:value="-0.061953">
                <text:p>-0.061953</text:p>
              </table:table-cell>
              <table:table-cell office:value-type="float" office:value="-0.020784">
                <text:p>-0.0207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1600">
                <text:p>51600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  <table:table-cell office:value-type="float" office:value="-0.057556">
                <text:p>-0.057556</text:p>
              </table:table-cell>
              <table:table-cell office:value-type="float" office:value="-0.020251">
                <text:p>-0.0202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1800">
                <text:p>51800</text:p>
              </table:table-cell>
              <table:table-cell office:value-type="float" office:value="0">
                <text:p>0</text:p>
              </table:table-cell>
              <table:table-cell office:value-type="float" office:value="0.031842">
                <text:p>0.031842</text:p>
              </table:table-cell>
              <table:table-cell office:value-type="float" office:value="-0.063018">
                <text:p>-0.063018</text:p>
              </table:table-cell>
              <table:table-cell office:value-type="float" office:value="-0.019718">
                <text:p>-0.0197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2000">
                <text:p>52000</text:p>
              </table:table-cell>
              <table:table-cell office:value-type="float" office:value="0">
                <text:p>0</text:p>
              </table:table-cell>
              <table:table-cell office:value-type="float" office:value="0.029311">
                <text:p>0.029311</text:p>
              </table:table-cell>
              <table:table-cell office:value-type="float" office:value="-0.061953">
                <text:p>-0.061953</text:p>
              </table:table-cell>
              <table:table-cell office:value-type="float" office:value="-0.019851">
                <text:p>-0.0198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2200">
                <text:p>52200</text:p>
              </table:table-cell>
              <table:table-cell office:value-type="float" office:value="0">
                <text:p>0</text:p>
              </table:table-cell>
              <table:table-cell office:value-type="float" office:value="0.026247">
                <text:p>0.026247</text:p>
              </table:table-cell>
              <table:table-cell office:value-type="float" office:value="-0.062752">
                <text:p>-0.062752</text:p>
              </table:table-cell>
              <table:table-cell office:value-type="float" office:value="-0.021184">
                <text:p>-0.0211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2400">
                <text:p>52400</text:p>
              </table:table-cell>
              <table:table-cell office:value-type="float" office:value="0">
                <text:p>0</text:p>
              </table:table-cell>
              <table:table-cell office:value-type="float" office:value="0.029311">
                <text:p>0.029311</text:p>
              </table:table-cell>
              <table:table-cell office:value-type="float" office:value="-0.06062">
                <text:p>-0.06062</text:p>
              </table:table-cell>
              <table:table-cell office:value-type="float" office:value="-0.018253">
                <text:p>-0.0182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2600">
                <text:p>52600</text:p>
              </table:table-cell>
              <table:table-cell office:value-type="float" office:value="0">
                <text:p>0</text:p>
              </table:table-cell>
              <table:table-cell office:value-type="float" office:value="0.02558">
                <text:p>0.02558</text:p>
              </table:table-cell>
              <table:table-cell office:value-type="float" office:value="-0.059021">
                <text:p>-0.059021</text:p>
              </table:table-cell>
              <table:table-cell office:value-type="float" office:value="-0.020118">
                <text:p>-0.0201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2800">
                <text:p>52800</text:p>
              </table:table-cell>
              <table:table-cell office:value-type="float" office:value="0">
                <text:p>0</text:p>
              </table:table-cell>
              <table:table-cell office:value-type="float" office:value="0.026247">
                <text:p>0.026247</text:p>
              </table:table-cell>
              <table:table-cell office:value-type="float" office:value="-0.061686">
                <text:p>-0.061686</text:p>
              </table:table-cell>
              <table:table-cell office:value-type="float" office:value="-0.019452">
                <text:p>-0.0194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000">
                <text:p>53000</text:p>
              </table:table-cell>
              <table:table-cell office:value-type="float" office:value="0">
                <text:p>0</text:p>
              </table:table-cell>
              <table:table-cell office:value-type="float" office:value="0.031709">
                <text:p>0.031709</text:p>
              </table:table-cell>
              <table:table-cell office:value-type="float" office:value="-0.06062">
                <text:p>-0.06062</text:p>
              </table:table-cell>
              <table:table-cell office:value-type="float" office:value="-0.017853">
                <text:p>-0.0178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3200">
                <text:p>53200</text:p>
              </table:table-cell>
              <table:table-cell office:value-type="float" office:value="0.175">
                <text:p>0.175</text:p>
              </table:table-cell>
              <table:table-cell office:value-type="float" office:value="0.031309">
                <text:p>0.031309</text:p>
              </table:table-cell>
              <table:table-cell office:value-type="float" office:value="-0.100989">
                <text:p>-0.100989</text:p>
              </table:table-cell>
              <table:table-cell office:value-type="float" office:value="-0.143757">
                <text:p>-0.1437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3400">
                <text:p>53400</text:p>
              </table:table-cell>
              <table:table-cell office:value-type="float" office:value="0.018966">
                <text:p>0.018966</text:p>
              </table:table-cell>
              <table:table-cell office:value-type="float" office:value="0.027446">
                <text:p>0.027446</text:p>
              </table:table-cell>
              <table:table-cell office:value-type="float" office:value="-0.06515">
                <text:p>-0.06515</text:p>
              </table:table-cell>
              <table:table-cell office:value-type="float" office:value="-0.032642">
                <text:p>-0.0326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600">
                <text:p>53600</text:p>
              </table:table-cell>
              <table:table-cell office:value-type="float" office:value="0">
                <text:p>0</text:p>
              </table:table-cell>
              <table:table-cell office:value-type="float" office:value="0.015988">
                <text:p>0.015988</text:p>
              </table:table-cell>
              <table:table-cell office:value-type="float" office:value="-0.027845">
                <text:p>-0.027845</text:p>
              </table:table-cell>
              <table:table-cell office:value-type="float" office:value="-0.019985">
                <text:p>-0.0199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3800">
                <text:p>53800</text:p>
              </table:table-cell>
              <table:table-cell office:value-type="float" office:value="0">
                <text:p>0</text:p>
              </table:table-cell>
              <table:table-cell office:value-type="float" office:value="0.085934">
                <text:p>0.085934</text:p>
              </table:table-cell>
              <table:table-cell office:value-type="float" office:value="-0.025314">
                <text:p>-0.025314</text:p>
              </table:table-cell>
              <table:table-cell office:value-type="float" office:value="0.007461">
                <text:p>0.0074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4000">
                <text:p>54000</text:p>
              </table:table-cell>
              <table:table-cell office:value-type="float" office:value="0.018889">
                <text:p>0.018889</text:p>
              </table:table-cell>
              <table:table-cell office:value-type="float" office:value="0.036372">
                <text:p>0.036372</text:p>
              </table:table-cell>
              <table:table-cell office:value-type="float" office:value="-0.061153">
                <text:p>-0.061153</text:p>
              </table:table-cell>
              <table:table-cell office:value-type="float" office:value="-0.009193">
                <text:p>-0.0091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4200">
                <text:p>54200</text:p>
              </table:table-cell>
              <table:table-cell office:value-type="float" office:value="0">
                <text:p>0</text:p>
              </table:table-cell>
              <table:table-cell office:value-type="float" office:value="0.042234">
                <text:p>0.042234</text:p>
              </table:table-cell>
              <table:table-cell office:value-type="float" office:value="-0.043567">
                <text:p>-0.043567</text:p>
              </table:table-cell>
              <table:table-cell office:value-type="float" office:value="-0.013989">
                <text:p>-0.0139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4400">
                <text:p>54400</text:p>
              </table:table-cell>
              <table:table-cell office:value-type="float" office:value="0">
                <text:p>0</text:p>
              </table:table-cell>
              <table:table-cell office:value-type="float" office:value="0.017587">
                <text:p>0.017587</text:p>
              </table:table-cell>
              <table:table-cell office:value-type="float" office:value="-0.263665">
                <text:p>-0.263665</text:p>
              </table:table-cell>
              <table:table-cell office:value-type="float" office:value="0.085801">
                <text:p>0.0858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4600">
                <text:p>54600</text:p>
              </table:table-cell>
              <table:table-cell office:value-type="float" office:value="0">
                <text:p>0</text:p>
              </table:table-cell>
              <table:table-cell office:value-type="float" office:value="0.015855">
                <text:p>0.015855</text:p>
              </table:table-cell>
              <table:table-cell office:value-type="float" office:value="-0.031842">
                <text:p>-0.031842</text:p>
              </table:table-cell>
              <table:table-cell office:value-type="float" office:value="0.051294">
                <text:p>0.0512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4800">
                <text:p>54800</text:p>
              </table:table-cell>
              <table:table-cell office:value-type="float" office:value="-0.0375">
                <text:p>-0.0375</text:p>
              </table:table-cell>
              <table:table-cell office:value-type="float" office:value="0.020651">
                <text:p>0.020651</text:p>
              </table:table-cell>
              <table:table-cell office:value-type="float" office:value="-0.04743">
                <text:p>-0.04743</text:p>
              </table:table-cell>
              <table:table-cell office:value-type="float" office:value="0.055557">
                <text:p>0.0555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000">
                <text:p>55000</text:p>
              </table:table-cell>
              <table:table-cell office:value-type="float" office:value="-0.018617">
                <text:p>-0.018617</text:p>
              </table:table-cell>
              <table:table-cell office:value-type="float" office:value="-0.035173">
                <text:p>-0.035173</text:p>
              </table:table-cell>
              <table:table-cell office:value-type="float" office:value="-0.065417">
                <text:p>-0.065417</text:p>
              </table:table-cell>
              <table:table-cell office:value-type="float" office:value="0.185325">
                <text:p>0.1853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5200">
                <text:p>55200</text:p>
              </table:table-cell>
              <table:table-cell office:value-type="float" office:value="0">
                <text:p>0</text:p>
              </table:table-cell>
              <table:table-cell office:value-type="float" office:value="0.036505">
                <text:p>0.036505</text:p>
              </table:table-cell>
              <table:table-cell office:value-type="float" office:value="-0.027845">
                <text:p>-0.027845</text:p>
              </table:table-cell>
              <table:table-cell office:value-type="float" office:value="0.05609">
                <text:p>0.056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5400">
                <text:p>55400</text:p>
              </table:table-cell>
              <table:table-cell office:value-type="float" office:value="-0.018617">
                <text:p>-0.018617</text:p>
              </table:table-cell>
              <table:table-cell office:value-type="float" office:value="0.000666">
                <text:p>0.000666</text:p>
              </table:table-cell>
              <table:table-cell office:value-type="float" office:value="-0.073943">
                <text:p>-0.073943</text:p>
              </table:table-cell>
              <table:table-cell office:value-type="float" office:value="0.037571">
                <text:p>0.0375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5600">
                <text:p>55600</text:p>
              </table:table-cell>
              <table:table-cell office:value-type="float" office:value="0">
                <text:p>0</text:p>
              </table:table-cell>
              <table:table-cell office:value-type="float" office:value="0.044632">
                <text:p>0.044632</text:p>
              </table:table-cell>
              <table:table-cell office:value-type="float" office:value="-0.014922">
                <text:p>-0.014922</text:p>
              </table:table-cell>
              <table:table-cell office:value-type="float" office:value="0.01772">
                <text:p>0.017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5800">
                <text:p>55800</text:p>
              </table:table-cell>
              <table:table-cell office:value-type="float" office:value="-0.0375">
                <text:p>-0.0375</text:p>
              </table:table-cell>
              <table:table-cell office:value-type="float" office:value="0.104986">
                <text:p>0.104986</text:p>
              </table:table-cell>
              <table:table-cell office:value-type="float" office:value="-0.235553">
                <text:p>-0.235553</text:p>
              </table:table-cell>
              <table:table-cell office:value-type="float" office:value="0.295907">
                <text:p>0.2959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6000">
                <text:p>56000</text:p>
              </table:table-cell>
              <table:table-cell office:value-type="float" office:value="0">
                <text:p>0</text:p>
              </table:table-cell>
              <table:table-cell office:value-type="float" office:value="0.08327">
                <text:p>0.08327</text:p>
              </table:table-cell>
              <table:table-cell office:value-type="float" office:value="-0.130433">
                <text:p>-0.130433</text:p>
              </table:table-cell>
              <table:table-cell office:value-type="float" office:value="-0.072478">
                <text:p>-0.0724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6200">
                <text:p>56200</text:p>
              </table:table-cell>
              <table:table-cell office:value-type="float" office:value="0">
                <text:p>0</text:p>
              </table:table-cell>
              <table:table-cell office:value-type="float" office:value="0.026646">
                <text:p>0.026646</text:p>
              </table:table-cell>
              <table:table-cell office:value-type="float" office:value="-0.056224">
                <text:p>-0.056224</text:p>
              </table:table-cell>
              <table:table-cell office:value-type="float" office:value="-0.060487">
                <text:p>-0.0604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6400">
                <text:p>56400</text:p>
              </table:table-cell>
              <table:table-cell office:value-type="float" office:value="0.075">
                <text:p>0.075</text:p>
              </table:table-cell>
              <table:table-cell office:value-type="float" office:value="-0.015588">
                <text:p>-0.015588</text:p>
              </table:table-cell>
              <table:table-cell office:value-type="float" office:value="-0.080472">
                <text:p>-0.080472</text:p>
              </table:table-cell>
              <table:table-cell office:value-type="float" office:value="-0.043966">
                <text:p>-0.0439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6600">
                <text:p>56600</text:p>
              </table:table-cell>
              <table:table-cell office:value-type="float" office:value="0.058696">
                <text:p>0.058696</text:p>
              </table:table-cell>
              <table:table-cell office:value-type="float" office:value="0.00906">
                <text:p>0.00906</text:p>
              </table:table-cell>
              <table:table-cell office:value-type="float" office:value="-0.060221">
                <text:p>-0.060221</text:p>
              </table:table-cell>
              <table:table-cell office:value-type="float" office:value="-0.065683">
                <text:p>-0.0656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6800">
                <text:p>56800</text:p>
              </table:table-cell>
              <table:table-cell office:value-type="float" office:value="0">
                <text:p>0</text:p>
              </table:table-cell>
              <table:table-cell office:value-type="float" office:value="0.045299">
                <text:p>0.045299</text:p>
              </table:table-cell>
              <table:table-cell office:value-type="float" office:value="-0.066482">
                <text:p>-0.066482</text:p>
              </table:table-cell>
              <table:table-cell office:value-type="float" office:value="0.028245">
                <text:p>0.0282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7000">
                <text:p>57000</text:p>
              </table:table-cell>
              <table:table-cell office:value-type="float" office:value="0.019231">
                <text:p>0.019231</text:p>
              </table:table-cell>
              <table:table-cell office:value-type="float" office:value="0.038904">
                <text:p>0.038904</text:p>
              </table:table-cell>
              <table:table-cell office:value-type="float" office:value="-0.060487">
                <text:p>-0.060487</text:p>
              </table:table-cell>
              <table:table-cell office:value-type="float" office:value="-0.000133">
                <text:p>-0.0001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7200">
                <text:p>57200</text:p>
              </table:table-cell>
              <table:table-cell office:value-type="float" office:value="0.018902">
                <text:p>0.018902</text:p>
              </table:table-cell>
              <table:table-cell office:value-type="float" office:value="0.049429">
                <text:p>0.049429</text:p>
              </table:table-cell>
              <table:table-cell office:value-type="float" office:value="-0.064351">
                <text:p>-0.064351</text:p>
              </table:table-cell>
              <table:table-cell office:value-type="float" office:value="0.033841">
                <text:p>0.0338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7400">
                <text:p>57400</text:p>
              </table:table-cell>
              <table:table-cell office:value-type="float" office:value="0">
                <text:p>0</text:p>
              </table:table-cell>
              <table:table-cell office:value-type="float" office:value="0.002265">
                <text:p>0.002265</text:p>
              </table:table-cell>
              <table:table-cell office:value-type="float" office:value="-0.089398">
                <text:p>-0.089398</text:p>
              </table:table-cell>
              <table:table-cell office:value-type="float" office:value="0.013723">
                <text:p>0.0137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7600">
                <text:p>57600</text:p>
              </table:table-cell>
              <table:table-cell office:value-type="float" office:value="0.019186">
                <text:p>0.019186</text:p>
              </table:table-cell>
              <table:table-cell office:value-type="float" office:value="0.006795">
                <text:p>0.006795</text:p>
              </table:table-cell>
              <table:table-cell office:value-type="float" office:value="-0.08247">
                <text:p>-0.08247</text:p>
              </table:table-cell>
              <table:table-cell office:value-type="float" office:value="-0.053159">
                <text:p>-0.0531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800">
                <text:p>57800</text:p>
              </table:table-cell>
              <table:table-cell office:value-type="float" office:value="-0.018605">
                <text:p>-0.018605</text:p>
              </table:table-cell>
              <table:table-cell office:value-type="float" office:value="0.021983">
                <text:p>0.021983</text:p>
              </table:table-cell>
              <table:table-cell office:value-type="float" office:value="-0.206109">
                <text:p>-0.206109</text:p>
              </table:table-cell>
              <table:table-cell office:value-type="float" office:value="-0.01772">
                <text:p>-0.017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8000">
                <text:p>58000</text:p>
              </table:table-cell>
              <table:table-cell office:value-type="float" office:value="-0.018605">
                <text:p>-0.018605</text:p>
              </table:table-cell>
              <table:table-cell office:value-type="float" office:value="0.045565">
                <text:p>0.045565</text:p>
              </table:table-cell>
              <table:table-cell office:value-type="float" office:value="-0.049029">
                <text:p>-0.049029</text:p>
              </table:table-cell>
              <table:table-cell office:value-type="float" office:value="-0.003331">
                <text:p>-0.0033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8200">
                <text:p>58200</text:p>
              </table:table-cell>
              <table:table-cell office:value-type="float" office:value="0">
                <text:p>0</text:p>
              </table:table-cell>
              <table:table-cell office:value-type="float" office:value="0.018919">
                <text:p>0.018919</text:p>
              </table:table-cell>
              <table:table-cell office:value-type="float" office:value="-0.050095">
                <text:p>-0.050095</text:p>
              </table:table-cell>
              <table:table-cell office:value-type="float" office:value="-0.033308">
                <text:p>-0.0333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8400">
                <text:p>58400</text:p>
              </table:table-cell>
              <table:table-cell office:value-type="float" office:value="0">
                <text:p>0</text:p>
              </table:table-cell>
              <table:table-cell office:value-type="float" office:value="0.117243">
                <text:p>0.117243</text:p>
              </table:table-cell>
              <table:table-cell office:value-type="float" office:value="-0.19625">
                <text:p>-0.19625</text:p>
              </table:table-cell>
              <table:table-cell office:value-type="float" office:value="-0.08207">
                <text:p>-0.082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8600">
                <text:p>58600</text:p>
              </table:table-cell>
              <table:table-cell office:value-type="float" office:value="0">
                <text:p>0</text:p>
              </table:table-cell>
              <table:table-cell office:value-type="float" office:value="0.039703">
                <text:p>0.039703</text:p>
              </table:table-cell>
              <table:table-cell office:value-type="float" office:value="-0.101123">
                <text:p>-0.101123</text:p>
              </table:table-cell>
              <table:table-cell office:value-type="float" office:value="-0.007461">
                <text:p>-0.0074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8800">
                <text:p>58800</text:p>
              </table:table-cell>
              <table:table-cell office:value-type="float" office:value="0">
                <text:p>0</text:p>
              </table:table-cell>
              <table:table-cell office:value-type="float" office:value="0.024914">
                <text:p>0.024914</text:p>
              </table:table-cell>
              <table:table-cell office:value-type="float" office:value="-0.086334">
                <text:p>-0.086334</text:p>
              </table:table-cell>
              <table:table-cell office:value-type="float" office:value="-0.039303">
                <text:p>-0.0393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9200">
                <text:p>59200</text:p>
              </table:table-cell>
              <table:table-cell office:value-type="float" office:value="0">
                <text:p>0</text:p>
              </table:table-cell>
              <table:table-cell office:value-type="float" office:value="0.067948">
                <text:p>0.067948</text:p>
              </table:table-cell>
              <table:table-cell office:value-type="float" office:value="-0.048096">
                <text:p>-0.048096</text:p>
              </table:table-cell>
              <table:table-cell office:value-type="float" office:value="-0.059688">
                <text:p>-0.0596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9400">
                <text:p>59400</text:p>
              </table:table-cell>
              <table:table-cell office:value-type="float" office:value="-0.018889">
                <text:p>-0.018889</text:p>
              </table:table-cell>
              <table:table-cell office:value-type="float" office:value="0.016521">
                <text:p>0.016521</text:p>
              </table:table-cell>
              <table:table-cell office:value-type="float" office:value="0.043433">
                <text:p>0.043433</text:p>
              </table:table-cell>
              <table:table-cell office:value-type="float" office:value="-0.105652">
                <text:p>-0.1056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9600">
                <text:p>59600</text:p>
              </table:table-cell>
              <table:table-cell office:value-type="float" office:value="0.019186">
                <text:p>0.019186</text:p>
              </table:table-cell>
              <table:table-cell office:value-type="float" office:value="0.046098">
                <text:p>0.046098</text:p>
              </table:table-cell>
              <table:table-cell office:value-type="float" office:value="-0.114179">
                <text:p>-0.114179</text:p>
              </table:table-cell>
              <table:table-cell office:value-type="float" office:value="-0.056623">
                <text:p>-0.0566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9800">
                <text:p>59800</text:p>
              </table:table-cell>
              <table:table-cell office:value-type="float" office:value="0.038636">
                <text:p>0.038636</text:p>
              </table:table-cell>
              <table:table-cell office:value-type="float" office:value="0.032908">
                <text:p>0.032908</text:p>
              </table:table-cell>
              <table:table-cell office:value-type="float" office:value="-0.222763">
                <text:p>-0.222763</text:p>
              </table:table-cell>
              <table:table-cell office:value-type="float" office:value="-0.094328">
                <text:p>-0.0943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200">
                <text:p>60200</text:p>
              </table:table-cell>
              <table:table-cell office:value-type="float" office:value="0">
                <text:p>0</text:p>
              </table:table-cell>
              <table:table-cell office:value-type="float" office:value="0.027312">
                <text:p>0.027312</text:p>
              </table:table-cell>
              <table:table-cell office:value-type="float" office:value="-0.127636">
                <text:p>-0.127636</text:p>
              </table:table-cell>
              <table:table-cell office:value-type="float" office:value="0.045832">
                <text:p>0.0458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0400">
                <text:p>60400</text:p>
              </table:table-cell>
              <table:table-cell office:value-type="float" office:value="0">
                <text:p>0</text:p>
              </table:table-cell>
              <table:table-cell office:value-type="float" office:value="0.034507">
                <text:p>0.034507</text:p>
              </table:table-cell>
              <table:table-cell office:value-type="float" office:value="-0.101123">
                <text:p>-0.101123</text:p>
              </table:table-cell>
              <table:table-cell office:value-type="float" office:value="-0.005329">
                <text:p>-0.0053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0600">
                <text:p>60600</text:p>
              </table:table-cell>
              <table:table-cell office:value-type="float" office:value="0">
                <text:p>0</text:p>
              </table:table-cell>
              <table:table-cell office:value-type="float" office:value="-0.080605">
                <text:p>-0.080605</text:p>
              </table:table-cell>
              <table:table-cell office:value-type="float" office:value="-0.127236">
                <text:p>-0.127236</text:p>
              </table:table-cell>
              <table:table-cell office:value-type="float" office:value="-0.077407">
                <text:p>-0.0774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0800">
                <text:p>60800</text:p>
              </table:table-cell>
              <table:table-cell office:value-type="float" office:value="0.018889">
                <text:p>0.018889</text:p>
              </table:table-cell>
              <table:table-cell office:value-type="float" office:value="0.037305">
                <text:p>0.037305</text:p>
              </table:table-cell>
              <table:table-cell office:value-type="float" office:value="-0.059954">
                <text:p>-0.059954</text:p>
              </table:table-cell>
              <table:table-cell office:value-type="float" office:value="0.01279">
                <text:p>0.012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1000">
                <text:p>61000</text:p>
              </table:table-cell>
              <table:table-cell office:value-type="float" office:value="0.018889">
                <text:p>0.018889</text:p>
              </table:table-cell>
              <table:table-cell office:value-type="float" office:value="0.055824">
                <text:p>0.055824</text:p>
              </table:table-cell>
              <table:table-cell office:value-type="float" office:value="-0.067415">
                <text:p>-0.067415</text:p>
              </table:table-cell>
              <table:table-cell office:value-type="float" office:value="0.001199">
                <text:p>0.0011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1200">
                <text:p>61200</text:p>
              </table:table-cell>
              <table:table-cell office:value-type="float" office:value="0">
                <text:p>0</text:p>
              </table:table-cell>
              <table:table-cell office:value-type="float" office:value="0.001998">
                <text:p>0.001998</text:p>
              </table:table-cell>
              <table:table-cell office:value-type="float" office:value="-0.098591">
                <text:p>-0.098591</text:p>
              </table:table-cell>
              <table:table-cell office:value-type="float" office:value="0.036505">
                <text:p>0.0365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1400">
                <text:p>61400</text:p>
              </table:table-cell>
              <table:table-cell office:value-type="float" office:value="0">
                <text:p>0</text:p>
              </table:table-cell>
              <table:table-cell office:value-type="float" office:value="0.049828">
                <text:p>0.049828</text:p>
              </table:table-cell>
              <table:table-cell office:value-type="float" office:value="-0.043433">
                <text:p>-0.043433</text:p>
              </table:table-cell>
              <table:table-cell office:value-type="float" office:value="-0.035573">
                <text:p>-0.0355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1600">
                <text:p>61600</text:p>
              </table:table-cell>
              <table:table-cell office:value-type="float" office:value="0.018889">
                <text:p>0.018889</text:p>
              </table:table-cell>
              <table:table-cell office:value-type="float" office:value="0.033441">
                <text:p>0.033441</text:p>
              </table:table-cell>
              <table:table-cell office:value-type="float" office:value="-0.087799">
                <text:p>-0.087799</text:p>
              </table:table-cell>
              <table:table-cell office:value-type="float" office:value="-0.066749">
                <text:p>-0.0667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1800">
                <text:p>61800</text:p>
              </table:table-cell>
              <table:table-cell office:value-type="float" office:value="0">
                <text:p>0</text:p>
              </table:table-cell>
              <table:table-cell office:value-type="float" office:value="-0.019319">
                <text:p>-0.019319</text:p>
              </table:table-cell>
              <table:table-cell office:value-type="float" office:value="0.061153">
                <text:p>0.061153</text:p>
              </table:table-cell>
              <table:table-cell office:value-type="float" office:value="-0.09526">
                <text:p>-0.095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2000">
                <text:p>62000</text:p>
              </table:table-cell>
              <table:table-cell office:value-type="float" office:value="0">
                <text:p>0</text:p>
              </table:table-cell>
              <table:table-cell office:value-type="float" office:value="0.033308">
                <text:p>0.033308</text:p>
              </table:table-cell>
              <table:table-cell office:value-type="float" office:value="-0.092329">
                <text:p>-0.092329</text:p>
              </table:table-cell>
              <table:table-cell office:value-type="float" office:value="-0.088599">
                <text:p>-0.0885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2200">
                <text:p>62200</text:p>
              </table:table-cell>
              <table:table-cell office:value-type="float" office:value="0">
                <text:p>0</text:p>
              </table:table-cell>
              <table:table-cell office:value-type="float" office:value="0.065017">
                <text:p>0.065017</text:p>
              </table:table-cell>
              <table:table-cell office:value-type="float" office:value="-0.027579">
                <text:p>-0.027579</text:p>
              </table:table-cell>
              <table:table-cell office:value-type="float" office:value="-0.050095">
                <text:p>-0.0500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2400">
                <text:p>62400</text:p>
              </table:table-cell>
              <table:table-cell office:value-type="float" office:value="0.05">
                <text:p>0.05</text:p>
              </table:table-cell>
              <table:table-cell office:value-type="float" office:value="0.059155">
                <text:p>0.059155</text:p>
              </table:table-cell>
              <table:table-cell office:value-type="float" office:value="0.011191">
                <text:p>0.011191</text:p>
              </table:table-cell>
              <table:table-cell office:value-type="float" office:value="0.044766">
                <text:p>0.0447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2600">
                <text:p>62600</text:p>
              </table:table-cell>
              <table:table-cell office:value-type="float" office:value="0">
                <text:p>0</text:p>
              </table:table-cell>
              <table:table-cell office:value-type="float" office:value="0.015721">
                <text:p>0.015721</text:p>
              </table:table-cell>
              <table:table-cell office:value-type="float" office:value="-0.0437">
                <text:p>-0.0437</text:p>
              </table:table-cell>
              <table:table-cell office:value-type="float" office:value="0.276455">
                <text:p>0.2764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2800">
                <text:p>62800</text:p>
              </table:table-cell>
              <table:table-cell office:value-type="float" office:value="0">
                <text:p>0</text:p>
              </table:table-cell>
              <table:table-cell office:value-type="float" office:value="0.033308">
                <text:p>0.033308</text:p>
              </table:table-cell>
              <table:table-cell office:value-type="float" office:value="-0.057289">
                <text:p>-0.057289</text:p>
              </table:table-cell>
              <table:table-cell office:value-type="float" office:value="-0.027845">
                <text:p>-0.0278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3000">
                <text:p>63000</text:p>
              </table:table-cell>
              <table:table-cell office:value-type="float" office:value="0.025">
                <text:p>0.025</text:p>
              </table:table-cell>
              <table:table-cell office:value-type="float" office:value="0.04783">
                <text:p>0.04783</text:p>
              </table:table-cell>
              <table:table-cell office:value-type="float" office:value="-0.049695">
                <text:p>-0.049695</text:p>
              </table:table-cell>
              <table:table-cell office:value-type="float" office:value="0.089798">
                <text:p>0.0897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3200">
                <text:p>63200</text:p>
              </table:table-cell>
              <table:table-cell office:value-type="float" office:value="0.161538">
                <text:p>0.161538</text:p>
              </table:table-cell>
              <table:table-cell office:value-type="float" office:value="0.062619">
                <text:p>0.062619</text:p>
              </table:table-cell>
              <table:table-cell office:value-type="float" office:value="-0.100856">
                <text:p>-0.100856</text:p>
              </table:table-cell>
              <table:table-cell office:value-type="float" office:value="0.016787">
                <text:p>0.0167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3400">
                <text:p>63400</text:p>
              </table:table-cell>
              <table:table-cell office:value-type="float" office:value="0">
                <text:p>0</text:p>
              </table:table-cell>
              <table:table-cell office:value-type="float" office:value="0.025447">
                <text:p>0.025447</text:p>
              </table:table-cell>
              <table:table-cell office:value-type="float" office:value="-0.03877">
                <text:p>-0.03877</text:p>
              </table:table-cell>
              <table:table-cell office:value-type="float" office:value="0.003198">
                <text:p>0.0031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3600">
                <text:p>63600</text:p>
              </table:table-cell>
              <table:table-cell office:value-type="float" office:value="0.018919">
                <text:p>0.018919</text:p>
              </table:table-cell>
              <table:table-cell office:value-type="float" office:value="0.068747">
                <text:p>0.068747</text:p>
              </table:table-cell>
              <table:table-cell office:value-type="float" office:value="0.006795">
                <text:p>0.006795</text:p>
              </table:table-cell>
              <table:table-cell office:value-type="float" office:value="-0.002931">
                <text:p>-0.0029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3800">
                <text:p>63800</text:p>
              </table:table-cell>
              <table:table-cell office:value-type="float" office:value="0.018902">
                <text:p>0.018902</text:p>
              </table:table-cell>
              <table:table-cell office:value-type="float" office:value="0.045299">
                <text:p>0.045299</text:p>
              </table:table-cell>
              <table:table-cell office:value-type="float" office:value="-0.036639">
                <text:p>-0.036639</text:p>
              </table:table-cell>
              <table:table-cell office:value-type="float" office:value="-0.003597">
                <text:p>-0.0035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000">
                <text:p>64000</text:p>
              </table:table-cell>
              <table:table-cell office:value-type="float" office:value="0">
                <text:p>0</text:p>
              </table:table-cell>
              <table:table-cell office:value-type="float" office:value="-0.033441">
                <text:p>-0.033441</text:p>
              </table:table-cell>
              <table:table-cell office:value-type="float" office:value="-0.156014">
                <text:p>-0.156014</text:p>
              </table:table-cell>
              <table:table-cell office:value-type="float" office:value="0.012391">
                <text:p>0.0123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200">
                <text:p>64200</text:p>
              </table:table-cell>
              <table:table-cell office:value-type="float" office:value="-0.216667">
                <text:p>-0.216667</text:p>
              </table:table-cell>
              <table:table-cell office:value-type="float" office:value="0.11338">
                <text:p>0.11338</text:p>
              </table:table-cell>
              <table:table-cell office:value-type="float" office:value="-0.030776">
                <text:p>-0.030776</text:p>
              </table:table-cell>
              <table:table-cell office:value-type="float" office:value="0.737168">
                <text:p>0.7371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4400">
                <text:p>64400</text:p>
              </table:table-cell>
              <table:table-cell office:value-type="float" office:value="-0.183333">
                <text:p>-0.183333</text:p>
              </table:table-cell>
              <table:table-cell office:value-type="float" office:value="0.068214">
                <text:p>0.068214</text:p>
              </table:table-cell>
              <table:table-cell office:value-type="float" office:value="-0.102988">
                <text:p>-0.102988</text:p>
              </table:table-cell>
              <table:table-cell office:value-type="float" office:value="0.455651">
                <text:p>0.4556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4600">
                <text:p>64600</text:p>
              </table:table-cell>
              <table:table-cell office:value-type="float" office:value="-0.055769">
                <text:p>-0.055769</text:p>
              </table:table-cell>
              <table:table-cell office:value-type="float" office:value="0.053692">
                <text:p>0.053692</text:p>
              </table:table-cell>
              <table:table-cell office:value-type="float" office:value="-0.068881">
                <text:p>-0.068881</text:p>
              </table:table-cell>
              <table:table-cell office:value-type="float" office:value="0.083936">
                <text:p>0.0839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4800">
                <text:p>64800</text:p>
              </table:table-cell>
              <table:table-cell office:value-type="float" office:value="-0.089744">
                <text:p>-0.089744</text:p>
              </table:table-cell>
              <table:table-cell office:value-type="float" office:value="0.071412">
                <text:p>0.071412</text:p>
              </table:table-cell>
              <table:table-cell office:value-type="float" office:value="-0.101522">
                <text:p>-0.101522</text:p>
              </table:table-cell>
              <table:table-cell office:value-type="float" office:value="0.43047">
                <text:p>0.430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5000">
                <text:p>65000</text:p>
              </table:table-cell>
              <table:table-cell office:value-type="float" office:value="-0.196875">
                <text:p>-0.196875</text:p>
              </table:table-cell>
              <table:table-cell office:value-type="float" office:value="0.114979">
                <text:p>0.114979</text:p>
              </table:table-cell>
              <table:table-cell office:value-type="float" office:value="-0.119242">
                <text:p>-0.119242</text:p>
              </table:table-cell>
              <table:table-cell office:value-type="float" office:value="0.702262">
                <text:p>0.7022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5200">
                <text:p>65200</text:p>
              </table:table-cell>
              <table:table-cell office:value-type="float" office:value="-0.072222">
                <text:p>-0.072222</text:p>
              </table:table-cell>
              <table:table-cell office:value-type="float" office:value="0.055691">
                <text:p>0.055691</text:p>
              </table:table-cell>
              <table:table-cell office:value-type="float" office:value="-0.186124">
                <text:p>-0.186124</text:p>
              </table:table-cell>
              <table:table-cell office:value-type="float" office:value="0.345868">
                <text:p>0.3458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400">
                <text:p>65400</text:p>
              </table:table-cell>
              <table:table-cell office:value-type="float" office:value="-0.2">
                <text:p>-0.2</text:p>
              </table:table-cell>
              <table:table-cell office:value-type="float" office:value="0.063818">
                <text:p>0.063818</text:p>
              </table:table-cell>
              <table:table-cell office:value-type="float" office:value="-0.026513">
                <text:p>-0.026513</text:p>
              </table:table-cell>
              <table:table-cell office:value-type="float" office:value="0.609133">
                <text:p>0.6091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5600">
                <text:p>65600</text:p>
              </table:table-cell>
              <table:table-cell office:value-type="float" office:value="-0.12197">
                <text:p>-0.12197</text:p>
              </table:table-cell>
              <table:table-cell office:value-type="float" office:value="0.029977">
                <text:p>0.029977</text:p>
              </table:table-cell>
              <table:table-cell office:value-type="float" office:value="-0.067815">
                <text:p>-0.067815</text:p>
              </table:table-cell>
              <table:table-cell office:value-type="float" office:value="0.249942">
                <text:p>0.2499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5800">
                <text:p>65800</text:p>
              </table:table-cell>
              <table:table-cell office:value-type="float" office:value="-0.0375">
                <text:p>-0.0375</text:p>
              </table:table-cell>
              <table:table-cell office:value-type="float" office:value="0.048763">
                <text:p>0.048763</text:p>
              </table:table-cell>
              <table:table-cell office:value-type="float" office:value="-0.189588">
                <text:p>-0.189588</text:p>
              </table:table-cell>
              <table:table-cell office:value-type="float" office:value="0.241815">
                <text:p>0.2418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6000">
                <text:p>66000</text:p>
              </table:table-cell>
              <table:table-cell office:value-type="float" office:value="-0.209677">
                <text:p>-0.209677</text:p>
              </table:table-cell>
              <table:table-cell office:value-type="float" office:value="0.108051">
                <text:p>0.108051</text:p>
              </table:table-cell>
              <table:table-cell office:value-type="float" office:value="0.007594">
                <text:p>0.007594</text:p>
              </table:table-cell>
              <table:table-cell office:value-type="float" office:value="0.569564">
                <text:p>0.5695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6200">
                <text:p>66200</text:p>
              </table:table-cell>
              <table:table-cell office:value-type="float" office:value="-0.089286">
                <text:p>-0.089286</text:p>
              </table:table-cell>
              <table:table-cell office:value-type="float" office:value="0.003331">
                <text:p>0.003331</text:p>
              </table:table-cell>
              <table:table-cell office:value-type="float" office:value="-0.079406">
                <text:p>-0.079406</text:p>
              </table:table-cell>
              <table:table-cell office:value-type="float" office:value="0.205976">
                <text:p>0.2059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6400">
                <text:p>66400</text:p>
              </table:table-cell>
              <table:table-cell office:value-type="float" office:value="-0.073684">
                <text:p>-0.073684</text:p>
              </table:table-cell>
              <table:table-cell office:value-type="float" office:value="0.010392">
                <text:p>0.010392</text:p>
              </table:table-cell>
              <table:table-cell office:value-type="float" office:value="-0.019585">
                <text:p>-0.019585</text:p>
              </table:table-cell>
              <table:table-cell office:value-type="float" office:value="0.44366">
                <text:p>0.44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